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1.4508in"/>
    </style:style>
    <style:style style:name="co11" style:family="table-column">
      <style:table-column-properties fo:break-before="auto" style:column-width="1.0965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office:value-type="string">
            <text:p>Video #12</text:p>
          </table:table-cell>
          <table:table-cell table:number-columns-repeated="18"/>
        </table:table-row>
        <table:table-row table:style-name="ro2">
          <table:table-cell office:value-type="string">
            <text:p>runTime =30</text:p>
          </table:table-cell>
          <table:table-cell office:value-type="string">
            <text:p><text:s/>sigma =0.1</text:p>
          </table:table-cell>
          <table:table-cell office:value-type="string">
            <text:p><text:s/>tau =1</text:p>
          </table:table-cell>
          <table:table-cell office:value-type="string">
            <text:p><text:s/>mu =0.15</text:p>
          </table:table-cell>
          <table:table-cell office:value-type="string">
            <text:p><text:s/>gamma =0.12</text:p>
          </table:table-cell>
          <table:table-cell office:value-type="string">
            <text:p><text:s/>timeToDelete =4</text:p>
          </table:table-cell>
          <table:table-cell office:value-type="string">
            <text:p><text:s/>k1 =1</text:p>
          </table:table-cell>
          <table:table-cell office:value-type="string">
            <text:p><text:s/>k2 =1</text:p>
          </table:table-cell>
          <table:table-cell office:value-type="string">
            <text:p><text:s/>k3 =1</text:p>
          </table:table-cell>
          <table:table-cell office:value-type="string">
            <text:p><text:s/>origin =0 <text:s text:c="7"/>-0.5 <text:s text:c="10"/>0</text:p>
          </table:table-cell>
          <table:table-cell office:value-type="string">
            <text:p><text:s/>space-time average =1</text:p>
          </table:table-cell>
          <table:table-cell office:value-type="string">
            <text:p><text:s/>first step =0.15</text:p>
          </table:table-cell>
          <table:table-cell office:value-type="string">
            <text:p><text:s/>first step speed =0.2</text:p>
          </table:table-cell>
          <table:table-cell office:value-type="string">
            <text:p><text:s/>precision =6</text:p>
          </table:table-cell>
          <table:table-cell office:value-type="string">
            <text:p><text:s/>runspeed =fast</text:p>
          </table:table-cell>
          <table:table-cell office:value-type="string">
            <text:p><text:s/>shape =circle</text:p>
          </table:table-cell>
          <table:table-cell office:value-type="string">
            <text:p><text:s/>radius =0.5</text:p>
          </table:table-cell>
          <table:table-cell table:number-columns-repeated="2"/>
        </table:table-row>
        <table:table-row table:style-name="ro1">
          <table:table-cell office:value-type="string">
            <text:p>Robot 1</text:p>
          </table:table-cell>
          <table:table-cell table:number-columns-repeated="9"/>
          <table:table-cell office:value-type="string">
            <text:p>Robot 2</text:p>
          </table:table-cell>
          <table:table-cell table:number-columns-repeated="8"/>
        </table:table-row>
        <table:table-row table:style-name="ro2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vx</text:p>
          </table:table-cell>
          <table:table-cell office:value-type="string">
            <text:p>vz</text:p>
          </table:table-cell>
          <table:table-cell office:value-type="string">
            <text:p>theta</text:p>
          </table:table-cell>
          <table:table-cell office:value-type="string">
            <text:p>theta_dot</text:p>
          </table:table-cell>
          <table:table-cell office:value-type="string">
            <text:p>information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vx</text:p>
          </table:table-cell>
          <table:table-cell office:value-type="string">
            <text:p>vz</text:p>
          </table:table-cell>
          <table:table-cell office:value-type="string">
            <text:p>theta</text:p>
          </table:table-cell>
          <table:table-cell office:value-type="string">
            <text:p>theta_dot</text:p>
          </table:table-cell>
          <table:table-cell office:value-type="string">
            <text:p>inform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67249">
            <text:p>-0.0067249</text:p>
          </table:table-cell>
          <table:table-cell office:value-type="float" office:value="-0.25156">
            <text:p>-0.25156</text:p>
          </table:table-cell>
          <table:table-cell table:number-columns-repeated="3" office:value-type="float" office:value="0">
            <text:p>0</text:p>
          </table:table-cell>
          <table:table-cell office:value-type="float" office:value="-0.81179">
            <text:p>-0.81179</text:p>
          </table:table-cell>
          <table:table-cell office:value-type="float" office:value="0">
            <text:p>0</text:p>
          </table:table-cell>
          <table:table-cell office:value-type="float" office:value="0.035718">
            <text:p>0.035718</text:p>
          </table:table-cell>
          <table:table-cell/>
          <table:table-cell office:value-type="float" office:value="0">
            <text:p>0</text:p>
          </table:table-cell>
          <table:table-cell office:value-type="float" office:value="0.0095138">
            <text:p>0.0095138</text:p>
          </table:table-cell>
          <table:table-cell office:value-type="float" office:value="-0.74432">
            <text:p>-0.74432</text:p>
          </table:table-cell>
          <table:table-cell table:number-columns-repeated="3" office:value-type="float" office:value="0">
            <text:p>0</text:p>
          </table:table-cell>
          <table:table-cell office:value-type="float" office:value="2.41">
            <text:p>2.41</text:p>
          </table:table-cell>
          <table:table-cell office:value-type="float" office:value="0">
            <text:p>0</text:p>
          </table:table-cell>
          <table:table-cell office:value-type="float" office:value="0.035718">
            <text:p>0.035718</text:p>
          </table:table-cell>
        </table:table-row>
        <table:table-row table:style-name="ro1">
          <table:table-cell office:value-type="float" office:value="0.13363">
            <text:p>0.13363</text:p>
          </table:table-cell>
          <table:table-cell office:value-type="float" office:value="-0.0066247">
            <text:p>-0.0066247</text:p>
          </table:table-cell>
          <table:table-cell office:value-type="float" office:value="-0.25164">
            <text:p>-0.251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81205">
            <text:p>-0.81205</text:p>
          </table:table-cell>
          <table:table-cell office:value-type="float" office:value="0">
            <text:p>0</text:p>
          </table:table-cell>
          <table:table-cell office:value-type="float" office:value="0.036944">
            <text:p>0.036944</text:p>
          </table:table-cell>
          <table:table-cell/>
          <table:table-cell office:value-type="float" office:value="0.13363">
            <text:p>0.13363</text:p>
          </table:table-cell>
          <table:table-cell office:value-type="float" office:value="0.0082697">
            <text:p>0.0082697</text:p>
          </table:table-cell>
          <table:table-cell office:value-type="float" office:value="-0.74326">
            <text:p>-0.74326</text:p>
          </table:table-cell>
          <table:table-cell table:number-columns-repeated="3" office:value-type="float" office:value="0">
            <text:p>0</text:p>
          </table:table-cell>
          <table:table-cell office:value-type="float" office:value="2.4345">
            <text:p>2.4345</text:p>
          </table:table-cell>
          <table:table-cell office:value-type="float" office:value="0">
            <text:p>0</text:p>
          </table:table-cell>
          <table:table-cell office:value-type="float" office:value="0.036944">
            <text:p>0.036944</text:p>
          </table:table-cell>
        </table:table-row>
        <table:table-row table:style-name="ro1">
          <table:table-cell office:value-type="float" office:value="0.26726">
            <text:p>0.26726</text:p>
          </table:table-cell>
          <table:table-cell office:value-type="float" office:value="0.00021828">
            <text:p>0.00021828</text:p>
          </table:table-cell>
          <table:table-cell office:value-type="float" office:value="-0.25816">
            <text:p>-0.2581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80166">
            <text:p>-0.80166</text:p>
          </table:table-cell>
          <table:table-cell office:value-type="float" office:value="0">
            <text:p>0</text:p>
          </table:table-cell>
          <table:table-cell office:value-type="float" office:value="0.038315">
            <text:p>0.038315</text:p>
          </table:table-cell>
          <table:table-cell/>
          <table:table-cell office:value-type="float" office:value="0.26726">
            <text:p>0.26726</text:p>
          </table:table-cell>
          <table:table-cell office:value-type="float" office:value="0.0012673">
            <text:p>0.0012673</text:p>
          </table:table-cell>
          <table:table-cell office:value-type="float" office:value="-0.73736">
            <text:p>-0.7373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4498">
            <text:p>2.4498</text:p>
          </table:table-cell>
          <table:table-cell office:value-type="float" office:value="0">
            <text:p>0</text:p>
          </table:table-cell>
          <table:table-cell office:value-type="float" office:value="0.038315">
            <text:p>0.038315</text:p>
          </table:table-cell>
        </table:table-row>
        <table:table-row table:style-name="ro1">
          <table:table-cell office:value-type="float" office:value="0.40088">
            <text:p>0.40088</text:p>
          </table:table-cell>
          <table:table-cell office:value-type="float" office:value="0.0028214">
            <text:p>0.0028214</text:p>
          </table:table-cell>
          <table:table-cell office:value-type="float" office:value="-0.26176">
            <text:p>-0.2617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79571">
            <text:p>-0.79571</text:p>
          </table:table-cell>
          <table:table-cell office:value-type="float" office:value="0">
            <text:p>0</text:p>
          </table:table-cell>
          <table:table-cell office:value-type="float" office:value="0.038111">
            <text:p>0.038111</text:p>
          </table:table-cell>
          <table:table-cell/>
          <table:table-cell office:value-type="float" office:value="0.40088">
            <text:p>0.40088</text:p>
          </table:table-cell>
          <table:table-cell office:value-type="float" office:value="-0.0013088">
            <text:p>-0.0013088</text:p>
          </table:table-cell>
          <table:table-cell office:value-type="float" office:value="-0.73551">
            <text:p>-0.7355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4644">
            <text:p>2.4644</text:p>
          </table:table-cell>
          <table:table-cell office:value-type="float" office:value="0">
            <text:p>0</text:p>
          </table:table-cell>
          <table:table-cell office:value-type="float" office:value="0.038111">
            <text:p>0.038111</text:p>
          </table:table-cell>
        </table:table-row>
        <table:table-row table:style-name="ro1">
          <table:table-cell office:value-type="float" office:value="0.53451">
            <text:p>0.53451</text:p>
          </table:table-cell>
          <table:table-cell office:value-type="float" office:value="0.019801">
            <text:p>0.019801</text:p>
          </table:table-cell>
          <table:table-cell office:value-type="float" office:value="-0.27648">
            <text:p>-0.2764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7665">
            <text:p>-0.7665</text:p>
          </table:table-cell>
          <table:table-cell office:value-type="float" office:value="0">
            <text:p>0</text:p>
          </table:table-cell>
          <table:table-cell office:value-type="float" office:value="0.040806">
            <text:p>0.040806</text:p>
          </table:table-cell>
          <table:table-cell/>
          <table:table-cell office:value-type="float" office:value="0.53451">
            <text:p>0.53451</text:p>
          </table:table-cell>
          <table:table-cell office:value-type="float" office:value="-0.016235">
            <text:p>-0.016235</text:p>
          </table:table-cell>
          <table:table-cell office:value-type="float" office:value="-0.72433">
            <text:p>-0.7243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4779">
            <text:p>2.4779</text:p>
          </table:table-cell>
          <table:table-cell office:value-type="float" office:value="0">
            <text:p>0</text:p>
          </table:table-cell>
          <table:table-cell office:value-type="float" office:value="0.040806">
            <text:p>0.040806</text:p>
          </table:table-cell>
        </table:table-row>
        <table:table-row table:style-name="ro1">
          <table:table-cell office:value-type="float" office:value="0.66814">
            <text:p>0.66814</text:p>
          </table:table-cell>
          <table:table-cell office:value-type="float" office:value="0.042785">
            <text:p>0.042785</text:p>
          </table:table-cell>
          <table:table-cell office:value-type="float" office:value="-0.29569">
            <text:p>-0.2956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74885">
            <text:p>-0.74885</text:p>
          </table:table-cell>
          <table:table-cell office:value-type="float" office:value="0">
            <text:p>0</text:p>
          </table:table-cell>
          <table:table-cell office:value-type="float" office:value="0.045457">
            <text:p>0.045457</text:p>
          </table:table-cell>
          <table:table-cell/>
          <table:table-cell office:value-type="float" office:value="0.66814">
            <text:p>0.66814</text:p>
          </table:table-cell>
          <table:table-cell office:value-type="float" office:value="-0.040065">
            <text:p>-0.040065</text:p>
          </table:table-cell>
          <table:table-cell office:value-type="float" office:value="-0.70612">
            <text:p>-0.7061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479">
            <text:p>2.479</text:p>
          </table:table-cell>
          <table:table-cell office:value-type="float" office:value="0">
            <text:p>0</text:p>
          </table:table-cell>
          <table:table-cell office:value-type="float" office:value="0.045457">
            <text:p>0.045457</text:p>
          </table:table-cell>
        </table:table-row>
        <table:table-row table:style-name="ro1">
          <table:table-cell office:value-type="float" office:value="0.80177">
            <text:p>0.80177</text:p>
          </table:table-cell>
          <table:table-cell office:value-type="float" office:value="0.05993">
            <text:p>0.05993</text:p>
          </table:table-cell>
          <table:table-cell office:value-type="float" office:value="-0.30943">
            <text:p>-0.30943</text:p>
          </table:table-cell>
          <table:table-cell office:value-type="float" office:value="0">
            <text:p>0</text:p>
          </table:table-cell>
          <table:table-cell office:value-type="float" office:value="0.11756">
            <text:p>0.11756</text:p>
          </table:table-cell>
          <table:table-cell office:value-type="float" office:value="0">
            <text:p>0</text:p>
          </table:table-cell>
          <table:table-cell office:value-type="float" office:value="-0.72889">
            <text:p>-0.72889</text:p>
          </table:table-cell>
          <table:table-cell office:value-type="float" office:value="-0.074325">
            <text:p>-0.074325</text:p>
          </table:table-cell>
          <table:table-cell office:value-type="float" office:value="0.046942">
            <text:p>0.046942</text:p>
          </table:table-cell>
          <table:table-cell/>
          <table:table-cell office:value-type="float" office:value="0.80177">
            <text:p>0.80177</text:p>
          </table:table-cell>
          <table:table-cell office:value-type="float" office:value="-0.056789">
            <text:p>-0.056789</text:p>
          </table:table-cell>
          <table:table-cell office:value-type="float" office:value="-0.69255">
            <text:p>-0.69255</text:p>
          </table:table-cell>
          <table:table-cell office:value-type="float" office:value="0">
            <text:p>0</text:p>
          </table:table-cell>
          <table:table-cell office:value-type="float" office:value="0.11756">
            <text:p>0.11756</text:p>
          </table:table-cell>
          <table:table-cell office:value-type="float" office:value="0">
            <text:p>0</text:p>
          </table:table-cell>
          <table:table-cell office:value-type="float" office:value="2.4719">
            <text:p>2.4719</text:p>
          </table:table-cell>
          <table:table-cell office:value-type="float" office:value="-0.074325">
            <text:p>-0.074325</text:p>
          </table:table-cell>
          <table:table-cell office:value-type="float" office:value="0.046942">
            <text:p>0.046942</text:p>
          </table:table-cell>
        </table:table-row>
        <table:table-row table:style-name="ro1">
          <table:table-cell office:value-type="float" office:value="0.93539">
            <text:p>0.93539</text:p>
          </table:table-cell>
          <table:table-cell office:value-type="float" office:value="0.079361">
            <text:p>0.079361</text:p>
          </table:table-cell>
          <table:table-cell office:value-type="float" office:value="-0.32465">
            <text:p>-0.3246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8539">
            <text:p>-0.68539</text:p>
          </table:table-cell>
          <table:table-cell table:style-name="ce1" office:value-type="string">
            <text:p>8.3225e-16</text:p>
          </table:table-cell>
          <table:table-cell office:value-type="float" office:value="0.048326">
            <text:p>0.048326</text:p>
          </table:table-cell>
          <table:table-cell/>
          <table:table-cell office:value-type="float" office:value="0.93539">
            <text:p>0.93539</text:p>
          </table:table-cell>
          <table:table-cell office:value-type="float" office:value="-0.076238">
            <text:p>-0.076238</text:p>
          </table:table-cell>
          <table:table-cell office:value-type="float" office:value="-0.67727">
            <text:p>-0.6772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836">
            <text:p>2.4836</text:p>
          </table:table-cell>
          <table:table-cell table:style-name="ce1" office:value-type="string">
            <text:p>8.3225e-16</text:p>
          </table:table-cell>
          <table:table-cell office:value-type="float" office:value="0.048326">
            <text:p>0.048326</text:p>
          </table:table-cell>
        </table:table-row>
        <table:table-row table:style-name="ro1">
          <table:table-cell office:value-type="float" office:value="1.069">
            <text:p>1.069</text:p>
          </table:table-cell>
          <table:table-cell office:value-type="float" office:value="0.094181">
            <text:p>0.094181</text:p>
          </table:table-cell>
          <table:table-cell office:value-type="float" office:value="-0.33867">
            <text:p>-0.33867</text:p>
          </table:table-cell>
          <table:table-cell office:value-type="float" office:value="0">
            <text:p>0</text:p>
          </table:table-cell>
          <table:table-cell office:value-type="float" office:value="0.12267">
            <text:p>0.12267</text:p>
          </table:table-cell>
          <table:table-cell office:value-type="float" office:value="0">
            <text:p>0</text:p>
          </table:table-cell>
          <table:table-cell office:value-type="float" office:value="-0.70258">
            <text:p>-0.70258</text:p>
          </table:table-cell>
          <table:table-cell office:value-type="float" office:value="-0.087282">
            <text:p>-0.087282</text:p>
          </table:table-cell>
          <table:table-cell office:value-type="float" office:value="0.049153">
            <text:p>0.049153</text:p>
          </table:table-cell>
          <table:table-cell/>
          <table:table-cell office:value-type="float" office:value="1.069">
            <text:p>1.069</text:p>
          </table:table-cell>
          <table:table-cell office:value-type="float" office:value="-0.092839">
            <text:p>-0.092839</text:p>
          </table:table-cell>
          <table:table-cell office:value-type="float" office:value="-0.66435">
            <text:p>-0.66435</text:p>
          </table:table-cell>
          <table:table-cell office:value-type="float" office:value="0">
            <text:p>0</text:p>
          </table:table-cell>
          <table:table-cell office:value-type="float" office:value="0.12267">
            <text:p>0.12267</text:p>
          </table:table-cell>
          <table:table-cell office:value-type="float" office:value="0">
            <text:p>0</text:p>
          </table:table-cell>
          <table:table-cell office:value-type="float" office:value="2.4656">
            <text:p>2.4656</text:p>
          </table:table-cell>
          <table:table-cell office:value-type="float" office:value="-0.087282">
            <text:p>-0.087282</text:p>
          </table:table-cell>
          <table:table-cell office:value-type="float" office:value="0.049153">
            <text:p>0.049153</text:p>
          </table:table-cell>
        </table:table-row>
        <table:table-row table:style-name="ro1">
          <table:table-cell office:value-type="float" office:value="1.2026">
            <text:p>1.2026</text:p>
          </table:table-cell>
          <table:table-cell office:value-type="float" office:value="0.104">
            <text:p>0.104</text:p>
          </table:table-cell>
          <table:table-cell office:value-type="float" office:value="-0.34586">
            <text:p>-0.3458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8386">
            <text:p>-0.68386</text:p>
          </table:table-cell>
          <table:table-cell office:value-type="float" office:value="0">
            <text:p>0</text:p>
          </table:table-cell>
          <table:table-cell office:value-type="float" office:value="0.048277">
            <text:p>0.048277</text:p>
          </table:table-cell>
          <table:table-cell/>
          <table:table-cell office:value-type="float" office:value="1.2026">
            <text:p>1.2026</text:p>
          </table:table-cell>
          <table:table-cell office:value-type="float" office:value="-0.10192">
            <text:p>-0.10192</text:p>
          </table:table-cell>
          <table:table-cell office:value-type="float" office:value="-0.65679">
            <text:p>-0.6567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688">
            <text:p>2.4688</text:p>
          </table:table-cell>
          <table:table-cell office:value-type="float" office:value="0">
            <text:p>0</text:p>
          </table:table-cell>
          <table:table-cell office:value-type="float" office:value="0.048277">
            <text:p>0.048277</text:p>
          </table:table-cell>
        </table:table-row>
        <table:table-row table:style-name="ro1">
          <table:table-cell office:value-type="float" office:value="1.3363">
            <text:p>1.3363</text:p>
          </table:table-cell>
          <table:table-cell office:value-type="float" office:value="0.11732">
            <text:p>0.11732</text:p>
          </table:table-cell>
          <table:table-cell office:value-type="float" office:value="-0.35604">
            <text:p>-0.35604</text:p>
          </table:table-cell>
          <table:table-cell office:value-type="float" office:value="0">
            <text:p>0</text:p>
          </table:table-cell>
          <table:table-cell office:value-type="float" office:value="0.12348">
            <text:p>0.12348</text:p>
          </table:table-cell>
          <table:table-cell office:value-type="float" office:value="0">
            <text:p>0</text:p>
          </table:table-cell>
          <table:table-cell office:value-type="float" office:value="-0.66742">
            <text:p>-0.66742</text:p>
          </table:table-cell>
          <table:table-cell office:value-type="float" office:value="-0.054229">
            <text:p>-0.054229</text:p>
          </table:table-cell>
          <table:table-cell office:value-type="float" office:value="0.047796">
            <text:p>0.047796</text:p>
          </table:table-cell>
          <table:table-cell/>
          <table:table-cell office:value-type="float" office:value="1.3363">
            <text:p>1.3363</text:p>
          </table:table-cell>
          <table:table-cell office:value-type="float" office:value="-0.11471">
            <text:p>-0.11471</text:p>
          </table:table-cell>
          <table:table-cell office:value-type="float" office:value="-0.64655">
            <text:p>-0.64655</text:p>
          </table:table-cell>
          <table:table-cell office:value-type="float" office:value="0">
            <text:p>0</text:p>
          </table:table-cell>
          <table:table-cell office:value-type="float" office:value="0.12348">
            <text:p>0.12348</text:p>
          </table:table-cell>
          <table:table-cell office:value-type="float" office:value="0">
            <text:p>0</text:p>
          </table:table-cell>
          <table:table-cell office:value-type="float" office:value="2.4672">
            <text:p>2.4672</text:p>
          </table:table-cell>
          <table:table-cell office:value-type="float" office:value="-0.054229">
            <text:p>-0.054229</text:p>
          </table:table-cell>
          <table:table-cell office:value-type="float" office:value="0.047796">
            <text:p>0.047796</text:p>
          </table:table-cell>
        </table:table-row>
        <table:table-row table:style-name="ro1">
          <table:table-cell office:value-type="float" office:value="1.4699">
            <text:p>1.4699</text:p>
          </table:table-cell>
          <table:table-cell office:value-type="float" office:value="0.13029">
            <text:p>0.13029</text:p>
          </table:table-cell>
          <table:table-cell office:value-type="float" office:value="-0.36828">
            <text:p>-0.3682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9589">
            <text:p>-0.69589</text:p>
          </table:table-cell>
          <table:table-cell table:style-name="ce1" office:value-type="string">
            <text:p>8.3225e-16</text:p>
          </table:table-cell>
          <table:table-cell office:value-type="float" office:value="0.047611">
            <text:p>0.047611</text:p>
          </table:table-cell>
          <table:table-cell/>
          <table:table-cell office:value-type="float" office:value="1.4699">
            <text:p>1.4699</text:p>
          </table:table-cell>
          <table:table-cell office:value-type="float" office:value="-0.128">
            <text:p>-0.128</text:p>
          </table:table-cell>
          <table:table-cell office:value-type="float" office:value="-0.63609">
            <text:p>-0.6360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658">
            <text:p>2.4658</text:p>
          </table:table-cell>
          <table:table-cell table:style-name="ce1" office:value-type="string">
            <text:p>8.3225e-16</text:p>
          </table:table-cell>
          <table:table-cell office:value-type="float" office:value="0.047611">
            <text:p>0.047611</text:p>
          </table:table-cell>
        </table:table-row>
        <table:table-row table:style-name="ro1">
          <table:table-cell office:value-type="float" office:value="1.6034">
            <text:p>1.6034</text:p>
          </table:table-cell>
          <table:table-cell office:value-type="float" office:value="0.14208">
            <text:p>0.14208</text:p>
          </table:table-cell>
          <table:table-cell office:value-type="float" office:value="-0.37752">
            <text:p>-0.37752</text:p>
          </table:table-cell>
          <table:table-cell office:value-type="float" office:value="0">
            <text:p>0</text:p>
          </table:table-cell>
          <table:table-cell office:value-type="float" office:value="0.1229">
            <text:p>0.1229</text:p>
          </table:table-cell>
          <table:table-cell office:value-type="float" office:value="0">
            <text:p>0</text:p>
          </table:table-cell>
          <table:table-cell office:value-type="float" office:value="-0.68204">
            <text:p>-0.68204</text:p>
          </table:table-cell>
          <table:table-cell office:value-type="float" office:value="-0.038268">
            <text:p>-0.038268</text:p>
          </table:table-cell>
          <table:table-cell office:value-type="float" office:value="0.047237">
            <text:p>0.047237</text:p>
          </table:table-cell>
          <table:table-cell/>
          <table:table-cell office:value-type="float" office:value="1.6034">
            <text:p>1.6034</text:p>
          </table:table-cell>
          <table:table-cell office:value-type="float" office:value="-0.14008">
            <text:p>-0.14008</text:p>
          </table:table-cell>
          <table:table-cell office:value-type="float" office:value="-0.62633">
            <text:p>-0.62633</text:p>
          </table:table-cell>
          <table:table-cell office:value-type="float" office:value="0">
            <text:p>0</text:p>
          </table:table-cell>
          <table:table-cell office:value-type="float" office:value="0.1229">
            <text:p>0.1229</text:p>
          </table:table-cell>
          <table:table-cell office:value-type="float" office:value="0">
            <text:p>0</text:p>
          </table:table-cell>
          <table:table-cell office:value-type="float" office:value="2.4627">
            <text:p>2.4627</text:p>
          </table:table-cell>
          <table:table-cell office:value-type="float" office:value="-0.038268">
            <text:p>-0.038268</text:p>
          </table:table-cell>
          <table:table-cell office:value-type="float" office:value="0.047237">
            <text:p>0.047237</text:p>
          </table:table-cell>
        </table:table-row>
        <table:table-row table:style-name="ro1">
          <table:table-cell office:value-type="float" office:value="1.737">
            <text:p>1.737</text:p>
          </table:table-cell>
          <table:table-cell office:value-type="float" office:value="0.15445">
            <text:p>0.15445</text:p>
          </table:table-cell>
          <table:table-cell office:value-type="float" office:value="-0.38715">
            <text:p>-0.38715</text:p>
          </table:table-cell>
          <table:table-cell office:value-type="float" office:value="0">
            <text:p>0</text:p>
          </table:table-cell>
          <table:table-cell office:value-type="float" office:value="0.12365">
            <text:p>0.12365</text:p>
          </table:table-cell>
          <table:table-cell office:value-type="float" office:value="0">
            <text:p>0</text:p>
          </table:table-cell>
          <table:table-cell office:value-type="float" office:value="-0.66578">
            <text:p>-0.66578</text:p>
          </table:table-cell>
          <table:table-cell office:value-type="float" office:value="0.0035037">
            <text:p>0.0035037</text:p>
          </table:table-cell>
          <table:table-cell office:value-type="float" office:value="0.047341">
            <text:p>0.047341</text:p>
          </table:table-cell>
          <table:table-cell/>
          <table:table-cell office:value-type="float" office:value="1.737">
            <text:p>1.737</text:p>
          </table:table-cell>
          <table:table-cell office:value-type="float" office:value="-0.15339">
            <text:p>-0.15339</text:p>
          </table:table-cell>
          <table:table-cell office:value-type="float" office:value="-0.6158">
            <text:p>-0.6158</text:p>
          </table:table-cell>
          <table:table-cell office:value-type="float" office:value="0">
            <text:p>0</text:p>
          </table:table-cell>
          <table:table-cell office:value-type="float" office:value="0.12365">
            <text:p>0.12365</text:p>
          </table:table-cell>
          <table:table-cell office:value-type="float" office:value="0">
            <text:p>0</text:p>
          </table:table-cell>
          <table:table-cell office:value-type="float" office:value="2.4645">
            <text:p>2.4645</text:p>
          </table:table-cell>
          <table:table-cell office:value-type="float" office:value="0.0035037">
            <text:p>0.0035037</text:p>
          </table:table-cell>
          <table:table-cell office:value-type="float" office:value="0.047341">
            <text:p>0.047341</text:p>
          </table:table-cell>
        </table:table-row>
        <table:table-row table:style-name="ro1">
          <table:table-cell office:value-type="float" office:value="1.8707">
            <text:p>1.8707</text:p>
          </table:table-cell>
          <table:table-cell office:value-type="float" office:value="0.16767">
            <text:p>0.16767</text:p>
          </table:table-cell>
          <table:table-cell office:value-type="float" office:value="-0.39736">
            <text:p>-0.397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5679">
            <text:p>-0.65679</text:p>
          </table:table-cell>
          <table:table-cell table:style-name="ce1" office:value-type="string">
            <text:p>8.8818e-16</text:p>
          </table:table-cell>
          <table:table-cell office:value-type="float" office:value="0.047267">
            <text:p>0.047267</text:p>
          </table:table-cell>
          <table:table-cell/>
          <table:table-cell office:value-type="float" office:value="1.8707">
            <text:p>1.8707</text:p>
          </table:table-cell>
          <table:table-cell office:value-type="float" office:value="-0.16617">
            <text:p>-0.16617</text:p>
          </table:table-cell>
          <table:table-cell office:value-type="float" office:value="-0.6052">
            <text:p>-0.605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656">
            <text:p>2.4656</text:p>
          </table:table-cell>
          <table:table-cell table:style-name="ce1" office:value-type="string">
            <text:p>8.3225e-16</text:p>
          </table:table-cell>
          <table:table-cell office:value-type="float" office:value="0.047267">
            <text:p>0.047267</text:p>
          </table:table-cell>
        </table:table-row>
        <table:table-row table:style-name="ro1">
          <table:table-cell office:value-type="float" office:value="2.0043">
            <text:p>2.0043</text:p>
          </table:table-cell>
          <table:table-cell office:value-type="float" office:value="0.18029">
            <text:p>0.18029</text:p>
          </table:table-cell>
          <table:table-cell office:value-type="float" office:value="-0.40622">
            <text:p>-0.40622</text:p>
          </table:table-cell>
          <table:table-cell office:value-type="float" office:value="0">
            <text:p>0</text:p>
          </table:table-cell>
          <table:table-cell office:value-type="float" office:value="0.12397">
            <text:p>0.12397</text:p>
          </table:table-cell>
          <table:table-cell office:value-type="float" office:value="0">
            <text:p>0</text:p>
          </table:table-cell>
          <table:table-cell office:value-type="float" office:value="-0.63731">
            <text:p>-0.63731</text:p>
          </table:table-cell>
          <table:table-cell office:value-type="float" office:value="-0.0171">
            <text:p>-0.0171</text:p>
          </table:table-cell>
          <table:table-cell office:value-type="float" office:value="0.047035">
            <text:p>0.047035</text:p>
          </table:table-cell>
          <table:table-cell/>
          <table:table-cell office:value-type="float" office:value="2.0043">
            <text:p>2.0043</text:p>
          </table:table-cell>
          <table:table-cell office:value-type="float" office:value="-0.17867">
            <text:p>-0.17867</text:p>
          </table:table-cell>
          <table:table-cell office:value-type="float" office:value="-0.59503">
            <text:p>-0.59503</text:p>
          </table:table-cell>
          <table:table-cell office:value-type="float" office:value="0">
            <text:p>0</text:p>
          </table:table-cell>
          <table:table-cell office:value-type="float" office:value="0.12397">
            <text:p>0.12397</text:p>
          </table:table-cell>
          <table:table-cell office:value-type="float" office:value="0">
            <text:p>0</text:p>
          </table:table-cell>
          <table:table-cell office:value-type="float" office:value="2.4652">
            <text:p>2.4652</text:p>
          </table:table-cell>
          <table:table-cell office:value-type="float" office:value="-0.0171">
            <text:p>-0.0171</text:p>
          </table:table-cell>
          <table:table-cell office:value-type="float" office:value="0.047035">
            <text:p>0.047035</text:p>
          </table:table-cell>
        </table:table-row>
        <table:table-row table:style-name="ro1">
          <table:table-cell office:value-type="float" office:value="2.1379">
            <text:p>2.1379</text:p>
          </table:table-cell>
          <table:table-cell office:value-type="float" office:value="0.19296">
            <text:p>0.19296</text:p>
          </table:table-cell>
          <table:table-cell office:value-type="float" office:value="-0.41678">
            <text:p>-0.4167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3968">
            <text:p>-0.63968</text:p>
          </table:table-cell>
          <table:table-cell table:style-name="ce1" office:value-type="string">
            <text:p>-4.4409e-16</text:p>
          </table:table-cell>
          <table:table-cell office:value-type="float" office:value="0.047018">
            <text:p>0.047018</text:p>
          </table:table-cell>
          <table:table-cell/>
          <table:table-cell office:value-type="float" office:value="2.1379">
            <text:p>2.1379</text:p>
          </table:table-cell>
          <table:table-cell office:value-type="float" office:value="-0.19132">
            <text:p>-0.19132</text:p>
          </table:table-cell>
          <table:table-cell office:value-type="float" office:value="-0.58474">
            <text:p>-0.5847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639">
            <text:p>2.4639</text:p>
          </table:table-cell>
          <table:table-cell table:style-name="ce1" office:value-type="string">
            <text:p>-4.1613e-16</text:p>
          </table:table-cell>
          <table:table-cell office:value-type="float" office:value="0.047018">
            <text:p>0.047018</text:p>
          </table:table-cell>
        </table:table-row>
        <table:table-row table:style-name="ro1">
          <table:table-cell office:value-type="float" office:value="2.2715">
            <text:p>2.2715</text:p>
          </table:table-cell>
          <table:table-cell office:value-type="float" office:value="0.20594">
            <text:p>0.20594</text:p>
          </table:table-cell>
          <table:table-cell office:value-type="float" office:value="-0.42701">
            <text:p>-0.42701</text:p>
          </table:table-cell>
          <table:table-cell office:value-type="float" office:value="0">
            <text:p>0</text:p>
          </table:table-cell>
          <table:table-cell office:value-type="float" office:value="0.12276">
            <text:p>0.12276</text:p>
          </table:table-cell>
          <table:table-cell office:value-type="float" office:value="0">
            <text:p>0</text:p>
          </table:table-cell>
          <table:table-cell office:value-type="float" office:value="-0.64111">
            <text:p>-0.64111</text:p>
          </table:table-cell>
          <table:table-cell office:value-type="float" office:value="0.010132">
            <text:p>0.010132</text:p>
          </table:table-cell>
          <table:table-cell office:value-type="float" office:value="0.046935">
            <text:p>0.046935</text:p>
          </table:table-cell>
          <table:table-cell/>
          <table:table-cell office:value-type="float" office:value="2.2715">
            <text:p>2.2715</text:p>
          </table:table-cell>
          <table:table-cell office:value-type="float" office:value="-0.20415">
            <text:p>-0.20415</text:p>
          </table:table-cell>
          <table:table-cell office:value-type="float" office:value="-0.57421">
            <text:p>-0.57421</text:p>
          </table:table-cell>
          <table:table-cell office:value-type="float" office:value="0">
            <text:p>0</text:p>
          </table:table-cell>
          <table:table-cell office:value-type="float" office:value="0.12276">
            <text:p>0.12276</text:p>
          </table:table-cell>
          <table:table-cell office:value-type="float" office:value="0">
            <text:p>0</text:p>
          </table:table-cell>
          <table:table-cell office:value-type="float" office:value="2.4667">
            <text:p>2.4667</text:p>
          </table:table-cell>
          <table:table-cell office:value-type="float" office:value="0.010132">
            <text:p>0.010132</text:p>
          </table:table-cell>
          <table:table-cell office:value-type="float" office:value="0.046935">
            <text:p>0.046935</text:p>
          </table:table-cell>
        </table:table-row>
        <table:table-row table:style-name="ro1">
          <table:table-cell office:value-type="float" office:value="2.4052">
            <text:p>2.4052</text:p>
          </table:table-cell>
          <table:table-cell office:value-type="float" office:value="0.21883">
            <text:p>0.21883</text:p>
          </table:table-cell>
          <table:table-cell office:value-type="float" office:value="-0.43667">
            <text:p>-0.4366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441">
            <text:p>-0.6441</text:p>
          </table:table-cell>
          <table:table-cell office:value-type="float" office:value="0">
            <text:p>0</text:p>
          </table:table-cell>
          <table:table-cell office:value-type="float" office:value="0.046765">
            <text:p>0.046765</text:p>
          </table:table-cell>
          <table:table-cell/>
          <table:table-cell office:value-type="float" office:value="2.4052">
            <text:p>2.4052</text:p>
          </table:table-cell>
          <table:table-cell office:value-type="float" office:value="-0.21699">
            <text:p>-0.21699</text:p>
          </table:table-cell>
          <table:table-cell office:value-type="float" office:value="-0.56344">
            <text:p>-0.5634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622">
            <text:p>2.4622</text:p>
          </table:table-cell>
          <table:table-cell office:value-type="float" office:value="0">
            <text:p>0</text:p>
          </table:table-cell>
          <table:table-cell office:value-type="float" office:value="0.046765">
            <text:p>0.046765</text:p>
          </table:table-cell>
        </table:table-row>
        <table:table-row table:style-name="ro1">
          <table:table-cell office:value-type="float" office:value="2.5388">
            <text:p>2.5388</text:p>
          </table:table-cell>
          <table:table-cell office:value-type="float" office:value="0.2318">
            <text:p>0.2318</text:p>
          </table:table-cell>
          <table:table-cell office:value-type="float" office:value="-0.44648">
            <text:p>-0.44648</text:p>
          </table:table-cell>
          <table:table-cell office:value-type="float" office:value="0">
            <text:p>0</text:p>
          </table:table-cell>
          <table:table-cell office:value-type="float" office:value="0.12215">
            <text:p>0.12215</text:p>
          </table:table-cell>
          <table:table-cell office:value-type="float" office:value="0">
            <text:p>0</text:p>
          </table:table-cell>
          <table:table-cell office:value-type="float" office:value="-0.63978">
            <text:p>-0.63978</text:p>
          </table:table-cell>
          <table:table-cell office:value-type="float" office:value="0.036051">
            <text:p>0.036051</text:p>
          </table:table-cell>
          <table:table-cell office:value-type="float" office:value="0.04668">
            <text:p>0.04668</text:p>
          </table:table-cell>
          <table:table-cell/>
          <table:table-cell office:value-type="float" office:value="2.5388">
            <text:p>2.5388</text:p>
          </table:table-cell>
          <table:table-cell office:value-type="float" office:value="-0.22953">
            <text:p>-0.22953</text:p>
          </table:table-cell>
          <table:table-cell office:value-type="float" office:value="-0.55337">
            <text:p>-0.55337</text:p>
          </table:table-cell>
          <table:table-cell office:value-type="float" office:value="0">
            <text:p>0</text:p>
          </table:table-cell>
          <table:table-cell office:value-type="float" office:value="0.12215">
            <text:p>0.12215</text:p>
          </table:table-cell>
          <table:table-cell office:value-type="float" office:value="0">
            <text:p>0</text:p>
          </table:table-cell>
          <table:table-cell office:value-type="float" office:value="2.4689">
            <text:p>2.4689</text:p>
          </table:table-cell>
          <table:table-cell office:value-type="float" office:value="0.036051">
            <text:p>0.036051</text:p>
          </table:table-cell>
          <table:table-cell office:value-type="float" office:value="0.04668">
            <text:p>0.04668</text:p>
          </table:table-cell>
        </table:table-row>
        <table:table-row table:style-name="ro1">
          <table:table-cell office:value-type="float" office:value="2.6724">
            <text:p>2.6724</text:p>
          </table:table-cell>
          <table:table-cell office:value-type="float" office:value="0.24394">
            <text:p>0.24394</text:p>
          </table:table-cell>
          <table:table-cell office:value-type="float" office:value="-0.45614">
            <text:p>-0.4561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4451">
            <text:p>-0.64451</text:p>
          </table:table-cell>
          <table:table-cell table:style-name="ce1" office:value-type="string">
            <text:p>-4.1613e-16</text:p>
          </table:table-cell>
          <table:table-cell office:value-type="float" office:value="0.046859">
            <text:p>0.046859</text:p>
          </table:table-cell>
          <table:table-cell/>
          <table:table-cell office:value-type="float" office:value="2.6724">
            <text:p>2.6724</text:p>
          </table:table-cell>
          <table:table-cell office:value-type="float" office:value="-0.242">
            <text:p>-0.242</text:p>
          </table:table-cell>
          <table:table-cell office:value-type="float" office:value="-0.54289">
            <text:p>-0.5428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681">
            <text:p>2.4681</text:p>
          </table:table-cell>
          <table:table-cell table:style-name="ce1" office:value-type="string">
            <text:p>-4.1613e-16</text:p>
          </table:table-cell>
          <table:table-cell office:value-type="float" office:value="0.046859">
            <text:p>0.046859</text:p>
          </table:table-cell>
        </table:table-row>
        <table:table-row table:style-name="ro1">
          <table:table-cell office:value-type="float" office:value="2.8061">
            <text:p>2.8061</text:p>
          </table:table-cell>
          <table:table-cell office:value-type="float" office:value="0.25751">
            <text:p>0.25751</text:p>
          </table:table-cell>
          <table:table-cell office:value-type="float" office:value="-0.46645">
            <text:p>-0.46645</text:p>
          </table:table-cell>
          <table:table-cell office:value-type="float" office:value="0">
            <text:p>0</text:p>
          </table:table-cell>
          <table:table-cell office:value-type="float" office:value="0.12143">
            <text:p>0.12143</text:p>
          </table:table-cell>
          <table:table-cell office:value-type="float" office:value="0">
            <text:p>0</text:p>
          </table:table-cell>
          <table:table-cell office:value-type="float" office:value="-0.64409">
            <text:p>-0.64409</text:p>
          </table:table-cell>
          <table:table-cell office:value-type="float" office:value="0.043597">
            <text:p>0.043597</text:p>
          </table:table-cell>
          <table:table-cell office:value-type="float" office:value="0.046594">
            <text:p>0.046594</text:p>
          </table:table-cell>
          <table:table-cell/>
          <table:table-cell office:value-type="float" office:value="2.8061">
            <text:p>2.8061</text:p>
          </table:table-cell>
          <table:table-cell office:value-type="float" office:value="-0.25493">
            <text:p>-0.25493</text:p>
          </table:table-cell>
          <table:table-cell office:value-type="float" office:value="-0.5324">
            <text:p>-0.532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716">
            <text:p>2.4716</text:p>
          </table:table-cell>
          <table:table-cell table:style-name="ce1" office:value-type="string">
            <text:p>4.1613e-16</text:p>
          </table:table-cell>
          <table:table-cell office:value-type="float" office:value="0.046594">
            <text:p>0.046594</text:p>
          </table:table-cell>
        </table:table-row>
        <table:table-row table:style-name="ro1">
          <table:table-cell office:value-type="float" office:value="2.9397">
            <text:p>2.9397</text:p>
          </table:table-cell>
          <table:table-cell office:value-type="float" office:value="0.27064">
            <text:p>0.27064</text:p>
          </table:table-cell>
          <table:table-cell office:value-type="float" office:value="-0.47668">
            <text:p>-0.4766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4805">
            <text:p>-0.64805</text:p>
          </table:table-cell>
          <table:table-cell table:style-name="ce1" office:value-type="string">
            <text:p>4.1613e-16</text:p>
          </table:table-cell>
          <table:table-cell office:value-type="float" office:value="0.046233">
            <text:p>0.046233</text:p>
          </table:table-cell>
          <table:table-cell/>
          <table:table-cell office:value-type="float" office:value="2.9397">
            <text:p>2.9397</text:p>
          </table:table-cell>
          <table:table-cell office:value-type="float" office:value="-0.26728">
            <text:p>-0.26728</text:p>
          </table:table-cell>
          <table:table-cell office:value-type="float" office:value="-0.52248">
            <text:p>-0.52248</text:p>
          </table:table-cell>
          <table:table-cell office:value-type="float" office:value="0">
            <text:p>0</text:p>
          </table:table-cell>
          <table:table-cell office:value-type="float" office:value="0.12086">
            <text:p>0.12086</text:p>
          </table:table-cell>
          <table:table-cell office:value-type="float" office:value="0">
            <text:p>0</text:p>
          </table:table-cell>
          <table:table-cell office:value-type="float" office:value="2.4711">
            <text:p>2.4711</text:p>
          </table:table-cell>
          <table:table-cell office:value-type="float" office:value="0.045118">
            <text:p>0.045118</text:p>
          </table:table-cell>
          <table:table-cell office:value-type="float" office:value="0.046233">
            <text:p>0.046233</text:p>
          </table:table-cell>
        </table:table-row>
        <table:table-row table:style-name="ro1">
          <table:table-cell office:value-type="float" office:value="3.0733">
            <text:p>3.0733</text:p>
          </table:table-cell>
          <table:table-cell office:value-type="float" office:value="0.2829">
            <text:p>0.2829</text:p>
          </table:table-cell>
          <table:table-cell office:value-type="float" office:value="-0.48632">
            <text:p>-0.4863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4474">
            <text:p>-0.64474</text:p>
          </table:table-cell>
          <table:table-cell table:style-name="ce1" office:value-type="string">
            <text:p>-1.3323e-15</text:p>
          </table:table-cell>
          <table:table-cell office:value-type="float" office:value="0.046159">
            <text:p>0.046159</text:p>
          </table:table-cell>
          <table:table-cell/>
          <table:table-cell office:value-type="float" office:value="3.0733">
            <text:p>3.0733</text:p>
          </table:table-cell>
          <table:table-cell office:value-type="float" office:value="-0.28047">
            <text:p>-0.28047</text:p>
          </table:table-cell>
          <table:table-cell office:value-type="float" office:value="-0.51193">
            <text:p>-0.5119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767">
            <text:p>2.4767</text:p>
          </table:table-cell>
          <table:table-cell table:style-name="ce1" office:value-type="string">
            <text:p>-1.2484e-15</text:p>
          </table:table-cell>
          <table:table-cell office:value-type="float" office:value="0.046159">
            <text:p>0.046159</text:p>
          </table:table-cell>
        </table:table-row>
        <table:table-row table:style-name="ro1">
          <table:table-cell office:value-type="float" office:value="3.2068">
            <text:p>3.2068</text:p>
          </table:table-cell>
          <table:table-cell office:value-type="float" office:value="0.29547">
            <text:p>0.29547</text:p>
          </table:table-cell>
          <table:table-cell office:value-type="float" office:value="-0.49625">
            <text:p>-0.49625</text:p>
          </table:table-cell>
          <table:table-cell office:value-type="float" office:value="0">
            <text:p>0</text:p>
          </table:table-cell>
          <table:table-cell office:value-type="float" office:value="0.12208">
            <text:p>0.12208</text:p>
          </table:table-cell>
          <table:table-cell office:value-type="float" office:value="0">
            <text:p>0</text:p>
          </table:table-cell>
          <table:table-cell office:value-type="float" office:value="-0.64613">
            <text:p>-0.64613</text:p>
          </table:table-cell>
          <table:table-cell office:value-type="float" office:value="0.044548">
            <text:p>0.044548</text:p>
          </table:table-cell>
          <table:table-cell office:value-type="float" office:value="0.046638">
            <text:p>0.046638</text:p>
          </table:table-cell>
          <table:table-cell/>
          <table:table-cell office:value-type="float" office:value="3.2068">
            <text:p>3.2068</text:p>
          </table:table-cell>
          <table:table-cell office:value-type="float" office:value="-0.29334">
            <text:p>-0.29334</text:p>
          </table:table-cell>
          <table:table-cell office:value-type="float" office:value="-0.50163">
            <text:p>-0.50163</text:p>
          </table:table-cell>
          <table:table-cell office:value-type="float" office:value="0">
            <text:p>0</text:p>
          </table:table-cell>
          <table:table-cell office:value-type="float" office:value="0.12208">
            <text:p>0.12208</text:p>
          </table:table-cell>
          <table:table-cell office:value-type="float" office:value="0">
            <text:p>0</text:p>
          </table:table-cell>
          <table:table-cell office:value-type="float" office:value="2.4845">
            <text:p>2.4845</text:p>
          </table:table-cell>
          <table:table-cell office:value-type="float" office:value="0.044548">
            <text:p>0.044548</text:p>
          </table:table-cell>
          <table:table-cell office:value-type="float" office:value="0.046638">
            <text:p>0.046638</text:p>
          </table:table-cell>
        </table:table-row>
        <table:table-row table:style-name="ro1">
          <table:table-cell office:value-type="float" office:value="3.3404">
            <text:p>3.3404</text:p>
          </table:table-cell>
          <table:table-cell office:value-type="float" office:value="0.30855">
            <text:p>0.30855</text:p>
          </table:table-cell>
          <table:table-cell office:value-type="float" office:value="-0.50536">
            <text:p>-0.505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3072">
            <text:p>-0.63072</text:p>
          </table:table-cell>
          <table:table-cell table:style-name="ce1" office:value-type="string">
            <text:p>8.8818e-16</text:p>
          </table:table-cell>
          <table:table-cell office:value-type="float" office:value="0.046215">
            <text:p>0.046215</text:p>
          </table:table-cell>
          <table:table-cell/>
          <table:table-cell office:value-type="float" office:value="3.3404">
            <text:p>3.3404</text:p>
          </table:table-cell>
          <table:table-cell office:value-type="float" office:value="-0.30567">
            <text:p>-0.30567</text:p>
          </table:table-cell>
          <table:table-cell office:value-type="float" office:value="-0.49147">
            <text:p>-0.4914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847">
            <text:p>2.4847</text:p>
          </table:table-cell>
          <table:table-cell table:style-name="ce1" office:value-type="string">
            <text:p>8.3225e-16</text:p>
          </table:table-cell>
          <table:table-cell office:value-type="float" office:value="0.046215">
            <text:p>0.046215</text:p>
          </table:table-cell>
        </table:table-row>
        <table:table-row table:style-name="ro1">
          <table:table-cell office:value-type="float" office:value="3.4741">
            <text:p>3.4741</text:p>
          </table:table-cell>
          <table:table-cell office:value-type="float" office:value="0.32073">
            <text:p>0.32073</text:p>
          </table:table-cell>
          <table:table-cell office:value-type="float" office:value="-0.51688">
            <text:p>-0.51688</text:p>
          </table:table-cell>
          <table:table-cell office:value-type="float" office:value="0">
            <text:p>0</text:p>
          </table:table-cell>
          <table:table-cell office:value-type="float" office:value="0.12039">
            <text:p>0.12039</text:p>
          </table:table-cell>
          <table:table-cell office:value-type="float" office:value="0">
            <text:p>0</text:p>
          </table:table-cell>
          <table:table-cell office:value-type="float" office:value="-0.66566">
            <text:p>-0.66566</text:p>
          </table:table-cell>
          <table:table-cell office:value-type="float" office:value="0.035579">
            <text:p>0.035579</text:p>
          </table:table-cell>
          <table:table-cell office:value-type="float" office:value="0.045586">
            <text:p>0.045586</text:p>
          </table:table-cell>
          <table:table-cell/>
          <table:table-cell office:value-type="float" office:value="3.4741">
            <text:p>3.4741</text:p>
          </table:table-cell>
          <table:table-cell office:value-type="float" office:value="-0.31854">
            <text:p>-0.31854</text:p>
          </table:table-cell>
          <table:table-cell office:value-type="float" office:value="-0.48141">
            <text:p>-0.48141</text:p>
          </table:table-cell>
          <table:table-cell office:value-type="float" office:value="0">
            <text:p>0</text:p>
          </table:table-cell>
          <table:table-cell office:value-type="float" office:value="0.12039">
            <text:p>0.12039</text:p>
          </table:table-cell>
          <table:table-cell office:value-type="float" office:value="0">
            <text:p>0</text:p>
          </table:table-cell>
          <table:table-cell office:value-type="float" office:value="2.4876">
            <text:p>2.4876</text:p>
          </table:table-cell>
          <table:table-cell office:value-type="float" office:value="0.035579">
            <text:p>0.035579</text:p>
          </table:table-cell>
          <table:table-cell office:value-type="float" office:value="0.045586">
            <text:p>0.045586</text:p>
          </table:table-cell>
        </table:table-row>
        <table:table-row table:style-name="ro1">
          <table:table-cell office:value-type="float" office:value="3.6077">
            <text:p>3.6077</text:p>
          </table:table-cell>
          <table:table-cell office:value-type="float" office:value="0.33401">
            <text:p>0.33401</text:p>
          </table:table-cell>
          <table:table-cell office:value-type="float" office:value="-0.5266">
            <text:p>-0.526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5994">
            <text:p>-0.65994</text:p>
          </table:table-cell>
          <table:table-cell office:value-type="float" office:value="0">
            <text:p>0</text:p>
          </table:table-cell>
          <table:table-cell office:value-type="float" office:value="0.04512">
            <text:p>0.04512</text:p>
          </table:table-cell>
          <table:table-cell/>
          <table:table-cell office:value-type="float" office:value="3.6077">
            <text:p>3.6077</text:p>
          </table:table-cell>
          <table:table-cell office:value-type="float" office:value="-0.33112">
            <text:p>-0.33112</text:p>
          </table:table-cell>
          <table:table-cell office:value-type="float" office:value="-0.47136">
            <text:p>-0.471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89">
            <text:p>2.489</text:p>
          </table:table-cell>
          <table:table-cell office:value-type="float" office:value="0">
            <text:p>0</text:p>
          </table:table-cell>
          <table:table-cell office:value-type="float" office:value="0.04512">
            <text:p>0.04512</text:p>
          </table:table-cell>
        </table:table-row>
        <table:table-row table:style-name="ro1">
          <table:table-cell office:value-type="float" office:value="3.7413">
            <text:p>3.7413</text:p>
          </table:table-cell>
          <table:table-cell office:value-type="float" office:value="0.34703">
            <text:p>0.34703</text:p>
          </table:table-cell>
          <table:table-cell office:value-type="float" office:value="-0.53637">
            <text:p>-0.53637</text:p>
          </table:table-cell>
          <table:table-cell office:value-type="float" office:value="0">
            <text:p>0</text:p>
          </table:table-cell>
          <table:table-cell office:value-type="float" office:value="0.12068">
            <text:p>0.12068</text:p>
          </table:table-cell>
          <table:table-cell office:value-type="float" office:value="0">
            <text:p>0</text:p>
          </table:table-cell>
          <table:table-cell office:value-type="float" office:value="-0.64925">
            <text:p>-0.64925</text:p>
          </table:table-cell>
          <table:table-cell office:value-type="float" office:value="0.010691">
            <text:p>0.010691</text:p>
          </table:table-cell>
          <table:table-cell office:value-type="float" office:value="0.045023">
            <text:p>0.045023</text:p>
          </table:table-cell>
          <table:table-cell/>
          <table:table-cell office:value-type="float" office:value="3.7413">
            <text:p>3.7413</text:p>
          </table:table-cell>
          <table:table-cell office:value-type="float" office:value="-0.34416">
            <text:p>-0.34416</text:p>
          </table:table-cell>
          <table:table-cell office:value-type="float" office:value="-0.46086">
            <text:p>-0.46086</text:p>
          </table:table-cell>
          <table:table-cell office:value-type="float" office:value="0">
            <text:p>0</text:p>
          </table:table-cell>
          <table:table-cell office:value-type="float" office:value="0.12068">
            <text:p>0.12068</text:p>
          </table:table-cell>
          <table:table-cell office:value-type="float" office:value="0">
            <text:p>0</text:p>
          </table:table-cell>
          <table:table-cell office:value-type="float" office:value="2.488">
            <text:p>2.488</text:p>
          </table:table-cell>
          <table:table-cell office:value-type="float" office:value="0.010691">
            <text:p>0.010691</text:p>
          </table:table-cell>
          <table:table-cell office:value-type="float" office:value="0.045023">
            <text:p>0.045023</text:p>
          </table:table-cell>
        </table:table-row>
        <table:table-row table:style-name="ro1">
          <table:table-cell office:value-type="float" office:value="3.8749">
            <text:p>3.8749</text:p>
          </table:table-cell>
          <table:table-cell office:value-type="float" office:value="0.35929">
            <text:p>0.35929</text:p>
          </table:table-cell>
          <table:table-cell office:value-type="float" office:value="-0.54676">
            <text:p>-0.5467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777">
            <text:p>-0.6777</text:p>
          </table:table-cell>
          <table:table-cell table:style-name="ce1" office:value-type="string">
            <text:p>8.3225e-16</text:p>
          </table:table-cell>
          <table:table-cell office:value-type="float" office:value="0.044658">
            <text:p>0.044658</text:p>
          </table:table-cell>
          <table:table-cell/>
          <table:table-cell office:value-type="float" office:value="3.8749">
            <text:p>3.8749</text:p>
          </table:table-cell>
          <table:table-cell office:value-type="float" office:value="-0.35657">
            <text:p>-0.35657</text:p>
          </table:table-cell>
          <table:table-cell office:value-type="float" office:value="-0.45065">
            <text:p>-0.4506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824">
            <text:p>2.4824</text:p>
          </table:table-cell>
          <table:table-cell table:style-name="ce1" office:value-type="string">
            <text:p>8.3225e-16</text:p>
          </table:table-cell>
          <table:table-cell office:value-type="float" office:value="0.044658">
            <text:p>0.044658</text:p>
          </table:table-cell>
        </table:table-row>
        <table:table-row table:style-name="ro1">
          <table:table-cell office:value-type="float" office:value="4.0086">
            <text:p>4.0086</text:p>
          </table:table-cell>
          <table:table-cell office:value-type="float" office:value="0.37148">
            <text:p>0.37148</text:p>
          </table:table-cell>
          <table:table-cell office:value-type="float" office:value="-0.55715">
            <text:p>-0.55715</text:p>
          </table:table-cell>
          <table:table-cell office:value-type="float" office:value="0">
            <text:p>0</text:p>
          </table:table-cell>
          <table:table-cell office:value-type="float" office:value="0.12059">
            <text:p>0.12059</text:p>
          </table:table-cell>
          <table:table-cell office:value-type="float" office:value="0">
            <text:p>0</text:p>
          </table:table-cell>
          <table:table-cell office:value-type="float" office:value="-0.68881">
            <text:p>-0.68881</text:p>
          </table:table-cell>
          <table:table-cell office:value-type="float" office:value="0.037009">
            <text:p>0.037009</text:p>
          </table:table-cell>
          <table:table-cell office:value-type="float" office:value="0.043537">
            <text:p>0.043537</text:p>
          </table:table-cell>
          <table:table-cell/>
          <table:table-cell office:value-type="float" office:value="4.0086">
            <text:p>4.0086</text:p>
          </table:table-cell>
          <table:table-cell office:value-type="float" office:value="-0.36936">
            <text:p>-0.36936</text:p>
          </table:table-cell>
          <table:table-cell office:value-type="float" office:value="-0.44081">
            <text:p>-0.44081</text:p>
          </table:table-cell>
          <table:table-cell office:value-type="float" office:value="0">
            <text:p>0</text:p>
          </table:table-cell>
          <table:table-cell office:value-type="float" office:value="0.12059">
            <text:p>0.12059</text:p>
          </table:table-cell>
          <table:table-cell office:value-type="float" office:value="0">
            <text:p>0</text:p>
          </table:table-cell>
          <table:table-cell office:value-type="float" office:value="2.4921">
            <text:p>2.4921</text:p>
          </table:table-cell>
          <table:table-cell office:value-type="float" office:value="0.037009">
            <text:p>0.037009</text:p>
          </table:table-cell>
          <table:table-cell office:value-type="float" office:value="0.043537">
            <text:p>0.043537</text:p>
          </table:table-cell>
        </table:table-row>
        <table:table-row table:style-name="ro1">
          <table:table-cell office:value-type="float" office:value="4.1422">
            <text:p>4.1422</text:p>
          </table:table-cell>
          <table:table-cell office:value-type="float" office:value="0.38472">
            <text:p>0.38472</text:p>
          </table:table-cell>
          <table:table-cell office:value-type="float" office:value="-0.56676">
            <text:p>-0.5667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7718">
            <text:p>-0.67718</text:p>
          </table:table-cell>
          <table:table-cell table:style-name="ce1" office:value-type="string">
            <text:p>4.1613e-16</text:p>
          </table:table-cell>
          <table:table-cell office:value-type="float" office:value="0.042538">
            <text:p>0.042538</text:p>
          </table:table-cell>
          <table:table-cell/>
          <table:table-cell office:value-type="float" office:value="4.1422">
            <text:p>4.1422</text:p>
          </table:table-cell>
          <table:table-cell office:value-type="float" office:value="-0.38263">
            <text:p>-0.38263</text:p>
          </table:table-cell>
          <table:table-cell office:value-type="float" office:value="-0.43061">
            <text:p>-0.4306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945">
            <text:p>2.4945</text:p>
          </table:table-cell>
          <table:table-cell table:style-name="ce1" office:value-type="string">
            <text:p>4.1613e-16</text:p>
          </table:table-cell>
          <table:table-cell office:value-type="float" office:value="0.042538">
            <text:p>0.042538</text:p>
          </table:table-cell>
        </table:table-row>
        <table:table-row table:style-name="ro1">
          <table:table-cell office:value-type="float" office:value="4.2758">
            <text:p>4.2758</text:p>
          </table:table-cell>
          <table:table-cell office:value-type="float" office:value="0.39817">
            <text:p>0.39817</text:p>
          </table:table-cell>
          <table:table-cell office:value-type="float" office:value="-0.57708">
            <text:p>-0.5770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636">
            <text:p>-0.6636</text:p>
          </table:table-cell>
          <table:table-cell table:style-name="ce1" office:value-type="string">
            <text:p>-4.4409e-16</text:p>
          </table:table-cell>
          <table:table-cell office:value-type="float" office:value="0.041451">
            <text:p>0.041451</text:p>
          </table:table-cell>
          <table:table-cell/>
          <table:table-cell office:value-type="float" office:value="4.2758">
            <text:p>4.2758</text:p>
          </table:table-cell>
          <table:table-cell office:value-type="float" office:value="-0.39494">
            <text:p>-0.39494</text:p>
          </table:table-cell>
          <table:table-cell office:value-type="float" office:value="-0.42062">
            <text:p>-0.4206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923">
            <text:p>2.4923</text:p>
          </table:table-cell>
          <table:table-cell table:style-name="ce1" office:value-type="string">
            <text:p>-4.1613e-16</text:p>
          </table:table-cell>
          <table:table-cell office:value-type="float" office:value="0.041451">
            <text:p>0.041451</text:p>
          </table:table-cell>
        </table:table-row>
        <table:table-row table:style-name="ro1">
          <table:table-cell office:value-type="float" office:value="4.4095">
            <text:p>4.4095</text:p>
          </table:table-cell>
          <table:table-cell office:value-type="float" office:value="0.40633">
            <text:p>0.40633</text:p>
          </table:table-cell>
          <table:table-cell office:value-type="float" office:value="-0.5841">
            <text:p>-0.5841</text:p>
          </table:table-cell>
          <table:table-cell office:value-type="float" office:value="0">
            <text:p>0</text:p>
          </table:table-cell>
          <table:table-cell office:value-type="float" office:value="-0.060297">
            <text:p>-0.060297</text:p>
          </table:table-cell>
          <table:table-cell office:value-type="float" office:value="0">
            <text:p>0</text:p>
          </table:table-cell>
          <table:table-cell office:value-type="float" office:value="-0.62243">
            <text:p>-0.62243</text:p>
          </table:table-cell>
          <table:table-cell office:value-type="float" office:value="0.85469">
            <text:p>0.85469</text:p>
          </table:table-cell>
          <table:table-cell office:value-type="float" office:value="0.039633">
            <text:p>0.039633</text:p>
          </table:table-cell>
          <table:table-cell/>
          <table:table-cell office:value-type="float" office:value="4.4095">
            <text:p>4.4095</text:p>
          </table:table-cell>
          <table:table-cell office:value-type="float" office:value="-0.40376">
            <text:p>-0.40376</text:p>
          </table:table-cell>
          <table:table-cell office:value-type="float" office:value="-0.41384">
            <text:p>-0.41384</text:p>
          </table:table-cell>
          <table:table-cell office:value-type="float" office:value="0">
            <text:p>0</text:p>
          </table:table-cell>
          <table:table-cell office:value-type="float" office:value="-0.060297">
            <text:p>-0.060297</text:p>
          </table:table-cell>
          <table:table-cell office:value-type="float" office:value="0">
            <text:p>0</text:p>
          </table:table-cell>
          <table:table-cell office:value-type="float" office:value="2.5382">
            <text:p>2.5382</text:p>
          </table:table-cell>
          <table:table-cell office:value-type="float" office:value="0.85469">
            <text:p>0.85469</text:p>
          </table:table-cell>
          <table:table-cell office:value-type="float" office:value="0.039633">
            <text:p>0.039633</text:p>
          </table:table-cell>
        </table:table-row>
        <table:table-row table:style-name="ro1">
          <table:table-cell office:value-type="float" office:value="4.5431">
            <text:p>4.5431</text:p>
          </table:table-cell>
          <table:table-cell office:value-type="float" office:value="0.41593">
            <text:p>0.41593</text:p>
          </table:table-cell>
          <table:table-cell office:value-type="float" office:value="-0.59208">
            <text:p>-0.5920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55449">
            <text:p>-0.55449</text:p>
          </table:table-cell>
          <table:table-cell office:value-type="float" office:value="0.86603">
            <text:p>0.86603</text:p>
          </table:table-cell>
          <table:table-cell office:value-type="float" office:value="0.037974">
            <text:p>0.037974</text:p>
          </table:table-cell>
          <table:table-cell/>
          <table:table-cell office:value-type="float" office:value="4.5431">
            <text:p>4.5431</text:p>
          </table:table-cell>
          <table:table-cell office:value-type="float" office:value="-0.41395">
            <text:p>-0.41395</text:p>
          </table:table-cell>
          <table:table-cell office:value-type="float" office:value="-0.40538">
            <text:p>-0.4053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5971">
            <text:p>2.5971</text:p>
          </table:table-cell>
          <table:table-cell office:value-type="float" office:value="0.86603">
            <text:p>0.86603</text:p>
          </table:table-cell>
          <table:table-cell office:value-type="float" office:value="0.037974">
            <text:p>0.037974</text:p>
          </table:table-cell>
        </table:table-row>
        <table:table-row table:style-name="ro1">
          <table:table-cell office:value-type="float" office:value="4.6767">
            <text:p>4.6767</text:p>
          </table:table-cell>
          <table:table-cell office:value-type="float" office:value="0.42379">
            <text:p>0.42379</text:p>
          </table:table-cell>
          <table:table-cell office:value-type="float" office:value="-0.5984">
            <text:p>-0.5984</text:p>
          </table:table-cell>
          <table:table-cell office:value-type="float" office:value="0">
            <text:p>0</text:p>
          </table:table-cell>
          <table:table-cell office:value-type="float" office:value="-0.060655">
            <text:p>-0.060655</text:p>
          </table:table-cell>
          <table:table-cell office:value-type="float" office:value="0">
            <text:p>0</text:p>
          </table:table-cell>
          <table:table-cell office:value-type="float" office:value="-0.51055">
            <text:p>-0.51055</text:p>
          </table:table-cell>
          <table:table-cell office:value-type="float" office:value="0.8553">
            <text:p>0.8553</text:p>
          </table:table-cell>
          <table:table-cell office:value-type="float" office:value="0.035995">
            <text:p>0.035995</text:p>
          </table:table-cell>
          <table:table-cell/>
          <table:table-cell office:value-type="float" office:value="4.6767">
            <text:p>4.6767</text:p>
          </table:table-cell>
          <table:table-cell office:value-type="float" office:value="-0.42366">
            <text:p>-0.42366</text:p>
          </table:table-cell>
          <table:table-cell office:value-type="float" office:value="-0.39773">
            <text:p>-0.39773</text:p>
          </table:table-cell>
          <table:table-cell office:value-type="float" office:value="0">
            <text:p>0</text:p>
          </table:table-cell>
          <table:table-cell office:value-type="float" office:value="-0.060655">
            <text:p>-0.060655</text:p>
          </table:table-cell>
          <table:table-cell office:value-type="float" office:value="0">
            <text:p>0</text:p>
          </table:table-cell>
          <table:table-cell office:value-type="float" office:value="2.6299">
            <text:p>2.6299</text:p>
          </table:table-cell>
          <table:table-cell office:value-type="float" office:value="0.8553">
            <text:p>0.8553</text:p>
          </table:table-cell>
          <table:table-cell office:value-type="float" office:value="0.035995">
            <text:p>0.035995</text:p>
          </table:table-cell>
        </table:table-row>
        <table:table-row table:style-name="ro1">
          <table:table-cell office:value-type="float" office:value="4.8103">
            <text:p>4.8103</text:p>
          </table:table-cell>
          <table:table-cell office:value-type="float" office:value="0.41793">
            <text:p>0.41793</text:p>
          </table:table-cell>
          <table:table-cell office:value-type="float" office:value="-0.59503">
            <text:p>-0.5950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43206">
            <text:p>-0.43206</text:p>
          </table:table-cell>
          <table:table-cell office:value-type="float" office:value="0.86603">
            <text:p>0.86603</text:p>
          </table:table-cell>
          <table:table-cell office:value-type="float" office:value="0.034084">
            <text:p>0.034084</text:p>
          </table:table-cell>
          <table:table-cell/>
          <table:table-cell office:value-type="float" office:value="4.8103">
            <text:p>4.8103</text:p>
          </table:table-cell>
          <table:table-cell office:value-type="float" office:value="-0.41931">
            <text:p>-0.41931</text:p>
          </table:table-cell>
          <table:table-cell office:value-type="float" office:value="-0.4">
            <text:p>-0.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7126">
            <text:p>2.7126</text:p>
          </table:table-cell>
          <table:table-cell office:value-type="float" office:value="0.86603">
            <text:p>0.86603</text:p>
          </table:table-cell>
          <table:table-cell office:value-type="float" office:value="0.034084">
            <text:p>0.034084</text:p>
          </table:table-cell>
        </table:table-row>
        <table:table-row table:style-name="ro1">
          <table:table-cell office:value-type="float" office:value="4.9438">
            <text:p>4.9438</text:p>
          </table:table-cell>
          <table:table-cell office:value-type="float" office:value="0.41176">
            <text:p>0.41176</text:p>
          </table:table-cell>
          <table:table-cell office:value-type="float" office:value="-0.5918">
            <text:p>-0.5918</text:p>
          </table:table-cell>
          <table:table-cell office:value-type="float" office:value="0">
            <text:p>0</text:p>
          </table:table-cell>
          <table:table-cell office:value-type="float" office:value="-0.063636">
            <text:p>-0.063636</text:p>
          </table:table-cell>
          <table:table-cell office:value-type="float" office:value="0">
            <text:p>0</text:p>
          </table:table-cell>
          <table:table-cell office:value-type="float" office:value="-0.34571">
            <text:p>-0.34571</text:p>
          </table:table-cell>
          <table:table-cell office:value-type="float" office:value="0.84315">
            <text:p>0.84315</text:p>
          </table:table-cell>
          <table:table-cell office:value-type="float" office:value="0.033748">
            <text:p>0.033748</text:p>
          </table:table-cell>
          <table:table-cell/>
          <table:table-cell office:value-type="float" office:value="4.9438">
            <text:p>4.9438</text:p>
          </table:table-cell>
          <table:table-cell office:value-type="float" office:value="-0.41255">
            <text:p>-0.41255</text:p>
          </table:table-cell>
          <table:table-cell office:value-type="float" office:value="-0.40323">
            <text:p>-0.40323</text:p>
          </table:table-cell>
          <table:table-cell office:value-type="float" office:value="0">
            <text:p>0</text:p>
          </table:table-cell>
          <table:table-cell office:value-type="float" office:value="-0.063636">
            <text:p>-0.063636</text:p>
          </table:table-cell>
          <table:table-cell office:value-type="float" office:value="0">
            <text:p>0</text:p>
          </table:table-cell>
          <table:table-cell office:value-type="float" office:value="2.8132">
            <text:p>2.8132</text:p>
          </table:table-cell>
          <table:table-cell office:value-type="float" office:value="0.84315">
            <text:p>0.84315</text:p>
          </table:table-cell>
          <table:table-cell office:value-type="float" office:value="0.033748">
            <text:p>0.033748</text:p>
          </table:table-cell>
        </table:table-row>
        <table:table-row table:style-name="ro1">
          <table:table-cell office:value-type="float" office:value="5.0775">
            <text:p>5.0775</text:p>
          </table:table-cell>
          <table:table-cell office:value-type="float" office:value="0.40275">
            <text:p>0.40275</text:p>
          </table:table-cell>
          <table:table-cell office:value-type="float" office:value="-0.58834">
            <text:p>-0.5883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8106">
            <text:p>-0.28106</text:p>
          </table:table-cell>
          <table:table-cell table:style-name="ce1" office:value-type="string">
            <text:p>-1.2246e-16</text:p>
          </table:table-cell>
          <table:table-cell office:value-type="float" office:value="0.034269">
            <text:p>0.034269</text:p>
          </table:table-cell>
          <table:table-cell/>
          <table:table-cell office:value-type="float" office:value="5.0775">
            <text:p>5.0775</text:p>
          </table:table-cell>
          <table:table-cell office:value-type="float" office:value="-0.40487">
            <text:p>-0.40487</text:p>
          </table:table-cell>
          <table:table-cell office:value-type="float" office:value="-0.40514">
            <text:p>-0.4051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8999">
            <text:p>2.8999</text:p>
          </table:table-cell>
          <table:table-cell office:value-type="float" office:value="0">
            <text:p>0</text:p>
          </table:table-cell>
          <table:table-cell office:value-type="float" office:value="0.034269">
            <text:p>0.034269</text:p>
          </table:table-cell>
        </table:table-row>
        <table:table-row table:style-name="ro1">
          <table:table-cell office:value-type="float" office:value="5.2111">
            <text:p>5.2111</text:p>
          </table:table-cell>
          <table:table-cell office:value-type="float" office:value="0.39336">
            <text:p>0.39336</text:p>
          </table:table-cell>
          <table:table-cell office:value-type="float" office:value="-0.58615">
            <text:p>-0.58615</text:p>
          </table:table-cell>
          <table:table-cell office:value-type="float" office:value="0">
            <text:p>0</text:p>
          </table:table-cell>
          <table:table-cell office:value-type="float" office:value="-0.12353">
            <text:p>-0.12353</text:p>
          </table:table-cell>
          <table:table-cell office:value-type="float" office:value="0">
            <text:p>0</text:p>
          </table:table-cell>
          <table:table-cell office:value-type="float" office:value="-0.2383">
            <text:p>-0.2383</text:p>
          </table:table-cell>
          <table:table-cell office:value-type="float" office:value="-0.085086">
            <text:p>-0.085086</text:p>
          </table:table-cell>
          <table:table-cell office:value-type="float" office:value="0.034993">
            <text:p>0.034993</text:p>
          </table:table-cell>
          <table:table-cell/>
          <table:table-cell office:value-type="float" office:value="5.2111">
            <text:p>5.2111</text:p>
          </table:table-cell>
          <table:table-cell office:value-type="float" office:value="-0.39385">
            <text:p>-0.39385</text:p>
          </table:table-cell>
          <table:table-cell office:value-type="float" office:value="-0.40728">
            <text:p>-0.40728</text:p>
          </table:table-cell>
          <table:table-cell office:value-type="float" office:value="0">
            <text:p>0</text:p>
          </table:table-cell>
          <table:table-cell office:value-type="float" office:value="-0.12353">
            <text:p>-0.12353</text:p>
          </table:table-cell>
          <table:table-cell office:value-type="float" office:value="0">
            <text:p>0</text:p>
          </table:table-cell>
          <table:table-cell office:value-type="float" office:value="2.9379">
            <text:p>2.9379</text:p>
          </table:table-cell>
          <table:table-cell office:value-type="float" office:value="-0.085086">
            <text:p>-0.085086</text:p>
          </table:table-cell>
          <table:table-cell office:value-type="float" office:value="0.034993">
            <text:p>0.034993</text:p>
          </table:table-cell>
        </table:table-row>
        <table:table-row table:style-name="ro1">
          <table:table-cell office:value-type="float" office:value="5.3447">
            <text:p>5.3447</text:p>
          </table:table-cell>
          <table:table-cell office:value-type="float" office:value="0.38033">
            <text:p>0.38033</text:p>
          </table:table-cell>
          <table:table-cell office:value-type="float" office:value="-0.58427">
            <text:p>-0.5842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7745">
            <text:p>-0.17745</text:p>
          </table:table-cell>
          <table:table-cell table:style-name="ce1" office:value-type="string">
            <text:p>-1.8988e-15</text:p>
          </table:table-cell>
          <table:table-cell office:value-type="float" office:value="0.036179">
            <text:p>0.036179</text:p>
          </table:table-cell>
          <table:table-cell/>
          <table:table-cell office:value-type="float" office:value="5.3447">
            <text:p>5.3447</text:p>
          </table:table-cell>
          <table:table-cell office:value-type="float" office:value="-0.37977">
            <text:p>-0.37977</text:p>
          </table:table-cell>
          <table:table-cell office:value-type="float" office:value="-0.40948">
            <text:p>-0.4094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9723">
            <text:p>2.9723</text:p>
          </table:table-cell>
          <table:table-cell table:style-name="ce1" office:value-type="string">
            <text:p>-2.0806e-15</text:p>
          </table:table-cell>
          <table:table-cell office:value-type="float" office:value="0.036179">
            <text:p>0.036179</text:p>
          </table:table-cell>
        </table:table-row>
        <table:table-row table:style-name="ro1">
          <table:table-cell office:value-type="float" office:value="5.4784">
            <text:p>5.4784</text:p>
          </table:table-cell>
          <table:table-cell office:value-type="float" office:value="0.36303">
            <text:p>0.36303</text:p>
          </table:table-cell>
          <table:table-cell office:value-type="float" office:value="-0.58218">
            <text:p>-0.58218</text:p>
          </table:table-cell>
          <table:table-cell office:value-type="float" office:value="0">
            <text:p>0</text:p>
          </table:table-cell>
          <table:table-cell office:value-type="float" office:value="-0.1205">
            <text:p>-0.1205</text:p>
          </table:table-cell>
          <table:table-cell office:value-type="float" office:value="0">
            <text:p>0</text:p>
          </table:table-cell>
          <table:table-cell office:value-type="float" office:value="-0.15125">
            <text:p>-0.15125</text:p>
          </table:table-cell>
          <table:table-cell office:value-type="float" office:value="-0.05986">
            <text:p>-0.05986</text:p>
          </table:table-cell>
          <table:table-cell office:value-type="float" office:value="0.038324">
            <text:p>0.038324</text:p>
          </table:table-cell>
          <table:table-cell/>
          <table:table-cell office:value-type="float" office:value="5.4784">
            <text:p>5.4784</text:p>
          </table:table-cell>
          <table:table-cell office:value-type="float" office:value="-0.36262">
            <text:p>-0.36262</text:p>
          </table:table-cell>
          <table:table-cell office:value-type="float" office:value="-0.41174">
            <text:p>-0.41174</text:p>
          </table:table-cell>
          <table:table-cell office:value-type="float" office:value="0">
            <text:p>0</text:p>
          </table:table-cell>
          <table:table-cell office:value-type="float" office:value="-0.1205">
            <text:p>-0.1205</text:p>
          </table:table-cell>
          <table:table-cell office:value-type="float" office:value="0">
            <text:p>0</text:p>
          </table:table-cell>
          <table:table-cell office:value-type="float" office:value="2.9803">
            <text:p>2.9803</text:p>
          </table:table-cell>
          <table:table-cell office:value-type="float" office:value="-0.05986">
            <text:p>-0.05986</text:p>
          </table:table-cell>
          <table:table-cell office:value-type="float" office:value="0.038324">
            <text:p>0.038324</text:p>
          </table:table-cell>
        </table:table-row>
        <table:table-row table:style-name="ro1">
          <table:table-cell office:value-type="float" office:value="5.612">
            <text:p>5.612</text:p>
          </table:table-cell>
          <table:table-cell office:value-type="float" office:value="0.34749">
            <text:p>0.34749</text:p>
          </table:table-cell>
          <table:table-cell office:value-type="float" office:value="-0.58025">
            <text:p>-0.5802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3281">
            <text:p>-0.13281</text:p>
          </table:table-cell>
          <table:table-cell table:style-name="ce1" office:value-type="string">
            <text:p>1.2246e-16</text:p>
          </table:table-cell>
          <table:table-cell office:value-type="float" office:value="0.039883">
            <text:p>0.039883</text:p>
          </table:table-cell>
          <table:table-cell/>
          <table:table-cell office:value-type="float" office:value="5.612">
            <text:p>5.612</text:p>
          </table:table-cell>
          <table:table-cell office:value-type="float" office:value="-0.34659">
            <text:p>-0.34659</text:p>
          </table:table-cell>
          <table:table-cell office:value-type="float" office:value="-0.41407">
            <text:p>-0.4140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9872">
            <text:p>2.9872</text:p>
          </table:table-cell>
          <table:table-cell office:value-type="float" office:value="0">
            <text:p>0</text:p>
          </table:table-cell>
          <table:table-cell office:value-type="float" office:value="0.039883">
            <text:p>0.039883</text:p>
          </table:table-cell>
        </table:table-row>
        <table:table-row table:style-name="ro1">
          <table:table-cell office:value-type="float" office:value="5.7456">
            <text:p>5.7456</text:p>
          </table:table-cell>
          <table:table-cell office:value-type="float" office:value="0.33091">
            <text:p>0.33091</text:p>
          </table:table-cell>
          <table:table-cell office:value-type="float" office:value="-0.57818">
            <text:p>-0.57818</text:p>
          </table:table-cell>
          <table:table-cell office:value-type="float" office:value="0">
            <text:p>0</text:p>
          </table:table-cell>
          <table:table-cell office:value-type="float" office:value="-0.11995">
            <text:p>-0.11995</text:p>
          </table:table-cell>
          <table:table-cell office:value-type="float" office:value="0">
            <text:p>0</text:p>
          </table:table-cell>
          <table:table-cell office:value-type="float" office:value="-0.1279">
            <text:p>-0.1279</text:p>
          </table:table-cell>
          <table:table-cell office:value-type="float" office:value="-0.026341">
            <text:p>-0.026341</text:p>
          </table:table-cell>
          <table:table-cell office:value-type="float" office:value="0.040757">
            <text:p>0.040757</text:p>
          </table:table-cell>
          <table:table-cell/>
          <table:table-cell office:value-type="float" office:value="5.7456">
            <text:p>5.7456</text:p>
          </table:table-cell>
          <table:table-cell office:value-type="float" office:value="-0.33377">
            <text:p>-0.33377</text:p>
          </table:table-cell>
          <table:table-cell office:value-type="float" office:value="-0.41597">
            <text:p>-0.41597</text:p>
          </table:table-cell>
          <table:table-cell office:value-type="float" office:value="0">
            <text:p>0</text:p>
          </table:table-cell>
          <table:table-cell office:value-type="float" office:value="-0.11995">
            <text:p>-0.11995</text:p>
          </table:table-cell>
          <table:table-cell office:value-type="float" office:value="0">
            <text:p>0</text:p>
          </table:table-cell>
          <table:table-cell office:value-type="float" office:value="2.9959">
            <text:p>2.9959</text:p>
          </table:table-cell>
          <table:table-cell office:value-type="float" office:value="-0.026341">
            <text:p>-0.026341</text:p>
          </table:table-cell>
          <table:table-cell office:value-type="float" office:value="0.040757">
            <text:p>0.040757</text:p>
          </table:table-cell>
        </table:table-row>
        <table:table-row table:style-name="ro1">
          <table:table-cell office:value-type="float" office:value="5.8792">
            <text:p>5.8792</text:p>
          </table:table-cell>
          <table:table-cell office:value-type="float" office:value="0.31489">
            <text:p>0.31489</text:p>
          </table:table-cell>
          <table:table-cell office:value-type="float" office:value="-0.57604">
            <text:p>-0.5760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1939">
            <text:p>-0.11939</text:p>
          </table:table-cell>
          <table:table-cell table:style-name="ce1" office:value-type="string">
            <text:p>-1.0106e-15</text:p>
          </table:table-cell>
          <table:table-cell office:value-type="float" office:value="0.04203">
            <text:p>0.04203</text:p>
          </table:table-cell>
          <table:table-cell/>
          <table:table-cell office:value-type="float" office:value="5.8792">
            <text:p>5.8792</text:p>
          </table:table-cell>
          <table:table-cell office:value-type="float" office:value="-0.31677">
            <text:p>-0.31677</text:p>
          </table:table-cell>
          <table:table-cell office:value-type="float" office:value="-0.41886">
            <text:p>-0.4188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025">
            <text:p>3.0025</text:p>
          </table:table-cell>
          <table:table-cell table:style-name="ce1" office:value-type="string">
            <text:p>-8.3225e-16</text:p>
          </table:table-cell>
          <table:table-cell office:value-type="float" office:value="0.04203">
            <text:p>0.04203</text:p>
          </table:table-cell>
        </table:table-row>
        <table:table-row table:style-name="ro1">
          <table:table-cell office:value-type="float" office:value="6.0129">
            <text:p>6.0129</text:p>
          </table:table-cell>
          <table:table-cell office:value-type="float" office:value="0.29872">
            <text:p>0.29872</text:p>
          </table:table-cell>
          <table:table-cell office:value-type="float" office:value="-0.57406">
            <text:p>-0.57406</text:p>
          </table:table-cell>
          <table:table-cell office:value-type="float" office:value="0">
            <text:p>0</text:p>
          </table:table-cell>
          <table:table-cell office:value-type="float" office:value="-0.12255">
            <text:p>-0.12255</text:p>
          </table:table-cell>
          <table:table-cell office:value-type="float" office:value="0">
            <text:p>0</text:p>
          </table:table-cell>
          <table:table-cell office:value-type="float" office:value="-0.11465">
            <text:p>-0.11465</text:p>
          </table:table-cell>
          <table:table-cell office:value-type="float" office:value="-0.019793">
            <text:p>-0.019793</text:p>
          </table:table-cell>
          <table:table-cell office:value-type="float" office:value="0.043119">
            <text:p>0.043119</text:p>
          </table:table-cell>
          <table:table-cell/>
          <table:table-cell office:value-type="float" office:value="6.0129">
            <text:p>6.0129</text:p>
          </table:table-cell>
          <table:table-cell office:value-type="float" office:value="-0.30028">
            <text:p>-0.30028</text:p>
          </table:table-cell>
          <table:table-cell office:value-type="float" office:value="-0.42149">
            <text:p>-0.42149</text:p>
          </table:table-cell>
          <table:table-cell office:value-type="float" office:value="0">
            <text:p>0</text:p>
          </table:table-cell>
          <table:table-cell office:value-type="float" office:value="-0.12255">
            <text:p>-0.12255</text:p>
          </table:table-cell>
          <table:table-cell office:value-type="float" office:value="0">
            <text:p>0</text:p>
          </table:table-cell>
          <table:table-cell office:value-type="float" office:value="2.9963">
            <text:p>2.9963</text:p>
          </table:table-cell>
          <table:table-cell office:value-type="float" office:value="-0.019793">
            <text:p>-0.019793</text:p>
          </table:table-cell>
          <table:table-cell office:value-type="float" office:value="0.043119">
            <text:p>0.043119</text:p>
          </table:table-cell>
        </table:table-row>
        <table:table-row table:style-name="ro1">
          <table:table-cell office:value-type="float" office:value="6.1465">
            <text:p>6.1465</text:p>
          </table:table-cell>
          <table:table-cell office:value-type="float" office:value="0.28322">
            <text:p>0.28322</text:p>
          </table:table-cell>
          <table:table-cell office:value-type="float" office:value="-0.57213">
            <text:p>-0.5721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1585">
            <text:p>-0.11585</text:p>
          </table:table-cell>
          <table:table-cell table:style-name="ce1" office:value-type="string">
            <text:p>1.2246e-16</text:p>
          </table:table-cell>
          <table:table-cell office:value-type="float" office:value="0.043674">
            <text:p>0.043674</text:p>
          </table:table-cell>
          <table:table-cell/>
          <table:table-cell office:value-type="float" office:value="6.1465">
            <text:p>6.1465</text:p>
          </table:table-cell>
          <table:table-cell office:value-type="float" office:value="-0.28449">
            <text:p>-0.28449</text:p>
          </table:table-cell>
          <table:table-cell office:value-type="float" office:value="-0.42441">
            <text:p>-0.4244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9904">
            <text:p>2.9904</text:p>
          </table:table-cell>
          <table:table-cell office:value-type="float" office:value="0">
            <text:p>0</text:p>
          </table:table-cell>
          <table:table-cell office:value-type="float" office:value="0.043674">
            <text:p>0.043674</text:p>
          </table:table-cell>
        </table:table-row>
        <table:table-row table:style-name="ro1">
          <table:table-cell office:value-type="float" office:value="6.2801">
            <text:p>6.2801</text:p>
          </table:table-cell>
          <table:table-cell office:value-type="float" office:value="0.26683">
            <text:p>0.26683</text:p>
          </table:table-cell>
          <table:table-cell office:value-type="float" office:value="-0.57004">
            <text:p>-0.57004</text:p>
          </table:table-cell>
          <table:table-cell office:value-type="float" office:value="0">
            <text:p>0</text:p>
          </table:table-cell>
          <table:table-cell office:value-type="float" office:value="-0.12171">
            <text:p>-0.12171</text:p>
          </table:table-cell>
          <table:table-cell office:value-type="float" office:value="0">
            <text:p>0</text:p>
          </table:table-cell>
          <table:table-cell office:value-type="float" office:value="-0.11177">
            <text:p>-0.11177</text:p>
          </table:table-cell>
          <table:table-cell office:value-type="float" office:value="0.0082827">
            <text:p>0.0082827</text:p>
          </table:table-cell>
          <table:table-cell office:value-type="float" office:value="0.044363">
            <text:p>0.044363</text:p>
          </table:table-cell>
          <table:table-cell/>
          <table:table-cell office:value-type="float" office:value="6.2801">
            <text:p>6.2801</text:p>
          </table:table-cell>
          <table:table-cell office:value-type="float" office:value="-0.26835">
            <text:p>-0.26835</text:p>
          </table:table-cell>
          <table:table-cell office:value-type="float" office:value="-0.4275">
            <text:p>-0.4275</text:p>
          </table:table-cell>
          <table:table-cell office:value-type="float" office:value="0">
            <text:p>0</text:p>
          </table:table-cell>
          <table:table-cell office:value-type="float" office:value="-0.12171">
            <text:p>-0.12171</text:p>
          </table:table-cell>
          <table:table-cell office:value-type="float" office:value="0">
            <text:p>0</text:p>
          </table:table-cell>
          <table:table-cell office:value-type="float" office:value="2.9881">
            <text:p>2.9881</text:p>
          </table:table-cell>
          <table:table-cell office:value-type="float" office:value="0.0082827">
            <text:p>0.0082827</text:p>
          </table:table-cell>
          <table:table-cell office:value-type="float" office:value="0.044363">
            <text:p>0.044363</text:p>
          </table:table-cell>
        </table:table-row>
        <table:table-row table:style-name="ro1">
          <table:table-cell office:value-type="float" office:value="6.4137">
            <text:p>6.4137</text:p>
          </table:table-cell>
          <table:table-cell office:value-type="float" office:value="0.25088">
            <text:p>0.25088</text:p>
          </table:table-cell>
          <table:table-cell office:value-type="float" office:value="-0.56788">
            <text:p>-0.5678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1059">
            <text:p>-0.11059</text:p>
          </table:table-cell>
          <table:table-cell table:style-name="ce1" office:value-type="string">
            <text:p>-1.0106e-15</text:p>
          </table:table-cell>
          <table:table-cell office:value-type="float" office:value="0.044823">
            <text:p>0.044823</text:p>
          </table:table-cell>
          <table:table-cell/>
          <table:table-cell office:value-type="float" office:value="6.4137">
            <text:p>6.4137</text:p>
          </table:table-cell>
          <table:table-cell office:value-type="float" office:value="-0.25429">
            <text:p>-0.25429</text:p>
          </table:table-cell>
          <table:table-cell office:value-type="float" office:value="-0.4298">
            <text:p>-0.429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9796">
            <text:p>2.9796</text:p>
          </table:table-cell>
          <table:table-cell table:style-name="ce1" office:value-type="string">
            <text:p>-8.3225e-16</text:p>
          </table:table-cell>
          <table:table-cell office:value-type="float" office:value="0.044823">
            <text:p>0.044823</text:p>
          </table:table-cell>
        </table:table-row>
        <table:table-row table:style-name="ro1">
          <table:table-cell office:value-type="float" office:value="6.5474">
            <text:p>6.5474</text:p>
          </table:table-cell>
          <table:table-cell office:value-type="float" office:value="0.23488">
            <text:p>0.23488</text:p>
          </table:table-cell>
          <table:table-cell office:value-type="float" office:value="-0.56574">
            <text:p>-0.56574</text:p>
          </table:table-cell>
          <table:table-cell office:value-type="float" office:value="0">
            <text:p>0</text:p>
          </table:table-cell>
          <table:table-cell office:value-type="float" office:value="-0.12359">
            <text:p>-0.12359</text:p>
          </table:table-cell>
          <table:table-cell office:value-type="float" office:value="0">
            <text:p>0</text:p>
          </table:table-cell>
          <table:table-cell office:value-type="float" office:value="-0.10905">
            <text:p>-0.10905</text:p>
          </table:table-cell>
          <table:table-cell office:value-type="float" office:value="0.035727">
            <text:p>0.035727</text:p>
          </table:table-cell>
          <table:table-cell office:value-type="float" office:value="0.045307">
            <text:p>0.045307</text:p>
          </table:table-cell>
          <table:table-cell/>
          <table:table-cell office:value-type="float" office:value="6.5474">
            <text:p>6.5474</text:p>
          </table:table-cell>
          <table:table-cell office:value-type="float" office:value="-0.23709">
            <text:p>-0.23709</text:p>
          </table:table-cell>
          <table:table-cell office:value-type="float" office:value="-0.43311">
            <text:p>-0.43311</text:p>
          </table:table-cell>
          <table:table-cell office:value-type="float" office:value="0">
            <text:p>0</text:p>
          </table:table-cell>
          <table:table-cell office:value-type="float" office:value="-0.12359">
            <text:p>-0.12359</text:p>
          </table:table-cell>
          <table:table-cell office:value-type="float" office:value="0">
            <text:p>0</text:p>
          </table:table-cell>
          <table:table-cell office:value-type="float" office:value="2.9798">
            <text:p>2.9798</text:p>
          </table:table-cell>
          <table:table-cell office:value-type="float" office:value="0.035727">
            <text:p>0.035727</text:p>
          </table:table-cell>
          <table:table-cell office:value-type="float" office:value="0.045307">
            <text:p>0.045307</text:p>
          </table:table-cell>
        </table:table-row>
        <table:table-row table:style-name="ro1">
          <table:table-cell office:value-type="float" office:value="6.6809">
            <text:p>6.6809</text:p>
          </table:table-cell>
          <table:table-cell office:value-type="float" office:value="0.21901">
            <text:p>0.21901</text:p>
          </table:table-cell>
          <table:table-cell office:value-type="float" office:value="-0.56379">
            <text:p>-0.5637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1293">
            <text:p>-0.11293</text:p>
          </table:table-cell>
          <table:table-cell table:style-name="ce1" office:value-type="string">
            <text:p>1.2246e-16</text:p>
          </table:table-cell>
          <table:table-cell office:value-type="float" office:value="0.045732">
            <text:p>0.045732</text:p>
          </table:table-cell>
          <table:table-cell/>
          <table:table-cell office:value-type="float" office:value="6.6809">
            <text:p>6.6809</text:p>
          </table:table-cell>
          <table:table-cell office:value-type="float" office:value="-0.22">
            <text:p>-0.22</text:p>
          </table:table-cell>
          <table:table-cell office:value-type="float" office:value="-0.4366">
            <text:p>-0.43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984">
            <text:p>2.984</text:p>
          </table:table-cell>
          <table:table-cell office:value-type="float" office:value="0">
            <text:p>0</text:p>
          </table:table-cell>
          <table:table-cell office:value-type="float" office:value="0.045732">
            <text:p>0.045732</text:p>
          </table:table-cell>
        </table:table-row>
        <table:table-row table:style-name="ro1">
          <table:table-cell office:value-type="float" office:value="6.8145">
            <text:p>6.8145</text:p>
          </table:table-cell>
          <table:table-cell office:value-type="float" office:value="0.20238">
            <text:p>0.20238</text:p>
          </table:table-cell>
          <table:table-cell office:value-type="float" office:value="-0.56183">
            <text:p>-0.56183</text:p>
          </table:table-cell>
          <table:table-cell office:value-type="float" office:value="0">
            <text:p>0</text:p>
          </table:table-cell>
          <table:table-cell office:value-type="float" office:value="-0.12079">
            <text:p>-0.12079</text:p>
          </table:table-cell>
          <table:table-cell office:value-type="float" office:value="0">
            <text:p>0</text:p>
          </table:table-cell>
          <table:table-cell office:value-type="float" office:value="-0.11254">
            <text:p>-0.11254</text:p>
          </table:table-cell>
          <table:table-cell office:value-type="float" office:value="0.048839">
            <text:p>0.048839</text:p>
          </table:table-cell>
          <table:table-cell office:value-type="float" office:value="0.046488">
            <text:p>0.046488</text:p>
          </table:table-cell>
          <table:table-cell/>
          <table:table-cell office:value-type="float" office:value="6.8145">
            <text:p>6.8145</text:p>
          </table:table-cell>
          <table:table-cell office:value-type="float" office:value="-0.2031">
            <text:p>-0.2031</text:p>
          </table:table-cell>
          <table:table-cell office:value-type="float" office:value="-0.43964">
            <text:p>-0.43964</text:p>
          </table:table-cell>
          <table:table-cell office:value-type="float" office:value="0">
            <text:p>0</text:p>
          </table:table-cell>
          <table:table-cell office:value-type="float" office:value="-0.12079">
            <text:p>-0.12079</text:p>
          </table:table-cell>
          <table:table-cell office:value-type="float" office:value="0">
            <text:p>0</text:p>
          </table:table-cell>
          <table:table-cell office:value-type="float" office:value="2.9801">
            <text:p>2.9801</text:p>
          </table:table-cell>
          <table:table-cell office:value-type="float" office:value="0.048839">
            <text:p>0.048839</text:p>
          </table:table-cell>
          <table:table-cell office:value-type="float" office:value="0.046488">
            <text:p>0.046488</text:p>
          </table:table-cell>
        </table:table-row>
        <table:table-row table:style-name="ro1">
          <table:table-cell office:value-type="float" office:value="6.9481">
            <text:p>6.9481</text:p>
          </table:table-cell>
          <table:table-cell office:value-type="float" office:value="0.18653">
            <text:p>0.18653</text:p>
          </table:table-cell>
          <table:table-cell office:value-type="float" office:value="-0.55962">
            <text:p>-0.5596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158">
            <text:p>-0.1158</text:p>
          </table:table-cell>
          <table:table-cell table:style-name="ce1" office:value-type="string">
            <text:p>1.2246e-16</text:p>
          </table:table-cell>
          <table:table-cell office:value-type="float" office:value="0.04647">
            <text:p>0.04647</text:p>
          </table:table-cell>
          <table:table-cell/>
          <table:table-cell office:value-type="float" office:value="6.9481">
            <text:p>6.9481</text:p>
          </table:table-cell>
          <table:table-cell office:value-type="float" office:value="-0.18707">
            <text:p>-0.18707</text:p>
          </table:table-cell>
          <table:table-cell office:value-type="float" office:value="-0.44238">
            <text:p>-0.442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9732">
            <text:p>2.9732</text:p>
          </table:table-cell>
          <table:table-cell office:value-type="float" office:value="0">
            <text:p>0</text:p>
          </table:table-cell>
          <table:table-cell office:value-type="float" office:value="0.04647">
            <text:p>0.04647</text:p>
          </table:table-cell>
        </table:table-row>
        <table:table-row table:style-name="ro1">
          <table:table-cell office:value-type="float" office:value="7.0818">
            <text:p>7.0818</text:p>
          </table:table-cell>
          <table:table-cell office:value-type="float" office:value="0.17061">
            <text:p>0.17061</text:p>
          </table:table-cell>
          <table:table-cell office:value-type="float" office:value="-0.55756">
            <text:p>-0.55756</text:p>
          </table:table-cell>
          <table:table-cell office:value-type="float" office:value="0">
            <text:p>0</text:p>
          </table:table-cell>
          <table:table-cell office:value-type="float" office:value="-0.12004">
            <text:p>-0.12004</text:p>
          </table:table-cell>
          <table:table-cell office:value-type="float" office:value="0">
            <text:p>0</text:p>
          </table:table-cell>
          <table:table-cell office:value-type="float" office:value="-0.13037">
            <text:p>-0.13037</text:p>
          </table:table-cell>
          <table:table-cell office:value-type="float" office:value="0.069478">
            <text:p>0.069478</text:p>
          </table:table-cell>
          <table:table-cell office:value-type="float" office:value="0.046063">
            <text:p>0.046063</text:p>
          </table:table-cell>
          <table:table-cell/>
          <table:table-cell office:value-type="float" office:value="7.0818">
            <text:p>7.0818</text:p>
          </table:table-cell>
          <table:table-cell office:value-type="float" office:value="-0.17486">
            <text:p>-0.17486</text:p>
          </table:table-cell>
          <table:table-cell office:value-type="float" office:value="-0.44457">
            <text:p>-0.44457</text:p>
          </table:table-cell>
          <table:table-cell office:value-type="float" office:value="0">
            <text:p>0</text:p>
          </table:table-cell>
          <table:table-cell office:value-type="float" office:value="-0.12004">
            <text:p>-0.12004</text:p>
          </table:table-cell>
          <table:table-cell office:value-type="float" office:value="0">
            <text:p>0</text:p>
          </table:table-cell>
          <table:table-cell office:value-type="float" office:value="2.9905">
            <text:p>2.9905</text:p>
          </table:table-cell>
          <table:table-cell office:value-type="float" office:value="0.069478">
            <text:p>0.069478</text:p>
          </table:table-cell>
          <table:table-cell office:value-type="float" office:value="0.046063">
            <text:p>0.046063</text:p>
          </table:table-cell>
        </table:table-row>
        <table:table-row table:style-name="ro1">
          <table:table-cell office:value-type="float" office:value="7.2154">
            <text:p>7.2154</text:p>
          </table:table-cell>
          <table:table-cell office:value-type="float" office:value="0.15448">
            <text:p>0.15448</text:p>
          </table:table-cell>
          <table:table-cell office:value-type="float" office:value="-0.55502">
            <text:p>-0.5550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3454">
            <text:p>-0.13454</text:p>
          </table:table-cell>
          <table:table-cell table:style-name="ce1" office:value-type="string">
            <text:p>-1.2246e-16</text:p>
          </table:table-cell>
          <table:table-cell office:value-type="float" office:value="0.046903">
            <text:p>0.046903</text:p>
          </table:table-cell>
          <table:table-cell/>
          <table:table-cell office:value-type="float" office:value="7.2154">
            <text:p>7.2154</text:p>
          </table:table-cell>
          <table:table-cell office:value-type="float" office:value="-0.15726">
            <text:p>-0.15726</text:p>
          </table:table-cell>
          <table:table-cell office:value-type="float" office:value="-0.44763">
            <text:p>-0.4476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9843">
            <text:p>2.9843</text:p>
          </table:table-cell>
          <table:table-cell office:value-type="float" office:value="0">
            <text:p>0</text:p>
          </table:table-cell>
          <table:table-cell office:value-type="float" office:value="0.046903">
            <text:p>0.046903</text:p>
          </table:table-cell>
        </table:table-row>
        <table:table-row table:style-name="ro1">
          <table:table-cell office:value-type="float" office:value="7.349">
            <text:p>7.349</text:p>
          </table:table-cell>
          <table:table-cell office:value-type="float" office:value="0.14005">
            <text:p>0.14005</text:p>
          </table:table-cell>
          <table:table-cell office:value-type="float" office:value="-0.55299">
            <text:p>-0.55299</text:p>
          </table:table-cell>
          <table:table-cell office:value-type="float" office:value="0">
            <text:p>0</text:p>
          </table:table-cell>
          <table:table-cell office:value-type="float" office:value="-0.059951">
            <text:p>-0.059951</text:p>
          </table:table-cell>
          <table:table-cell office:value-type="float" office:value="0">
            <text:p>0</text:p>
          </table:table-cell>
          <table:table-cell office:value-type="float" office:value="-0.094455">
            <text:p>-0.094455</text:p>
          </table:table-cell>
          <table:table-cell office:value-type="float" office:value="0.87494">
            <text:p>0.87494</text:p>
          </table:table-cell>
          <table:table-cell office:value-type="float" office:value="0.046616">
            <text:p>0.046616</text:p>
          </table:table-cell>
          <table:table-cell/>
          <table:table-cell office:value-type="float" office:value="7.349">
            <text:p>7.349</text:p>
          </table:table-cell>
          <table:table-cell office:value-type="float" office:value="-0.14137">
            <text:p>-0.14137</text:p>
          </table:table-cell>
          <table:table-cell office:value-type="float" office:value="-0.4506">
            <text:p>-0.4506</text:p>
          </table:table-cell>
          <table:table-cell office:value-type="float" office:value="0">
            <text:p>0</text:p>
          </table:table-cell>
          <table:table-cell office:value-type="float" office:value="-0.059951">
            <text:p>-0.059951</text:p>
          </table:table-cell>
          <table:table-cell office:value-type="float" office:value="0">
            <text:p>0</text:p>
          </table:table-cell>
          <table:table-cell office:value-type="float" office:value="3.0205">
            <text:p>3.0205</text:p>
          </table:table-cell>
          <table:table-cell office:value-type="float" office:value="0.87494">
            <text:p>0.87494</text:p>
          </table:table-cell>
          <table:table-cell office:value-type="float" office:value="0.046616">
            <text:p>0.046616</text:p>
          </table:table-cell>
        </table:table-row>
        <table:table-row table:style-name="ro1">
          <table:table-cell office:value-type="float" office:value="7.4826">
            <text:p>7.4826</text:p>
          </table:table-cell>
          <table:table-cell office:value-type="float" office:value="0.12599">
            <text:p>0.12599</text:p>
          </table:table-cell>
          <table:table-cell office:value-type="float" office:value="-0.55118">
            <text:p>-0.5511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36755">
            <text:p>-0.036755</text:p>
          </table:table-cell>
          <table:table-cell office:value-type="float" office:value="0.86603">
            <text:p>0.86603</text:p>
          </table:table-cell>
          <table:table-cell office:value-type="float" office:value="0.045757">
            <text:p>0.045757</text:p>
          </table:table-cell>
          <table:table-cell/>
          <table:table-cell office:value-type="float" office:value="7.4826">
            <text:p>7.4826</text:p>
          </table:table-cell>
          <table:table-cell office:value-type="float" office:value="-0.12798">
            <text:p>-0.12798</text:p>
          </table:table-cell>
          <table:table-cell office:value-type="float" office:value="-0.45316">
            <text:p>-0.4531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3.0943">
            <text:p>3.0943</text:p>
          </table:table-cell>
          <table:table-cell office:value-type="float" office:value="0.86603">
            <text:p>0.86603</text:p>
          </table:table-cell>
          <table:table-cell office:value-type="float" office:value="0.045757">
            <text:p>0.045757</text:p>
          </table:table-cell>
        </table:table-row>
        <table:table-row table:style-name="ro1">
          <table:table-cell office:value-type="float" office:value="7.6163">
            <text:p>7.6163</text:p>
          </table:table-cell>
          <table:table-cell office:value-type="float" office:value="0.11625">
            <text:p>0.11625</text:p>
          </table:table-cell>
          <table:table-cell office:value-type="float" office:value="-0.54973">
            <text:p>-0.54973</text:p>
          </table:table-cell>
          <table:table-cell office:value-type="float" office:value="0">
            <text:p>0</text:p>
          </table:table-cell>
          <table:table-cell office:value-type="float" office:value="-0.060687">
            <text:p>-0.060687</text:p>
          </table:table-cell>
          <table:table-cell office:value-type="float" office:value="0">
            <text:p>0</text:p>
          </table:table-cell>
          <table:table-cell office:value-type="float" office:value="0.02584">
            <text:p>0.02584</text:p>
          </table:table-cell>
          <table:table-cell office:value-type="float" office:value="0.87365">
            <text:p>0.87365</text:p>
          </table:table-cell>
          <table:table-cell office:value-type="float" office:value="0.044608">
            <text:p>0.044608</text:p>
          </table:table-cell>
          <table:table-cell/>
          <table:table-cell office:value-type="float" office:value="7.6163">
            <text:p>7.6163</text:p>
          </table:table-cell>
          <table:table-cell office:value-type="float" office:value="-0.11779">
            <text:p>-0.11779</text:p>
          </table:table-cell>
          <table:table-cell office:value-type="float" office:value="-0.45487">
            <text:p>-0.45487</text:p>
          </table:table-cell>
          <table:table-cell office:value-type="float" office:value="0">
            <text:p>0</text:p>
          </table:table-cell>
          <table:table-cell office:value-type="float" office:value="-0.060687">
            <text:p>-0.060687</text:p>
          </table:table-cell>
          <table:table-cell office:value-type="float" office:value="0">
            <text:p>0</text:p>
          </table:table-cell>
          <table:table-cell office:value-type="float" office:value="-3.125">
            <text:p>-3.125</text:p>
          </table:table-cell>
          <table:table-cell office:value-type="float" office:value="0.87365">
            <text:p>0.87365</text:p>
          </table:table-cell>
          <table:table-cell office:value-type="float" office:value="0.044608">
            <text:p>0.044608</text:p>
          </table:table-cell>
        </table:table-row>
        <table:table-row table:style-name="ro1">
          <table:table-cell office:value-type="float" office:value="7.7499">
            <text:p>7.7499</text:p>
          </table:table-cell>
          <table:table-cell office:value-type="float" office:value="0.10826">
            <text:p>0.10826</text:p>
          </table:table-cell>
          <table:table-cell office:value-type="float" office:value="-0.5499">
            <text:p>-0.549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11142">
            <text:p>0.11142</text:p>
          </table:table-cell>
          <table:table-cell office:value-type="float" office:value="0.86603">
            <text:p>0.86603</text:p>
          </table:table-cell>
          <table:table-cell office:value-type="float" office:value="0.043458">
            <text:p>0.043458</text:p>
          </table:table-cell>
          <table:table-cell/>
          <table:table-cell office:value-type="float" office:value="7.7499">
            <text:p>7.7499</text:p>
          </table:table-cell>
          <table:table-cell office:value-type="float" office:value="-0.11101">
            <text:p>-0.11101</text:p>
          </table:table-cell>
          <table:table-cell office:value-type="float" office:value="-0.45446">
            <text:p>-0.4544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3.035">
            <text:p>-3.035</text:p>
          </table:table-cell>
          <table:table-cell office:value-type="float" office:value="0.86603">
            <text:p>0.86603</text:p>
          </table:table-cell>
          <table:table-cell office:value-type="float" office:value="0.043458">
            <text:p>0.043458</text:p>
          </table:table-cell>
        </table:table-row>
        <table:table-row table:style-name="ro1">
          <table:table-cell office:value-type="float" office:value="7.8835">
            <text:p>7.8835</text:p>
          </table:table-cell>
          <table:table-cell office:value-type="float" office:value="0.099987">
            <text:p>0.099987</text:p>
          </table:table-cell>
          <table:table-cell office:value-type="float" office:value="-0.55028">
            <text:p>-0.55028</text:p>
          </table:table-cell>
          <table:table-cell office:value-type="float" office:value="0">
            <text:p>0</text:p>
          </table:table-cell>
          <table:table-cell office:value-type="float" office:value="-0.062692">
            <text:p>-0.062692</text:p>
          </table:table-cell>
          <table:table-cell office:value-type="float" office:value="0">
            <text:p>0</text:p>
          </table:table-cell>
          <table:table-cell office:value-type="float" office:value="0.22008">
            <text:p>0.22008</text:p>
          </table:table-cell>
          <table:table-cell office:value-type="float" office:value="0.86538">
            <text:p>0.86538</text:p>
          </table:table-cell>
          <table:table-cell office:value-type="float" office:value="0.042784">
            <text:p>0.042784</text:p>
          </table:table-cell>
          <table:table-cell/>
          <table:table-cell office:value-type="float" office:value="7.8835">
            <text:p>7.8835</text:p>
          </table:table-cell>
          <table:table-cell office:value-type="float" office:value="-0.1051">
            <text:p>-0.1051</text:p>
          </table:table-cell>
          <table:table-cell office:value-type="float" office:value="-0.45353">
            <text:p>-0.45353</text:p>
          </table:table-cell>
          <table:table-cell office:value-type="float" office:value="0">
            <text:p>0</text:p>
          </table:table-cell>
          <table:table-cell office:value-type="float" office:value="-0.062692">
            <text:p>-0.062692</text:p>
          </table:table-cell>
          <table:table-cell office:value-type="float" office:value="0">
            <text:p>0</text:p>
          </table:table-cell>
          <table:table-cell office:value-type="float" office:value="-2.9127">
            <text:p>-2.9127</text:p>
          </table:table-cell>
          <table:table-cell office:value-type="float" office:value="0.86538">
            <text:p>0.86538</text:p>
          </table:table-cell>
          <table:table-cell office:value-type="float" office:value="0.042784">
            <text:p>0.042784</text:p>
          </table:table-cell>
        </table:table-row>
        <table:table-row table:style-name="ro1">
          <table:table-cell office:value-type="float" office:value="8.0171">
            <text:p>8.0171</text:p>
          </table:table-cell>
          <table:table-cell office:value-type="float" office:value="0.09228">
            <text:p>0.09228</text:p>
          </table:table-cell>
          <table:table-cell office:value-type="float" office:value="-0.5518">
            <text:p>-0.551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2586">
            <text:p>0.32586</text:p>
          </table:table-cell>
          <table:table-cell office:value-type="float" office:value="0.86603">
            <text:p>0.86603</text:p>
          </table:table-cell>
          <table:table-cell office:value-type="float" office:value="0.042009">
            <text:p>0.042009</text:p>
          </table:table-cell>
          <table:table-cell/>
          <table:table-cell office:value-type="float" office:value="8.0171">
            <text:p>8.0171</text:p>
          </table:table-cell>
          <table:table-cell office:value-type="float" office:value="-0.095088">
            <text:p>-0.095088</text:p>
          </table:table-cell>
          <table:table-cell office:value-type="float" office:value="-0.45048">
            <text:p>-0.4504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8258">
            <text:p>-2.8258</text:p>
          </table:table-cell>
          <table:table-cell office:value-type="float" office:value="0.86603">
            <text:p>0.86603</text:p>
          </table:table-cell>
          <table:table-cell office:value-type="float" office:value="0.042009">
            <text:p>0.042009</text:p>
          </table:table-cell>
        </table:table-row>
        <table:table-row table:style-name="ro1">
          <table:table-cell office:value-type="float" office:value="8.1508">
            <text:p>8.1508</text:p>
          </table:table-cell>
          <table:table-cell office:value-type="float" office:value="0.084394">
            <text:p>0.084394</text:p>
          </table:table-cell>
          <table:table-cell office:value-type="float" office:value="-0.55461">
            <text:p>-0.55461</text:p>
          </table:table-cell>
          <table:table-cell office:value-type="float" office:value="0">
            <text:p>0</text:p>
          </table:table-cell>
          <table:table-cell office:value-type="float" office:value="-0.062326">
            <text:p>-0.062326</text:p>
          </table:table-cell>
          <table:table-cell office:value-type="float" office:value="0">
            <text:p>0</text:p>
          </table:table-cell>
          <table:table-cell office:value-type="float" office:value="0.43514">
            <text:p>0.43514</text:p>
          </table:table-cell>
          <table:table-cell office:value-type="float" office:value="0.86165">
            <text:p>0.86165</text:p>
          </table:table-cell>
          <table:table-cell office:value-type="float" office:value="0.040948">
            <text:p>0.040948</text:p>
          </table:table-cell>
          <table:table-cell/>
          <table:table-cell office:value-type="float" office:value="8.1508">
            <text:p>8.1508</text:p>
          </table:table-cell>
          <table:table-cell office:value-type="float" office:value="-0.086219">
            <text:p>-0.086219</text:p>
          </table:table-cell>
          <table:table-cell office:value-type="float" office:value="-0.44804">
            <text:p>-0.44804</text:p>
          </table:table-cell>
          <table:table-cell office:value-type="float" office:value="0">
            <text:p>0</text:p>
          </table:table-cell>
          <table:table-cell office:value-type="float" office:value="-0.062326">
            <text:p>-0.062326</text:p>
          </table:table-cell>
          <table:table-cell office:value-type="float" office:value="0">
            <text:p>0</text:p>
          </table:table-cell>
          <table:table-cell office:value-type="float" office:value="-2.7339">
            <text:p>-2.7339</text:p>
          </table:table-cell>
          <table:table-cell office:value-type="float" office:value="0.86165">
            <text:p>0.86165</text:p>
          </table:table-cell>
          <table:table-cell office:value-type="float" office:value="0.040948">
            <text:p>0.040948</text:p>
          </table:table-cell>
        </table:table-row>
        <table:table-row table:style-name="ro1">
          <table:table-cell office:value-type="float" office:value="8.2843">
            <text:p>8.2843</text:p>
          </table:table-cell>
          <table:table-cell office:value-type="float" office:value="0.077601">
            <text:p>0.077601</text:p>
          </table:table-cell>
          <table:table-cell office:value-type="float" office:value="-0.5579">
            <text:p>-0.557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53793">
            <text:p>0.53793</text:p>
          </table:table-cell>
          <table:table-cell office:value-type="float" office:value="0.86603">
            <text:p>0.86603</text:p>
          </table:table-cell>
          <table:table-cell office:value-type="float" office:value="0.039889">
            <text:p>0.039889</text:p>
          </table:table-cell>
          <table:table-cell/>
          <table:table-cell office:value-type="float" office:value="8.2843">
            <text:p>8.2843</text:p>
          </table:table-cell>
          <table:table-cell office:value-type="float" office:value="-0.080387">
            <text:p>-0.080387</text:p>
          </table:table-cell>
          <table:table-cell office:value-type="float" office:value="-0.44533">
            <text:p>-0.4453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6121">
            <text:p>-2.6121</text:p>
          </table:table-cell>
          <table:table-cell office:value-type="float" office:value="0.86603">
            <text:p>0.86603</text:p>
          </table:table-cell>
          <table:table-cell office:value-type="float" office:value="0.039889">
            <text:p>0.039889</text:p>
          </table:table-cell>
        </table:table-row>
        <table:table-row table:style-name="ro1">
          <table:table-cell office:value-type="float" office:value="8.4179">
            <text:p>8.4179</text:p>
          </table:table-cell>
          <table:table-cell office:value-type="float" office:value="0.070726">
            <text:p>0.070726</text:p>
          </table:table-cell>
          <table:table-cell office:value-type="float" office:value="-0.56205">
            <text:p>-0.56205</text:p>
          </table:table-cell>
          <table:table-cell office:value-type="float" office:value="0">
            <text:p>0</text:p>
          </table:table-cell>
          <table:table-cell office:value-type="float" office:value="-0.063157">
            <text:p>-0.063157</text:p>
          </table:table-cell>
          <table:table-cell office:value-type="float" office:value="0">
            <text:p>0</text:p>
          </table:table-cell>
          <table:table-cell office:value-type="float" office:value="0.6536">
            <text:p>0.6536</text:p>
          </table:table-cell>
          <table:table-cell office:value-type="float" office:value="0.85868">
            <text:p>0.85868</text:p>
          </table:table-cell>
          <table:table-cell office:value-type="float" office:value="0.03927">
            <text:p>0.03927</text:p>
          </table:table-cell>
          <table:table-cell/>
          <table:table-cell office:value-type="float" office:value="8.4179">
            <text:p>8.4179</text:p>
          </table:table-cell>
          <table:table-cell office:value-type="float" office:value="-0.07407">
            <text:p>-0.07407</text:p>
          </table:table-cell>
          <table:table-cell office:value-type="float" office:value="-0.44094">
            <text:p>-0.44094</text:p>
          </table:table-cell>
          <table:table-cell office:value-type="float" office:value="0">
            <text:p>0</text:p>
          </table:table-cell>
          <table:table-cell office:value-type="float" office:value="-0.063157">
            <text:p>-0.063157</text:p>
          </table:table-cell>
          <table:table-cell office:value-type="float" office:value="0">
            <text:p>0</text:p>
          </table:table-cell>
          <table:table-cell office:value-type="float" office:value="-2.497">
            <text:p>-2.497</text:p>
          </table:table-cell>
          <table:table-cell office:value-type="float" office:value="0.85868">
            <text:p>0.85868</text:p>
          </table:table-cell>
          <table:table-cell office:value-type="float" office:value="0.03927">
            <text:p>0.03927</text:p>
          </table:table-cell>
        </table:table-row>
        <table:table-row table:style-name="ro1">
          <table:table-cell office:value-type="float" office:value="8.5515">
            <text:p>8.5515</text:p>
          </table:table-cell>
          <table:table-cell office:value-type="float" office:value="0.063487">
            <text:p>0.063487</text:p>
          </table:table-cell>
          <table:table-cell office:value-type="float" office:value="-0.56701">
            <text:p>-0.5670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77555">
            <text:p>0.77555</text:p>
          </table:table-cell>
          <table:table-cell office:value-type="float" office:value="0.86603">
            <text:p>0.86603</text:p>
          </table:table-cell>
          <table:table-cell office:value-type="float" office:value="0.038834">
            <text:p>0.038834</text:p>
          </table:table-cell>
          <table:table-cell/>
          <table:table-cell office:value-type="float" office:value="8.5515">
            <text:p>8.5515</text:p>
          </table:table-cell>
          <table:table-cell office:value-type="float" office:value="-0.069125">
            <text:p>-0.069125</text:p>
          </table:table-cell>
          <table:table-cell office:value-type="float" office:value="-0.43642">
            <text:p>-0.4364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3778">
            <text:p>-2.3778</text:p>
          </table:table-cell>
          <table:table-cell office:value-type="float" office:value="0.86603">
            <text:p>0.86603</text:p>
          </table:table-cell>
          <table:table-cell office:value-type="float" office:value="0.038834">
            <text:p>0.038834</text:p>
          </table:table-cell>
        </table:table-row>
        <table:table-row table:style-name="ro1">
          <table:table-cell office:value-type="float" office:value="8.6852">
            <text:p>8.6852</text:p>
          </table:table-cell>
          <table:table-cell office:value-type="float" office:value="0.058408">
            <text:p>0.058408</text:p>
          </table:table-cell>
          <table:table-cell office:value-type="float" office:value="-0.57343">
            <text:p>-0.57343</text:p>
          </table:table-cell>
          <table:table-cell office:value-type="float" office:value="0">
            <text:p>0</text:p>
          </table:table-cell>
          <table:table-cell office:value-type="float" office:value="-0.065223">
            <text:p>-0.065223</text:p>
          </table:table-cell>
          <table:table-cell office:value-type="float" office:value="0">
            <text:p>0</text:p>
          </table:table-cell>
          <table:table-cell office:value-type="float" office:value="0.85988">
            <text:p>0.85988</text:p>
          </table:table-cell>
          <table:table-cell office:value-type="float" office:value="0.84533">
            <text:p>0.84533</text:p>
          </table:table-cell>
          <table:table-cell office:value-type="float" office:value="0.038687">
            <text:p>0.038687</text:p>
          </table:table-cell>
          <table:table-cell/>
          <table:table-cell office:value-type="float" office:value="8.6852">
            <text:p>8.6852</text:p>
          </table:table-cell>
          <table:table-cell office:value-type="float" office:value="-0.06365">
            <text:p>-0.06365</text:p>
          </table:table-cell>
          <table:table-cell office:value-type="float" office:value="-0.42965">
            <text:p>-0.42965</text:p>
          </table:table-cell>
          <table:table-cell office:value-type="float" office:value="0">
            <text:p>0</text:p>
          </table:table-cell>
          <table:table-cell office:value-type="float" office:value="-0.065223">
            <text:p>-0.065223</text:p>
          </table:table-cell>
          <table:table-cell office:value-type="float" office:value="0">
            <text:p>0</text:p>
          </table:table-cell>
          <table:table-cell office:value-type="float" office:value="-2.2814">
            <text:p>-2.2814</text:p>
          </table:table-cell>
          <table:table-cell office:value-type="float" office:value="0.84533">
            <text:p>0.84533</text:p>
          </table:table-cell>
          <table:table-cell office:value-type="float" office:value="0.038687">
            <text:p>0.038687</text:p>
          </table:table-cell>
        </table:table-row>
        <table:table-row table:style-name="ro1">
          <table:table-cell office:value-type="float" office:value="8.8188">
            <text:p>8.8188</text:p>
          </table:table-cell>
          <table:table-cell office:value-type="float" office:value="0.053505">
            <text:p>0.053505</text:p>
          </table:table-cell>
          <table:table-cell office:value-type="float" office:value="-0.57853">
            <text:p>-0.5785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98514">
            <text:p>0.98514</text:p>
          </table:table-cell>
          <table:table-cell office:value-type="float" office:value="0.86603">
            <text:p>0.86603</text:p>
          </table:table-cell>
          <table:table-cell office:value-type="float" office:value="0.038724">
            <text:p>0.038724</text:p>
          </table:table-cell>
          <table:table-cell/>
          <table:table-cell office:value-type="float" office:value="8.8188">
            <text:p>8.8188</text:p>
          </table:table-cell>
          <table:table-cell office:value-type="float" office:value="-0.056884">
            <text:p>-0.056884</text:p>
          </table:table-cell>
          <table:table-cell office:value-type="float" office:value="-0.42205">
            <text:p>-0.4220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1856">
            <text:p>-2.1856</text:p>
          </table:table-cell>
          <table:table-cell office:value-type="float" office:value="0.86603">
            <text:p>0.86603</text:p>
          </table:table-cell>
          <table:table-cell office:value-type="float" office:value="0.038724">
            <text:p>0.038724</text:p>
          </table:table-cell>
        </table:table-row>
        <table:table-row table:style-name="ro1">
          <table:table-cell office:value-type="float" office:value="8.9524">
            <text:p>8.9524</text:p>
          </table:table-cell>
          <table:table-cell office:value-type="float" office:value="0.049025">
            <text:p>0.049025</text:p>
          </table:table-cell>
          <table:table-cell office:value-type="float" office:value="-0.58552">
            <text:p>-0.58552</text:p>
          </table:table-cell>
          <table:table-cell office:value-type="float" office:value="0">
            <text:p>0</text:p>
          </table:table-cell>
          <table:table-cell office:value-type="float" office:value="-0.059366">
            <text:p>-0.059366</text:p>
          </table:table-cell>
          <table:table-cell office:value-type="float" office:value="0">
            <text:p>0</text:p>
          </table:table-cell>
          <table:table-cell office:value-type="float" office:value="1.1035">
            <text:p>1.1035</text:p>
          </table:table-cell>
          <table:table-cell office:value-type="float" office:value="0.86682">
            <text:p>0.86682</text:p>
          </table:table-cell>
          <table:table-cell office:value-type="float" office:value="0.038774">
            <text:p>0.038774</text:p>
          </table:table-cell>
          <table:table-cell/>
          <table:table-cell office:value-type="float" office:value="8.9524">
            <text:p>8.9524</text:p>
          </table:table-cell>
          <table:table-cell office:value-type="float" office:value="-0.053039">
            <text:p>-0.053039</text:p>
          </table:table-cell>
          <table:table-cell office:value-type="float" office:value="-0.41652">
            <text:p>-0.41652</text:p>
          </table:table-cell>
          <table:table-cell office:value-type="float" office:value="0">
            <text:p>0</text:p>
          </table:table-cell>
          <table:table-cell office:value-type="float" office:value="-0.059366">
            <text:p>-0.059366</text:p>
          </table:table-cell>
          <table:table-cell office:value-type="float" office:value="0">
            <text:p>0</text:p>
          </table:table-cell>
          <table:table-cell office:value-type="float" office:value="-2.0612">
            <text:p>-2.0612</text:p>
          </table:table-cell>
          <table:table-cell office:value-type="float" office:value="0.86682">
            <text:p>0.86682</text:p>
          </table:table-cell>
          <table:table-cell office:value-type="float" office:value="0.038774">
            <text:p>0.038774</text:p>
          </table:table-cell>
        </table:table-row>
        <table:table-row table:style-name="ro1">
          <table:table-cell office:value-type="float" office:value="9.086">
            <text:p>9.086</text:p>
          </table:table-cell>
          <table:table-cell office:value-type="float" office:value="0.04525">
            <text:p>0.04525</text:p>
          </table:table-cell>
          <table:table-cell office:value-type="float" office:value="-0.594">
            <text:p>-0.59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1637">
            <text:p>1.1637</text:p>
          </table:table-cell>
          <table:table-cell table:style-name="ce1" office:value-type="string">
            <text:p>-1.2246e-16</text:p>
          </table:table-cell>
          <table:table-cell office:value-type="float" office:value="0.039576">
            <text:p>0.039576</text:p>
          </table:table-cell>
          <table:table-cell/>
          <table:table-cell office:value-type="float" office:value="9.086">
            <text:p>9.086</text:p>
          </table:table-cell>
          <table:table-cell office:value-type="float" office:value="-0.048801">
            <text:p>-0.048801</text:p>
          </table:table-cell>
          <table:table-cell office:value-type="float" office:value="-0.40734">
            <text:p>-0.4073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9934">
            <text:p>-1.9934</text:p>
          </table:table-cell>
          <table:table-cell office:value-type="float" office:value="0">
            <text:p>0</text:p>
          </table:table-cell>
          <table:table-cell office:value-type="float" office:value="0.039576">
            <text:p>0.039576</text:p>
          </table:table-cell>
        </table:table-row>
        <table:table-row table:style-name="ro1">
          <table:table-cell office:value-type="float" office:value="9.2197">
            <text:p>9.2197</text:p>
          </table:table-cell>
          <table:table-cell office:value-type="float" office:value="0.04223">
            <text:p>0.04223</text:p>
          </table:table-cell>
          <table:table-cell office:value-type="float" office:value="-0.60259">
            <text:p>-0.60259</text:p>
          </table:table-cell>
          <table:table-cell office:value-type="float" office:value="0">
            <text:p>0</text:p>
          </table:table-cell>
          <table:table-cell office:value-type="float" office:value="-0.12266">
            <text:p>-0.12266</text:p>
          </table:table-cell>
          <table:table-cell office:value-type="float" office:value="0">
            <text:p>0</text:p>
          </table:table-cell>
          <table:table-cell office:value-type="float" office:value="1.2167">
            <text:p>1.2167</text:p>
          </table:table-cell>
          <table:table-cell office:value-type="float" office:value="-0.0067205">
            <text:p>-0.0067205</text:p>
          </table:table-cell>
          <table:table-cell office:value-type="float" office:value="0.039848">
            <text:p>0.039848</text:p>
          </table:table-cell>
          <table:table-cell/>
          <table:table-cell office:value-type="float" office:value="9.2197">
            <text:p>9.2197</text:p>
          </table:table-cell>
          <table:table-cell office:value-type="float" office:value="-0.046739">
            <text:p>-0.046739</text:p>
          </table:table-cell>
          <table:table-cell office:value-type="float" office:value="-0.40067">
            <text:p>-0.40067</text:p>
          </table:table-cell>
          <table:table-cell office:value-type="float" office:value="0">
            <text:p>0</text:p>
          </table:table-cell>
          <table:table-cell office:value-type="float" office:value="-0.12266">
            <text:p>-0.12266</text:p>
          </table:table-cell>
          <table:table-cell office:value-type="float" office:value="0">
            <text:p>0</text:p>
          </table:table-cell>
          <table:table-cell office:value-type="float" office:value="-1.9208">
            <text:p>-1.9208</text:p>
          </table:table-cell>
          <table:table-cell office:value-type="float" office:value="-0.0067205">
            <text:p>-0.0067205</text:p>
          </table:table-cell>
          <table:table-cell office:value-type="float" office:value="0.039848">
            <text:p>0.039848</text:p>
          </table:table-cell>
        </table:table-row>
        <table:table-row table:style-name="ro1">
          <table:table-cell office:value-type="float" office:value="9.3533">
            <text:p>9.3533</text:p>
          </table:table-cell>
          <table:table-cell office:value-type="float" office:value="0.039116">
            <text:p>0.039116</text:p>
          </table:table-cell>
          <table:table-cell office:value-type="float" office:value="-0.61543">
            <text:p>-0.6154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2704">
            <text:p>1.2704</text:p>
          </table:table-cell>
          <table:table-cell table:style-name="ce1" office:value-type="string">
            <text:p>-1.2246e-16</text:p>
          </table:table-cell>
          <table:table-cell office:value-type="float" office:value="0.040519">
            <text:p>0.040519</text:p>
          </table:table-cell>
          <table:table-cell/>
          <table:table-cell office:value-type="float" office:value="9.3533">
            <text:p>9.3533</text:p>
          </table:table-cell>
          <table:table-cell office:value-type="float" office:value="-0.044176">
            <text:p>-0.044176</text:p>
          </table:table-cell>
          <table:table-cell office:value-type="float" office:value="-0.38799">
            <text:p>-0.3879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8715">
            <text:p>-1.8715</text:p>
          </table:table-cell>
          <table:table-cell office:value-type="float" office:value="0">
            <text:p>0</text:p>
          </table:table-cell>
          <table:table-cell office:value-type="float" office:value="0.040519">
            <text:p>0.040519</text:p>
          </table:table-cell>
        </table:table-row>
        <table:table-row table:style-name="ro1">
          <table:table-cell office:value-type="float" office:value="9.4869">
            <text:p>9.4869</text:p>
          </table:table-cell>
          <table:table-cell office:value-type="float" office:value="0.035251">
            <text:p>0.035251</text:p>
          </table:table-cell>
          <table:table-cell office:value-type="float" office:value="-0.63197">
            <text:p>-0.63197</text:p>
          </table:table-cell>
          <table:table-cell office:value-type="float" office:value="0">
            <text:p>0</text:p>
          </table:table-cell>
          <table:table-cell office:value-type="float" office:value="-0.12477">
            <text:p>-0.12477</text:p>
          </table:table-cell>
          <table:table-cell office:value-type="float" office:value="0">
            <text:p>0</text:p>
          </table:table-cell>
          <table:table-cell office:value-type="float" office:value="1.3052">
            <text:p>1.3052</text:p>
          </table:table-cell>
          <table:table-cell office:value-type="float" office:value="-0.030239">
            <text:p>-0.030239</text:p>
          </table:table-cell>
          <table:table-cell office:value-type="float" office:value="0.042292">
            <text:p>0.042292</text:p>
          </table:table-cell>
          <table:table-cell/>
          <table:table-cell office:value-type="float" office:value="9.4869">
            <text:p>9.4869</text:p>
          </table:table-cell>
          <table:table-cell office:value-type="float" office:value="-0.039463">
            <text:p>-0.039463</text:p>
          </table:table-cell>
          <table:table-cell office:value-type="float" office:value="-0.36854">
            <text:p>-0.36854</text:p>
          </table:table-cell>
          <table:table-cell office:value-type="float" office:value="0">
            <text:p>0</text:p>
          </table:table-cell>
          <table:table-cell office:value-type="float" office:value="-0.12477">
            <text:p>-0.12477</text:p>
          </table:table-cell>
          <table:table-cell office:value-type="float" office:value="0">
            <text:p>0</text:p>
          </table:table-cell>
          <table:table-cell office:value-type="float" office:value="-1.8633">
            <text:p>-1.8633</text:p>
          </table:table-cell>
          <table:table-cell office:value-type="float" office:value="-0.030239">
            <text:p>-0.030239</text:p>
          </table:table-cell>
          <table:table-cell office:value-type="float" office:value="0.042292">
            <text:p>0.042292</text:p>
          </table:table-cell>
        </table:table-row>
        <table:table-row table:style-name="ro1">
          <table:table-cell office:value-type="float" office:value="9.6206">
            <text:p>9.6206</text:p>
          </table:table-cell>
          <table:table-cell office:value-type="float" office:value="0.031762">
            <text:p>0.031762</text:p>
          </table:table-cell>
          <table:table-cell office:value-type="float" office:value="-0.64711">
            <text:p>-0.6471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186">
            <text:p>1.3186</text:p>
          </table:table-cell>
          <table:table-cell table:style-name="ce1" office:value-type="string">
            <text:p>-1.2246e-16</text:p>
          </table:table-cell>
          <table:table-cell office:value-type="float" office:value="0.043319">
            <text:p>0.043319</text:p>
          </table:table-cell>
          <table:table-cell/>
          <table:table-cell office:value-type="float" office:value="9.6206">
            <text:p>9.6206</text:p>
          </table:table-cell>
          <table:table-cell office:value-type="float" office:value="-0.035504">
            <text:p>-0.035504</text:p>
          </table:table-cell>
          <table:table-cell office:value-type="float" office:value="-0.35341">
            <text:p>-0.3534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8453">
            <text:p>-1.8453</text:p>
          </table:table-cell>
          <table:table-cell office:value-type="float" office:value="0">
            <text:p>0</text:p>
          </table:table-cell>
          <table:table-cell office:value-type="float" office:value="0.043319">
            <text:p>0.043319</text:p>
          </table:table-cell>
        </table:table-row>
        <table:table-row table:style-name="ro1">
          <table:table-cell office:value-type="float" office:value="9.7542">
            <text:p>9.7542</text:p>
          </table:table-cell>
          <table:table-cell office:value-type="float" office:value="0.028056">
            <text:p>0.028056</text:p>
          </table:table-cell>
          <table:table-cell office:value-type="float" office:value="-0.6631">
            <text:p>-0.6631</text:p>
          </table:table-cell>
          <table:table-cell office:value-type="float" office:value="0">
            <text:p>0</text:p>
          </table:table-cell>
          <table:table-cell office:value-type="float" office:value="-0.12148">
            <text:p>-0.12148</text:p>
          </table:table-cell>
          <table:table-cell office:value-type="float" office:value="0">
            <text:p>0</text:p>
          </table:table-cell>
          <table:table-cell office:value-type="float" office:value="1.3278">
            <text:p>1.3278</text:p>
          </table:table-cell>
          <table:table-cell office:value-type="float" office:value="-0.0064703">
            <text:p>-0.0064703</text:p>
          </table:table-cell>
          <table:table-cell office:value-type="float" office:value="0.043907">
            <text:p>0.043907</text:p>
          </table:table-cell>
          <table:table-cell/>
          <table:table-cell office:value-type="float" office:value="9.7542">
            <text:p>9.7542</text:p>
          </table:table-cell>
          <table:table-cell office:value-type="float" office:value="-0.031525">
            <text:p>-0.031525</text:p>
          </table:table-cell>
          <table:table-cell office:value-type="float" office:value="-0.33851">
            <text:p>-0.33851</text:p>
          </table:table-cell>
          <table:table-cell office:value-type="float" office:value="0">
            <text:p>0</text:p>
          </table:table-cell>
          <table:table-cell office:value-type="float" office:value="-0.12148">
            <text:p>-0.12148</text:p>
          </table:table-cell>
          <table:table-cell office:value-type="float" office:value="0">
            <text:p>0</text:p>
          </table:table-cell>
          <table:table-cell office:value-type="float" office:value="-1.8337">
            <text:p>-1.8337</text:p>
          </table:table-cell>
          <table:table-cell office:value-type="float" office:value="-0.0064703">
            <text:p>-0.0064703</text:p>
          </table:table-cell>
          <table:table-cell office:value-type="float" office:value="0.043907">
            <text:p>0.043907</text:p>
          </table:table-cell>
        </table:table-row>
        <table:table-row table:style-name="ro1">
          <table:table-cell office:value-type="float" office:value="9.8878">
            <text:p>9.8878</text:p>
          </table:table-cell>
          <table:table-cell office:value-type="float" office:value="0.024453">
            <text:p>0.024453</text:p>
          </table:table-cell>
          <table:table-cell office:value-type="float" office:value="-0.67871">
            <text:p>-0.6787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273">
            <text:p>1.3273</text:p>
          </table:table-cell>
          <table:table-cell table:style-name="ce1" office:value-type="string">
            <text:p>-1.2246e-16</text:p>
          </table:table-cell>
          <table:table-cell office:value-type="float" office:value="0.044565">
            <text:p>0.044565</text:p>
          </table:table-cell>
          <table:table-cell/>
          <table:table-cell office:value-type="float" office:value="9.8878">
            <text:p>9.8878</text:p>
          </table:table-cell>
          <table:table-cell office:value-type="float" office:value="-0.026051">
            <text:p>-0.026051</text:p>
          </table:table-cell>
          <table:table-cell office:value-type="float" office:value="-0.32153">
            <text:p>-0.3215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8021">
            <text:p>-1.8021</text:p>
          </table:table-cell>
          <table:table-cell office:value-type="float" office:value="0">
            <text:p>0</text:p>
          </table:table-cell>
          <table:table-cell office:value-type="float" office:value="0.044565">
            <text:p>0.044565</text:p>
          </table:table-cell>
        </table:table-row>
        <table:table-row table:style-name="ro1">
          <table:table-cell office:value-type="float" office:value="10.021">
            <text:p>10.021</text:p>
          </table:table-cell>
          <table:table-cell office:value-type="float" office:value="0.020915">
            <text:p>0.020915</text:p>
          </table:table-cell>
          <table:table-cell office:value-type="float" office:value="-0.69445">
            <text:p>-0.69445</text:p>
          </table:table-cell>
          <table:table-cell office:value-type="float" office:value="0">
            <text:p>0</text:p>
          </table:table-cell>
          <table:table-cell office:value-type="float" office:value="-0.12059">
            <text:p>-0.12059</text:p>
          </table:table-cell>
          <table:table-cell office:value-type="float" office:value="0">
            <text:p>0</text:p>
          </table:table-cell>
          <table:table-cell office:value-type="float" office:value="1.3269">
            <text:p>1.3269</text:p>
          </table:table-cell>
          <table:table-cell office:value-type="float" office:value="-0.024609">
            <text:p>-0.024609</text:p>
          </table:table-cell>
          <table:table-cell office:value-type="float" office:value="0.045254">
            <text:p>0.045254</text:p>
          </table:table-cell>
          <table:table-cell/>
          <table:table-cell office:value-type="float" office:value="10.021">
            <text:p>10.021</text:p>
          </table:table-cell>
          <table:table-cell office:value-type="float" office:value="-0.021554">
            <text:p>-0.021554</text:p>
          </table:table-cell>
          <table:table-cell office:value-type="float" office:value="-0.30466">
            <text:p>-0.30466</text:p>
          </table:table-cell>
          <table:table-cell office:value-type="float" office:value="0">
            <text:p>0</text:p>
          </table:table-cell>
          <table:table-cell office:value-type="float" office:value="-0.12059">
            <text:p>-0.12059</text:p>
          </table:table-cell>
          <table:table-cell office:value-type="float" office:value="0">
            <text:p>0</text:p>
          </table:table-cell>
          <table:table-cell office:value-type="float" office:value="-1.84">
            <text:p>-1.84</text:p>
          </table:table-cell>
          <table:table-cell office:value-type="float" office:value="-0.024609">
            <text:p>-0.024609</text:p>
          </table:table-cell>
          <table:table-cell office:value-type="float" office:value="0.045254">
            <text:p>0.045254</text:p>
          </table:table-cell>
        </table:table-row>
        <table:table-row table:style-name="ro1">
          <table:table-cell office:value-type="float" office:value="10.155">
            <text:p>10.155</text:p>
          </table:table-cell>
          <table:table-cell office:value-type="float" office:value="0.016945">
            <text:p>0.016945</text:p>
          </table:table-cell>
          <table:table-cell office:value-type="float" office:value="-0.70968">
            <text:p>-0.7096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374">
            <text:p>1.3374</text:p>
          </table:table-cell>
          <table:table-cell table:style-name="ce1" office:value-type="string">
            <text:p>-1.2246e-16</text:p>
          </table:table-cell>
          <table:table-cell office:value-type="float" office:value="0.045623">
            <text:p>0.045623</text:p>
          </table:table-cell>
          <table:table-cell/>
          <table:table-cell office:value-type="float" office:value="10.155">
            <text:p>10.155</text:p>
          </table:table-cell>
          <table:table-cell office:value-type="float" office:value="-0.016012">
            <text:p>-0.016012</text:p>
          </table:table-cell>
          <table:table-cell office:value-type="float" office:value="-0.28807">
            <text:p>-0.2880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8624">
            <text:p>-1.8624</text:p>
          </table:table-cell>
          <table:table-cell office:value-type="float" office:value="0">
            <text:p>0</text:p>
          </table:table-cell>
          <table:table-cell office:value-type="float" office:value="0.045623">
            <text:p>0.045623</text:p>
          </table:table-cell>
        </table:table-row>
        <table:table-row table:style-name="ro1">
          <table:table-cell office:value-type="float" office:value="10.289">
            <text:p>10.289</text:p>
          </table:table-cell>
          <table:table-cell office:value-type="float" office:value="0.012985">
            <text:p>0.012985</text:p>
          </table:table-cell>
          <table:table-cell office:value-type="float" office:value="-0.72529">
            <text:p>-0.72529</text:p>
          </table:table-cell>
          <table:table-cell office:value-type="float" office:value="0">
            <text:p>0</text:p>
          </table:table-cell>
          <table:table-cell office:value-type="float" office:value="-0.11738">
            <text:p>-0.11738</text:p>
          </table:table-cell>
          <table:table-cell office:value-type="float" office:value="0">
            <text:p>0</text:p>
          </table:table-cell>
          <table:table-cell office:value-type="float" office:value="1.344">
            <text:p>1.344</text:p>
          </table:table-cell>
          <table:table-cell office:value-type="float" office:value="0.06147">
            <text:p>0.06147</text:p>
          </table:table-cell>
          <table:table-cell office:value-type="float" office:value="0.045679">
            <text:p>0.045679</text:p>
          </table:table-cell>
          <table:table-cell/>
          <table:table-cell office:value-type="float" office:value="10.289">
            <text:p>10.289</text:p>
          </table:table-cell>
          <table:table-cell office:value-type="float" office:value="-0.011015">
            <text:p>-0.011015</text:p>
          </table:table-cell>
          <table:table-cell office:value-type="float" office:value="-0.27328">
            <text:p>-0.27328</text:p>
          </table:table-cell>
          <table:table-cell office:value-type="float" office:value="0">
            <text:p>0</text:p>
          </table:table-cell>
          <table:table-cell office:value-type="float" office:value="-0.11738">
            <text:p>-0.11738</text:p>
          </table:table-cell>
          <table:table-cell office:value-type="float" office:value="0">
            <text:p>0</text:p>
          </table:table-cell>
          <table:table-cell office:value-type="float" office:value="-1.8713">
            <text:p>-1.8713</text:p>
          </table:table-cell>
          <table:table-cell office:value-type="float" office:value="0.06147">
            <text:p>0.06147</text:p>
          </table:table-cell>
          <table:table-cell office:value-type="float" office:value="0.045679">
            <text:p>0.045679</text:p>
          </table:table-cell>
        </table:table-row>
        <table:table-row table:style-name="ro1">
          <table:table-cell office:value-type="float" office:value="10.422">
            <text:p>10.422</text:p>
          </table:table-cell>
          <table:table-cell office:value-type="float" office:value="0.0091436">
            <text:p>0.0091436</text:p>
          </table:table-cell>
          <table:table-cell office:value-type="float" office:value="-0.74128">
            <text:p>-0.7412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384">
            <text:p>1.3384</text:p>
          </table:table-cell>
          <table:table-cell table:style-name="ce1" office:value-type="string">
            <text:p>-1.2246e-16</text:p>
          </table:table-cell>
          <table:table-cell office:value-type="float" office:value="0.046173">
            <text:p>0.046173</text:p>
          </table:table-cell>
          <table:table-cell/>
          <table:table-cell office:value-type="float" office:value="10.422">
            <text:p>10.422</text:p>
          </table:table-cell>
          <table:table-cell office:value-type="float" office:value="-0.0060614">
            <text:p>-0.0060614</text:p>
          </table:table-cell>
          <table:table-cell office:value-type="float" office:value="-0.25863">
            <text:p>-0.2586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8745">
            <text:p>-1.8745</text:p>
          </table:table-cell>
          <table:table-cell office:value-type="float" office:value="0">
            <text:p>0</text:p>
          </table:table-cell>
          <table:table-cell office:value-type="float" office:value="0.046173">
            <text:p>0.046173</text:p>
          </table:table-cell>
        </table:table-row>
        <table:table-row table:style-name="ro1">
          <table:table-cell office:value-type="float" office:value="10.556">
            <text:p>10.556</text:p>
          </table:table-cell>
          <table:table-cell office:value-type="float" office:value="0.0051318">
            <text:p>0.0051318</text:p>
          </table:table-cell>
          <table:table-cell office:value-type="float" office:value="-0.75694">
            <text:p>-0.75694</text:p>
          </table:table-cell>
          <table:table-cell office:value-type="float" office:value="0">
            <text:p>0</text:p>
          </table:table-cell>
          <table:table-cell office:value-type="float" office:value="-0.11869">
            <text:p>-0.11869</text:p>
          </table:table-cell>
          <table:table-cell office:value-type="float" office:value="0">
            <text:p>0</text:p>
          </table:table-cell>
          <table:table-cell office:value-type="float" office:value="1.334">
            <text:p>1.334</text:p>
          </table:table-cell>
          <table:table-cell office:value-type="float" office:value="0.096073">
            <text:p>0.096073</text:p>
          </table:table-cell>
          <table:table-cell office:value-type="float" office:value="0.046238">
            <text:p>0.046238</text:p>
          </table:table-cell>
          <table:table-cell/>
          <table:table-cell office:value-type="float" office:value="10.556">
            <text:p>10.556</text:p>
          </table:table-cell>
          <table:table-cell office:value-type="float" office:value="-0.001945">
            <text:p>-0.001945</text:p>
          </table:table-cell>
          <table:table-cell office:value-type="float" office:value="-0.24692">
            <text:p>-0.24692</text:p>
          </table:table-cell>
          <table:table-cell office:value-type="float" office:value="0">
            <text:p>0</text:p>
          </table:table-cell>
          <table:table-cell office:value-type="float" office:value="-0.11869">
            <text:p>-0.11869</text:p>
          </table:table-cell>
          <table:table-cell office:value-type="float" office:value="0">
            <text:p>0</text:p>
          </table:table-cell>
          <table:table-cell office:value-type="float" office:value="-1.8461">
            <text:p>-1.8461</text:p>
          </table:table-cell>
          <table:table-cell office:value-type="float" office:value="0.096073">
            <text:p>0.096073</text:p>
          </table:table-cell>
          <table:table-cell office:value-type="float" office:value="0.046238">
            <text:p>0.046238</text:p>
          </table:table-cell>
        </table:table-row>
        <table:table-row table:style-name="ro1">
          <table:table-cell office:value-type="float" office:value="10.689">
            <text:p>10.689</text:p>
          </table:table-cell>
          <table:table-cell office:value-type="float" office:value="0.0013595">
            <text:p>0.0013595</text:p>
          </table:table-cell>
          <table:table-cell office:value-type="float" office:value="-0.77281">
            <text:p>-0.7728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232">
            <text:p>1.3232</text:p>
          </table:table-cell>
          <table:table-cell table:style-name="ce1" office:value-type="string">
            <text:p>-1.2246e-16</text:p>
          </table:table-cell>
          <table:table-cell office:value-type="float" office:value="0.046237">
            <text:p>0.046237</text:p>
          </table:table-cell>
          <table:table-cell/>
          <table:table-cell office:value-type="float" office:value="10.689">
            <text:p>10.689</text:p>
          </table:table-cell>
          <table:table-cell office:value-type="float" office:value="0.0033834">
            <text:p>0.0033834</text:p>
          </table:table-cell>
          <table:table-cell office:value-type="float" office:value="-0.22805">
            <text:p>-0.2280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8604">
            <text:p>-1.8604</text:p>
          </table:table-cell>
          <table:table-cell office:value-type="float" office:value="0">
            <text:p>0</text:p>
          </table:table-cell>
          <table:table-cell office:value-type="float" office:value="0.046237">
            <text:p>0.046237</text:p>
          </table:table-cell>
        </table:table-row>
        <table:table-row table:style-name="ro1">
          <table:table-cell office:value-type="float" office:value="10.823">
            <text:p>10.823</text:p>
          </table:table-cell>
          <table:table-cell office:value-type="float" office:value="-0.0029459">
            <text:p>-0.0029459</text:p>
          </table:table-cell>
          <table:table-cell office:value-type="float" office:value="-0.78867">
            <text:p>-0.78867</text:p>
          </table:table-cell>
          <table:table-cell office:value-type="float" office:value="0">
            <text:p>0</text:p>
          </table:table-cell>
          <table:table-cell office:value-type="float" office:value="-0.11936">
            <text:p>-0.11936</text:p>
          </table:table-cell>
          <table:table-cell office:value-type="float" office:value="0">
            <text:p>0</text:p>
          </table:table-cell>
          <table:table-cell office:value-type="float" office:value="1.321">
            <text:p>1.321</text:p>
          </table:table-cell>
          <table:table-cell office:value-type="float" office:value="0.082134">
            <text:p>0.082134</text:p>
          </table:table-cell>
          <table:table-cell office:value-type="float" office:value="0.04634">
            <text:p>0.04634</text:p>
          </table:table-cell>
          <table:table-cell/>
          <table:table-cell office:value-type="float" office:value="10.823">
            <text:p>10.823</text:p>
          </table:table-cell>
          <table:table-cell office:value-type="float" office:value="0.0082729">
            <text:p>0.0082729</text:p>
          </table:table-cell>
          <table:table-cell office:value-type="float" office:value="-0.21262">
            <text:p>-0.21262</text:p>
          </table:table-cell>
          <table:table-cell office:value-type="float" office:value="0">
            <text:p>0</text:p>
          </table:table-cell>
          <table:table-cell office:value-type="float" office:value="-0.11936">
            <text:p>-0.11936</text:p>
          </table:table-cell>
          <table:table-cell office:value-type="float" office:value="0">
            <text:p>0</text:p>
          </table:table-cell>
          <table:table-cell office:value-type="float" office:value="-1.8591">
            <text:p>-1.8591</text:p>
          </table:table-cell>
          <table:table-cell office:value-type="float" office:value="0.082134">
            <text:p>0.082134</text:p>
          </table:table-cell>
          <table:table-cell office:value-type="float" office:value="0.04634">
            <text:p>0.04634</text:p>
          </table:table-cell>
        </table:table-row>
        <table:table-row table:style-name="ro1">
          <table:table-cell office:value-type="float" office:value="10.957">
            <text:p>10.957</text:p>
          </table:table-cell>
          <table:table-cell office:value-type="float" office:value="-0.0071185">
            <text:p>-0.0071185</text:p>
          </table:table-cell>
          <table:table-cell office:value-type="float" office:value="-0.80377">
            <text:p>-0.8037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187">
            <text:p>1.3187</text:p>
          </table:table-cell>
          <table:table-cell table:style-name="ce1" office:value-type="string">
            <text:p>-1.2246e-16</text:p>
          </table:table-cell>
          <table:table-cell office:value-type="float" office:value="0.046158">
            <text:p>0.046158</text:p>
          </table:table-cell>
          <table:table-cell/>
          <table:table-cell office:value-type="float" office:value="10.957">
            <text:p>10.957</text:p>
          </table:table-cell>
          <table:table-cell office:value-type="float" office:value="0.012446">
            <text:p>0.012446</text:p>
          </table:table-cell>
          <table:table-cell office:value-type="float" office:value="-0.1973">
            <text:p>-0.197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8637">
            <text:p>-1.8637</text:p>
          </table:table-cell>
          <table:table-cell office:value-type="float" office:value="0">
            <text:p>0</text:p>
          </table:table-cell>
          <table:table-cell office:value-type="float" office:value="0.046158">
            <text:p>0.046158</text:p>
          </table:table-cell>
        </table:table-row>
        <table:table-row table:style-name="ro1">
          <table:table-cell office:value-type="float" office:value="11.09">
            <text:p>11.09</text:p>
          </table:table-cell>
          <table:table-cell office:value-type="float" office:value="-0.011335">
            <text:p>-0.011335</text:p>
          </table:table-cell>
          <table:table-cell office:value-type="float" office:value="-0.81901">
            <text:p>-0.81901</text:p>
          </table:table-cell>
          <table:table-cell office:value-type="float" office:value="0">
            <text:p>0</text:p>
          </table:table-cell>
          <table:table-cell office:value-type="float" office:value="-0.11938">
            <text:p>-0.11938</text:p>
          </table:table-cell>
          <table:table-cell office:value-type="float" office:value="0">
            <text:p>0</text:p>
          </table:table-cell>
          <table:table-cell office:value-type="float" office:value="1.3087">
            <text:p>1.3087</text:p>
          </table:table-cell>
          <table:table-cell office:value-type="float" office:value="0.085977">
            <text:p>0.085977</text:p>
          </table:table-cell>
          <table:table-cell office:value-type="float" office:value="0.045438">
            <text:p>0.045438</text:p>
          </table:table-cell>
          <table:table-cell/>
          <table:table-cell office:value-type="float" office:value="11.09">
            <text:p>11.09</text:p>
          </table:table-cell>
          <table:table-cell office:value-type="float" office:value="0.017013">
            <text:p>0.017013</text:p>
          </table:table-cell>
          <table:table-cell office:value-type="float" office:value="-0.18208">
            <text:p>-0.18208</text:p>
          </table:table-cell>
          <table:table-cell office:value-type="float" office:value="0">
            <text:p>0</text:p>
          </table:table-cell>
          <table:table-cell office:value-type="float" office:value="-0.11938">
            <text:p>-0.11938</text:p>
          </table:table-cell>
          <table:table-cell office:value-type="float" office:value="0">
            <text:p>0</text:p>
          </table:table-cell>
          <table:table-cell office:value-type="float" office:value="-1.8598">
            <text:p>-1.8598</text:p>
          </table:table-cell>
          <table:table-cell office:value-type="float" office:value="0.085977">
            <text:p>0.085977</text:p>
          </table:table-cell>
          <table:table-cell office:value-type="float" office:value="0.045438">
            <text:p>0.045438</text:p>
          </table:table-cell>
        </table:table-row>
        <table:table-row table:style-name="ro1">
          <table:table-cell office:value-type="float" office:value="11.224">
            <text:p>11.224</text:p>
          </table:table-cell>
          <table:table-cell office:value-type="float" office:value="-0.015769">
            <text:p>-0.015769</text:p>
          </table:table-cell>
          <table:table-cell office:value-type="float" office:value="-0.83451">
            <text:p>-0.8345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032">
            <text:p>1.3032</text:p>
          </table:table-cell>
          <table:table-cell table:style-name="ce1" office:value-type="string">
            <text:p>-1.2246e-16</text:p>
          </table:table-cell>
          <table:table-cell office:value-type="float" office:value="0.044981">
            <text:p>0.044981</text:p>
          </table:table-cell>
          <table:table-cell/>
          <table:table-cell office:value-type="float" office:value="11.224">
            <text:p>11.224</text:p>
          </table:table-cell>
          <table:table-cell office:value-type="float" office:value="0.024029">
            <text:p>0.024029</text:p>
          </table:table-cell>
          <table:table-cell office:value-type="float" office:value="-0.16686">
            <text:p>-0.1668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7954">
            <text:p>-1.7954</text:p>
          </table:table-cell>
          <table:table-cell office:value-type="float" office:value="0">
            <text:p>0</text:p>
          </table:table-cell>
          <table:table-cell office:value-type="float" office:value="0.044981">
            <text:p>0.044981</text:p>
          </table:table-cell>
        </table:table-row>
        <table:table-row table:style-name="ro1">
          <table:table-cell office:value-type="float" office:value="11.358">
            <text:p>11.358</text:p>
          </table:table-cell>
          <table:table-cell office:value-type="float" office:value="-0.02009">
            <text:p>-0.02009</text:p>
          </table:table-cell>
          <table:table-cell office:value-type="float" office:value="-0.85006">
            <text:p>-0.85006</text:p>
          </table:table-cell>
          <table:table-cell office:value-type="float" office:value="0">
            <text:p>0</text:p>
          </table:table-cell>
          <table:table-cell office:value-type="float" office:value="-0.11938">
            <text:p>-0.11938</text:p>
          </table:table-cell>
          <table:table-cell office:value-type="float" office:value="0">
            <text:p>0</text:p>
          </table:table-cell>
          <table:table-cell office:value-type="float" office:value="1.3019">
            <text:p>1.3019</text:p>
          </table:table-cell>
          <table:table-cell office:value-type="float" office:value="0.026742">
            <text:p>0.026742</text:p>
          </table:table-cell>
          <table:table-cell office:value-type="float" office:value="0.044368">
            <text:p>0.044368</text:p>
          </table:table-cell>
          <table:table-cell/>
          <table:table-cell office:value-type="float" office:value="11.358">
            <text:p>11.358</text:p>
          </table:table-cell>
          <table:table-cell office:value-type="float" office:value="0.026981">
            <text:p>0.026981</text:p>
          </table:table-cell>
          <table:table-cell office:value-type="float" office:value="-0.1514">
            <text:p>-0.1514</text:p>
          </table:table-cell>
          <table:table-cell office:value-type="float" office:value="0">
            <text:p>0</text:p>
          </table:table-cell>
          <table:table-cell office:value-type="float" office:value="-0.11938">
            <text:p>-0.11938</text:p>
          </table:table-cell>
          <table:table-cell office:value-type="float" office:value="0">
            <text:p>0</text:p>
          </table:table-cell>
          <table:table-cell office:value-type="float" office:value="-1.8078">
            <text:p>-1.8078</text:p>
          </table:table-cell>
          <table:table-cell office:value-type="float" office:value="0.026742">
            <text:p>0.026742</text:p>
          </table:table-cell>
          <table:table-cell office:value-type="float" office:value="0.044368">
            <text:p>0.044368</text:p>
          </table:table-cell>
        </table:table-row>
        <table:table-row table:style-name="ro1">
          <table:table-cell office:value-type="float" office:value="11.491">
            <text:p>11.491</text:p>
          </table:table-cell>
          <table:table-cell office:value-type="float" office:value="-0.024526">
            <text:p>-0.024526</text:p>
          </table:table-cell>
          <table:table-cell office:value-type="float" office:value="-0.86552">
            <text:p>-0.8655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298">
            <text:p>1.298</text:p>
          </table:table-cell>
          <table:table-cell table:style-name="ce1" office:value-type="string">
            <text:p>-1.2246e-16</text:p>
          </table:table-cell>
          <table:table-cell office:value-type="float" office:value="0.043547">
            <text:p>0.043547</text:p>
          </table:table-cell>
          <table:table-cell/>
          <table:table-cell office:value-type="float" office:value="11.491">
            <text:p>11.491</text:p>
          </table:table-cell>
          <table:table-cell office:value-type="float" office:value="0.031411">
            <text:p>0.031411</text:p>
          </table:table-cell>
          <table:table-cell office:value-type="float" office:value="-0.13447">
            <text:p>-0.134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8404">
            <text:p>-1.8404</text:p>
          </table:table-cell>
          <table:table-cell office:value-type="float" office:value="0">
            <text:p>0</text:p>
          </table:table-cell>
          <table:table-cell office:value-type="float" office:value="0.043547">
            <text:p>0.043547</text:p>
          </table:table-cell>
        </table:table-row>
        <table:table-row table:style-name="ro1">
          <table:table-cell office:value-type="float" office:value="11.625">
            <text:p>11.625</text:p>
          </table:table-cell>
          <table:table-cell office:value-type="float" office:value="-0.029283">
            <text:p>-0.029283</text:p>
          </table:table-cell>
          <table:table-cell office:value-type="float" office:value="-0.88049">
            <text:p>-0.88049</text:p>
          </table:table-cell>
          <table:table-cell office:value-type="float" office:value="0">
            <text:p>0</text:p>
          </table:table-cell>
          <table:table-cell office:value-type="float" office:value="-0.11815">
            <text:p>-0.11815</text:p>
          </table:table-cell>
          <table:table-cell office:value-type="float" office:value="0">
            <text:p>0</text:p>
          </table:table-cell>
          <table:table-cell office:value-type="float" office:value="1.2996">
            <text:p>1.2996</text:p>
          </table:table-cell>
          <table:table-cell office:value-type="float" office:value="0.052813">
            <text:p>0.052813</text:p>
          </table:table-cell>
          <table:table-cell office:value-type="float" office:value="0.042546">
            <text:p>0.042546</text:p>
          </table:table-cell>
          <table:table-cell/>
          <table:table-cell office:value-type="float" office:value="11.625">
            <text:p>11.625</text:p>
          </table:table-cell>
          <table:table-cell office:value-type="float" office:value="0.036571">
            <text:p>0.036571</text:p>
          </table:table-cell>
          <table:table-cell office:value-type="float" office:value="-0.11843">
            <text:p>-0.11843</text:p>
          </table:table-cell>
          <table:table-cell office:value-type="float" office:value="0">
            <text:p>0</text:p>
          </table:table-cell>
          <table:table-cell office:value-type="float" office:value="-0.11815">
            <text:p>-0.11815</text:p>
          </table:table-cell>
          <table:table-cell office:value-type="float" office:value="0">
            <text:p>0</text:p>
          </table:table-cell>
          <table:table-cell office:value-type="float" office:value="-1.8584">
            <text:p>-1.8584</text:p>
          </table:table-cell>
          <table:table-cell office:value-type="float" office:value="0.052813">
            <text:p>0.052813</text:p>
          </table:table-cell>
          <table:table-cell office:value-type="float" office:value="0.042546">
            <text:p>0.042546</text:p>
          </table:table-cell>
        </table:table-row>
        <table:table-row table:style-name="ro1">
          <table:table-cell office:value-type="float" office:value="11.758">
            <text:p>11.758</text:p>
          </table:table-cell>
          <table:table-cell office:value-type="float" office:value="-0.032342">
            <text:p>-0.032342</text:p>
          </table:table-cell>
          <table:table-cell office:value-type="float" office:value="-0.891">
            <text:p>-0.89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2521">
            <text:p>1.2521</text:p>
          </table:table-cell>
          <table:table-cell office:value-type="float" office:value="-0.86603">
            <text:p>-0.86603</text:p>
          </table:table-cell>
          <table:table-cell office:value-type="float" office:value="0.040888">
            <text:p>0.040888</text:p>
          </table:table-cell>
          <table:table-cell/>
          <table:table-cell office:value-type="float" office:value="11.758">
            <text:p>11.758</text:p>
          </table:table-cell>
          <table:table-cell office:value-type="float" office:value="0.039716">
            <text:p>0.039716</text:p>
          </table:table-cell>
          <table:table-cell office:value-type="float" office:value="-0.10823">
            <text:p>-0.1082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9135">
            <text:p>-1.9135</text:p>
          </table:table-cell>
          <table:table-cell office:value-type="float" office:value="-0.86603">
            <text:p>-0.86603</text:p>
          </table:table-cell>
          <table:table-cell office:value-type="float" office:value="0.040888">
            <text:p>0.040888</text:p>
          </table:table-cell>
        </table:table-row>
        <table:table-row table:style-name="ro1">
          <table:table-cell office:value-type="float" office:value="11.892">
            <text:p>11.892</text:p>
          </table:table-cell>
          <table:table-cell office:value-type="float" office:value="-0.036041">
            <text:p>-0.036041</text:p>
          </table:table-cell>
          <table:table-cell office:value-type="float" office:value="-0.90298">
            <text:p>-0.90298</text:p>
          </table:table-cell>
          <table:table-cell office:value-type="float" office:value="0">
            <text:p>0</text:p>
          </table:table-cell>
          <table:table-cell office:value-type="float" office:value="0.065681">
            <text:p>0.065681</text:p>
          </table:table-cell>
          <table:table-cell office:value-type="float" office:value="0">
            <text:p>0</text:p>
          </table:table-cell>
          <table:table-cell office:value-type="float" office:value="1.2094">
            <text:p>1.2094</text:p>
          </table:table-cell>
          <table:table-cell office:value-type="float" office:value="-0.85681">
            <text:p>-0.85681</text:p>
          </table:table-cell>
          <table:table-cell office:value-type="float" office:value="0.039583">
            <text:p>0.039583</text:p>
          </table:table-cell>
          <table:table-cell/>
          <table:table-cell office:value-type="float" office:value="11.892">
            <text:p>11.892</text:p>
          </table:table-cell>
          <table:table-cell office:value-type="float" office:value="0.044121">
            <text:p>0.044121</text:p>
          </table:table-cell>
          <table:table-cell office:value-type="float" office:value="-0.096179">
            <text:p>-0.096179</text:p>
          </table:table-cell>
          <table:table-cell office:value-type="float" office:value="0">
            <text:p>0</text:p>
          </table:table-cell>
          <table:table-cell office:value-type="float" office:value="0.065681">
            <text:p>0.065681</text:p>
          </table:table-cell>
          <table:table-cell office:value-type="float" office:value="0">
            <text:p>0</text:p>
          </table:table-cell>
          <table:table-cell office:value-type="float" office:value="-1.9487">
            <text:p>-1.9487</text:p>
          </table:table-cell>
          <table:table-cell office:value-type="float" office:value="-0.85681">
            <text:p>-0.85681</text:p>
          </table:table-cell>
          <table:table-cell office:value-type="float" office:value="0.039583">
            <text:p>0.039583</text:p>
          </table:table-cell>
        </table:table-row>
        <table:table-row table:style-name="ro1">
          <table:table-cell office:value-type="float" office:value="12.026">
            <text:p>12.026</text:p>
          </table:table-cell>
          <table:table-cell office:value-type="float" office:value="-0.037575">
            <text:p>-0.037575</text:p>
          </table:table-cell>
          <table:table-cell office:value-type="float" office:value="-0.90866">
            <text:p>-0.9086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1727">
            <text:p>1.1727</text:p>
          </table:table-cell>
          <table:table-cell office:value-type="float" office:value="-0.86603">
            <text:p>-0.86603</text:p>
          </table:table-cell>
          <table:table-cell office:value-type="float" office:value="0.037304">
            <text:p>0.037304</text:p>
          </table:table-cell>
          <table:table-cell/>
          <table:table-cell office:value-type="float" office:value="12.026">
            <text:p>12.026</text:p>
          </table:table-cell>
          <table:table-cell office:value-type="float" office:value="0.045327">
            <text:p>0.045327</text:p>
          </table:table-cell>
          <table:table-cell office:value-type="float" office:value="-0.091116">
            <text:p>-0.09111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0015">
            <text:p>-2.0015</text:p>
          </table:table-cell>
          <table:table-cell office:value-type="float" office:value="-0.86603">
            <text:p>-0.86603</text:p>
          </table:table-cell>
          <table:table-cell office:value-type="float" office:value="0.037304">
            <text:p>0.037304</text:p>
          </table:table-cell>
        </table:table-row>
        <table:table-row table:style-name="ro1">
          <table:table-cell office:value-type="float" office:value="12.159">
            <text:p>12.159</text:p>
          </table:table-cell>
          <table:table-cell office:value-type="float" office:value="-0.034377">
            <text:p>-0.034377</text:p>
          </table:table-cell>
          <table:table-cell office:value-type="float" office:value="-0.90252">
            <text:p>-0.90252</text:p>
          </table:table-cell>
          <table:table-cell office:value-type="float" office:value="0">
            <text:p>0</text:p>
          </table:table-cell>
          <table:table-cell office:value-type="float" office:value="0.060024">
            <text:p>0.060024</text:p>
          </table:table-cell>
          <table:table-cell office:value-type="float" office:value="0">
            <text:p>0</text:p>
          </table:table-cell>
          <table:table-cell office:value-type="float" office:value="1.156">
            <text:p>1.156</text:p>
          </table:table-cell>
          <table:table-cell office:value-type="float" office:value="0.85481">
            <text:p>0.85481</text:p>
          </table:table-cell>
          <table:table-cell office:value-type="float" office:value="0.035829">
            <text:p>0.035829</text:p>
          </table:table-cell>
          <table:table-cell/>
          <table:table-cell office:value-type="float" office:value="12.159">
            <text:p>12.159</text:p>
          </table:table-cell>
          <table:table-cell office:value-type="float" office:value="0.042341">
            <text:p>0.042341</text:p>
          </table:table-cell>
          <table:table-cell office:value-type="float" office:value="-0.096096">
            <text:p>-0.096096</text:p>
          </table:table-cell>
          <table:table-cell office:value-type="float" office:value="0">
            <text:p>0</text:p>
          </table:table-cell>
          <table:table-cell office:value-type="float" office:value="0.060024">
            <text:p>0.060024</text:p>
          </table:table-cell>
          <table:table-cell office:value-type="float" office:value="0">
            <text:p>0</text:p>
          </table:table-cell>
          <table:table-cell office:value-type="float" office:value="-2.033">
            <text:p>-2.033</text:p>
          </table:table-cell>
          <table:table-cell office:value-type="float" office:value="0.85481">
            <text:p>0.85481</text:p>
          </table:table-cell>
          <table:table-cell office:value-type="float" office:value="0.035829">
            <text:p>0.035829</text:p>
          </table:table-cell>
        </table:table-row>
        <table:table-row table:style-name="ro1">
          <table:table-cell office:value-type="float" office:value="12.293">
            <text:p>12.293</text:p>
          </table:table-cell>
          <table:table-cell office:value-type="float" office:value="-0.030892">
            <text:p>-0.030892</text:p>
          </table:table-cell>
          <table:table-cell office:value-type="float" office:value="-0.89573">
            <text:p>-0.8957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2042">
            <text:p>1.2042</text:p>
          </table:table-cell>
          <table:table-cell office:value-type="float" office:value="0.86603">
            <text:p>0.86603</text:p>
          </table:table-cell>
          <table:table-cell office:value-type="float" office:value="0.035402">
            <text:p>0.035402</text:p>
          </table:table-cell>
          <table:table-cell/>
          <table:table-cell office:value-type="float" office:value="12.293">
            <text:p>12.293</text:p>
          </table:table-cell>
          <table:table-cell office:value-type="float" office:value="0.037769">
            <text:p>0.037769</text:p>
          </table:table-cell>
          <table:table-cell office:value-type="float" office:value="-0.10314">
            <text:p>-0.1031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0077">
            <text:p>-2.0077</text:p>
          </table:table-cell>
          <table:table-cell office:value-type="float" office:value="0.86603">
            <text:p>0.86603</text:p>
          </table:table-cell>
          <table:table-cell office:value-type="float" office:value="0.035402">
            <text:p>0.035402</text:p>
          </table:table-cell>
        </table:table-row>
        <table:table-row table:style-name="ro1">
          <table:table-cell office:value-type="float" office:value="12.426">
            <text:p>12.426</text:p>
          </table:table-cell>
          <table:table-cell office:value-type="float" office:value="-0.027361">
            <text:p>-0.027361</text:p>
          </table:table-cell>
          <table:table-cell office:value-type="float" office:value="-0.8886">
            <text:p>-0.8886</text:p>
          </table:table-cell>
          <table:table-cell office:value-type="float" office:value="0">
            <text:p>0</text:p>
          </table:table-cell>
          <table:table-cell office:value-type="float" office:value="0.12363">
            <text:p>0.12363</text:p>
          </table:table-cell>
          <table:table-cell office:value-type="float" office:value="0">
            <text:p>0</text:p>
          </table:table-cell>
          <table:table-cell office:value-type="float" office:value="1.2055">
            <text:p>1.2055</text:p>
          </table:table-cell>
          <table:table-cell office:value-type="float" office:value="0.02167">
            <text:p>0.02167</text:p>
          </table:table-cell>
          <table:table-cell office:value-type="float" office:value="0.035491">
            <text:p>0.035491</text:p>
          </table:table-cell>
          <table:table-cell/>
          <table:table-cell office:value-type="float" office:value="12.426">
            <text:p>12.426</text:p>
          </table:table-cell>
          <table:table-cell office:value-type="float" office:value="0.032201">
            <text:p>0.032201</text:p>
          </table:table-cell>
          <table:table-cell office:value-type="float" office:value="-0.11161">
            <text:p>-0.11161</text:p>
          </table:table-cell>
          <table:table-cell office:value-type="float" office:value="0">
            <text:p>0</text:p>
          </table:table-cell>
          <table:table-cell office:value-type="float" office:value="0.12363">
            <text:p>0.12363</text:p>
          </table:table-cell>
          <table:table-cell office:value-type="float" office:value="0">
            <text:p>0</text:p>
          </table:table-cell>
          <table:table-cell office:value-type="float" office:value="-2.0116">
            <text:p>-2.0116</text:p>
          </table:table-cell>
          <table:table-cell office:value-type="float" office:value="0.02167">
            <text:p>0.02167</text:p>
          </table:table-cell>
          <table:table-cell office:value-type="float" office:value="0.035491">
            <text:p>0.035491</text:p>
          </table:table-cell>
        </table:table-row>
        <table:table-row table:style-name="ro1">
          <table:table-cell office:value-type="float" office:value="12.56">
            <text:p>12.56</text:p>
          </table:table-cell>
          <table:table-cell office:value-type="float" office:value="-0.023385">
            <text:p>-0.023385</text:p>
          </table:table-cell>
          <table:table-cell office:value-type="float" office:value="-0.88041">
            <text:p>-0.8804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1972">
            <text:p>1.1972</text:p>
          </table:table-cell>
          <table:table-cell table:style-name="ce1" office:value-type="string">
            <text:p>-4.4409e-16</text:p>
          </table:table-cell>
          <table:table-cell office:value-type="float" office:value="0.035705">
            <text:p>0.035705</text:p>
          </table:table-cell>
          <table:table-cell/>
          <table:table-cell office:value-type="float" office:value="12.56">
            <text:p>12.56</text:p>
          </table:table-cell>
          <table:table-cell office:value-type="float" office:value="0.02796">
            <text:p>0.02796</text:p>
          </table:table-cell>
          <table:table-cell office:value-type="float" office:value="-0.11914">
            <text:p>-0.1191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0065">
            <text:p>-2.0065</text:p>
          </table:table-cell>
          <table:table-cell table:style-name="ce1" office:value-type="string">
            <text:p>-4.1613e-16</text:p>
          </table:table-cell>
          <table:table-cell office:value-type="float" office:value="0.035705">
            <text:p>0.035705</text:p>
          </table:table-cell>
        </table:table-row>
        <table:table-row table:style-name="ro1">
          <table:table-cell office:value-type="float" office:value="12.694">
            <text:p>12.694</text:p>
          </table:table-cell>
          <table:table-cell office:value-type="float" office:value="-0.018803">
            <text:p>-0.018803</text:p>
          </table:table-cell>
          <table:table-cell office:value-type="float" office:value="-0.86814">
            <text:p>-0.86814</text:p>
          </table:table-cell>
          <table:table-cell office:value-type="float" office:value="0">
            <text:p>0</text:p>
          </table:table-cell>
          <table:table-cell office:value-type="float" office:value="0.12211">
            <text:p>0.12211</text:p>
          </table:table-cell>
          <table:table-cell office:value-type="float" office:value="0">
            <text:p>0</text:p>
          </table:table-cell>
          <table:table-cell office:value-type="float" office:value="1.2136">
            <text:p>1.2136</text:p>
          </table:table-cell>
          <table:table-cell office:value-type="float" office:value="0.0285">
            <text:p>0.0285</text:p>
          </table:table-cell>
          <table:table-cell office:value-type="float" office:value="0.036927">
            <text:p>0.036927</text:p>
          </table:table-cell>
          <table:table-cell/>
          <table:table-cell office:value-type="float" office:value="12.694">
            <text:p>12.694</text:p>
          </table:table-cell>
          <table:table-cell office:value-type="float" office:value="0.022282">
            <text:p>0.022282</text:p>
          </table:table-cell>
          <table:table-cell office:value-type="float" office:value="-0.13093">
            <text:p>-0.13093</text:p>
          </table:table-cell>
          <table:table-cell office:value-type="float" office:value="0">
            <text:p>0</text:p>
          </table:table-cell>
          <table:table-cell office:value-type="float" office:value="0.12211">
            <text:p>0.12211</text:p>
          </table:table-cell>
          <table:table-cell office:value-type="float" office:value="0">
            <text:p>0</text:p>
          </table:table-cell>
          <table:table-cell office:value-type="float" office:value="-1.9975">
            <text:p>-1.9975</text:p>
          </table:table-cell>
          <table:table-cell office:value-type="float" office:value="0.0285">
            <text:p>0.0285</text:p>
          </table:table-cell>
          <table:table-cell office:value-type="float" office:value="0.036927">
            <text:p>0.036927</text:p>
          </table:table-cell>
        </table:table-row>
        <table:table-row table:style-name="ro1">
          <table:table-cell office:value-type="float" office:value="12.827">
            <text:p>12.827</text:p>
          </table:table-cell>
          <table:table-cell office:value-type="float" office:value="-0.013192">
            <text:p>-0.013192</text:p>
          </table:table-cell>
          <table:table-cell office:value-type="float" office:value="-0.85261">
            <text:p>-0.8526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254">
            <text:p>1.2254</text:p>
          </table:table-cell>
          <table:table-cell table:style-name="ce1" office:value-type="string">
            <text:p>-6.6613e-16</text:p>
          </table:table-cell>
          <table:table-cell office:value-type="float" office:value="0.039155">
            <text:p>0.039155</text:p>
          </table:table-cell>
          <table:table-cell/>
          <table:table-cell office:value-type="float" office:value="12.827">
            <text:p>12.827</text:p>
          </table:table-cell>
          <table:table-cell office:value-type="float" office:value="0.015276">
            <text:p>0.015276</text:p>
          </table:table-cell>
          <table:table-cell office:value-type="float" office:value="-0.14744">
            <text:p>-0.1474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9967">
            <text:p>-1.9967</text:p>
          </table:table-cell>
          <table:table-cell table:style-name="ce1" office:value-type="string">
            <text:p>-8.3225e-16</text:p>
          </table:table-cell>
          <table:table-cell office:value-type="float" office:value="0.039155">
            <text:p>0.039155</text:p>
          </table:table-cell>
        </table:table-row>
        <table:table-row table:style-name="ro1">
          <table:table-cell office:value-type="float" office:value="12.961">
            <text:p>12.961</text:p>
          </table:table-cell>
          <table:table-cell office:value-type="float" office:value="-0.0080419">
            <text:p>-0.0080419</text:p>
          </table:table-cell>
          <table:table-cell office:value-type="float" office:value="-0.83815">
            <text:p>-0.83815</text:p>
          </table:table-cell>
          <table:table-cell office:value-type="float" office:value="0">
            <text:p>0</text:p>
          </table:table-cell>
          <table:table-cell office:value-type="float" office:value="0.12042">
            <text:p>0.12042</text:p>
          </table:table-cell>
          <table:table-cell office:value-type="float" office:value="0">
            <text:p>0</text:p>
          </table:table-cell>
          <table:table-cell office:value-type="float" office:value="1.2246">
            <text:p>1.2246</text:p>
          </table:table-cell>
          <table:table-cell office:value-type="float" office:value="0.064054">
            <text:p>0.064054</text:p>
          </table:table-cell>
          <table:table-cell office:value-type="float" office:value="0.040462">
            <text:p>0.040462</text:p>
          </table:table-cell>
          <table:table-cell/>
          <table:table-cell office:value-type="float" office:value="12.961">
            <text:p>12.961</text:p>
          </table:table-cell>
          <table:table-cell office:value-type="float" office:value="0.0093842">
            <text:p>0.0093842</text:p>
          </table:table-cell>
          <table:table-cell office:value-type="float" office:value="-0.16195">
            <text:p>-0.16195</text:p>
          </table:table-cell>
          <table:table-cell office:value-type="float" office:value="0">
            <text:p>0</text:p>
          </table:table-cell>
          <table:table-cell office:value-type="float" office:value="0.12042">
            <text:p>0.12042</text:p>
          </table:table-cell>
          <table:table-cell office:value-type="float" office:value="0">
            <text:p>0</text:p>
          </table:table-cell>
          <table:table-cell office:value-type="float" office:value="-1.9752">
            <text:p>-1.9752</text:p>
          </table:table-cell>
          <table:table-cell office:value-type="float" office:value="0.064054">
            <text:p>0.064054</text:p>
          </table:table-cell>
          <table:table-cell office:value-type="float" office:value="0.040462">
            <text:p>0.040462</text:p>
          </table:table-cell>
        </table:table-row>
        <table:table-row table:style-name="ro1">
          <table:table-cell office:value-type="float" office:value="13.095">
            <text:p>13.095</text:p>
          </table:table-cell>
          <table:table-cell office:value-type="float" office:value="-0.0028351">
            <text:p>-0.0028351</text:p>
          </table:table-cell>
          <table:table-cell office:value-type="float" office:value="-0.82286">
            <text:p>-0.8228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32">
            <text:p>1.232</text:p>
          </table:table-cell>
          <table:table-cell table:style-name="ce1" office:value-type="string">
            <text:p>-6.6613e-16</text:p>
          </table:table-cell>
          <table:table-cell office:value-type="float" office:value="0.041617">
            <text:p>0.041617</text:p>
          </table:table-cell>
          <table:table-cell/>
          <table:table-cell office:value-type="float" office:value="13.095">
            <text:p>13.095</text:p>
          </table:table-cell>
          <table:table-cell office:value-type="float" office:value="0.0035242">
            <text:p>0.0035242</text:p>
          </table:table-cell>
          <table:table-cell office:value-type="float" office:value="-0.1766">
            <text:p>-0.176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9583">
            <text:p>-1.9583</text:p>
          </table:table-cell>
          <table:table-cell table:style-name="ce1" office:value-type="string">
            <text:p>-8.3225e-16</text:p>
          </table:table-cell>
          <table:table-cell office:value-type="float" office:value="0.041617">
            <text:p>0.041617</text:p>
          </table:table-cell>
        </table:table-row>
        <table:table-row table:style-name="ro1">
          <table:table-cell office:value-type="float" office:value="13.228">
            <text:p>13.228</text:p>
          </table:table-cell>
          <table:table-cell office:value-type="float" office:value="0.0027476">
            <text:p>0.0027476</text:p>
          </table:table-cell>
          <table:table-cell office:value-type="float" office:value="-0.80808">
            <text:p>-0.80808</text:p>
          </table:table-cell>
          <table:table-cell office:value-type="float" office:value="0">
            <text:p>0</text:p>
          </table:table-cell>
          <table:table-cell office:value-type="float" office:value="0.12061">
            <text:p>0.12061</text:p>
          </table:table-cell>
          <table:table-cell office:value-type="float" office:value="0">
            <text:p>0</text:p>
          </table:table-cell>
          <table:table-cell office:value-type="float" office:value="1.2323">
            <text:p>1.2323</text:p>
          </table:table-cell>
          <table:table-cell office:value-type="float" office:value="0.044782">
            <text:p>0.044782</text:p>
          </table:table-cell>
          <table:table-cell office:value-type="float" office:value="0.043283">
            <text:p>0.043283</text:p>
          </table:table-cell>
          <table:table-cell/>
          <table:table-cell office:value-type="float" office:value="13.228">
            <text:p>13.228</text:p>
          </table:table-cell>
          <table:table-cell office:value-type="float" office:value="-0.0031617">
            <text:p>-0.0031617</text:p>
          </table:table-cell>
          <table:table-cell office:value-type="float" office:value="-0.1926">
            <text:p>-0.1926</text:p>
          </table:table-cell>
          <table:table-cell office:value-type="float" office:value="0">
            <text:p>0</text:p>
          </table:table-cell>
          <table:table-cell office:value-type="float" office:value="0.12061">
            <text:p>0.12061</text:p>
          </table:table-cell>
          <table:table-cell office:value-type="float" office:value="0">
            <text:p>0</text:p>
          </table:table-cell>
          <table:table-cell office:value-type="float" office:value="-1.9575">
            <text:p>-1.9575</text:p>
          </table:table-cell>
          <table:table-cell office:value-type="float" office:value="0.044782">
            <text:p>0.044782</text:p>
          </table:table-cell>
          <table:table-cell office:value-type="float" office:value="0.043283">
            <text:p>0.043283</text:p>
          </table:table-cell>
        </table:table-row>
        <table:table-row table:style-name="ro1">
          <table:table-cell office:value-type="float" office:value="13.362">
            <text:p>13.362</text:p>
          </table:table-cell>
          <table:table-cell office:value-type="float" office:value="0.0086037">
            <text:p>0.0086037</text:p>
          </table:table-cell>
          <table:table-cell office:value-type="float" office:value="-0.79304">
            <text:p>-0.7930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303">
            <text:p>1.2303</text:p>
          </table:table-cell>
          <table:table-cell table:style-name="ce1" office:value-type="string">
            <text:p>-6.6613e-16</text:p>
          </table:table-cell>
          <table:table-cell office:value-type="float" office:value="0.044012">
            <text:p>0.044012</text:p>
          </table:table-cell>
          <table:table-cell/>
          <table:table-cell office:value-type="float" office:value="13.362">
            <text:p>13.362</text:p>
          </table:table-cell>
          <table:table-cell office:value-type="float" office:value="-0.0087508">
            <text:p>-0.0087508</text:p>
          </table:table-cell>
          <table:table-cell office:value-type="float" office:value="-0.20756">
            <text:p>-0.2075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9483">
            <text:p>-1.9483</text:p>
          </table:table-cell>
          <table:table-cell table:style-name="ce1" office:value-type="string">
            <text:p>-8.3225e-16</text:p>
          </table:table-cell>
          <table:table-cell office:value-type="float" office:value="0.044012">
            <text:p>0.044012</text:p>
          </table:table-cell>
        </table:table-row>
        <table:table-row table:style-name="ro1">
          <table:table-cell office:value-type="float" office:value="13.495">
            <text:p>13.495</text:p>
          </table:table-cell>
          <table:table-cell office:value-type="float" office:value="0.014165">
            <text:p>0.014165</text:p>
          </table:table-cell>
          <table:table-cell office:value-type="float" office:value="-0.77804">
            <text:p>-0.77804</text:p>
          </table:table-cell>
          <table:table-cell office:value-type="float" office:value="0">
            <text:p>0</text:p>
          </table:table-cell>
          <table:table-cell office:value-type="float" office:value="0.1193">
            <text:p>0.1193</text:p>
          </table:table-cell>
          <table:table-cell office:value-type="float" office:value="0">
            <text:p>0</text:p>
          </table:table-cell>
          <table:table-cell office:value-type="float" office:value="1.2299">
            <text:p>1.2299</text:p>
          </table:table-cell>
          <table:table-cell office:value-type="float" office:value="0.03652">
            <text:p>0.03652</text:p>
          </table:table-cell>
          <table:table-cell office:value-type="float" office:value="0.044359">
            <text:p>0.044359</text:p>
          </table:table-cell>
          <table:table-cell/>
          <table:table-cell office:value-type="float" office:value="13.495">
            <text:p>13.495</text:p>
          </table:table-cell>
          <table:table-cell office:value-type="float" office:value="-0.014882">
            <text:p>-0.014882</text:p>
          </table:table-cell>
          <table:table-cell office:value-type="float" office:value="-0.22279">
            <text:p>-0.22279</text:p>
          </table:table-cell>
          <table:table-cell office:value-type="float" office:value="0">
            <text:p>0</text:p>
          </table:table-cell>
          <table:table-cell office:value-type="float" office:value="0.1193">
            <text:p>0.1193</text:p>
          </table:table-cell>
          <table:table-cell office:value-type="float" office:value="0">
            <text:p>0</text:p>
          </table:table-cell>
          <table:table-cell office:value-type="float" office:value="-1.939">
            <text:p>-1.939</text:p>
          </table:table-cell>
          <table:table-cell office:value-type="float" office:value="0.03652">
            <text:p>0.03652</text:p>
          </table:table-cell>
          <table:table-cell office:value-type="float" office:value="0.044359">
            <text:p>0.044359</text:p>
          </table:table-cell>
        </table:table-row>
        <table:table-row table:style-name="ro1">
          <table:table-cell office:value-type="float" office:value="13.629">
            <text:p>13.629</text:p>
          </table:table-cell>
          <table:table-cell office:value-type="float" office:value="0.019612">
            <text:p>0.019612</text:p>
          </table:table-cell>
          <table:table-cell office:value-type="float" office:value="-0.76247">
            <text:p>-0.7624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361">
            <text:p>1.2361</text:p>
          </table:table-cell>
          <table:table-cell table:style-name="ce1" office:value-type="string">
            <text:p>-6.6613e-16</text:p>
          </table:table-cell>
          <table:table-cell office:value-type="float" office:value="0.044991">
            <text:p>0.044991</text:p>
          </table:table-cell>
          <table:table-cell/>
          <table:table-cell office:value-type="float" office:value="13.629">
            <text:p>13.629</text:p>
          </table:table-cell>
          <table:table-cell office:value-type="float" office:value="-0.021385">
            <text:p>-0.021385</text:p>
          </table:table-cell>
          <table:table-cell office:value-type="float" office:value="-0.23847">
            <text:p>-0.2384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937">
            <text:p>-1.937</text:p>
          </table:table-cell>
          <table:table-cell table:style-name="ce1" office:value-type="string">
            <text:p>-8.3225e-16</text:p>
          </table:table-cell>
          <table:table-cell office:value-type="float" office:value="0.044991">
            <text:p>0.044991</text:p>
          </table:table-cell>
        </table:table-row>
        <table:table-row table:style-name="ro1">
          <table:table-cell office:value-type="float" office:value="13.763">
            <text:p>13.763</text:p>
          </table:table-cell>
          <table:table-cell office:value-type="float" office:value="0.025147">
            <text:p>0.025147</text:p>
          </table:table-cell>
          <table:table-cell office:value-type="float" office:value="-0.74731">
            <text:p>-0.74731</text:p>
          </table:table-cell>
          <table:table-cell office:value-type="float" office:value="0">
            <text:p>0</text:p>
          </table:table-cell>
          <table:table-cell office:value-type="float" office:value="0.11843">
            <text:p>0.11843</text:p>
          </table:table-cell>
          <table:table-cell office:value-type="float" office:value="0">
            <text:p>0</text:p>
          </table:table-cell>
          <table:table-cell office:value-type="float" office:value="1.2346">
            <text:p>1.2346</text:p>
          </table:table-cell>
          <table:table-cell office:value-type="float" office:value="0.042965">
            <text:p>0.042965</text:p>
          </table:table-cell>
          <table:table-cell office:value-type="float" office:value="0.045323">
            <text:p>0.045323</text:p>
          </table:table-cell>
          <table:table-cell/>
          <table:table-cell office:value-type="float" office:value="13.763">
            <text:p>13.763</text:p>
          </table:table-cell>
          <table:table-cell office:value-type="float" office:value="-0.026637">
            <text:p>-0.026637</text:p>
          </table:table-cell>
          <table:table-cell office:value-type="float" office:value="-0.25303">
            <text:p>-0.25303</text:p>
          </table:table-cell>
          <table:table-cell office:value-type="float" office:value="0">
            <text:p>0</text:p>
          </table:table-cell>
          <table:table-cell office:value-type="float" office:value="0.11843">
            <text:p>0.11843</text:p>
          </table:table-cell>
          <table:table-cell office:value-type="float" office:value="0">
            <text:p>0</text:p>
          </table:table-cell>
          <table:table-cell office:value-type="float" office:value="-1.9235">
            <text:p>-1.9235</text:p>
          </table:table-cell>
          <table:table-cell office:value-type="float" office:value="0.042965">
            <text:p>0.042965</text:p>
          </table:table-cell>
          <table:table-cell office:value-type="float" office:value="0.045323">
            <text:p>0.045323</text:p>
          </table:table-cell>
        </table:table-row>
        <table:table-row table:style-name="ro1">
          <table:table-cell office:value-type="float" office:value="13.896">
            <text:p>13.896</text:p>
          </table:table-cell>
          <table:table-cell office:value-type="float" office:value="0.030841">
            <text:p>0.030841</text:p>
          </table:table-cell>
          <table:table-cell office:value-type="float" office:value="-0.7325">
            <text:p>-0.732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281">
            <text:p>1.2281</text:p>
          </table:table-cell>
          <table:table-cell table:style-name="ce1" office:value-type="string">
            <text:p>-2.2204e-16</text:p>
          </table:table-cell>
          <table:table-cell office:value-type="float" office:value="0.045539">
            <text:p>0.045539</text:p>
          </table:table-cell>
          <table:table-cell/>
          <table:table-cell office:value-type="float" office:value="13.896">
            <text:p>13.896</text:p>
          </table:table-cell>
          <table:table-cell office:value-type="float" office:value="-0.033361">
            <text:p>-0.033361</text:p>
          </table:table-cell>
          <table:table-cell office:value-type="float" office:value="-0.26805">
            <text:p>-0.2680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9328">
            <text:p>-1.9328</text:p>
          </table:table-cell>
          <table:table-cell table:style-name="ce1" office:value-type="string">
            <text:p>-4.1613e-16</text:p>
          </table:table-cell>
          <table:table-cell office:value-type="float" office:value="0.045539">
            <text:p>0.045539</text:p>
          </table:table-cell>
        </table:table-row>
        <table:table-row table:style-name="ro1">
          <table:table-cell office:value-type="float" office:value="14.03">
            <text:p>14.03</text:p>
          </table:table-cell>
          <table:table-cell office:value-type="float" office:value="0.036621">
            <text:p>0.036621</text:p>
          </table:table-cell>
          <table:table-cell office:value-type="float" office:value="-0.71694">
            <text:p>-0.71694</text:p>
          </table:table-cell>
          <table:table-cell office:value-type="float" office:value="0">
            <text:p>0</text:p>
          </table:table-cell>
          <table:table-cell office:value-type="float" office:value="0.11857">
            <text:p>0.11857</text:p>
          </table:table-cell>
          <table:table-cell office:value-type="float" office:value="0">
            <text:p>0</text:p>
          </table:table-cell>
          <table:table-cell office:value-type="float" office:value="1.2355">
            <text:p>1.2355</text:p>
          </table:table-cell>
          <table:table-cell office:value-type="float" office:value="0.037814">
            <text:p>0.037814</text:p>
          </table:table-cell>
          <table:table-cell office:value-type="float" office:value="0.045933">
            <text:p>0.045933</text:p>
          </table:table-cell>
          <table:table-cell/>
          <table:table-cell office:value-type="float" office:value="14.03">
            <text:p>14.03</text:p>
          </table:table-cell>
          <table:table-cell office:value-type="float" office:value="-0.039226">
            <text:p>-0.039226</text:p>
          </table:table-cell>
          <table:table-cell office:value-type="float" office:value="-0.28314">
            <text:p>-0.28314</text:p>
          </table:table-cell>
          <table:table-cell office:value-type="float" office:value="0">
            <text:p>0</text:p>
          </table:table-cell>
          <table:table-cell office:value-type="float" office:value="0.11857">
            <text:p>0.11857</text:p>
          </table:table-cell>
          <table:table-cell office:value-type="float" office:value="0">
            <text:p>0</text:p>
          </table:table-cell>
          <table:table-cell office:value-type="float" office:value="-1.9383">
            <text:p>-1.9383</text:p>
          </table:table-cell>
          <table:table-cell office:value-type="float" office:value="0.037814">
            <text:p>0.037814</text:p>
          </table:table-cell>
          <table:table-cell office:value-type="float" office:value="0.045933">
            <text:p>0.045933</text:p>
          </table:table-cell>
        </table:table-row>
        <table:table-row table:style-name="ro1">
          <table:table-cell office:value-type="float" office:value="14.164">
            <text:p>14.164</text:p>
          </table:table-cell>
          <table:table-cell office:value-type="float" office:value="0.042372">
            <text:p>0.042372</text:p>
          </table:table-cell>
          <table:table-cell office:value-type="float" office:value="-0.70195">
            <text:p>-0.7019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336">
            <text:p>1.2336</text:p>
          </table:table-cell>
          <table:table-cell table:style-name="ce1" office:value-type="string">
            <text:p>-4.4409e-16</text:p>
          </table:table-cell>
          <table:table-cell office:value-type="float" office:value="0.046768">
            <text:p>0.046768</text:p>
          </table:table-cell>
          <table:table-cell/>
          <table:table-cell office:value-type="float" office:value="14.164">
            <text:p>14.164</text:p>
          </table:table-cell>
          <table:table-cell office:value-type="float" office:value="-0.045338">
            <text:p>-0.045338</text:p>
          </table:table-cell>
          <table:table-cell office:value-type="float" office:value="-0.29839">
            <text:p>-0.298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9318">
            <text:p>-1.9318</text:p>
          </table:table-cell>
          <table:table-cell table:style-name="ce1" office:value-type="string">
            <text:p>-4.1613e-16</text:p>
          </table:table-cell>
          <table:table-cell office:value-type="float" office:value="0.046768">
            <text:p>0.046768</text:p>
          </table:table-cell>
        </table:table-row>
        <table:table-row table:style-name="ro1">
          <table:table-cell office:value-type="float" office:value="14.23">
            <text:p>14.23</text:p>
          </table:table-cell>
          <table:table-cell office:value-type="float" office:value="0.045472">
            <text:p>0.045472</text:p>
          </table:table-cell>
          <table:table-cell office:value-type="float" office:value="-0.69432">
            <text:p>-0.6943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259">
            <text:p>1.2259</text:p>
          </table:table-cell>
          <table:table-cell table:style-name="ce1" office:value-type="string">
            <text:p>-4.1613e-16</text:p>
          </table:table-cell>
          <table:table-cell office:value-type="float" office:value="0.047342">
            <text:p>0.047342</text:p>
          </table:table-cell>
          <table:table-cell/>
          <table:table-cell office:value-type="float" office:value="14.23">
            <text:p>14.23</text:p>
          </table:table-cell>
          <table:table-cell office:value-type="float" office:value="-0.047728">
            <text:p>-0.047728</text:p>
          </table:table-cell>
          <table:table-cell office:value-type="float" office:value="-0.30583">
            <text:p>-0.30583</text:p>
          </table:table-cell>
          <table:table-cell office:value-type="float" office:value="0">
            <text:p>0</text:p>
          </table:table-cell>
          <table:table-cell office:value-type="float" office:value="0.1186">
            <text:p>0.1186</text:p>
          </table:table-cell>
          <table:table-cell office:value-type="float" office:value="0">
            <text:p>0</text:p>
          </table:table-cell>
          <table:table-cell office:value-type="float" office:value="-1.923">
            <text:p>-1.923</text:p>
          </table:table-cell>
          <table:table-cell office:value-type="float" office:value="0.046371">
            <text:p>0.046371</text:p>
          </table:table-cell>
          <table:table-cell office:value-type="float" office:value="0.047342">
            <text:p>0.047342</text:p>
          </table:table-cell>
        </table:table-row>
        <table:table-row table:style-name="ro1">
          <table:table-cell office:value-type="float" office:value="14.364">
            <text:p>14.364</text:p>
          </table:table-cell>
          <table:table-cell office:value-type="float" office:value="0.050664">
            <text:p>0.050664</text:p>
          </table:table-cell>
          <table:table-cell office:value-type="float" office:value="-0.67892">
            <text:p>-0.6789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34">
            <text:p>1.234</text:p>
          </table:table-cell>
          <table:table-cell office:value-type="float" office:value="0">
            <text:p>0</text:p>
          </table:table-cell>
          <table:table-cell office:value-type="float" office:value="0.046689">
            <text:p>0.046689</text:p>
          </table:table-cell>
          <table:table-cell/>
          <table:table-cell office:value-type="float" office:value="14.364">
            <text:p>14.364</text:p>
          </table:table-cell>
          <table:table-cell office:value-type="float" office:value="-0.053989">
            <text:p>-0.053989</text:p>
          </table:table-cell>
          <table:table-cell office:value-type="float" office:value="-0.32104">
            <text:p>-0.3210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9269">
            <text:p>-1.9269</text:p>
          </table:table-cell>
          <table:table-cell office:value-type="float" office:value="0">
            <text:p>0</text:p>
          </table:table-cell>
          <table:table-cell office:value-type="float" office:value="0.046689">
            <text:p>0.046689</text:p>
          </table:table-cell>
        </table:table-row>
        <table:table-row table:style-name="ro1">
          <table:table-cell office:value-type="float" office:value="14.498">
            <text:p>14.498</text:p>
          </table:table-cell>
          <table:table-cell office:value-type="float" office:value="0.056649">
            <text:p>0.056649</text:p>
          </table:table-cell>
          <table:table-cell office:value-type="float" office:value="-0.6638">
            <text:p>-0.6638</text:p>
          </table:table-cell>
          <table:table-cell office:value-type="float" office:value="0">
            <text:p>0</text:p>
          </table:table-cell>
          <table:table-cell office:value-type="float" office:value="0.11885">
            <text:p>0.11885</text:p>
          </table:table-cell>
          <table:table-cell office:value-type="float" office:value="0">
            <text:p>0</text:p>
          </table:table-cell>
          <table:table-cell office:value-type="float" office:value="1.2307">
            <text:p>1.2307</text:p>
          </table:table-cell>
          <table:table-cell office:value-type="float" office:value="0.045816">
            <text:p>0.045816</text:p>
          </table:table-cell>
          <table:table-cell office:value-type="float" office:value="0.046747">
            <text:p>0.046747</text:p>
          </table:table-cell>
          <table:table-cell/>
          <table:table-cell office:value-type="float" office:value="14.498">
            <text:p>14.498</text:p>
          </table:table-cell>
          <table:table-cell office:value-type="float" office:value="-0.059267">
            <text:p>-0.059267</text:p>
          </table:table-cell>
          <table:table-cell office:value-type="float" office:value="-0.33624">
            <text:p>-0.33624</text:p>
          </table:table-cell>
          <table:table-cell office:value-type="float" office:value="0">
            <text:p>0</text:p>
          </table:table-cell>
          <table:table-cell office:value-type="float" office:value="0.11885">
            <text:p>0.11885</text:p>
          </table:table-cell>
          <table:table-cell office:value-type="float" office:value="0">
            <text:p>0</text:p>
          </table:table-cell>
          <table:table-cell office:value-type="float" office:value="-1.9156">
            <text:p>-1.9156</text:p>
          </table:table-cell>
          <table:table-cell office:value-type="float" office:value="0.045816">
            <text:p>0.045816</text:p>
          </table:table-cell>
          <table:table-cell office:value-type="float" office:value="0.046747">
            <text:p>0.046747</text:p>
          </table:table-cell>
        </table:table-row>
        <table:table-row table:style-name="ro1">
          <table:table-cell office:value-type="float" office:value="14.631">
            <text:p>14.631</text:p>
          </table:table-cell>
          <table:table-cell office:value-type="float" office:value="0.062016">
            <text:p>0.062016</text:p>
          </table:table-cell>
          <table:table-cell office:value-type="float" office:value="-0.64884">
            <text:p>-0.6488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368">
            <text:p>1.2368</text:p>
          </table:table-cell>
          <table:table-cell table:style-name="ce1" office:value-type="string">
            <text:p>-2.2204e-16</text:p>
          </table:table-cell>
          <table:table-cell office:value-type="float" office:value="0.046722">
            <text:p>0.046722</text:p>
          </table:table-cell>
          <table:table-cell/>
          <table:table-cell office:value-type="float" office:value="14.631">
            <text:p>14.631</text:p>
          </table:table-cell>
          <table:table-cell office:value-type="float" office:value="-0.064693">
            <text:p>-0.064693</text:p>
          </table:table-cell>
          <table:table-cell office:value-type="float" office:value="-0.3515">
            <text:p>-0.351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911">
            <text:p>-1.911</text:p>
          </table:table-cell>
          <table:table-cell table:style-name="ce1" office:value-type="string">
            <text:p>-4.1613e-16</text:p>
          </table:table-cell>
          <table:table-cell office:value-type="float" office:value="0.046722">
            <text:p>0.046722</text:p>
          </table:table-cell>
        </table:table-row>
        <table:table-row table:style-name="ro1">
          <table:table-cell office:value-type="float" office:value="14.765">
            <text:p>14.765</text:p>
          </table:table-cell>
          <table:table-cell office:value-type="float" office:value="0.067404">
            <text:p>0.067404</text:p>
          </table:table-cell>
          <table:table-cell office:value-type="float" office:value="-0.63532">
            <text:p>-0.63532</text:p>
          </table:table-cell>
          <table:table-cell office:value-type="float" office:value="0">
            <text:p>0</text:p>
          </table:table-cell>
          <table:table-cell office:value-type="float" office:value="0.059425">
            <text:p>0.059425</text:p>
          </table:table-cell>
          <table:table-cell office:value-type="float" office:value="0">
            <text:p>0</text:p>
          </table:table-cell>
          <table:table-cell office:value-type="float" office:value="1.1942">
            <text:p>1.1942</text:p>
          </table:table-cell>
          <table:table-cell office:value-type="float" office:value="-0.86219">
            <text:p>-0.86219</text:p>
          </table:table-cell>
          <table:table-cell office:value-type="float" office:value="0.046024">
            <text:p>0.046024</text:p>
          </table:table-cell>
          <table:table-cell/>
          <table:table-cell office:value-type="float" office:value="14.765">
            <text:p>14.765</text:p>
          </table:table-cell>
          <table:table-cell office:value-type="float" office:value="-0.06974">
            <text:p>-0.06974</text:p>
          </table:table-cell>
          <table:table-cell office:value-type="float" office:value="-0.36485">
            <text:p>-0.36485</text:p>
          </table:table-cell>
          <table:table-cell office:value-type="float" office:value="0">
            <text:p>0</text:p>
          </table:table-cell>
          <table:table-cell office:value-type="float" office:value="0.059425">
            <text:p>0.059425</text:p>
          </table:table-cell>
          <table:table-cell office:value-type="float" office:value="0">
            <text:p>0</text:p>
          </table:table-cell>
          <table:table-cell office:value-type="float" office:value="-1.9526">
            <text:p>-1.9526</text:p>
          </table:table-cell>
          <table:table-cell office:value-type="float" office:value="-0.86219">
            <text:p>-0.86219</text:p>
          </table:table-cell>
          <table:table-cell office:value-type="float" office:value="0.046024">
            <text:p>0.046024</text:p>
          </table:table-cell>
        </table:table-row>
        <table:table-row table:style-name="ro1">
          <table:table-cell office:value-type="float" office:value="14.898">
            <text:p>14.898</text:p>
          </table:table-cell>
          <table:table-cell office:value-type="float" office:value="0.073015">
            <text:p>0.073015</text:p>
          </table:table-cell>
          <table:table-cell office:value-type="float" office:value="-0.62145">
            <text:p>-0.6214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-0.86603">
            <text:p>-0.86603</text:p>
          </table:table-cell>
          <table:table-cell office:value-type="float" office:value="0.045599">
            <text:p>0.045599</text:p>
          </table:table-cell>
          <table:table-cell/>
          <table:table-cell office:value-type="float" office:value="14.898">
            <text:p>14.898</text:p>
          </table:table-cell>
          <table:table-cell office:value-type="float" office:value="-0.074822">
            <text:p>-0.074822</text:p>
          </table:table-cell>
          <table:table-cell office:value-type="float" office:value="-0.37877">
            <text:p>-0.3787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9923">
            <text:p>-1.9923</text:p>
          </table:table-cell>
          <table:table-cell office:value-type="float" office:value="-0.86603">
            <text:p>-0.86603</text:p>
          </table:table-cell>
          <table:table-cell office:value-type="float" office:value="0.045599">
            <text:p>0.045599</text:p>
          </table:table-cell>
        </table:table-row>
        <table:table-row table:style-name="ro1">
          <table:table-cell office:value-type="float" office:value="15.032">
            <text:p>15.032</text:p>
          </table:table-cell>
          <table:table-cell office:value-type="float" office:value="0.077493">
            <text:p>0.077493</text:p>
          </table:table-cell>
          <table:table-cell office:value-type="float" office:value="-0.60978">
            <text:p>-0.60978</text:p>
          </table:table-cell>
          <table:table-cell office:value-type="float" office:value="0">
            <text:p>0</text:p>
          </table:table-cell>
          <table:table-cell office:value-type="float" office:value="0.058099">
            <text:p>0.058099</text:p>
          </table:table-cell>
          <table:table-cell office:value-type="float" office:value="0">
            <text:p>0</text:p>
          </table:table-cell>
          <table:table-cell office:value-type="float" office:value="1.095">
            <text:p>1.095</text:p>
          </table:table-cell>
          <table:table-cell office:value-type="float" office:value="-0.87082">
            <text:p>-0.87082</text:p>
          </table:table-cell>
          <table:table-cell office:value-type="float" office:value="0.044959">
            <text:p>0.044959</text:p>
          </table:table-cell>
          <table:table-cell/>
          <table:table-cell office:value-type="float" office:value="15.032">
            <text:p>15.032</text:p>
          </table:table-cell>
          <table:table-cell office:value-type="float" office:value="-0.079205">
            <text:p>-0.079205</text:p>
          </table:table-cell>
          <table:table-cell office:value-type="float" office:value="-0.39047">
            <text:p>-0.39047</text:p>
          </table:table-cell>
          <table:table-cell office:value-type="float" office:value="0">
            <text:p>0</text:p>
          </table:table-cell>
          <table:table-cell office:value-type="float" office:value="0.058099">
            <text:p>0.058099</text:p>
          </table:table-cell>
          <table:table-cell office:value-type="float" office:value="0">
            <text:p>0</text:p>
          </table:table-cell>
          <table:table-cell office:value-type="float" office:value="-2.0467">
            <text:p>-2.0467</text:p>
          </table:table-cell>
          <table:table-cell office:value-type="float" office:value="-0.87082">
            <text:p>-0.87082</text:p>
          </table:table-cell>
          <table:table-cell office:value-type="float" office:value="0.044959">
            <text:p>0.044959</text:p>
          </table:table-cell>
        </table:table-row>
        <table:table-row table:style-name="ro1">
          <table:table-cell office:value-type="float" office:value="15.166">
            <text:p>15.166</text:p>
          </table:table-cell>
          <table:table-cell office:value-type="float" office:value="0.080486">
            <text:p>0.080486</text:p>
          </table:table-cell>
          <table:table-cell office:value-type="float" office:value="-0.60403">
            <text:p>-0.6040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0093">
            <text:p>1.0093</text:p>
          </table:table-cell>
          <table:table-cell office:value-type="float" office:value="-0.86603">
            <text:p>-0.86603</text:p>
          </table:table-cell>
          <table:table-cell office:value-type="float" office:value="0.043342">
            <text:p>0.043342</text:p>
          </table:table-cell>
          <table:table-cell/>
          <table:table-cell office:value-type="float" office:value="15.166">
            <text:p>15.166</text:p>
          </table:table-cell>
          <table:table-cell office:value-type="float" office:value="-0.081573">
            <text:p>-0.081573</text:p>
          </table:table-cell>
          <table:table-cell office:value-type="float" office:value="-0.39527">
            <text:p>-0.3952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1324">
            <text:p>-2.1324</text:p>
          </table:table-cell>
          <table:table-cell office:value-type="float" office:value="-0.86603">
            <text:p>-0.86603</text:p>
          </table:table-cell>
          <table:table-cell office:value-type="float" office:value="0.043342">
            <text:p>0.043342</text:p>
          </table:table-cell>
        </table:table-row>
        <table:table-row table:style-name="ro1">
          <table:table-cell office:value-type="float" office:value="15.299">
            <text:p>15.299</text:p>
          </table:table-cell>
          <table:table-cell office:value-type="float" office:value="0.085028">
            <text:p>0.085028</text:p>
          </table:table-cell>
          <table:table-cell office:value-type="float" office:value="-0.59768">
            <text:p>-0.59768</text:p>
          </table:table-cell>
          <table:table-cell office:value-type="float" office:value="0">
            <text:p>0</text:p>
          </table:table-cell>
          <table:table-cell office:value-type="float" office:value="0.06003">
            <text:p>0.06003</text:p>
          </table:table-cell>
          <table:table-cell office:value-type="float" office:value="0">
            <text:p>0</text:p>
          </table:table-cell>
          <table:table-cell office:value-type="float" office:value="0.89601">
            <text:p>0.89601</text:p>
          </table:table-cell>
          <table:table-cell office:value-type="float" office:value="-0.86316">
            <text:p>-0.86316</text:p>
          </table:table-cell>
          <table:table-cell office:value-type="float" office:value="0.042464">
            <text:p>0.042464</text:p>
          </table:table-cell>
          <table:table-cell/>
          <table:table-cell office:value-type="float" office:value="15.299">
            <text:p>15.299</text:p>
          </table:table-cell>
          <table:table-cell office:value-type="float" office:value="-0.085589">
            <text:p>-0.085589</text:p>
          </table:table-cell>
          <table:table-cell office:value-type="float" office:value="-0.40081">
            <text:p>-0.40081</text:p>
          </table:table-cell>
          <table:table-cell office:value-type="float" office:value="0">
            <text:p>0</text:p>
          </table:table-cell>
          <table:table-cell office:value-type="float" office:value="0.06003">
            <text:p>0.06003</text:p>
          </table:table-cell>
          <table:table-cell office:value-type="float" office:value="0">
            <text:p>0</text:p>
          </table:table-cell>
          <table:table-cell office:value-type="float" office:value="-2.2524">
            <text:p>-2.2524</text:p>
          </table:table-cell>
          <table:table-cell office:value-type="float" office:value="-0.86316">
            <text:p>-0.86316</text:p>
          </table:table-cell>
          <table:table-cell office:value-type="float" office:value="0.042464">
            <text:p>0.042464</text:p>
          </table:table-cell>
        </table:table-row>
        <table:table-row table:style-name="ro1">
          <table:table-cell office:value-type="float" office:value="15.433">
            <text:p>15.433</text:p>
          </table:table-cell>
          <table:table-cell office:value-type="float" office:value="0.090456">
            <text:p>0.090456</text:p>
          </table:table-cell>
          <table:table-cell office:value-type="float" office:value="-0.59186">
            <text:p>-0.5918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77364">
            <text:p>0.77364</text:p>
          </table:table-cell>
          <table:table-cell office:value-type="float" office:value="-0.86603">
            <text:p>-0.86603</text:p>
          </table:table-cell>
          <table:table-cell office:value-type="float" office:value="0.042039">
            <text:p>0.042039</text:p>
          </table:table-cell>
          <table:table-cell/>
          <table:table-cell office:value-type="float" office:value="15.433">
            <text:p>15.433</text:p>
          </table:table-cell>
          <table:table-cell office:value-type="float" office:value="-0.091862">
            <text:p>-0.091862</text:p>
          </table:table-cell>
          <table:table-cell office:value-type="float" office:value="-0.40739">
            <text:p>-0.4073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3687">
            <text:p>-2.3687</text:p>
          </table:table-cell>
          <table:table-cell office:value-type="float" office:value="-0.86603">
            <text:p>-0.86603</text:p>
          </table:table-cell>
          <table:table-cell office:value-type="float" office:value="0.042039">
            <text:p>0.042039</text:p>
          </table:table-cell>
        </table:table-row>
        <table:table-row table:style-name="ro1">
          <table:table-cell office:value-type="float" office:value="15.567">
            <text:p>15.567</text:p>
          </table:table-cell>
          <table:table-cell office:value-type="float" office:value="0.096899">
            <text:p>0.096899</text:p>
          </table:table-cell>
          <table:table-cell office:value-type="float" office:value="-0.58627">
            <text:p>-0.58627</text:p>
          </table:table-cell>
          <table:table-cell office:value-type="float" office:value="0">
            <text:p>0</text:p>
          </table:table-cell>
          <table:table-cell office:value-type="float" office:value="0.059588">
            <text:p>0.059588</text:p>
          </table:table-cell>
          <table:table-cell office:value-type="float" office:value="0">
            <text:p>0</text:p>
          </table:table-cell>
          <table:table-cell office:value-type="float" office:value="0.66265">
            <text:p>0.66265</text:p>
          </table:table-cell>
          <table:table-cell office:value-type="float" office:value="-0.86424">
            <text:p>-0.86424</text:p>
          </table:table-cell>
          <table:table-cell office:value-type="float" office:value="0.041491">
            <text:p>0.041491</text:p>
          </table:table-cell>
          <table:table-cell/>
          <table:table-cell office:value-type="float" office:value="15.567">
            <text:p>15.567</text:p>
          </table:table-cell>
          <table:table-cell office:value-type="float" office:value="-0.097184">
            <text:p>-0.097184</text:p>
          </table:table-cell>
          <table:table-cell office:value-type="float" office:value="-0.41277">
            <text:p>-0.41277</text:p>
          </table:table-cell>
          <table:table-cell office:value-type="float" office:value="0">
            <text:p>0</text:p>
          </table:table-cell>
          <table:table-cell office:value-type="float" office:value="0.059588">
            <text:p>0.059588</text:p>
          </table:table-cell>
          <table:table-cell office:value-type="float" office:value="0">
            <text:p>0</text:p>
          </table:table-cell>
          <table:table-cell office:value-type="float" office:value="-2.4657">
            <text:p>-2.4657</text:p>
          </table:table-cell>
          <table:table-cell office:value-type="float" office:value="-0.86424">
            <text:p>-0.86424</text:p>
          </table:table-cell>
          <table:table-cell office:value-type="float" office:value="0.041491">
            <text:p>0.041491</text:p>
          </table:table-cell>
        </table:table-row>
        <table:table-row table:style-name="ro1">
          <table:table-cell office:value-type="float" office:value="15.7">
            <text:p>15.7</text:p>
          </table:table-cell>
          <table:table-cell office:value-type="float" office:value="0.10529">
            <text:p>0.10529</text:p>
          </table:table-cell>
          <table:table-cell office:value-type="float" office:value="-0.58066">
            <text:p>-0.5806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59235">
            <text:p>0.59235</text:p>
          </table:table-cell>
          <table:table-cell office:value-type="float" office:value="0">
            <text:p>0</text:p>
          </table:table-cell>
          <table:table-cell office:value-type="float" office:value="0.041265">
            <text:p>0.041265</text:p>
          </table:table-cell>
          <table:table-cell/>
          <table:table-cell office:value-type="float" office:value="15.7">
            <text:p>15.7</text:p>
          </table:table-cell>
          <table:table-cell office:value-type="float" office:value="-0.1051">
            <text:p>-0.1051</text:p>
          </table:table-cell>
          <table:table-cell office:value-type="float" office:value="-0.41809">
            <text:p>-0.4180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554">
            <text:p>-2.554</text:p>
          </table:table-cell>
          <table:table-cell office:value-type="float" office:value="0">
            <text:p>0</text:p>
          </table:table-cell>
          <table:table-cell office:value-type="float" office:value="0.041265">
            <text:p>0.041265</text:p>
          </table:table-cell>
        </table:table-row>
        <table:table-row table:style-name="ro1">
          <table:table-cell office:value-type="float" office:value="15.834">
            <text:p>15.834</text:p>
          </table:table-cell>
          <table:table-cell office:value-type="float" office:value="0.11304">
            <text:p>0.11304</text:p>
          </table:table-cell>
          <table:table-cell office:value-type="float" office:value="-0.5766">
            <text:p>-0.5766</text:p>
          </table:table-cell>
          <table:table-cell office:value-type="float" office:value="0">
            <text:p>0</text:p>
          </table:table-cell>
          <table:table-cell office:value-type="float" office:value="0.12085">
            <text:p>0.12085</text:p>
          </table:table-cell>
          <table:table-cell office:value-type="float" office:value="0">
            <text:p>0</text:p>
          </table:table-cell>
          <table:table-cell office:value-type="float" office:value="0.53257">
            <text:p>0.53257</text:p>
          </table:table-cell>
          <table:table-cell office:value-type="float" office:value="0.012394">
            <text:p>0.012394</text:p>
          </table:table-cell>
          <table:table-cell office:value-type="float" office:value="0.040891">
            <text:p>0.040891</text:p>
          </table:table-cell>
          <table:table-cell/>
          <table:table-cell office:value-type="float" office:value="15.834">
            <text:p>15.834</text:p>
          </table:table-cell>
          <table:table-cell office:value-type="float" office:value="-0.11275">
            <text:p>-0.11275</text:p>
          </table:table-cell>
          <table:table-cell office:value-type="float" office:value="-0.42221">
            <text:p>-0.42221</text:p>
          </table:table-cell>
          <table:table-cell office:value-type="float" office:value="0">
            <text:p>0</text:p>
          </table:table-cell>
          <table:table-cell office:value-type="float" office:value="0.12085">
            <text:p>0.12085</text:p>
          </table:table-cell>
          <table:table-cell office:value-type="float" office:value="0">
            <text:p>0</text:p>
          </table:table-cell>
          <table:table-cell office:value-type="float" office:value="-2.6156">
            <text:p>-2.6156</text:p>
          </table:table-cell>
          <table:table-cell office:value-type="float" office:value="0.012394">
            <text:p>0.012394</text:p>
          </table:table-cell>
          <table:table-cell office:value-type="float" office:value="0.040891">
            <text:p>0.040891</text:p>
          </table:table-cell>
        </table:table-row>
        <table:table-row table:style-name="ro1">
          <table:table-cell office:value-type="float" office:value="15.967">
            <text:p>15.967</text:p>
          </table:table-cell>
          <table:table-cell office:value-type="float" office:value="0.12599">
            <text:p>0.12599</text:p>
          </table:table-cell>
          <table:table-cell office:value-type="float" office:value="-0.57098">
            <text:p>-0.5709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48287">
            <text:p>0.48287</text:p>
          </table:table-cell>
          <table:table-cell office:value-type="float" office:value="0">
            <text:p>0</text:p>
          </table:table-cell>
          <table:table-cell office:value-type="float" office:value="0.041561">
            <text:p>0.041561</text:p>
          </table:table-cell>
          <table:table-cell/>
          <table:table-cell office:value-type="float" office:value="15.967">
            <text:p>15.967</text:p>
          </table:table-cell>
          <table:table-cell office:value-type="float" office:value="-0.12467">
            <text:p>-0.12467</text:p>
          </table:table-cell>
          <table:table-cell office:value-type="float" office:value="-0.42778">
            <text:p>-0.4277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6592">
            <text:p>-2.6592</text:p>
          </table:table-cell>
          <table:table-cell office:value-type="float" office:value="0">
            <text:p>0</text:p>
          </table:table-cell>
          <table:table-cell office:value-type="float" office:value="0.041561">
            <text:p>0.041561</text:p>
          </table:table-cell>
        </table:table-row>
        <table:table-row table:style-name="ro1">
          <table:table-cell office:value-type="float" office:value="16.101">
            <text:p>16.101</text:p>
          </table:table-cell>
          <table:table-cell office:value-type="float" office:value="0.14245">
            <text:p>0.14245</text:p>
          </table:table-cell>
          <table:table-cell office:value-type="float" office:value="-0.56337">
            <text:p>-0.56337</text:p>
          </table:table-cell>
          <table:table-cell office:value-type="float" office:value="0">
            <text:p>0</text:p>
          </table:table-cell>
          <table:table-cell office:value-type="float" office:value="0.12174">
            <text:p>0.12174</text:p>
          </table:table-cell>
          <table:table-cell office:value-type="float" office:value="0">
            <text:p>0</text:p>
          </table:table-cell>
          <table:table-cell office:value-type="float" office:value="0.47448">
            <text:p>0.47448</text:p>
          </table:table-cell>
          <table:table-cell office:value-type="float" office:value="0.004349">
            <text:p>0.004349</text:p>
          </table:table-cell>
          <table:table-cell office:value-type="float" office:value="0.043256">
            <text:p>0.043256</text:p>
          </table:table-cell>
          <table:table-cell/>
          <table:table-cell office:value-type="float" office:value="16.101">
            <text:p>16.101</text:p>
          </table:table-cell>
          <table:table-cell office:value-type="float" office:value="-0.14096">
            <text:p>-0.14096</text:p>
          </table:table-cell>
          <table:table-cell office:value-type="float" office:value="-0.43438">
            <text:p>-0.43438</text:p>
          </table:table-cell>
          <table:table-cell office:value-type="float" office:value="0">
            <text:p>0</text:p>
          </table:table-cell>
          <table:table-cell office:value-type="float" office:value="0.12174">
            <text:p>0.12174</text:p>
          </table:table-cell>
          <table:table-cell office:value-type="float" office:value="0">
            <text:p>0</text:p>
          </table:table-cell>
          <table:table-cell office:value-type="float" office:value="-2.696">
            <text:p>-2.696</text:p>
          </table:table-cell>
          <table:table-cell office:value-type="float" office:value="0.004349">
            <text:p>0.004349</text:p>
          </table:table-cell>
          <table:table-cell office:value-type="float" office:value="0.043256">
            <text:p>0.043256</text:p>
          </table:table-cell>
        </table:table-row>
        <table:table-row table:style-name="ro1">
          <table:table-cell office:value-type="float" office:value="16.235">
            <text:p>16.235</text:p>
          </table:table-cell>
          <table:table-cell office:value-type="float" office:value="0.15634">
            <text:p>0.15634</text:p>
          </table:table-cell>
          <table:table-cell office:value-type="float" office:value="-0.55763">
            <text:p>-0.5576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45344">
            <text:p>0.45344</text:p>
          </table:table-cell>
          <table:table-cell table:style-name="ce1" office:value-type="string">
            <text:p>-4.4409e-16</text:p>
          </table:table-cell>
          <table:table-cell office:value-type="float" office:value="0.044128">
            <text:p>0.044128</text:p>
          </table:table-cell>
          <table:table-cell/>
          <table:table-cell office:value-type="float" office:value="16.235">
            <text:p>16.235</text:p>
          </table:table-cell>
          <table:table-cell office:value-type="float" office:value="-0.15562">
            <text:p>-0.15562</text:p>
          </table:table-cell>
          <table:table-cell office:value-type="float" office:value="-0.44019">
            <text:p>-0.4401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7123">
            <text:p>-2.7123</text:p>
          </table:table-cell>
          <table:table-cell table:style-name="ce1" office:value-type="string">
            <text:p>-4.1613e-16</text:p>
          </table:table-cell>
          <table:table-cell office:value-type="float" office:value="0.044128">
            <text:p>0.044128</text:p>
          </table:table-cell>
        </table:table-row>
        <table:table-row table:style-name="ro1">
          <table:table-cell office:value-type="float" office:value="16.368">
            <text:p>16.368</text:p>
          </table:table-cell>
          <table:table-cell office:value-type="float" office:value="0.1705">
            <text:p>0.1705</text:p>
          </table:table-cell>
          <table:table-cell office:value-type="float" office:value="-0.55081">
            <text:p>-0.55081</text:p>
          </table:table-cell>
          <table:table-cell office:value-type="float" office:value="0">
            <text:p>0</text:p>
          </table:table-cell>
          <table:table-cell office:value-type="float" office:value="0.12153">
            <text:p>0.12153</text:p>
          </table:table-cell>
          <table:table-cell office:value-type="float" office:value="0">
            <text:p>0</text:p>
          </table:table-cell>
          <table:table-cell office:value-type="float" office:value="0.45194">
            <text:p>0.45194</text:p>
          </table:table-cell>
          <table:table-cell office:value-type="float" office:value="0.037738">
            <text:p>0.037738</text:p>
          </table:table-cell>
          <table:table-cell office:value-type="float" office:value="0.044491">
            <text:p>0.044491</text:p>
          </table:table-cell>
          <table:table-cell/>
          <table:table-cell office:value-type="float" office:value="16.368">
            <text:p>16.368</text:p>
          </table:table-cell>
          <table:table-cell office:value-type="float" office:value="-0.17046">
            <text:p>-0.17046</text:p>
          </table:table-cell>
          <table:table-cell office:value-type="float" office:value="-0.44655">
            <text:p>-0.44655</text:p>
          </table:table-cell>
          <table:table-cell office:value-type="float" office:value="0">
            <text:p>0</text:p>
          </table:table-cell>
          <table:table-cell office:value-type="float" office:value="0.12153">
            <text:p>0.12153</text:p>
          </table:table-cell>
          <table:table-cell office:value-type="float" office:value="0">
            <text:p>0</text:p>
          </table:table-cell>
          <table:table-cell office:value-type="float" office:value="-2.7099">
            <text:p>-2.7099</text:p>
          </table:table-cell>
          <table:table-cell office:value-type="float" office:value="0.037738">
            <text:p>0.037738</text:p>
          </table:table-cell>
          <table:table-cell office:value-type="float" office:value="0.044491">
            <text:p>0.044491</text:p>
          </table:table-cell>
        </table:table-row>
        <table:table-row table:style-name="ro1">
          <table:table-cell office:value-type="float" office:value="16.502">
            <text:p>16.502</text:p>
          </table:table-cell>
          <table:table-cell office:value-type="float" office:value="0.18569">
            <text:p>0.18569</text:p>
          </table:table-cell>
          <table:table-cell office:value-type="float" office:value="-0.54401">
            <text:p>-0.544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44684">
            <text:p>0.44684</text:p>
          </table:table-cell>
          <table:table-cell table:style-name="ce1" office:value-type="string">
            <text:p>-4.4409e-16</text:p>
          </table:table-cell>
          <table:table-cell office:value-type="float" office:value="0.045229">
            <text:p>0.045229</text:p>
          </table:table-cell>
          <table:table-cell/>
          <table:table-cell office:value-type="float" office:value="16.502">
            <text:p>16.502</text:p>
          </table:table-cell>
          <table:table-cell office:value-type="float" office:value="-0.18577">
            <text:p>-0.18577</text:p>
          </table:table-cell>
          <table:table-cell office:value-type="float" office:value="-0.45268">
            <text:p>-0.4526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7247">
            <text:p>-2.7247</text:p>
          </table:table-cell>
          <table:table-cell table:style-name="ce1" office:value-type="string">
            <text:p>-4.1613e-16</text:p>
          </table:table-cell>
          <table:table-cell office:value-type="float" office:value="0.045229">
            <text:p>0.045229</text:p>
          </table:table-cell>
        </table:table-row>
        <table:table-row table:style-name="ro1">
          <table:table-cell office:value-type="float" office:value="16.635">
            <text:p>16.635</text:p>
          </table:table-cell>
          <table:table-cell office:value-type="float" office:value="0.19989">
            <text:p>0.19989</text:p>
          </table:table-cell>
          <table:table-cell office:value-type="float" office:value="-0.53723">
            <text:p>-0.53723</text:p>
          </table:table-cell>
          <table:table-cell office:value-type="float" office:value="0">
            <text:p>0</text:p>
          </table:table-cell>
          <table:table-cell office:value-type="float" office:value="0.12122">
            <text:p>0.12122</text:p>
          </table:table-cell>
          <table:table-cell office:value-type="float" office:value="0">
            <text:p>0</text:p>
          </table:table-cell>
          <table:table-cell office:value-type="float" office:value="0.44253">
            <text:p>0.44253</text:p>
          </table:table-cell>
          <table:table-cell office:value-type="float" office:value="0.054752">
            <text:p>0.054752</text:p>
          </table:table-cell>
          <table:table-cell office:value-type="float" office:value="0.045729">
            <text:p>0.045729</text:p>
          </table:table-cell>
          <table:table-cell/>
          <table:table-cell office:value-type="float" office:value="16.635">
            <text:p>16.635</text:p>
          </table:table-cell>
          <table:table-cell office:value-type="float" office:value="-0.2009">
            <text:p>-0.2009</text:p>
          </table:table-cell>
          <table:table-cell office:value-type="float" office:value="-0.45909">
            <text:p>-0.45909</text:p>
          </table:table-cell>
          <table:table-cell office:value-type="float" office:value="0">
            <text:p>0</text:p>
          </table:table-cell>
          <table:table-cell office:value-type="float" office:value="0.12122">
            <text:p>0.12122</text:p>
          </table:table-cell>
          <table:table-cell office:value-type="float" office:value="0">
            <text:p>0</text:p>
          </table:table-cell>
          <table:table-cell office:value-type="float" office:value="-2.7237">
            <text:p>-2.7237</text:p>
          </table:table-cell>
          <table:table-cell office:value-type="float" office:value="0.054752">
            <text:p>0.054752</text:p>
          </table:table-cell>
          <table:table-cell office:value-type="float" office:value="0.045729">
            <text:p>0.045729</text:p>
          </table:table-cell>
        </table:table-row>
        <table:table-row table:style-name="ro1">
          <table:table-cell office:value-type="float" office:value="16.769">
            <text:p>16.769</text:p>
          </table:table-cell>
          <table:table-cell office:value-type="float" office:value="0.21468">
            <text:p>0.21468</text:p>
          </table:table-cell>
          <table:table-cell office:value-type="float" office:value="-0.53058">
            <text:p>-0.5305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44102">
            <text:p>0.44102</text:p>
          </table:table-cell>
          <table:table-cell office:value-type="float" office:value="0">
            <text:p>0</text:p>
          </table:table-cell>
          <table:table-cell office:value-type="float" office:value="0.045613">
            <text:p>0.045613</text:p>
          </table:table-cell>
          <table:table-cell/>
          <table:table-cell office:value-type="float" office:value="16.769">
            <text:p>16.769</text:p>
          </table:table-cell>
          <table:table-cell office:value-type="float" office:value="-0.21523">
            <text:p>-0.21523</text:p>
          </table:table-cell>
          <table:table-cell office:value-type="float" office:value="-0.46547">
            <text:p>-0.4654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7214">
            <text:p>-2.7214</text:p>
          </table:table-cell>
          <table:table-cell office:value-type="float" office:value="0">
            <text:p>0</text:p>
          </table:table-cell>
          <table:table-cell office:value-type="float" office:value="0.045613">
            <text:p>0.045613</text:p>
          </table:table-cell>
        </table:table-row>
        <table:table-row table:style-name="ro1">
          <table:table-cell office:value-type="float" office:value="16.903">
            <text:p>16.903</text:p>
          </table:table-cell>
          <table:table-cell office:value-type="float" office:value="0.23005">
            <text:p>0.23005</text:p>
          </table:table-cell>
          <table:table-cell office:value-type="float" office:value="-0.52356">
            <text:p>-0.52356</text:p>
          </table:table-cell>
          <table:table-cell office:value-type="float" office:value="0">
            <text:p>0</text:p>
          </table:table-cell>
          <table:table-cell office:value-type="float" office:value="0.12108">
            <text:p>0.12108</text:p>
          </table:table-cell>
          <table:table-cell office:value-type="float" office:value="0">
            <text:p>0</text:p>
          </table:table-cell>
          <table:table-cell office:value-type="float" office:value="0.44392">
            <text:p>0.44392</text:p>
          </table:table-cell>
          <table:table-cell office:value-type="float" office:value="0.052132">
            <text:p>0.052132</text:p>
          </table:table-cell>
          <table:table-cell office:value-type="float" office:value="0.045762">
            <text:p>0.045762</text:p>
          </table:table-cell>
          <table:table-cell/>
          <table:table-cell office:value-type="float" office:value="16.903">
            <text:p>16.903</text:p>
          </table:table-cell>
          <table:table-cell office:value-type="float" office:value="-0.23018">
            <text:p>-0.23018</text:p>
          </table:table-cell>
          <table:table-cell office:value-type="float" office:value="-0.47201">
            <text:p>-0.47201</text:p>
          </table:table-cell>
          <table:table-cell office:value-type="float" office:value="0">
            <text:p>0</text:p>
          </table:table-cell>
          <table:table-cell office:value-type="float" office:value="0.12108">
            <text:p>0.12108</text:p>
          </table:table-cell>
          <table:table-cell office:value-type="float" office:value="0">
            <text:p>0</text:p>
          </table:table-cell>
          <table:table-cell office:value-type="float" office:value="-2.7115">
            <text:p>-2.7115</text:p>
          </table:table-cell>
          <table:table-cell office:value-type="float" office:value="0.052132">
            <text:p>0.052132</text:p>
          </table:table-cell>
          <table:table-cell office:value-type="float" office:value="0.045762">
            <text:p>0.045762</text:p>
          </table:table-cell>
        </table:table-row>
        <table:table-row table:style-name="ro1">
          <table:table-cell office:value-type="float" office:value="17.036">
            <text:p>17.036</text:p>
          </table:table-cell>
          <table:table-cell office:value-type="float" office:value="0.245">
            <text:p>0.245</text:p>
          </table:table-cell>
          <table:table-cell office:value-type="float" office:value="-0.51668">
            <text:p>-0.5166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44938">
            <text:p>0.44938</text:p>
          </table:table-cell>
          <table:table-cell table:style-name="ce1" office:value-type="string">
            <text:p>-4.4409e-16</text:p>
          </table:table-cell>
          <table:table-cell office:value-type="float" office:value="0.046094">
            <text:p>0.046094</text:p>
          </table:table-cell>
          <table:table-cell/>
          <table:table-cell office:value-type="float" office:value="17.036">
            <text:p>17.036</text:p>
          </table:table-cell>
          <table:table-cell office:value-type="float" office:value="-0.24539">
            <text:p>-0.24539</text:p>
          </table:table-cell>
          <table:table-cell office:value-type="float" office:value="-0.47877">
            <text:p>-0.4787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703">
            <text:p>-2.703</text:p>
          </table:table-cell>
          <table:table-cell table:style-name="ce1" office:value-type="string">
            <text:p>-4.1613e-16</text:p>
          </table:table-cell>
          <table:table-cell office:value-type="float" office:value="0.046094">
            <text:p>0.046094</text:p>
          </table:table-cell>
        </table:table-row>
        <table:table-row table:style-name="ro1">
          <table:table-cell office:value-type="float" office:value="17.17">
            <text:p>17.17</text:p>
          </table:table-cell>
          <table:table-cell office:value-type="float" office:value="0.25934">
            <text:p>0.25934</text:p>
          </table:table-cell>
          <table:table-cell office:value-type="float" office:value="-0.51112">
            <text:p>-0.51112</text:p>
          </table:table-cell>
          <table:table-cell office:value-type="float" office:value="0">
            <text:p>0</text:p>
          </table:table-cell>
          <table:table-cell office:value-type="float" office:value="0.12157">
            <text:p>0.12157</text:p>
          </table:table-cell>
          <table:table-cell office:value-type="float" office:value="0">
            <text:p>0</text:p>
          </table:table-cell>
          <table:table-cell office:value-type="float" office:value="0.43707">
            <text:p>0.43707</text:p>
          </table:table-cell>
          <table:table-cell office:value-type="float" office:value="0.045826">
            <text:p>0.045826</text:p>
          </table:table-cell>
          <table:table-cell office:value-type="float" office:value="0.046092">
            <text:p>0.046092</text:p>
          </table:table-cell>
          <table:table-cell/>
          <table:table-cell office:value-type="float" office:value="17.17">
            <text:p>17.17</text:p>
          </table:table-cell>
          <table:table-cell office:value-type="float" office:value="-0.26013">
            <text:p>-0.26013</text:p>
          </table:table-cell>
          <table:table-cell office:value-type="float" office:value="-0.48551">
            <text:p>-0.48551</text:p>
          </table:table-cell>
          <table:table-cell office:value-type="float" office:value="0">
            <text:p>0</text:p>
          </table:table-cell>
          <table:table-cell office:value-type="float" office:value="0.12157">
            <text:p>0.12157</text:p>
          </table:table-cell>
          <table:table-cell office:value-type="float" office:value="0">
            <text:p>0</text:p>
          </table:table-cell>
          <table:table-cell office:value-type="float" office:value="-2.6906">
            <text:p>-2.6906</text:p>
          </table:table-cell>
          <table:table-cell office:value-type="float" office:value="0.045826">
            <text:p>0.045826</text:p>
          </table:table-cell>
          <table:table-cell office:value-type="float" office:value="0.046092">
            <text:p>0.046092</text:p>
          </table:table-cell>
        </table:table-row>
        <table:table-row table:style-name="ro1">
          <table:table-cell office:value-type="float" office:value="17.304">
            <text:p>17.304</text:p>
          </table:table-cell>
          <table:table-cell office:value-type="float" office:value="0.27436">
            <text:p>0.27436</text:p>
          </table:table-cell>
          <table:table-cell office:value-type="float" office:value="-0.50429">
            <text:p>-0.504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43524">
            <text:p>0.43524</text:p>
          </table:table-cell>
          <table:table-cell office:value-type="float" office:value="0">
            <text:p>0</text:p>
          </table:table-cell>
          <table:table-cell office:value-type="float" office:value="0.045955">
            <text:p>0.045955</text:p>
          </table:table-cell>
          <table:table-cell/>
          <table:table-cell office:value-type="float" office:value="17.304">
            <text:p>17.304</text:p>
          </table:table-cell>
          <table:table-cell office:value-type="float" office:value="-0.27473">
            <text:p>-0.27473</text:p>
          </table:table-cell>
          <table:table-cell office:value-type="float" office:value="-0.49172">
            <text:p>-0.4917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6948">
            <text:p>-2.6948</text:p>
          </table:table-cell>
          <table:table-cell office:value-type="float" office:value="0">
            <text:p>0</text:p>
          </table:table-cell>
          <table:table-cell office:value-type="float" office:value="0.045955">
            <text:p>0.045955</text:p>
          </table:table-cell>
        </table:table-row>
        <table:table-row table:style-name="ro1">
          <table:table-cell office:value-type="float" office:value="17.437">
            <text:p>17.437</text:p>
          </table:table-cell>
          <table:table-cell office:value-type="float" office:value="0.2901">
            <text:p>0.2901</text:p>
          </table:table-cell>
          <table:table-cell office:value-type="float" office:value="-0.49774">
            <text:p>-0.49774</text:p>
          </table:table-cell>
          <table:table-cell office:value-type="float" office:value="0">
            <text:p>0</text:p>
          </table:table-cell>
          <table:table-cell office:value-type="float" office:value="0.12138">
            <text:p>0.12138</text:p>
          </table:table-cell>
          <table:table-cell office:value-type="float" office:value="0">
            <text:p>0</text:p>
          </table:table-cell>
          <table:table-cell office:value-type="float" office:value="0.42242">
            <text:p>0.42242</text:p>
          </table:table-cell>
          <table:table-cell office:value-type="float" office:value="0.01954">
            <text:p>0.01954</text:p>
          </table:table-cell>
          <table:table-cell office:value-type="float" office:value="0.046359">
            <text:p>0.046359</text:p>
          </table:table-cell>
          <table:table-cell/>
          <table:table-cell office:value-type="float" office:value="17.437">
            <text:p>17.437</text:p>
          </table:table-cell>
          <table:table-cell office:value-type="float" office:value="-0.28959">
            <text:p>-0.28959</text:p>
          </table:table-cell>
          <table:table-cell office:value-type="float" office:value="-0.49809">
            <text:p>-0.49809</text:p>
          </table:table-cell>
          <table:table-cell office:value-type="float" office:value="0">
            <text:p>0</text:p>
          </table:table-cell>
          <table:table-cell office:value-type="float" office:value="0.12138">
            <text:p>0.12138</text:p>
          </table:table-cell>
          <table:table-cell office:value-type="float" office:value="0">
            <text:p>0</text:p>
          </table:table-cell>
          <table:table-cell office:value-type="float" office:value="-2.7069">
            <text:p>-2.7069</text:p>
          </table:table-cell>
          <table:table-cell office:value-type="float" office:value="0.01954">
            <text:p>0.01954</text:p>
          </table:table-cell>
          <table:table-cell office:value-type="float" office:value="0.046359">
            <text:p>0.046359</text:p>
          </table:table-cell>
        </table:table-row>
        <table:table-row table:style-name="ro1">
          <table:table-cell office:value-type="float" office:value="17.571">
            <text:p>17.571</text:p>
          </table:table-cell>
          <table:table-cell office:value-type="float" office:value="0.30488">
            <text:p>0.30488</text:p>
          </table:table-cell>
          <table:table-cell office:value-type="float" office:value="-0.49116">
            <text:p>-0.491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43012">
            <text:p>0.43012</text:p>
          </table:table-cell>
          <table:table-cell office:value-type="float" office:value="0">
            <text:p>0</text:p>
          </table:table-cell>
          <table:table-cell office:value-type="float" office:value="0.046305">
            <text:p>0.046305</text:p>
          </table:table-cell>
          <table:table-cell/>
          <table:table-cell office:value-type="float" office:value="17.571">
            <text:p>17.571</text:p>
          </table:table-cell>
          <table:table-cell office:value-type="float" office:value="-0.30426">
            <text:p>-0.30426</text:p>
          </table:table-cell>
          <table:table-cell office:value-type="float" office:value="-0.50496">
            <text:p>-0.5049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6944">
            <text:p>-2.6944</text:p>
          </table:table-cell>
          <table:table-cell office:value-type="float" office:value="0">
            <text:p>0</text:p>
          </table:table-cell>
          <table:table-cell office:value-type="float" office:value="0.046305">
            <text:p>0.046305</text:p>
          </table:table-cell>
        </table:table-row>
        <table:table-row table:style-name="ro1">
          <table:table-cell office:value-type="float" office:value="17.704">
            <text:p>17.704</text:p>
          </table:table-cell>
          <table:table-cell office:value-type="float" office:value="0.31938">
            <text:p>0.31938</text:p>
          </table:table-cell>
          <table:table-cell office:value-type="float" office:value="-0.48514">
            <text:p>-0.48514</text:p>
          </table:table-cell>
          <table:table-cell office:value-type="float" office:value="0">
            <text:p>0</text:p>
          </table:table-cell>
          <table:table-cell office:value-type="float" office:value="0.12222">
            <text:p>0.12222</text:p>
          </table:table-cell>
          <table:table-cell office:value-type="float" office:value="0">
            <text:p>0</text:p>
          </table:table-cell>
          <table:table-cell office:value-type="float" office:value="0.425">
            <text:p>0.425</text:p>
          </table:table-cell>
          <table:table-cell office:value-type="float" office:value="0.0097515">
            <text:p>0.0097515</text:p>
          </table:table-cell>
          <table:table-cell office:value-type="float" office:value="0.045587">
            <text:p>0.045587</text:p>
          </table:table-cell>
          <table:table-cell/>
          <table:table-cell office:value-type="float" office:value="17.704">
            <text:p>17.704</text:p>
          </table:table-cell>
          <table:table-cell office:value-type="float" office:value="-0.31936">
            <text:p>-0.31936</text:p>
          </table:table-cell>
          <table:table-cell office:value-type="float" office:value="-0.51162">
            <text:p>-0.51162</text:p>
          </table:table-cell>
          <table:table-cell office:value-type="float" office:value="0">
            <text:p>0</text:p>
          </table:table-cell>
          <table:table-cell office:value-type="float" office:value="0.12222">
            <text:p>0.12222</text:p>
          </table:table-cell>
          <table:table-cell office:value-type="float" office:value="0">
            <text:p>0</text:p>
          </table:table-cell>
          <table:table-cell office:value-type="float" office:value="-2.6966">
            <text:p>-2.6966</text:p>
          </table:table-cell>
          <table:table-cell office:value-type="float" office:value="0.0097515">
            <text:p>0.0097515</text:p>
          </table:table-cell>
          <table:table-cell office:value-type="float" office:value="0.045587">
            <text:p>0.045587</text:p>
          </table:table-cell>
        </table:table-row>
        <table:table-row table:style-name="ro1">
          <table:table-cell office:value-type="float" office:value="17.838">
            <text:p>17.838</text:p>
          </table:table-cell>
          <table:table-cell office:value-type="float" office:value="0.33391">
            <text:p>0.33391</text:p>
          </table:table-cell>
          <table:table-cell office:value-type="float" office:value="-0.47874">
            <text:p>-0.4787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42048">
            <text:p>0.42048</text:p>
          </table:table-cell>
          <table:table-cell table:style-name="ce1" office:value-type="string">
            <text:p>-4.4409e-16</text:p>
          </table:table-cell>
          <table:table-cell office:value-type="float" office:value="0.045018">
            <text:p>0.045018</text:p>
          </table:table-cell>
          <table:table-cell/>
          <table:table-cell office:value-type="float" office:value="17.838">
            <text:p>17.838</text:p>
          </table:table-cell>
          <table:table-cell office:value-type="float" office:value="-0.33354">
            <text:p>-0.33354</text:p>
          </table:table-cell>
          <table:table-cell office:value-type="float" office:value="-0.51857">
            <text:p>-0.5185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6887">
            <text:p>-2.6887</text:p>
          </table:table-cell>
          <table:table-cell table:style-name="ce1" office:value-type="string">
            <text:p>-4.1613e-16</text:p>
          </table:table-cell>
          <table:table-cell office:value-type="float" office:value="0.045018">
            <text:p>0.045018</text:p>
          </table:table-cell>
        </table:table-row>
        <table:table-row table:style-name="ro1">
          <table:table-cell office:value-type="float" office:value="17.972">
            <text:p>17.972</text:p>
          </table:table-cell>
          <table:table-cell office:value-type="float" office:value="0.34922">
            <text:p>0.34922</text:p>
          </table:table-cell>
          <table:table-cell office:value-type="float" office:value="-0.47172">
            <text:p>-0.47172</text:p>
          </table:table-cell>
          <table:table-cell office:value-type="float" office:value="0">
            <text:p>0</text:p>
          </table:table-cell>
          <table:table-cell office:value-type="float" office:value="0.12144">
            <text:p>0.12144</text:p>
          </table:table-cell>
          <table:table-cell office:value-type="float" office:value="0">
            <text:p>0</text:p>
          </table:table-cell>
          <table:table-cell office:value-type="float" office:value="0.42027">
            <text:p>0.42027</text:p>
          </table:table-cell>
          <table:table-cell office:value-type="float" office:value="-0.013491">
            <text:p>-0.013491</text:p>
          </table:table-cell>
          <table:table-cell office:value-type="float" office:value="0.044654">
            <text:p>0.044654</text:p>
          </table:table-cell>
          <table:table-cell/>
          <table:table-cell office:value-type="float" office:value="17.972">
            <text:p>17.972</text:p>
          </table:table-cell>
          <table:table-cell office:value-type="float" office:value="-0.34914">
            <text:p>-0.34914</text:p>
          </table:table-cell>
          <table:table-cell office:value-type="float" office:value="-0.52544">
            <text:p>-0.52544</text:p>
          </table:table-cell>
          <table:table-cell office:value-type="float" office:value="0">
            <text:p>0</text:p>
          </table:table-cell>
          <table:table-cell office:value-type="float" office:value="0.12144">
            <text:p>0.12144</text:p>
          </table:table-cell>
          <table:table-cell office:value-type="float" office:value="0">
            <text:p>0</text:p>
          </table:table-cell>
          <table:table-cell office:value-type="float" office:value="-2.691">
            <text:p>-2.691</text:p>
          </table:table-cell>
          <table:table-cell office:value-type="float" office:value="-0.013491">
            <text:p>-0.013491</text:p>
          </table:table-cell>
          <table:table-cell office:value-type="float" office:value="0.044654">
            <text:p>0.044654</text:p>
          </table:table-cell>
        </table:table-row>
        <table:table-row table:style-name="ro1">
          <table:table-cell office:value-type="float" office:value="18.038">
            <text:p>18.038</text:p>
          </table:table-cell>
          <table:table-cell office:value-type="float" office:value="0.35658">
            <text:p>0.35658</text:p>
          </table:table-cell>
          <table:table-cell office:value-type="float" office:value="-0.46843">
            <text:p>-0.46843</text:p>
          </table:table-cell>
          <table:table-cell office:value-type="float" office:value="0">
            <text:p>0</text:p>
          </table:table-cell>
          <table:table-cell office:value-type="float" office:value="0.12144">
            <text:p>0.12144</text:p>
          </table:table-cell>
          <table:table-cell office:value-type="float" office:value="0">
            <text:p>0</text:p>
          </table:table-cell>
          <table:table-cell office:value-type="float" office:value="0.42171">
            <text:p>0.42171</text:p>
          </table:table-cell>
          <table:table-cell office:value-type="float" office:value="-0.013491">
            <text:p>-0.013491</text:p>
          </table:table-cell>
          <table:table-cell office:value-type="float" office:value="0.044706">
            <text:p>0.044706</text:p>
          </table:table-cell>
          <table:table-cell/>
          <table:table-cell office:value-type="float" office:value="18.038">
            <text:p>18.038</text:p>
          </table:table-cell>
          <table:table-cell office:value-type="float" office:value="-0.35647">
            <text:p>-0.35647</text:p>
          </table:table-cell>
          <table:table-cell office:value-type="float" office:value="-0.52883">
            <text:p>-0.5288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6887">
            <text:p>-2.6887</text:p>
          </table:table-cell>
          <table:table-cell office:value-type="float" office:value="0">
            <text:p>0</text:p>
          </table:table-cell>
          <table:table-cell office:value-type="float" office:value="0.044706">
            <text:p>0.044706</text:p>
          </table:table-cell>
        </table:table-row>
        <table:table-row table:style-name="ro1">
          <table:table-cell office:value-type="float" office:value="18.172">
            <text:p>18.172</text:p>
          </table:table-cell>
          <table:table-cell office:value-type="float" office:value="0.37126">
            <text:p>0.37126</text:p>
          </table:table-cell>
          <table:table-cell office:value-type="float" office:value="-0.46191">
            <text:p>-0.46191</text:p>
          </table:table-cell>
          <table:table-cell office:value-type="float" office:value="0">
            <text:p>0</text:p>
          </table:table-cell>
          <table:table-cell office:value-type="float" office:value="0.12124">
            <text:p>0.12124</text:p>
          </table:table-cell>
          <table:table-cell office:value-type="float" office:value="0">
            <text:p>0</text:p>
          </table:table-cell>
          <table:table-cell office:value-type="float" office:value="0.42638">
            <text:p>0.42638</text:p>
          </table:table-cell>
          <table:table-cell office:value-type="float" office:value="-0.010894">
            <text:p>-0.010894</text:p>
          </table:table-cell>
          <table:table-cell office:value-type="float" office:value="0.043388">
            <text:p>0.043388</text:p>
          </table:table-cell>
          <table:table-cell/>
          <table:table-cell office:value-type="float" office:value="18.172">
            <text:p>18.172</text:p>
          </table:table-cell>
          <table:table-cell office:value-type="float" office:value="-0.37064">
            <text:p>-0.37064</text:p>
          </table:table-cell>
          <table:table-cell office:value-type="float" office:value="-0.53527">
            <text:p>-0.53527</text:p>
          </table:table-cell>
          <table:table-cell office:value-type="float" office:value="0">
            <text:p>0</text:p>
          </table:table-cell>
          <table:table-cell office:value-type="float" office:value="0.12124">
            <text:p>0.12124</text:p>
          </table:table-cell>
          <table:table-cell office:value-type="float" office:value="0">
            <text:p>0</text:p>
          </table:table-cell>
          <table:table-cell office:value-type="float" office:value="-2.685">
            <text:p>-2.685</text:p>
          </table:table-cell>
          <table:table-cell office:value-type="float" office:value="-0.010894">
            <text:p>-0.010894</text:p>
          </table:table-cell>
          <table:table-cell office:value-type="float" office:value="0.043388">
            <text:p>0.043388</text:p>
          </table:table-cell>
        </table:table-row>
        <table:table-row table:style-name="ro1">
          <table:table-cell office:value-type="float" office:value="18.306">
            <text:p>18.306</text:p>
          </table:table-cell>
          <table:table-cell office:value-type="float" office:value="0.38659">
            <text:p>0.38659</text:p>
          </table:table-cell>
          <table:table-cell office:value-type="float" office:value="-0.45524">
            <text:p>-0.4552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42806">
            <text:p>0.42806</text:p>
          </table:table-cell>
          <table:table-cell table:style-name="ce1" office:value-type="string">
            <text:p>-4.4409e-16</text:p>
          </table:table-cell>
          <table:table-cell office:value-type="float" office:value="0.042675">
            <text:p>0.042675</text:p>
          </table:table-cell>
          <table:table-cell/>
          <table:table-cell office:value-type="float" office:value="18.306">
            <text:p>18.306</text:p>
          </table:table-cell>
          <table:table-cell office:value-type="float" office:value="-0.38594">
            <text:p>-0.38594</text:p>
          </table:table-cell>
          <table:table-cell office:value-type="float" office:value="-0.54181">
            <text:p>-0.5418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696">
            <text:p>-2.696</text:p>
          </table:table-cell>
          <table:table-cell table:style-name="ce1" office:value-type="string">
            <text:p>-4.1613e-16</text:p>
          </table:table-cell>
          <table:table-cell office:value-type="float" office:value="0.042675">
            <text:p>0.042675</text:p>
          </table:table-cell>
        </table:table-row>
        <table:table-row table:style-name="ro1">
          <table:table-cell office:value-type="float" office:value="18.439">
            <text:p>18.439</text:p>
          </table:table-cell>
          <table:table-cell office:value-type="float" office:value="0.39687">
            <text:p>0.39687</text:p>
          </table:table-cell>
          <table:table-cell office:value-type="float" office:value="-0.45076">
            <text:p>-0.45076</text:p>
          </table:table-cell>
          <table:table-cell office:value-type="float" office:value="0">
            <text:p>0</text:p>
          </table:table-cell>
          <table:table-cell office:value-type="float" office:value="-0.059957">
            <text:p>-0.059957</text:p>
          </table:table-cell>
          <table:table-cell office:value-type="float" office:value="0">
            <text:p>0</text:p>
          </table:table-cell>
          <table:table-cell office:value-type="float" office:value="0.47912">
            <text:p>0.47912</text:p>
          </table:table-cell>
          <table:table-cell office:value-type="float" office:value="0.85874">
            <text:p>0.85874</text:p>
          </table:table-cell>
          <table:table-cell office:value-type="float" office:value="0.041464">
            <text:p>0.041464</text:p>
          </table:table-cell>
          <table:table-cell/>
          <table:table-cell office:value-type="float" office:value="18.439">
            <text:p>18.439</text:p>
          </table:table-cell>
          <table:table-cell office:value-type="float" office:value="-0.39629">
            <text:p>-0.39629</text:p>
          </table:table-cell>
          <table:table-cell office:value-type="float" office:value="-0.54589">
            <text:p>-0.54589</text:p>
          </table:table-cell>
          <table:table-cell office:value-type="float" office:value="0">
            <text:p>0</text:p>
          </table:table-cell>
          <table:table-cell office:value-type="float" office:value="-0.059957">
            <text:p>-0.059957</text:p>
          </table:table-cell>
          <table:table-cell office:value-type="float" office:value="0">
            <text:p>0</text:p>
          </table:table-cell>
          <table:table-cell office:value-type="float" office:value="-2.6635">
            <text:p>-2.6635</text:p>
          </table:table-cell>
          <table:table-cell office:value-type="float" office:value="0.85874">
            <text:p>0.85874</text:p>
          </table:table-cell>
          <table:table-cell office:value-type="float" office:value="0.041464">
            <text:p>0.041464</text:p>
          </table:table-cell>
        </table:table-row>
        <table:table-row table:style-name="ro1">
          <table:table-cell office:value-type="float" office:value="18.573">
            <text:p>18.573</text:p>
          </table:table-cell>
          <table:table-cell office:value-type="float" office:value="0.40799">
            <text:p>0.40799</text:p>
          </table:table-cell>
          <table:table-cell office:value-type="float" office:value="-0.44604">
            <text:p>-0.4460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54967">
            <text:p>0.54967</text:p>
          </table:table-cell>
          <table:table-cell office:value-type="float" office:value="0.86603">
            <text:p>0.86603</text:p>
          </table:table-cell>
          <table:table-cell office:value-type="float" office:value="0.039664">
            <text:p>0.039664</text:p>
          </table:table-cell>
          <table:table-cell/>
          <table:table-cell office:value-type="float" office:value="18.573">
            <text:p>18.573</text:p>
          </table:table-cell>
          <table:table-cell office:value-type="float" office:value="-0.40731">
            <text:p>-0.40731</text:p>
          </table:table-cell>
          <table:table-cell office:value-type="float" office:value="-0.55048">
            <text:p>-0.5504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6005">
            <text:p>-2.6005</text:p>
          </table:table-cell>
          <table:table-cell office:value-type="float" office:value="0.86603">
            <text:p>0.86603</text:p>
          </table:table-cell>
          <table:table-cell office:value-type="float" office:value="0.039664">
            <text:p>0.039664</text:p>
          </table:table-cell>
        </table:table-row>
        <table:table-row table:style-name="ro1">
          <table:table-cell office:value-type="float" office:value="18.706">
            <text:p>18.706</text:p>
          </table:table-cell>
          <table:table-cell office:value-type="float" office:value="0.41527">
            <text:p>0.41527</text:p>
          </table:table-cell>
          <table:table-cell office:value-type="float" office:value="-0.44332">
            <text:p>-0.44332</text:p>
          </table:table-cell>
          <table:table-cell office:value-type="float" office:value="0">
            <text:p>0</text:p>
          </table:table-cell>
          <table:table-cell office:value-type="float" office:value="-0.058514">
            <text:p>-0.058514</text:p>
          </table:table-cell>
          <table:table-cell office:value-type="float" office:value="0">
            <text:p>0</text:p>
          </table:table-cell>
          <table:table-cell office:value-type="float" office:value="0.4978">
            <text:p>0.4978</text:p>
          </table:table-cell>
          <table:table-cell office:value-type="float" office:value="-0.87554">
            <text:p>-0.87554</text:p>
          </table:table-cell>
          <table:table-cell office:value-type="float" office:value="0.037311">
            <text:p>0.037311</text:p>
          </table:table-cell>
          <table:table-cell/>
          <table:table-cell office:value-type="float" office:value="18.706">
            <text:p>18.706</text:p>
          </table:table-cell>
          <table:table-cell office:value-type="float" office:value="-0.41547">
            <text:p>-0.41547</text:p>
          </table:table-cell>
          <table:table-cell office:value-type="float" office:value="-0.5539">
            <text:p>-0.5539</text:p>
          </table:table-cell>
          <table:table-cell office:value-type="float" office:value="0">
            <text:p>0</text:p>
          </table:table-cell>
          <table:table-cell office:value-type="float" office:value="-0.058514">
            <text:p>-0.058514</text:p>
          </table:table-cell>
          <table:table-cell office:value-type="float" office:value="0">
            <text:p>0</text:p>
          </table:table-cell>
          <table:table-cell office:value-type="float" office:value="-2.6495">
            <text:p>-2.6495</text:p>
          </table:table-cell>
          <table:table-cell office:value-type="float" office:value="-0.87554">
            <text:p>-0.87554</text:p>
          </table:table-cell>
          <table:table-cell office:value-type="float" office:value="0.037311">
            <text:p>0.037311</text:p>
          </table:table-cell>
        </table:table-row>
        <table:table-row table:style-name="ro1">
          <table:table-cell office:value-type="float" office:value="18.84">
            <text:p>18.84</text:p>
          </table:table-cell>
          <table:table-cell office:value-type="float" office:value="0.40891">
            <text:p>0.40891</text:p>
          </table:table-cell>
          <table:table-cell office:value-type="float" office:value="-0.44681">
            <text:p>-0.4468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449">
            <text:p>0.449</text:p>
          </table:table-cell>
          <table:table-cell office:value-type="float" office:value="-0.86603">
            <text:p>-0.86603</text:p>
          </table:table-cell>
          <table:table-cell office:value-type="float" office:value="0.035775">
            <text:p>0.035775</text:p>
          </table:table-cell>
          <table:table-cell/>
          <table:table-cell office:value-type="float" office:value="18.84">
            <text:p>18.84</text:p>
          </table:table-cell>
          <table:table-cell office:value-type="float" office:value="-0.41">
            <text:p>-0.41</text:p>
          </table:table-cell>
          <table:table-cell office:value-type="float" office:value="-0.55046">
            <text:p>-0.5504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6789">
            <text:p>-2.6789</text:p>
          </table:table-cell>
          <table:table-cell office:value-type="float" office:value="-0.86603">
            <text:p>-0.86603</text:p>
          </table:table-cell>
          <table:table-cell office:value-type="float" office:value="0.035775">
            <text:p>0.035775</text:p>
          </table:table-cell>
        </table:table-row>
        <table:table-row table:style-name="ro1">
          <table:table-cell office:value-type="float" office:value="18.974">
            <text:p>18.974</text:p>
          </table:table-cell>
          <table:table-cell office:value-type="float" office:value="0.40175">
            <text:p>0.40175</text:p>
          </table:table-cell>
          <table:table-cell office:value-type="float" office:value="-0.45119">
            <text:p>-0.45119</text:p>
          </table:table-cell>
          <table:table-cell office:value-type="float" office:value="0">
            <text:p>0</text:p>
          </table:table-cell>
          <table:table-cell office:value-type="float" office:value="-0.058316">
            <text:p>-0.058316</text:p>
          </table:table-cell>
          <table:table-cell office:value-type="float" office:value="0">
            <text:p>0</text:p>
          </table:table-cell>
          <table:table-cell office:value-type="float" office:value="0.4138">
            <text:p>0.4138</text:p>
          </table:table-cell>
          <table:table-cell office:value-type="float" office:value="-0.87929">
            <text:p>-0.87929</text:p>
          </table:table-cell>
          <table:table-cell office:value-type="float" office:value="0.035915">
            <text:p>0.035915</text:p>
          </table:table-cell>
          <table:table-cell/>
          <table:table-cell office:value-type="float" office:value="18.974">
            <text:p>18.974</text:p>
          </table:table-cell>
          <table:table-cell office:value-type="float" office:value="-0.40236">
            <text:p>-0.40236</text:p>
          </table:table-cell>
          <table:table-cell office:value-type="float" office:value="-0.54554">
            <text:p>-0.54554</text:p>
          </table:table-cell>
          <table:table-cell office:value-type="float" office:value="0">
            <text:p>0</text:p>
          </table:table-cell>
          <table:table-cell office:value-type="float" office:value="-0.058316">
            <text:p>-0.058316</text:p>
          </table:table-cell>
          <table:table-cell office:value-type="float" office:value="0">
            <text:p>0</text:p>
          </table:table-cell>
          <table:table-cell office:value-type="float" office:value="-2.6975">
            <text:p>-2.6975</text:p>
          </table:table-cell>
          <table:table-cell office:value-type="float" office:value="-0.87929">
            <text:p>-0.87929</text:p>
          </table:table-cell>
          <table:table-cell office:value-type="float" office:value="0.035915">
            <text:p>0.035915</text:p>
          </table:table-cell>
        </table:table-row>
        <table:table-row table:style-name="ro1">
          <table:table-cell office:value-type="float" office:value="19.107">
            <text:p>19.107</text:p>
          </table:table-cell>
          <table:table-cell office:value-type="float" office:value="0.39377">
            <text:p>0.39377</text:p>
          </table:table-cell>
          <table:table-cell office:value-type="float" office:value="-0.45493">
            <text:p>-0.4549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8087">
            <text:p>0.38087</text:p>
          </table:table-cell>
          <table:table-cell table:style-name="ce1" office:value-type="string">
            <text:p>-5.6655e-16</text:p>
          </table:table-cell>
          <table:table-cell office:value-type="float" office:value="0.035836">
            <text:p>0.035836</text:p>
          </table:table-cell>
          <table:table-cell/>
          <table:table-cell office:value-type="float" office:value="19.107">
            <text:p>19.107</text:p>
          </table:table-cell>
          <table:table-cell office:value-type="float" office:value="-0.39542">
            <text:p>-0.39542</text:p>
          </table:table-cell>
          <table:table-cell office:value-type="float" office:value="-0.54207">
            <text:p>-0.5420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7201">
            <text:p>-2.7201</text:p>
          </table:table-cell>
          <table:table-cell table:style-name="ce1" office:value-type="string">
            <text:p>-4.1613e-16</text:p>
          </table:table-cell>
          <table:table-cell office:value-type="float" office:value="0.035836">
            <text:p>0.035836</text:p>
          </table:table-cell>
        </table:table-row>
        <table:table-row table:style-name="ro1">
          <table:table-cell office:value-type="float" office:value="19.241">
            <text:p>19.241</text:p>
          </table:table-cell>
          <table:table-cell office:value-type="float" office:value="0.38547">
            <text:p>0.38547</text:p>
          </table:table-cell>
          <table:table-cell office:value-type="float" office:value="-0.45787">
            <text:p>-0.45787</text:p>
          </table:table-cell>
          <table:table-cell office:value-type="float" office:value="0">
            <text:p>0</text:p>
          </table:table-cell>
          <table:table-cell office:value-type="float" office:value="-0.12018">
            <text:p>-0.12018</text:p>
          </table:table-cell>
          <table:table-cell office:value-type="float" office:value="0">
            <text:p>0</text:p>
          </table:table-cell>
          <table:table-cell office:value-type="float" office:value="0.33992">
            <text:p>0.33992</text:p>
          </table:table-cell>
          <table:table-cell office:value-type="float" office:value="-0.068782">
            <text:p>-0.068782</text:p>
          </table:table-cell>
          <table:table-cell office:value-type="float" office:value="0.036001">
            <text:p>0.036001</text:p>
          </table:table-cell>
          <table:table-cell/>
          <table:table-cell office:value-type="float" office:value="19.241">
            <text:p>19.241</text:p>
          </table:table-cell>
          <table:table-cell office:value-type="float" office:value="-0.3861">
            <text:p>-0.3861</text:p>
          </table:table-cell>
          <table:table-cell office:value-type="float" office:value="-0.53864">
            <text:p>-0.53864</text:p>
          </table:table-cell>
          <table:table-cell office:value-type="float" office:value="0">
            <text:p>0</text:p>
          </table:table-cell>
          <table:table-cell office:value-type="float" office:value="-0.12018">
            <text:p>-0.12018</text:p>
          </table:table-cell>
          <table:table-cell office:value-type="float" office:value="0">
            <text:p>0</text:p>
          </table:table-cell>
          <table:table-cell office:value-type="float" office:value="-2.7542">
            <text:p>-2.7542</text:p>
          </table:table-cell>
          <table:table-cell office:value-type="float" office:value="-0.068782">
            <text:p>-0.068782</text:p>
          </table:table-cell>
          <table:table-cell office:value-type="float" office:value="0.036001">
            <text:p>0.036001</text:p>
          </table:table-cell>
        </table:table-row>
        <table:table-row table:style-name="ro1">
          <table:table-cell office:value-type="float" office:value="19.375">
            <text:p>19.375</text:p>
          </table:table-cell>
          <table:table-cell office:value-type="float" office:value="0.37253">
            <text:p>0.37253</text:p>
          </table:table-cell>
          <table:table-cell office:value-type="float" office:value="-0.46075">
            <text:p>-0.4607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9279">
            <text:p>0.29279</text:p>
          </table:table-cell>
          <table:table-cell table:style-name="ce1" office:value-type="string">
            <text:p>-5.6655e-16</text:p>
          </table:table-cell>
          <table:table-cell office:value-type="float" office:value="0.036833">
            <text:p>0.036833</text:p>
          </table:table-cell>
          <table:table-cell/>
          <table:table-cell office:value-type="float" office:value="19.375">
            <text:p>19.375</text:p>
          </table:table-cell>
          <table:table-cell office:value-type="float" office:value="-0.37596">
            <text:p>-0.37596</text:p>
          </table:table-cell>
          <table:table-cell office:value-type="float" office:value="-0.53527">
            <text:p>-0.5352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043">
            <text:p>-2.8043</text:p>
          </table:table-cell>
          <table:table-cell table:style-name="ce1" office:value-type="string">
            <text:p>-4.1613e-16</text:p>
          </table:table-cell>
          <table:table-cell office:value-type="float" office:value="0.036833">
            <text:p>0.036833</text:p>
          </table:table-cell>
        </table:table-row>
        <table:table-row table:style-name="ro1">
          <table:table-cell office:value-type="float" office:value="19.508">
            <text:p>19.508</text:p>
          </table:table-cell>
          <table:table-cell office:value-type="float" office:value="0.35587">
            <text:p>0.35587</text:p>
          </table:table-cell>
          <table:table-cell office:value-type="float" office:value="-0.4645">
            <text:p>-0.4645</text:p>
          </table:table-cell>
          <table:table-cell office:value-type="float" office:value="0">
            <text:p>0</text:p>
          </table:table-cell>
          <table:table-cell office:value-type="float" office:value="-0.1218">
            <text:p>-0.1218</text:p>
          </table:table-cell>
          <table:table-cell office:value-type="float" office:value="0">
            <text:p>0</text:p>
          </table:table-cell>
          <table:table-cell office:value-type="float" office:value="0.26859">
            <text:p>0.26859</text:p>
          </table:table-cell>
          <table:table-cell office:value-type="float" office:value="-0.08371">
            <text:p>-0.08371</text:p>
          </table:table-cell>
          <table:table-cell office:value-type="float" office:value="0.038964">
            <text:p>0.038964</text:p>
          </table:table-cell>
          <table:table-cell/>
          <table:table-cell office:value-type="float" office:value="19.508">
            <text:p>19.508</text:p>
          </table:table-cell>
          <table:table-cell office:value-type="float" office:value="-0.35857">
            <text:p>-0.35857</text:p>
          </table:table-cell>
          <table:table-cell office:value-type="float" office:value="-0.53063">
            <text:p>-0.53063</text:p>
          </table:table-cell>
          <table:table-cell office:value-type="float" office:value="0">
            <text:p>0</text:p>
          </table:table-cell>
          <table:table-cell office:value-type="float" office:value="-0.1218">
            <text:p>-0.1218</text:p>
          </table:table-cell>
          <table:table-cell office:value-type="float" office:value="0">
            <text:p>0</text:p>
          </table:table-cell>
          <table:table-cell office:value-type="float" office:value="-2.8249">
            <text:p>-2.8249</text:p>
          </table:table-cell>
          <table:table-cell office:value-type="float" office:value="-0.08371">
            <text:p>-0.08371</text:p>
          </table:table-cell>
          <table:table-cell office:value-type="float" office:value="0.038964">
            <text:p>0.038964</text:p>
          </table:table-cell>
        </table:table-row>
        <table:table-row table:style-name="ro1">
          <table:table-cell office:value-type="float" office:value="19.642">
            <text:p>19.642</text:p>
          </table:table-cell>
          <table:table-cell office:value-type="float" office:value="0.33994">
            <text:p>0.33994</text:p>
          </table:table-cell>
          <table:table-cell office:value-type="float" office:value="-0.46803">
            <text:p>-0.4680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598">
            <text:p>0.2598</text:p>
          </table:table-cell>
          <table:table-cell table:style-name="ce1" office:value-type="string">
            <text:p>-5.6655e-16</text:p>
          </table:table-cell>
          <table:table-cell office:value-type="float" office:value="0.040249">
            <text:p>0.040249</text:p>
          </table:table-cell>
          <table:table-cell/>
          <table:table-cell office:value-type="float" office:value="19.642">
            <text:p>19.642</text:p>
          </table:table-cell>
          <table:table-cell office:value-type="float" office:value="-0.34391">
            <text:p>-0.34391</text:p>
          </table:table-cell>
          <table:table-cell office:value-type="float" office:value="-0.52639">
            <text:p>-0.5263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467">
            <text:p>-2.8467</text:p>
          </table:table-cell>
          <table:table-cell table:style-name="ce1" office:value-type="string">
            <text:p>-4.1613e-16</text:p>
          </table:table-cell>
          <table:table-cell office:value-type="float" office:value="0.040249">
            <text:p>0.040249</text:p>
          </table:table-cell>
        </table:table-row>
        <table:table-row table:style-name="ro1">
          <table:table-cell office:value-type="float" office:value="19.775">
            <text:p>19.775</text:p>
          </table:table-cell>
          <table:table-cell office:value-type="float" office:value="0.3242">
            <text:p>0.3242</text:p>
          </table:table-cell>
          <table:table-cell office:value-type="float" office:value="-0.47178">
            <text:p>-0.47178</text:p>
          </table:table-cell>
          <table:table-cell office:value-type="float" office:value="0">
            <text:p>0</text:p>
          </table:table-cell>
          <table:table-cell office:value-type="float" office:value="-0.1221">
            <text:p>-0.1221</text:p>
          </table:table-cell>
          <table:table-cell office:value-type="float" office:value="0">
            <text:p>0</text:p>
          </table:table-cell>
          <table:table-cell office:value-type="float" office:value="0.2518">
            <text:p>0.2518</text:p>
          </table:table-cell>
          <table:table-cell office:value-type="float" office:value="-0.087325">
            <text:p>-0.087325</text:p>
          </table:table-cell>
          <table:table-cell office:value-type="float" office:value="0.041345">
            <text:p>0.041345</text:p>
          </table:table-cell>
          <table:table-cell/>
          <table:table-cell office:value-type="float" office:value="19.775">
            <text:p>19.775</text:p>
          </table:table-cell>
          <table:table-cell office:value-type="float" office:value="-0.32881">
            <text:p>-0.32881</text:p>
          </table:table-cell>
          <table:table-cell office:value-type="float" office:value="-0.52254">
            <text:p>-0.52254</text:p>
          </table:table-cell>
          <table:table-cell office:value-type="float" office:value="0">
            <text:p>0</text:p>
          </table:table-cell>
          <table:table-cell office:value-type="float" office:value="-0.1221">
            <text:p>-0.1221</text:p>
          </table:table-cell>
          <table:table-cell office:value-type="float" office:value="0">
            <text:p>0</text:p>
          </table:table-cell>
          <table:table-cell office:value-type="float" office:value="-2.8655">
            <text:p>-2.8655</text:p>
          </table:table-cell>
          <table:table-cell office:value-type="float" office:value="-0.087325">
            <text:p>-0.087325</text:p>
          </table:table-cell>
          <table:table-cell office:value-type="float" office:value="0.041345">
            <text:p>0.041345</text:p>
          </table:table-cell>
        </table:table-row>
        <table:table-row table:style-name="ro1">
          <table:table-cell office:value-type="float" office:value="19.909">
            <text:p>19.909</text:p>
          </table:table-cell>
          <table:table-cell office:value-type="float" office:value="0.30835">
            <text:p>0.30835</text:p>
          </table:table-cell>
          <table:table-cell office:value-type="float" office:value="-0.47539">
            <text:p>-0.4753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5558">
            <text:p>0.25558</text:p>
          </table:table-cell>
          <table:table-cell table:style-name="ce1" office:value-type="string">
            <text:p>-5.6655e-16</text:p>
          </table:table-cell>
          <table:table-cell office:value-type="float" office:value="0.042724">
            <text:p>0.042724</text:p>
          </table:table-cell>
          <table:table-cell/>
          <table:table-cell office:value-type="float" office:value="19.909">
            <text:p>19.909</text:p>
          </table:table-cell>
          <table:table-cell office:value-type="float" office:value="-0.31135">
            <text:p>-0.31135</text:p>
          </table:table-cell>
          <table:table-cell office:value-type="float" office:value="-0.51838">
            <text:p>-0.518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876">
            <text:p>-2.8876</text:p>
          </table:table-cell>
          <table:table-cell table:style-name="ce1" office:value-type="string">
            <text:p>-4.1613e-16</text:p>
          </table:table-cell>
          <table:table-cell office:value-type="float" office:value="0.042724">
            <text:p>0.042724</text:p>
          </table:table-cell>
        </table:table-row>
        <table:table-row table:style-name="ro1">
          <table:table-cell office:value-type="float" office:value="20.043">
            <text:p>20.043</text:p>
          </table:table-cell>
          <table:table-cell office:value-type="float" office:value="0.29251">
            <text:p>0.29251</text:p>
          </table:table-cell>
          <table:table-cell office:value-type="float" office:value="-0.47922">
            <text:p>-0.47922</text:p>
          </table:table-cell>
          <table:table-cell office:value-type="float" office:value="0">
            <text:p>0</text:p>
          </table:table-cell>
          <table:table-cell office:value-type="float" office:value="-0.12134">
            <text:p>-0.12134</text:p>
          </table:table-cell>
          <table:table-cell office:value-type="float" office:value="0">
            <text:p>0</text:p>
          </table:table-cell>
          <table:table-cell office:value-type="float" office:value="0.25811">
            <text:p>0.25811</text:p>
          </table:table-cell>
          <table:table-cell office:value-type="float" office:value="-0.05435">
            <text:p>-0.05435</text:p>
          </table:table-cell>
          <table:table-cell office:value-type="float" office:value="0.043555">
            <text:p>0.043555</text:p>
          </table:table-cell>
          <table:table-cell/>
          <table:table-cell office:value-type="float" office:value="20.043">
            <text:p>20.043</text:p>
          </table:table-cell>
          <table:table-cell office:value-type="float" office:value="-0.2966">
            <text:p>-0.2966</text:p>
          </table:table-cell>
          <table:table-cell office:value-type="float" office:value="-0.51515">
            <text:p>-0.51515</text:p>
          </table:table-cell>
          <table:table-cell office:value-type="float" office:value="0">
            <text:p>0</text:p>
          </table:table-cell>
          <table:table-cell office:value-type="float" office:value="-0.12134">
            <text:p>-0.12134</text:p>
          </table:table-cell>
          <table:table-cell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-0.05435">
            <text:p>-0.05435</text:p>
          </table:table-cell>
          <table:table-cell office:value-type="float" office:value="0.043555">
            <text:p>0.043555</text:p>
          </table:table-cell>
        </table:table-row>
        <table:table-row table:style-name="ro1">
          <table:table-cell office:value-type="float" office:value="20.176">
            <text:p>20.176</text:p>
          </table:table-cell>
          <table:table-cell office:value-type="float" office:value="0.27728">
            <text:p>0.27728</text:p>
          </table:table-cell>
          <table:table-cell office:value-type="float" office:value="-0.4831">
            <text:p>-0.483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5481">
            <text:p>0.25481</text:p>
          </table:table-cell>
          <table:table-cell table:style-name="ce1" office:value-type="string">
            <text:p>-5.6655e-16</text:p>
          </table:table-cell>
          <table:table-cell office:value-type="float" office:value="0.044135">
            <text:p>0.044135</text:p>
          </table:table-cell>
          <table:table-cell/>
          <table:table-cell office:value-type="float" office:value="20.176">
            <text:p>20.176</text:p>
          </table:table-cell>
          <table:table-cell office:value-type="float" office:value="-0.28014">
            <text:p>-0.28014</text:p>
          </table:table-cell>
          <table:table-cell office:value-type="float" office:value="-0.51176">
            <text:p>-0.5117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2">
            <text:p>-2.92</text:p>
          </table:table-cell>
          <table:table-cell table:style-name="ce1" office:value-type="string">
            <text:p>-4.1613e-16</text:p>
          </table:table-cell>
          <table:table-cell office:value-type="float" office:value="0.044135">
            <text:p>0.044135</text:p>
          </table:table-cell>
        </table:table-row>
        <table:table-row table:style-name="ro1">
          <table:table-cell office:value-type="float" office:value="20.31">
            <text:p>20.31</text:p>
          </table:table-cell>
          <table:table-cell office:value-type="float" office:value="0.26143">
            <text:p>0.26143</text:p>
          </table:table-cell>
          <table:table-cell office:value-type="float" office:value="-0.48693">
            <text:p>-0.48693</text:p>
          </table:table-cell>
          <table:table-cell office:value-type="float" office:value="0">
            <text:p>0</text:p>
          </table:table-cell>
          <table:table-cell office:value-type="float" office:value="-0.12159">
            <text:p>-0.12159</text:p>
          </table:table-cell>
          <table:table-cell office:value-type="float" office:value="0">
            <text:p>0</text:p>
          </table:table-cell>
          <table:table-cell office:value-type="float" office:value="0.25073">
            <text:p>0.25073</text:p>
          </table:table-cell>
          <table:table-cell office:value-type="float" office:value="-0.013587">
            <text:p>-0.013587</text:p>
          </table:table-cell>
          <table:table-cell office:value-type="float" office:value="0.044998">
            <text:p>0.044998</text:p>
          </table:table-cell>
          <table:table-cell/>
          <table:table-cell office:value-type="float" office:value="20.31">
            <text:p>20.31</text:p>
          </table:table-cell>
          <table:table-cell office:value-type="float" office:value="-0.26353">
            <text:p>-0.26353</text:p>
          </table:table-cell>
          <table:table-cell office:value-type="float" office:value="-0.50842">
            <text:p>-0.50842</text:p>
          </table:table-cell>
          <table:table-cell office:value-type="float" office:value="0">
            <text:p>0</text:p>
          </table:table-cell>
          <table:table-cell office:value-type="float" office:value="-0.12159">
            <text:p>-0.12159</text:p>
          </table:table-cell>
          <table:table-cell office:value-type="float" office:value="0">
            <text:p>0</text:p>
          </table:table-cell>
          <table:table-cell office:value-type="float" office:value="-2.9378">
            <text:p>-2.9378</text:p>
          </table:table-cell>
          <table:table-cell office:value-type="float" office:value="-0.013587">
            <text:p>-0.013587</text:p>
          </table:table-cell>
          <table:table-cell office:value-type="float" office:value="0.044998">
            <text:p>0.044998</text:p>
          </table:table-cell>
        </table:table-row>
        <table:table-row table:style-name="ro1">
          <table:table-cell office:value-type="float" office:value="20.444">
            <text:p>20.444</text:p>
          </table:table-cell>
          <table:table-cell office:value-type="float" office:value="0.24571">
            <text:p>0.24571</text:p>
          </table:table-cell>
          <table:table-cell office:value-type="float" office:value="-0.49091">
            <text:p>-0.4909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4815">
            <text:p>0.24815</text:p>
          </table:table-cell>
          <table:table-cell table:style-name="ce1" office:value-type="string">
            <text:p>-1.2246e-16</text:p>
          </table:table-cell>
          <table:table-cell office:value-type="float" office:value="0.045906">
            <text:p>0.045906</text:p>
          </table:table-cell>
          <table:table-cell/>
          <table:table-cell office:value-type="float" office:value="20.444">
            <text:p>20.444</text:p>
          </table:table-cell>
          <table:table-cell office:value-type="float" office:value="-0.24671">
            <text:p>-0.24671</text:p>
          </table:table-cell>
          <table:table-cell office:value-type="float" office:value="-0.5056">
            <text:p>-0.505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39">
            <text:p>-2.9539</text:p>
          </table:table-cell>
          <table:table-cell office:value-type="float" office:value="0">
            <text:p>0</text:p>
          </table:table-cell>
          <table:table-cell office:value-type="float" office:value="0.045906">
            <text:p>0.045906</text:p>
          </table:table-cell>
        </table:table-row>
        <table:table-row table:style-name="ro1">
          <table:table-cell office:value-type="float" office:value="20.577">
            <text:p>20.577</text:p>
          </table:table-cell>
          <table:table-cell office:value-type="float" office:value="0.22952">
            <text:p>0.22952</text:p>
          </table:table-cell>
          <table:table-cell office:value-type="float" office:value="-0.49481">
            <text:p>-0.49481</text:p>
          </table:table-cell>
          <table:table-cell office:value-type="float" office:value="0">
            <text:p>0</text:p>
          </table:table-cell>
          <table:table-cell office:value-type="float" office:value="-0.12012">
            <text:p>-0.12012</text:p>
          </table:table-cell>
          <table:table-cell office:value-type="float" office:value="0">
            <text:p>0</text:p>
          </table:table-cell>
          <table:table-cell office:value-type="float" office:value="0.25423">
            <text:p>0.25423</text:p>
          </table:table-cell>
          <table:table-cell office:value-type="float" office:value="0.030198">
            <text:p>0.030198</text:p>
          </table:table-cell>
          <table:table-cell office:value-type="float" office:value="0.046">
            <text:p>0.046</text:p>
          </table:table-cell>
          <table:table-cell/>
          <table:table-cell office:value-type="float" office:value="20.577">
            <text:p>20.577</text:p>
          </table:table-cell>
          <table:table-cell office:value-type="float" office:value="-0.23044">
            <text:p>-0.23044</text:p>
          </table:table-cell>
          <table:table-cell office:value-type="float" office:value="-0.5029">
            <text:p>-0.5029</text:p>
          </table:table-cell>
          <table:table-cell office:value-type="float" office:value="0">
            <text:p>0</text:p>
          </table:table-cell>
          <table:table-cell office:value-type="float" office:value="-0.12012">
            <text:p>-0.12012</text:p>
          </table:table-cell>
          <table:table-cell office:value-type="float" office:value="0">
            <text:p>0</text:p>
          </table:table-cell>
          <table:table-cell office:value-type="float" office:value="-2.9611">
            <text:p>-2.9611</text:p>
          </table:table-cell>
          <table:table-cell office:value-type="float" office:value="0.030198">
            <text:p>0.030198</text:p>
          </table:table-cell>
          <table:table-cell office:value-type="float" office:value="0.046">
            <text:p>0.046</text:p>
          </table:table-cell>
        </table:table-row>
        <table:table-row table:style-name="ro1">
          <table:table-cell office:value-type="float" office:value="20.711">
            <text:p>20.711</text:p>
          </table:table-cell>
          <table:table-cell office:value-type="float" office:value="0.2141">
            <text:p>0.2141</text:p>
          </table:table-cell>
          <table:table-cell office:value-type="float" office:value="-0.49885">
            <text:p>-0.4988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4775">
            <text:p>0.24775</text:p>
          </table:table-cell>
          <table:table-cell table:style-name="ce1" office:value-type="string">
            <text:p>-5.6655e-16</text:p>
          </table:table-cell>
          <table:table-cell office:value-type="float" office:value="0.046476">
            <text:p>0.046476</text:p>
          </table:table-cell>
          <table:table-cell/>
          <table:table-cell office:value-type="float" office:value="20.711">
            <text:p>20.711</text:p>
          </table:table-cell>
          <table:table-cell office:value-type="float" office:value="-0.21372">
            <text:p>-0.21372</text:p>
          </table:table-cell>
          <table:table-cell office:value-type="float" office:value="-0.50033">
            <text:p>-0.5003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713">
            <text:p>-2.9713</text:p>
          </table:table-cell>
          <table:table-cell table:style-name="ce1" office:value-type="string">
            <text:p>-4.1613e-16</text:p>
          </table:table-cell>
          <table:table-cell office:value-type="float" office:value="0.046476">
            <text:p>0.046476</text:p>
          </table:table-cell>
        </table:table-row>
        <table:table-row table:style-name="ro1">
          <table:table-cell office:value-type="float" office:value="20.844">
            <text:p>20.844</text:p>
          </table:table-cell>
          <table:table-cell office:value-type="float" office:value="0.19794">
            <text:p>0.19794</text:p>
          </table:table-cell>
          <table:table-cell office:value-type="float" office:value="-0.50267">
            <text:p>-0.50267</text:p>
          </table:table-cell>
          <table:table-cell office:value-type="float" office:value="0">
            <text:p>0</text:p>
          </table:table-cell>
          <table:table-cell office:value-type="float" office:value="-0.11913">
            <text:p>-0.11913</text:p>
          </table:table-cell>
          <table:table-cell office:value-type="float" office:value="0">
            <text:p>0</text:p>
          </table:table-cell>
          <table:table-cell office:value-type="float" office:value="0.24449">
            <text:p>0.24449</text:p>
          </table:table-cell>
          <table:table-cell office:value-type="float" office:value="0.0715">
            <text:p>0.0715</text:p>
          </table:table-cell>
          <table:table-cell office:value-type="float" office:value="0.047278">
            <text:p>0.047278</text:p>
          </table:table-cell>
          <table:table-cell/>
          <table:table-cell office:value-type="float" office:value="20.844">
            <text:p>20.844</text:p>
          </table:table-cell>
          <table:table-cell office:value-type="float" office:value="-0.19767">
            <text:p>-0.19767</text:p>
          </table:table-cell>
          <table:table-cell office:value-type="float" office:value="-0.49802">
            <text:p>-0.49802</text:p>
          </table:table-cell>
          <table:table-cell office:value-type="float" office:value="0">
            <text:p>0</text:p>
          </table:table-cell>
          <table:table-cell office:value-type="float" office:value="-0.11913">
            <text:p>-0.11913</text:p>
          </table:table-cell>
          <table:table-cell office:value-type="float" office:value="0">
            <text:p>0</text:p>
          </table:table-cell>
          <table:table-cell office:value-type="float" office:value="-2.9749">
            <text:p>-2.9749</text:p>
          </table:table-cell>
          <table:table-cell office:value-type="float" office:value="0.0715">
            <text:p>0.0715</text:p>
          </table:table-cell>
          <table:table-cell office:value-type="float" office:value="0.047278">
            <text:p>0.047278</text:p>
          </table:table-cell>
        </table:table-row>
        <table:table-row table:style-name="ro1">
          <table:table-cell office:value-type="float" office:value="20.978">
            <text:p>20.978</text:p>
          </table:table-cell>
          <table:table-cell office:value-type="float" office:value="0.18201">
            <text:p>0.18201</text:p>
          </table:table-cell>
          <table:table-cell office:value-type="float" office:value="-0.50649">
            <text:p>-0.5064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4036">
            <text:p>0.24036</text:p>
          </table:table-cell>
          <table:table-cell table:style-name="ce1" office:value-type="string">
            <text:p>-1.2246e-16</text:p>
          </table:table-cell>
          <table:table-cell office:value-type="float" office:value="0.04681">
            <text:p>0.04681</text:p>
          </table:table-cell>
          <table:table-cell/>
          <table:table-cell office:value-type="float" office:value="20.978">
            <text:p>20.978</text:p>
          </table:table-cell>
          <table:table-cell office:value-type="float" office:value="-0.18196">
            <text:p>-0.18196</text:p>
          </table:table-cell>
          <table:table-cell office:value-type="float" office:value="-0.49567">
            <text:p>-0.4956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727">
            <text:p>-2.9727</text:p>
          </table:table-cell>
          <table:table-cell office:value-type="float" office:value="0">
            <text:p>0</text:p>
          </table:table-cell>
          <table:table-cell office:value-type="float" office:value="0.04681">
            <text:p>0.04681</text:p>
          </table:table-cell>
        </table:table-row>
        <table:table-row table:style-name="ro1">
          <table:table-cell office:value-type="float" office:value="21.112">
            <text:p>21.112</text:p>
          </table:table-cell>
          <table:table-cell office:value-type="float" office:value="0.16617">
            <text:p>0.16617</text:p>
          </table:table-cell>
          <table:table-cell office:value-type="float" office:value="-0.5105">
            <text:p>-0.5105</text:p>
          </table:table-cell>
          <table:table-cell office:value-type="float" office:value="0">
            <text:p>0</text:p>
          </table:table-cell>
          <table:table-cell office:value-type="float" office:value="-0.12001">
            <text:p>-0.12001</text:p>
          </table:table-cell>
          <table:table-cell office:value-type="float" office:value="0">
            <text:p>0</text:p>
          </table:table-cell>
          <table:table-cell office:value-type="float" office:value="0.23477">
            <text:p>0.23477</text:p>
          </table:table-cell>
          <table:table-cell office:value-type="float" office:value="0.088806">
            <text:p>0.088806</text:p>
          </table:table-cell>
          <table:table-cell office:value-type="float" office:value="0.046533">
            <text:p>0.046533</text:p>
          </table:table-cell>
          <table:table-cell/>
          <table:table-cell office:value-type="float" office:value="21.112">
            <text:p>21.112</text:p>
          </table:table-cell>
          <table:table-cell office:value-type="float" office:value="-0.16827">
            <text:p>-0.16827</text:p>
          </table:table-cell>
          <table:table-cell office:value-type="float" office:value="-0.49331">
            <text:p>-0.49331</text:p>
          </table:table-cell>
          <table:table-cell office:value-type="float" office:value="0">
            <text:p>0</text:p>
          </table:table-cell>
          <table:table-cell office:value-type="float" office:value="-0.12001">
            <text:p>-0.12001</text:p>
          </table:table-cell>
          <table:table-cell office:value-type="float" office:value="0">
            <text:p>0</text:p>
          </table:table-cell>
          <table:table-cell office:value-type="float" office:value="-2.9844">
            <text:p>-2.9844</text:p>
          </table:table-cell>
          <table:table-cell office:value-type="float" office:value="0.088806">
            <text:p>0.088806</text:p>
          </table:table-cell>
          <table:table-cell office:value-type="float" office:value="0.046533">
            <text:p>0.046533</text:p>
          </table:table-cell>
        </table:table-row>
        <table:table-row table:style-name="ro1">
          <table:table-cell office:value-type="float" office:value="21.245">
            <text:p>21.245</text:p>
          </table:table-cell>
          <table:table-cell office:value-type="float" office:value="0.15193">
            <text:p>0.15193</text:p>
          </table:table-cell>
          <table:table-cell office:value-type="float" office:value="-0.51378">
            <text:p>-0.5137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27456">
            <text:p>0.27456</text:p>
          </table:table-cell>
          <table:table-cell office:value-type="float" office:value="0.86603">
            <text:p>0.86603</text:p>
          </table:table-cell>
          <table:table-cell office:value-type="float" office:value="0.046473">
            <text:p>0.046473</text:p>
          </table:table-cell>
          <table:table-cell/>
          <table:table-cell office:value-type="float" office:value="21.245">
            <text:p>21.245</text:p>
          </table:table-cell>
          <table:table-cell office:value-type="float" office:value="-0.15326">
            <text:p>-0.15326</text:p>
          </table:table-cell>
          <table:table-cell office:value-type="float" office:value="-0.4914">
            <text:p>-0.491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9327">
            <text:p>-2.9327</text:p>
          </table:table-cell>
          <table:table-cell office:value-type="float" office:value="0.86603">
            <text:p>0.86603</text:p>
          </table:table-cell>
          <table:table-cell office:value-type="float" office:value="0.046473">
            <text:p>0.046473</text:p>
          </table:table-cell>
        </table:table-row>
        <table:table-row table:style-name="ro1">
          <table:table-cell office:value-type="float" office:value="21.379">
            <text:p>21.379</text:p>
          </table:table-cell>
          <table:table-cell office:value-type="float" office:value="0.13737">
            <text:p>0.13737</text:p>
          </table:table-cell>
          <table:table-cell office:value-type="float" office:value="-0.5169">
            <text:p>-0.5169</text:p>
          </table:table-cell>
          <table:table-cell office:value-type="float" office:value="0">
            <text:p>0</text:p>
          </table:table-cell>
          <table:table-cell office:value-type="float" office:value="-0.055424">
            <text:p>-0.055424</text:p>
          </table:table-cell>
          <table:table-cell office:value-type="float" office:value="0">
            <text:p>0</text:p>
          </table:table-cell>
          <table:table-cell office:value-type="float" office:value="0.34046">
            <text:p>0.34046</text:p>
          </table:table-cell>
          <table:table-cell office:value-type="float" office:value="0.89693">
            <text:p>0.89693</text:p>
          </table:table-cell>
          <table:table-cell office:value-type="float" office:value="0.045846">
            <text:p>0.045846</text:p>
          </table:table-cell>
          <table:table-cell/>
          <table:table-cell office:value-type="float" office:value="21.379">
            <text:p>21.379</text:p>
          </table:table-cell>
          <table:table-cell office:value-type="float" office:value="-0.13915">
            <text:p>-0.13915</text:p>
          </table:table-cell>
          <table:table-cell office:value-type="float" office:value="-0.48903">
            <text:p>-0.48903</text:p>
          </table:table-cell>
          <table:table-cell office:value-type="float" office:value="0">
            <text:p>0</text:p>
          </table:table-cell>
          <table:table-cell office:value-type="float" office:value="-0.055424">
            <text:p>-0.055424</text:p>
          </table:table-cell>
          <table:table-cell office:value-type="float" office:value="0">
            <text:p>0</text:p>
          </table:table-cell>
          <table:table-cell office:value-type="float" office:value="-2.8629">
            <text:p>-2.8629</text:p>
          </table:table-cell>
          <table:table-cell office:value-type="float" office:value="0.89693">
            <text:p>0.89693</text:p>
          </table:table-cell>
          <table:table-cell office:value-type="float" office:value="0.045846">
            <text:p>0.045846</text:p>
          </table:table-cell>
        </table:table-row>
        <table:table-row table:style-name="ro1">
          <table:table-cell office:value-type="float" office:value="21.513">
            <text:p>21.513</text:p>
          </table:table-cell>
          <table:table-cell office:value-type="float" office:value="0.12666">
            <text:p>0.12666</text:p>
          </table:table-cell>
          <table:table-cell office:value-type="float" office:value="-0.51959">
            <text:p>-0.5195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966">
            <text:p>0.3966</text:p>
          </table:table-cell>
          <table:table-cell office:value-type="float" office:value="0.86603">
            <text:p>0.86603</text:p>
          </table:table-cell>
          <table:table-cell office:value-type="float" office:value="0.044675">
            <text:p>0.044675</text:p>
          </table:table-cell>
          <table:table-cell/>
          <table:table-cell office:value-type="float" office:value="21.513">
            <text:p>21.513</text:p>
          </table:table-cell>
          <table:table-cell office:value-type="float" office:value="-0.12745">
            <text:p>-0.12745</text:p>
          </table:table-cell>
          <table:table-cell office:value-type="float" office:value="-0.48702">
            <text:p>-0.4870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7989">
            <text:p>-2.7989</text:p>
          </table:table-cell>
          <table:table-cell office:value-type="float" office:value="0.86603">
            <text:p>0.86603</text:p>
          </table:table-cell>
          <table:table-cell office:value-type="float" office:value="0.044675">
            <text:p>0.044675</text:p>
          </table:table-cell>
        </table:table-row>
        <table:table-row table:style-name="ro1">
          <table:table-cell office:value-type="float" office:value="21.646">
            <text:p>21.646</text:p>
          </table:table-cell>
          <table:table-cell office:value-type="float" office:value="0.11933">
            <text:p>0.11933</text:p>
          </table:table-cell>
          <table:table-cell office:value-type="float" office:value="-0.52206">
            <text:p>-0.52206</text:p>
          </table:table-cell>
          <table:table-cell office:value-type="float" office:value="0">
            <text:p>0</text:p>
          </table:table-cell>
          <table:table-cell office:value-type="float" office:value="-0.057287">
            <text:p>-0.057287</text:p>
          </table:table-cell>
          <table:table-cell office:value-type="float" office:value="0">
            <text:p>0</text:p>
          </table:table-cell>
          <table:table-cell office:value-type="float" office:value="0.49155">
            <text:p>0.49155</text:p>
          </table:table-cell>
          <table:table-cell office:value-type="float" office:value="0.89188">
            <text:p>0.89188</text:p>
          </table:table-cell>
          <table:table-cell office:value-type="float" office:value="0.043208">
            <text:p>0.043208</text:p>
          </table:table-cell>
          <table:table-cell/>
          <table:table-cell office:value-type="float" office:value="21.646">
            <text:p>21.646</text:p>
          </table:table-cell>
          <table:table-cell office:value-type="float" office:value="-0.1197">
            <text:p>-0.1197</text:p>
          </table:table-cell>
          <table:table-cell office:value-type="float" office:value="-0.48493">
            <text:p>-0.48493</text:p>
          </table:table-cell>
          <table:table-cell office:value-type="float" office:value="0">
            <text:p>0</text:p>
          </table:table-cell>
          <table:table-cell office:value-type="float" office:value="-0.057287">
            <text:p>-0.057287</text:p>
          </table:table-cell>
          <table:table-cell office:value-type="float" office:value="0">
            <text:p>0</text:p>
          </table:table-cell>
          <table:table-cell office:value-type="float" office:value="-2.7183">
            <text:p>-2.7183</text:p>
          </table:table-cell>
          <table:table-cell office:value-type="float" office:value="0.89188">
            <text:p>0.89188</text:p>
          </table:table-cell>
          <table:table-cell office:value-type="float" office:value="0.043208">
            <text:p>0.043208</text:p>
          </table:table-cell>
        </table:table-row>
        <table:table-row table:style-name="ro1">
          <table:table-cell office:value-type="float" office:value="21.78">
            <text:p>21.78</text:p>
          </table:table-cell>
          <table:table-cell office:value-type="float" office:value="0.11196">
            <text:p>0.11196</text:p>
          </table:table-cell>
          <table:table-cell office:value-type="float" office:value="-0.52589">
            <text:p>-0.5258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59739">
            <text:p>0.59739</text:p>
          </table:table-cell>
          <table:table-cell office:value-type="float" office:value="0.86603">
            <text:p>0.86603</text:p>
          </table:table-cell>
          <table:table-cell office:value-type="float" office:value="0.042135">
            <text:p>0.042135</text:p>
          </table:table-cell>
          <table:table-cell/>
          <table:table-cell office:value-type="float" office:value="21.78">
            <text:p>21.78</text:p>
          </table:table-cell>
          <table:table-cell office:value-type="float" office:value="-0.1126">
            <text:p>-0.1126</text:p>
          </table:table-cell>
          <table:table-cell office:value-type="float" office:value="-0.4815">
            <text:p>-0.481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6199">
            <text:p>-2.6199</text:p>
          </table:table-cell>
          <table:table-cell office:value-type="float" office:value="0.86603">
            <text:p>0.86603</text:p>
          </table:table-cell>
          <table:table-cell office:value-type="float" office:value="0.042135">
            <text:p>0.042135</text:p>
          </table:table-cell>
        </table:table-row>
        <table:table-row table:style-name="ro1">
          <table:table-cell office:value-type="float" office:value="21.913">
            <text:p>21.913</text:p>
          </table:table-cell>
          <table:table-cell office:value-type="float" office:value="0.10506">
            <text:p>0.10506</text:p>
          </table:table-cell>
          <table:table-cell office:value-type="float" office:value="-0.53049">
            <text:p>-0.53049</text:p>
          </table:table-cell>
          <table:table-cell office:value-type="float" office:value="0">
            <text:p>0</text:p>
          </table:table-cell>
          <table:table-cell office:value-type="float" office:value="-0.056198">
            <text:p>-0.056198</text:p>
          </table:table-cell>
          <table:table-cell office:value-type="float" office:value="0">
            <text:p>0</text:p>
          </table:table-cell>
          <table:table-cell office:value-type="float" office:value="0.69662">
            <text:p>0.69662</text:p>
          </table:table-cell>
          <table:table-cell office:value-type="float" office:value="0.89732">
            <text:p>0.89732</text:p>
          </table:table-cell>
          <table:table-cell office:value-type="float" office:value="0.041207">
            <text:p>0.041207</text:p>
          </table:table-cell>
          <table:table-cell/>
          <table:table-cell office:value-type="float" office:value="21.913">
            <text:p>21.913</text:p>
          </table:table-cell>
          <table:table-cell office:value-type="float" office:value="-0.10674">
            <text:p>-0.10674</text:p>
          </table:table-cell>
          <table:table-cell office:value-type="float" office:value="-0.47857">
            <text:p>-0.47857</text:p>
          </table:table-cell>
          <table:table-cell office:value-type="float" office:value="0">
            <text:p>0</text:p>
          </table:table-cell>
          <table:table-cell office:value-type="float" office:value="-0.056198">
            <text:p>-0.056198</text:p>
          </table:table-cell>
          <table:table-cell office:value-type="float" office:value="0">
            <text:p>0</text:p>
          </table:table-cell>
          <table:table-cell office:value-type="float" office:value="-2.5046">
            <text:p>-2.5046</text:p>
          </table:table-cell>
          <table:table-cell office:value-type="float" office:value="0.89732">
            <text:p>0.89732</text:p>
          </table:table-cell>
          <table:table-cell office:value-type="float" office:value="0.041207">
            <text:p>0.041207</text:p>
          </table:table-cell>
        </table:table-row>
        <table:table-row table:style-name="ro1">
          <table:table-cell office:value-type="float" office:value="22.047">
            <text:p>22.047</text:p>
          </table:table-cell>
          <table:table-cell office:value-type="float" office:value="0.098119">
            <text:p>0.098119</text:p>
          </table:table-cell>
          <table:table-cell office:value-type="float" office:value="-0.53627">
            <text:p>-0.5362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80351">
            <text:p>0.80351</text:p>
          </table:table-cell>
          <table:table-cell office:value-type="float" office:value="0.86603">
            <text:p>0.86603</text:p>
          </table:table-cell>
          <table:table-cell office:value-type="float" office:value="0.040539">
            <text:p>0.040539</text:p>
          </table:table-cell>
          <table:table-cell/>
          <table:table-cell office:value-type="float" office:value="22.047">
            <text:p>22.047</text:p>
          </table:table-cell>
          <table:table-cell office:value-type="float" office:value="-0.10216">
            <text:p>-0.10216</text:p>
          </table:table-cell>
          <table:table-cell office:value-type="float" office:value="-0.47446">
            <text:p>-0.4744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3764">
            <text:p>-2.3764</text:p>
          </table:table-cell>
          <table:table-cell office:value-type="float" office:value="0.86603">
            <text:p>0.86603</text:p>
          </table:table-cell>
          <table:table-cell office:value-type="float" office:value="0.040539">
            <text:p>0.040539</text:p>
          </table:table-cell>
        </table:table-row>
        <table:table-row table:style-name="ro1">
          <table:table-cell office:value-type="float" office:value="22.181">
            <text:p>22.181</text:p>
          </table:table-cell>
          <table:table-cell office:value-type="float" office:value="0.092791">
            <text:p>0.092791</text:p>
          </table:table-cell>
          <table:table-cell office:value-type="float" office:value="-0.54231">
            <text:p>-0.54231</text:p>
          </table:table-cell>
          <table:table-cell office:value-type="float" office:value="0">
            <text:p>0</text:p>
          </table:table-cell>
          <table:table-cell office:value-type="float" office:value="-0.066327">
            <text:p>-0.066327</text:p>
          </table:table-cell>
          <table:table-cell office:value-type="float" office:value="0">
            <text:p>0</text:p>
          </table:table-cell>
          <table:table-cell office:value-type="float" office:value="0.89851">
            <text:p>0.89851</text:p>
          </table:table-cell>
          <table:table-cell office:value-type="float" office:value="0.85859">
            <text:p>0.85859</text:p>
          </table:table-cell>
          <table:table-cell office:value-type="float" office:value="0.040015">
            <text:p>0.040015</text:p>
          </table:table-cell>
          <table:table-cell/>
          <table:table-cell office:value-type="float" office:value="22.181">
            <text:p>22.181</text:p>
          </table:table-cell>
          <table:table-cell office:value-type="float" office:value="-0.097832">
            <text:p>-0.097832</text:p>
          </table:table-cell>
          <table:table-cell office:value-type="float" office:value="-0.46941">
            <text:p>-0.46941</text:p>
          </table:table-cell>
          <table:table-cell office:value-type="float" office:value="0">
            <text:p>0</text:p>
          </table:table-cell>
          <table:table-cell office:value-type="float" office:value="-0.066327">
            <text:p>-0.066327</text:p>
          </table:table-cell>
          <table:table-cell office:value-type="float" office:value="0">
            <text:p>0</text:p>
          </table:table-cell>
          <table:table-cell office:value-type="float" office:value="-2.2498">
            <text:p>-2.2498</text:p>
          </table:table-cell>
          <table:table-cell office:value-type="float" office:value="0.85859">
            <text:p>0.85859</text:p>
          </table:table-cell>
          <table:table-cell office:value-type="float" office:value="0.040015">
            <text:p>0.040015</text:p>
          </table:table-cell>
        </table:table-row>
        <table:table-row table:style-name="ro1">
          <table:table-cell office:value-type="float" office:value="22.314">
            <text:p>22.314</text:p>
          </table:table-cell>
          <table:table-cell office:value-type="float" office:value="0.087929">
            <text:p>0.087929</text:p>
          </table:table-cell>
          <table:table-cell office:value-type="float" office:value="-0.54801">
            <text:p>-0.5480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0124">
            <text:p>1.0124</text:p>
          </table:table-cell>
          <table:table-cell office:value-type="float" office:value="0.86603">
            <text:p>0.86603</text:p>
          </table:table-cell>
          <table:table-cell office:value-type="float" office:value="0.039457">
            <text:p>0.039457</text:p>
          </table:table-cell>
          <table:table-cell/>
          <table:table-cell office:value-type="float" office:value="22.314">
            <text:p>22.314</text:p>
          </table:table-cell>
          <table:table-cell office:value-type="float" office:value="-0.094993">
            <text:p>-0.094993</text:p>
          </table:table-cell>
          <table:table-cell office:value-type="float" office:value="-0.46448">
            <text:p>-0.4644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1251">
            <text:p>-2.1251</text:p>
          </table:table-cell>
          <table:table-cell office:value-type="float" office:value="0.86603">
            <text:p>0.86603</text:p>
          </table:table-cell>
          <table:table-cell office:value-type="float" office:value="0.039457">
            <text:p>0.039457</text:p>
          </table:table-cell>
        </table:table-row>
        <table:table-row table:style-name="ro1">
          <table:table-cell office:value-type="float" office:value="22.448">
            <text:p>22.448</text:p>
          </table:table-cell>
          <table:table-cell office:value-type="float" office:value="0.083473">
            <text:p>0.083473</text:p>
          </table:table-cell>
          <table:table-cell office:value-type="float" office:value="-0.55546">
            <text:p>-0.55546</text:p>
          </table:table-cell>
          <table:table-cell office:value-type="float" office:value="0">
            <text:p>0</text:p>
          </table:table-cell>
          <table:table-cell office:value-type="float" office:value="-0.074762">
            <text:p>-0.074762</text:p>
          </table:table-cell>
          <table:table-cell office:value-type="float" office:value="0">
            <text:p>0</text:p>
          </table:table-cell>
          <table:table-cell office:value-type="float" office:value="1.1176">
            <text:p>1.1176</text:p>
          </table:table-cell>
          <table:table-cell office:value-type="float" office:value="0.81262">
            <text:p>0.81262</text:p>
          </table:table-cell>
          <table:table-cell office:value-type="float" office:value="0.039743">
            <text:p>0.039743</text:p>
          </table:table-cell>
          <table:table-cell/>
          <table:table-cell office:value-type="float" office:value="22.448">
            <text:p>22.448</text:p>
          </table:table-cell>
          <table:table-cell office:value-type="float" office:value="-0.087922">
            <text:p>-0.087922</text:p>
          </table:table-cell>
          <table:table-cell office:value-type="float" office:value="-0.45283">
            <text:p>-0.45283</text:p>
          </table:table-cell>
          <table:table-cell office:value-type="float" office:value="0">
            <text:p>0</text:p>
          </table:table-cell>
          <table:table-cell office:value-type="float" office:value="-0.074762">
            <text:p>-0.074762</text:p>
          </table:table-cell>
          <table:table-cell office:value-type="float" office:value="0">
            <text:p>0</text:p>
          </table:table-cell>
          <table:table-cell office:value-type="float" office:value="-2.0429">
            <text:p>-2.0429</text:p>
          </table:table-cell>
          <table:table-cell office:value-type="float" office:value="0.81262">
            <text:p>0.81262</text:p>
          </table:table-cell>
          <table:table-cell office:value-type="float" office:value="0.039743">
            <text:p>0.039743</text:p>
          </table:table-cell>
        </table:table-row>
        <table:table-row table:style-name="ro1">
          <table:table-cell office:value-type="float" office:value="22.581">
            <text:p>22.581</text:p>
          </table:table-cell>
          <table:table-cell office:value-type="float" office:value="0.08016">
            <text:p>0.08016</text:p>
          </table:table-cell>
          <table:table-cell office:value-type="float" office:value="-0.56175">
            <text:p>-0.5617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2279">
            <text:p>1.2279</text:p>
          </table:table-cell>
          <table:table-cell office:value-type="float" office:value="0.86603">
            <text:p>0.86603</text:p>
          </table:table-cell>
          <table:table-cell office:value-type="float" office:value="0.039203">
            <text:p>0.039203</text:p>
          </table:table-cell>
          <table:table-cell/>
          <table:table-cell office:value-type="float" office:value="22.581">
            <text:p>22.581</text:p>
          </table:table-cell>
          <table:table-cell office:value-type="float" office:value="-0.084648">
            <text:p>-0.084648</text:p>
          </table:table-cell>
          <table:table-cell office:value-type="float" office:value="-0.44636">
            <text:p>-0.4463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9441">
            <text:p>-1.9441</text:p>
          </table:table-cell>
          <table:table-cell office:value-type="float" office:value="0.86603">
            <text:p>0.86603</text:p>
          </table:table-cell>
          <table:table-cell office:value-type="float" office:value="0.039203">
            <text:p>0.039203</text:p>
          </table:table-cell>
        </table:table-row>
        <table:table-row table:style-name="ro1">
          <table:table-cell office:value-type="float" office:value="22.715">
            <text:p>22.715</text:p>
          </table:table-cell>
          <table:table-cell office:value-type="float" office:value="0.078066">
            <text:p>0.078066</text:p>
          </table:table-cell>
          <table:table-cell office:value-type="float" office:value="-0.5687">
            <text:p>-0.5687</text:p>
          </table:table-cell>
          <table:table-cell office:value-type="float" office:value="0">
            <text:p>0</text:p>
          </table:table-cell>
          <table:table-cell office:value-type="float" office:value="-0.066001">
            <text:p>-0.066001</text:p>
          </table:table-cell>
          <table:table-cell office:value-type="float" office:value="0">
            <text:p>0</text:p>
          </table:table-cell>
          <table:table-cell office:value-type="float" office:value="1.3456">
            <text:p>1.3456</text:p>
          </table:table-cell>
          <table:table-cell office:value-type="float" office:value="0.84543">
            <text:p>0.84543</text:p>
          </table:table-cell>
          <table:table-cell office:value-type="float" office:value="0.038971">
            <text:p>0.038971</text:p>
          </table:table-cell>
          <table:table-cell/>
          <table:table-cell office:value-type="float" office:value="22.715">
            <text:p>22.715</text:p>
          </table:table-cell>
          <table:table-cell office:value-type="float" office:value="-0.081824">
            <text:p>-0.081824</text:p>
          </table:table-cell>
          <table:table-cell office:value-type="float" office:value="-0.43799">
            <text:p>-0.43799</text:p>
          </table:table-cell>
          <table:table-cell office:value-type="float" office:value="0">
            <text:p>0</text:p>
          </table:table-cell>
          <table:table-cell office:value-type="float" office:value="-0.066001">
            <text:p>-0.066001</text:p>
          </table:table-cell>
          <table:table-cell office:value-type="float" office:value="0">
            <text:p>0</text:p>
          </table:table-cell>
          <table:table-cell office:value-type="float" office:value="-1.8275">
            <text:p>-1.8275</text:p>
          </table:table-cell>
          <table:table-cell office:value-type="float" office:value="0.84543">
            <text:p>0.84543</text:p>
          </table:table-cell>
          <table:table-cell office:value-type="float" office:value="0.038971">
            <text:p>0.038971</text:p>
          </table:table-cell>
        </table:table-row>
        <table:table-row table:style-name="ro1">
          <table:table-cell office:value-type="float" office:value="22.849">
            <text:p>22.849</text:p>
          </table:table-cell>
          <table:table-cell office:value-type="float" office:value="0.07624">
            <text:p>0.07624</text:p>
          </table:table-cell>
          <table:table-cell office:value-type="float" office:value="-0.57767">
            <text:p>-0.5776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4144">
            <text:p>1.4144</text:p>
          </table:table-cell>
          <table:table-cell office:value-type="float" office:value="0">
            <text:p>0</text:p>
          </table:table-cell>
          <table:table-cell office:value-type="float" office:value="0.039273">
            <text:p>0.039273</text:p>
          </table:table-cell>
          <table:table-cell/>
          <table:table-cell office:value-type="float" office:value="22.849">
            <text:p>22.849</text:p>
          </table:table-cell>
          <table:table-cell office:value-type="float" office:value="-0.078898">
            <text:p>-0.078898</text:p>
          </table:table-cell>
          <table:table-cell office:value-type="float" office:value="-0.42692">
            <text:p>-0.4269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7724">
            <text:p>-1.7724</text:p>
          </table:table-cell>
          <table:table-cell office:value-type="float" office:value="0">
            <text:p>0</text:p>
          </table:table-cell>
          <table:table-cell office:value-type="float" office:value="0.039273">
            <text:p>0.039273</text:p>
          </table:table-cell>
        </table:table-row>
        <table:table-row table:style-name="ro1">
          <table:table-cell office:value-type="float" office:value="22.982">
            <text:p>22.982</text:p>
          </table:table-cell>
          <table:table-cell office:value-type="float" office:value="0.075629">
            <text:p>0.075629</text:p>
          </table:table-cell>
          <table:table-cell office:value-type="float" office:value="-0.58621">
            <text:p>-0.58621</text:p>
          </table:table-cell>
          <table:table-cell office:value-type="float" office:value="0">
            <text:p>0</text:p>
          </table:table-cell>
          <table:table-cell office:value-type="float" office:value="-0.12491">
            <text:p>-0.12491</text:p>
          </table:table-cell>
          <table:table-cell office:value-type="float" office:value="0">
            <text:p>0</text:p>
          </table:table-cell>
          <table:table-cell office:value-type="float" office:value="1.4607">
            <text:p>1.4607</text:p>
          </table:table-cell>
          <table:table-cell office:value-type="float" office:value="0.029942">
            <text:p>0.029942</text:p>
          </table:table-cell>
          <table:table-cell office:value-type="float" office:value="0.03928">
            <text:p>0.03928</text:p>
          </table:table-cell>
          <table:table-cell/>
          <table:table-cell office:value-type="float" office:value="22.982">
            <text:p>22.982</text:p>
          </table:table-cell>
          <table:table-cell office:value-type="float" office:value="-0.077541">
            <text:p>-0.077541</text:p>
          </table:table-cell>
          <table:table-cell office:value-type="float" office:value="-0.41925">
            <text:p>-0.41925</text:p>
          </table:table-cell>
          <table:table-cell office:value-type="float" office:value="0">
            <text:p>0</text:p>
          </table:table-cell>
          <table:table-cell office:value-type="float" office:value="-0.12491">
            <text:p>-0.12491</text:p>
          </table:table-cell>
          <table:table-cell office:value-type="float" office:value="0">
            <text:p>0</text:p>
          </table:table-cell>
          <table:table-cell office:value-type="float" office:value="-1.7217">
            <text:p>-1.7217</text:p>
          </table:table-cell>
          <table:table-cell office:value-type="float" office:value="0.029942">
            <text:p>0.029942</text:p>
          </table:table-cell>
          <table:table-cell office:value-type="float" office:value="0.03928">
            <text:p>0.03928</text:p>
          </table:table-cell>
        </table:table-row>
        <table:table-row table:style-name="ro1">
          <table:table-cell office:value-type="float" office:value="23.116">
            <text:p>23.116</text:p>
          </table:table-cell>
          <table:table-cell office:value-type="float" office:value="0.075776">
            <text:p>0.075776</text:p>
          </table:table-cell>
          <table:table-cell office:value-type="float" office:value="-0.59961">
            <text:p>-0.599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011">
            <text:p>1.5011</text:p>
          </table:table-cell>
          <table:table-cell table:style-name="ce1" office:value-type="string">
            <text:p>-1.2246e-16</text:p>
          </table:table-cell>
          <table:table-cell office:value-type="float" office:value="0.040073">
            <text:p>0.040073</text:p>
          </table:table-cell>
          <table:table-cell/>
          <table:table-cell office:value-type="float" office:value="23.116">
            <text:p>23.116</text:p>
          </table:table-cell>
          <table:table-cell office:value-type="float" office:value="-0.078087">
            <text:p>-0.078087</text:p>
          </table:table-cell>
          <table:table-cell office:value-type="float" office:value="-0.40932">
            <text:p>-0.4093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6634">
            <text:p>-1.6634</text:p>
          </table:table-cell>
          <table:table-cell office:value-type="float" office:value="0">
            <text:p>0</text:p>
          </table:table-cell>
          <table:table-cell office:value-type="float" office:value="0.040073">
            <text:p>0.040073</text:p>
          </table:table-cell>
        </table:table-row>
        <table:table-row table:style-name="ro1">
          <table:table-cell office:value-type="float" office:value="23.25">
            <text:p>23.25</text:p>
          </table:table-cell>
          <table:table-cell office:value-type="float" office:value="0.075947">
            <text:p>0.075947</text:p>
          </table:table-cell>
          <table:table-cell office:value-type="float" office:value="-0.61552">
            <text:p>-0.61552</text:p>
          </table:table-cell>
          <table:table-cell office:value-type="float" office:value="0">
            <text:p>0</text:p>
          </table:table-cell>
          <table:table-cell office:value-type="float" office:value="-0.12908">
            <text:p>-0.12908</text:p>
          </table:table-cell>
          <table:table-cell office:value-type="float" office:value="0">
            <text:p>0</text:p>
          </table:table-cell>
          <table:table-cell office:value-type="float" office:value="1.5273">
            <text:p>1.5273</text:p>
          </table:table-cell>
          <table:table-cell office:value-type="float" office:value="0.0098957">
            <text:p>0.0098957</text:p>
          </table:table-cell>
          <table:table-cell office:value-type="float" office:value="0.041822">
            <text:p>0.041822</text:p>
          </table:table-cell>
          <table:table-cell/>
          <table:table-cell office:value-type="float" office:value="23.25">
            <text:p>23.25</text:p>
          </table:table-cell>
          <table:table-cell office:value-type="float" office:value="-0.07703">
            <text:p>-0.07703</text:p>
          </table:table-cell>
          <table:table-cell office:value-type="float" office:value="-0.38873">
            <text:p>-0.38873</text:p>
          </table:table-cell>
          <table:table-cell office:value-type="float" office:value="0">
            <text:p>0</text:p>
          </table:table-cell>
          <table:table-cell office:value-type="float" office:value="-0.12908">
            <text:p>-0.12908</text:p>
          </table:table-cell>
          <table:table-cell office:value-type="float" office:value="0">
            <text:p>0</text:p>
          </table:table-cell>
          <table:table-cell office:value-type="float" office:value="-1.628">
            <text:p>-1.628</text:p>
          </table:table-cell>
          <table:table-cell office:value-type="float" office:value="0.0098957">
            <text:p>0.0098957</text:p>
          </table:table-cell>
          <table:table-cell office:value-type="float" office:value="0.041822">
            <text:p>0.041822</text:p>
          </table:table-cell>
        </table:table-row>
        <table:table-row table:style-name="ro1">
          <table:table-cell office:value-type="float" office:value="23.383">
            <text:p>23.383</text:p>
          </table:table-cell>
          <table:table-cell office:value-type="float" office:value="0.076063">
            <text:p>0.076063</text:p>
          </table:table-cell>
          <table:table-cell office:value-type="float" office:value="-0.63101">
            <text:p>-0.631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431">
            <text:p>1.5431</text:p>
          </table:table-cell>
          <table:table-cell table:style-name="ce1" office:value-type="string">
            <text:p>-1.2246e-16</text:p>
          </table:table-cell>
          <table:table-cell office:value-type="float" office:value="0.042846">
            <text:p>0.042846</text:p>
          </table:table-cell>
          <table:table-cell/>
          <table:table-cell office:value-type="float" office:value="23.383">
            <text:p>23.383</text:p>
          </table:table-cell>
          <table:table-cell office:value-type="float" office:value="-0.076466">
            <text:p>-0.076466</text:p>
          </table:table-cell>
          <table:table-cell office:value-type="float" office:value="-0.37178">
            <text:p>-0.3717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6065">
            <text:p>-1.6065</text:p>
          </table:table-cell>
          <table:table-cell office:value-type="float" office:value="0">
            <text:p>0</text:p>
          </table:table-cell>
          <table:table-cell office:value-type="float" office:value="0.042846">
            <text:p>0.042846</text:p>
          </table:table-cell>
        </table:table-row>
        <table:table-row table:style-name="ro1">
          <table:table-cell office:value-type="float" office:value="23.517">
            <text:p>23.517</text:p>
          </table:table-cell>
          <table:table-cell office:value-type="float" office:value="0.076118">
            <text:p>0.076118</text:p>
          </table:table-cell>
          <table:table-cell office:value-type="float" office:value="-0.64709">
            <text:p>-0.64709</text:p>
          </table:table-cell>
          <table:table-cell office:value-type="float" office:value="0">
            <text:p>0</text:p>
          </table:table-cell>
          <table:table-cell office:value-type="float" office:value="-0.1228">
            <text:p>-0.1228</text:p>
          </table:table-cell>
          <table:table-cell office:value-type="float" office:value="0">
            <text:p>0</text:p>
          </table:table-cell>
          <table:table-cell office:value-type="float" office:value="1.5517">
            <text:p>1.5517</text:p>
          </table:table-cell>
          <table:table-cell office:value-type="float" office:value="0.0053632">
            <text:p>0.0053632</text:p>
          </table:table-cell>
          <table:table-cell office:value-type="float" office:value="0.044027">
            <text:p>0.044027</text:p>
          </table:table-cell>
          <table:table-cell/>
          <table:table-cell office:value-type="float" office:value="23.517">
            <text:p>23.517</text:p>
          </table:table-cell>
          <table:table-cell office:value-type="float" office:value="-0.076004">
            <text:p>-0.076004</text:p>
          </table:table-cell>
          <table:table-cell office:value-type="float" office:value="-0.35319">
            <text:p>-0.35319</text:p>
          </table:table-cell>
          <table:table-cell office:value-type="float" office:value="0">
            <text:p>0</text:p>
          </table:table-cell>
          <table:table-cell office:value-type="float" office:value="-0.1228">
            <text:p>-0.1228</text:p>
          </table:table-cell>
          <table:table-cell office:value-type="float" office:value="0">
            <text:p>0</text:p>
          </table:table-cell>
          <table:table-cell office:value-type="float" office:value="-1.6023">
            <text:p>-1.6023</text:p>
          </table:table-cell>
          <table:table-cell office:value-type="float" office:value="0.0053632">
            <text:p>0.0053632</text:p>
          </table:table-cell>
          <table:table-cell office:value-type="float" office:value="0.044027">
            <text:p>0.044027</text:p>
          </table:table-cell>
        </table:table-row>
        <table:table-row table:style-name="ro1">
          <table:table-cell office:value-type="float" office:value="23.65">
            <text:p>23.65</text:p>
          </table:table-cell>
          <table:table-cell office:value-type="float" office:value="0.076133">
            <text:p>0.076133</text:p>
          </table:table-cell>
          <table:table-cell office:value-type="float" office:value="-0.66323">
            <text:p>-0.6632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56">
            <text:p>1.556</text:p>
          </table:table-cell>
          <table:table-cell table:style-name="ce1" office:value-type="string">
            <text:p>-1.2246e-16</text:p>
          </table:table-cell>
          <table:table-cell office:value-type="float" office:value="0.044565">
            <text:p>0.044565</text:p>
          </table:table-cell>
          <table:table-cell/>
          <table:table-cell office:value-type="float" office:value="23.65">
            <text:p>23.65</text:p>
          </table:table-cell>
          <table:table-cell office:value-type="float" office:value="-0.074567">
            <text:p>-0.074567</text:p>
          </table:table-cell>
          <table:table-cell office:value-type="float" office:value="-0.33657">
            <text:p>-0.3365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985">
            <text:p>-1.5985</text:p>
          </table:table-cell>
          <table:table-cell office:value-type="float" office:value="0">
            <text:p>0</text:p>
          </table:table-cell>
          <table:table-cell office:value-type="float" office:value="0.044565">
            <text:p>0.044565</text:p>
          </table:table-cell>
        </table:table-row>
        <table:table-row table:style-name="ro1">
          <table:table-cell office:value-type="float" office:value="23.784">
            <text:p>23.784</text:p>
          </table:table-cell>
          <table:table-cell office:value-type="float" office:value="0.076133">
            <text:p>0.076133</text:p>
          </table:table-cell>
          <table:table-cell office:value-type="float" office:value="-0.67993">
            <text:p>-0.67993</text:p>
          </table:table-cell>
          <table:table-cell office:value-type="float" office:value="0">
            <text:p>0</text:p>
          </table:table-cell>
          <table:table-cell office:value-type="float" office:value="-0.11974">
            <text:p>-0.11974</text:p>
          </table:table-cell>
          <table:table-cell office:value-type="float" office:value="0">
            <text:p>0</text:p>
          </table:table-cell>
          <table:table-cell office:value-type="float" office:value="1.5583">
            <text:p>1.5583</text:p>
          </table:table-cell>
          <table:table-cell office:value-type="float" office:value="0.026004">
            <text:p>0.026004</text:p>
          </table:table-cell>
          <table:table-cell office:value-type="float" office:value="0.044892">
            <text:p>0.044892</text:p>
          </table:table-cell>
          <table:table-cell/>
          <table:table-cell office:value-type="float" office:value="23.784">
            <text:p>23.784</text:p>
          </table:table-cell>
          <table:table-cell office:value-type="float" office:value="-0.073873">
            <text:p>-0.073873</text:p>
          </table:table-cell>
          <table:table-cell office:value-type="float" office:value="-0.32155">
            <text:p>-0.32155</text:p>
          </table:table-cell>
          <table:table-cell office:value-type="float" office:value="0">
            <text:p>0</text:p>
          </table:table-cell>
          <table:table-cell office:value-type="float" office:value="-0.11974">
            <text:p>-0.11974</text:p>
          </table:table-cell>
          <table:table-cell office:value-type="float" office:value="0">
            <text:p>0</text:p>
          </table:table-cell>
          <table:table-cell office:value-type="float" office:value="-1.5935">
            <text:p>-1.5935</text:p>
          </table:table-cell>
          <table:table-cell office:value-type="float" office:value="0.026004">
            <text:p>0.026004</text:p>
          </table:table-cell>
          <table:table-cell office:value-type="float" office:value="0.044892">
            <text:p>0.044892</text:p>
          </table:table-cell>
        </table:table-row>
        <table:table-row table:style-name="ro1">
          <table:table-cell office:value-type="float" office:value="23.918">
            <text:p>23.918</text:p>
          </table:table-cell>
          <table:table-cell office:value-type="float" office:value="0.076126">
            <text:p>0.076126</text:p>
          </table:table-cell>
          <table:table-cell office:value-type="float" office:value="-0.69602">
            <text:p>-0.6960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592">
            <text:p>1.5592</text:p>
          </table:table-cell>
          <table:table-cell table:style-name="ce1" office:value-type="string">
            <text:p>-1.2246e-16</text:p>
          </table:table-cell>
          <table:table-cell office:value-type="float" office:value="0.04525">
            <text:p>0.04525</text:p>
          </table:table-cell>
          <table:table-cell/>
          <table:table-cell office:value-type="float" office:value="23.918">
            <text:p>23.918</text:p>
          </table:table-cell>
          <table:table-cell office:value-type="float" office:value="-0.073368">
            <text:p>-0.073368</text:p>
          </table:table-cell>
          <table:table-cell office:value-type="float" office:value="-0.30636">
            <text:p>-0.3063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9">
            <text:p>-1.59</text:p>
          </table:table-cell>
          <table:table-cell office:value-type="float" office:value="0">
            <text:p>0</text:p>
          </table:table-cell>
          <table:table-cell office:value-type="float" office:value="0.04525">
            <text:p>0.04525</text:p>
          </table:table-cell>
        </table:table-row>
        <table:table-row table:style-name="ro1">
          <table:table-cell office:value-type="float" office:value="24.051">
            <text:p>24.051</text:p>
          </table:table-cell>
          <table:table-cell office:value-type="float" office:value="0.075586">
            <text:p>0.075586</text:p>
          </table:table-cell>
          <table:table-cell office:value-type="float" office:value="-0.71256">
            <text:p>-0.71256</text:p>
          </table:table-cell>
          <table:table-cell office:value-type="float" office:value="0">
            <text:p>0</text:p>
          </table:table-cell>
          <table:table-cell office:value-type="float" office:value="-0.12232">
            <text:p>-0.12232</text:p>
          </table:table-cell>
          <table:table-cell office:value-type="float" office:value="0">
            <text:p>0</text:p>
          </table:table-cell>
          <table:table-cell office:value-type="float" office:value="1.5597">
            <text:p>1.5597</text:p>
          </table:table-cell>
          <table:table-cell office:value-type="float" office:value="0.030374">
            <text:p>0.030374</text:p>
          </table:table-cell>
          <table:table-cell office:value-type="float" office:value="0.045666">
            <text:p>0.045666</text:p>
          </table:table-cell>
          <table:table-cell/>
          <table:table-cell office:value-type="float" office:value="24.051">
            <text:p>24.051</text:p>
          </table:table-cell>
          <table:table-cell office:value-type="float" office:value="-0.071489">
            <text:p>-0.071489</text:p>
          </table:table-cell>
          <table:table-cell office:value-type="float" office:value="-0.2882">
            <text:p>-0.2882</text:p>
          </table:table-cell>
          <table:table-cell office:value-type="float" office:value="0">
            <text:p>0</text:p>
          </table:table-cell>
          <table:table-cell office:value-type="float" office:value="-0.12232">
            <text:p>-0.12232</text:p>
          </table:table-cell>
          <table:table-cell office:value-type="float" office:value="0">
            <text:p>0</text:p>
          </table:table-cell>
          <table:table-cell office:value-type="float" office:value="-1.5888">
            <text:p>-1.5888</text:p>
          </table:table-cell>
          <table:table-cell office:value-type="float" office:value="0.030374">
            <text:p>0.030374</text:p>
          </table:table-cell>
          <table:table-cell office:value-type="float" office:value="0.045666">
            <text:p>0.045666</text:p>
          </table:table-cell>
        </table:table-row>
        <table:table-row table:style-name="ro1">
          <table:table-cell office:value-type="float" office:value="24.185">
            <text:p>24.185</text:p>
          </table:table-cell>
          <table:table-cell office:value-type="float" office:value="0.074782">
            <text:p>0.074782</text:p>
          </table:table-cell>
          <table:table-cell office:value-type="float" office:value="-0.72823">
            <text:p>-0.7282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597">
            <text:p>1.5597</text:p>
          </table:table-cell>
          <table:table-cell table:style-name="ce1" office:value-type="string">
            <text:p>-1.2246e-16</text:p>
          </table:table-cell>
          <table:table-cell office:value-type="float" office:value="0.045905">
            <text:p>0.045905</text:p>
          </table:table-cell>
          <table:table-cell/>
          <table:table-cell office:value-type="float" office:value="24.185">
            <text:p>24.185</text:p>
          </table:table-cell>
          <table:table-cell office:value-type="float" office:value="-0.070306">
            <text:p>-0.070306</text:p>
          </table:table-cell>
          <table:table-cell office:value-type="float" office:value="-0.26968">
            <text:p>-0.2696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901">
            <text:p>-1.5901</text:p>
          </table:table-cell>
          <table:table-cell office:value-type="float" office:value="0">
            <text:p>0</text:p>
          </table:table-cell>
          <table:table-cell office:value-type="float" office:value="0.045905">
            <text:p>0.045905</text:p>
          </table:table-cell>
        </table:table-row>
        <table:table-row table:style-name="ro1">
          <table:table-cell office:value-type="float" office:value="24.318">
            <text:p>24.318</text:p>
          </table:table-cell>
          <table:table-cell office:value-type="float" office:value="0.074502">
            <text:p>0.074502</text:p>
          </table:table-cell>
          <table:table-cell office:value-type="float" office:value="-0.74501">
            <text:p>-0.74501</text:p>
          </table:table-cell>
          <table:table-cell office:value-type="float" office:value="0">
            <text:p>0</text:p>
          </table:table-cell>
          <table:table-cell office:value-type="float" office:value="-0.11782">
            <text:p>-0.11782</text:p>
          </table:table-cell>
          <table:table-cell office:value-type="float" office:value="0">
            <text:p>0</text:p>
          </table:table-cell>
          <table:table-cell office:value-type="float" office:value="1.5595">
            <text:p>1.5595</text:p>
          </table:table-cell>
          <table:table-cell office:value-type="float" office:value="0.046011">
            <text:p>0.046011</text:p>
          </table:table-cell>
          <table:table-cell office:value-type="float" office:value="0.045998">
            <text:p>0.045998</text:p>
          </table:table-cell>
          <table:table-cell/>
          <table:table-cell office:value-type="float" office:value="24.318">
            <text:p>24.318</text:p>
          </table:table-cell>
          <table:table-cell office:value-type="float" office:value="-0.068926">
            <text:p>-0.068926</text:p>
          </table:table-cell>
          <table:table-cell office:value-type="float" office:value="-0.25464">
            <text:p>-0.25464</text:p>
          </table:table-cell>
          <table:table-cell office:value-type="float" office:value="0">
            <text:p>0</text:p>
          </table:table-cell>
          <table:table-cell office:value-type="float" office:value="-0.11782">
            <text:p>-0.11782</text:p>
          </table:table-cell>
          <table:table-cell office:value-type="float" office:value="0">
            <text:p>0</text:p>
          </table:table-cell>
          <table:table-cell office:value-type="float" office:value="-1.587">
            <text:p>-1.587</text:p>
          </table:table-cell>
          <table:table-cell office:value-type="float" office:value="0.046011">
            <text:p>0.046011</text:p>
          </table:table-cell>
          <table:table-cell office:value-type="float" office:value="0.045998">
            <text:p>0.045998</text:p>
          </table:table-cell>
        </table:table-row>
        <table:table-row table:style-name="ro1">
          <table:table-cell office:value-type="float" office:value="24.452">
            <text:p>24.452</text:p>
          </table:table-cell>
          <table:table-cell office:value-type="float" office:value="0.07445">
            <text:p>0.07445</text:p>
          </table:table-cell>
          <table:table-cell office:value-type="float" office:value="-0.76073">
            <text:p>-0.7607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591">
            <text:p>1.5591</text:p>
          </table:table-cell>
          <table:table-cell table:style-name="ce1" office:value-type="string">
            <text:p>-1.2246e-16</text:p>
          </table:table-cell>
          <table:table-cell office:value-type="float" office:value="0.045601">
            <text:p>0.045601</text:p>
          </table:table-cell>
          <table:table-cell/>
          <table:table-cell office:value-type="float" office:value="24.452">
            <text:p>24.452</text:p>
          </table:table-cell>
          <table:table-cell office:value-type="float" office:value="-0.068573">
            <text:p>-0.068573</text:p>
          </table:table-cell>
          <table:table-cell office:value-type="float" office:value="-0.24132">
            <text:p>-0.2413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803">
            <text:p>-1.5803</text:p>
          </table:table-cell>
          <table:table-cell office:value-type="float" office:value="0">
            <text:p>0</text:p>
          </table:table-cell>
          <table:table-cell office:value-type="float" office:value="0.045601">
            <text:p>0.045601</text:p>
          </table:table-cell>
        </table:table-row>
        <table:table-row table:style-name="ro1">
          <table:table-cell office:value-type="float" office:value="24.586">
            <text:p>24.586</text:p>
          </table:table-cell>
          <table:table-cell office:value-type="float" office:value="0.073717">
            <text:p>0.073717</text:p>
          </table:table-cell>
          <table:table-cell office:value-type="float" office:value="-0.7764">
            <text:p>-0.7764</text:p>
          </table:table-cell>
          <table:table-cell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0">
            <text:p>0</text:p>
          </table:table-cell>
          <table:table-cell office:value-type="float" office:value="1.5598">
            <text:p>1.5598</text:p>
          </table:table-cell>
          <table:table-cell office:value-type="float" office:value="0.046183">
            <text:p>0.046183</text:p>
          </table:table-cell>
          <table:table-cell office:value-type="float" office:value="0.045649">
            <text:p>0.045649</text:p>
          </table:table-cell>
          <table:table-cell/>
          <table:table-cell office:value-type="float" office:value="24.586">
            <text:p>24.586</text:p>
          </table:table-cell>
          <table:table-cell office:value-type="float" office:value="-0.066406">
            <text:p>-0.066406</text:p>
          </table:table-cell>
          <table:table-cell office:value-type="float" office:value="-0.22287">
            <text:p>-0.22287</text:p>
          </table:table-cell>
          <table:table-cell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0">
            <text:p>0</text:p>
          </table:table-cell>
          <table:table-cell office:value-type="float" office:value="-1.5775">
            <text:p>-1.5775</text:p>
          </table:table-cell>
          <table:table-cell office:value-type="float" office:value="0.046183">
            <text:p>0.046183</text:p>
          </table:table-cell>
          <table:table-cell office:value-type="float" office:value="0.045649">
            <text:p>0.045649</text:p>
          </table:table-cell>
        </table:table-row>
        <table:table-row table:style-name="ro1">
          <table:table-cell office:value-type="float" office:value="24.719">
            <text:p>24.719</text:p>
          </table:table-cell>
          <table:table-cell office:value-type="float" office:value="0.073609">
            <text:p>0.073609</text:p>
          </table:table-cell>
          <table:table-cell office:value-type="float" office:value="-0.79254">
            <text:p>-0.7925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588">
            <text:p>1.5588</text:p>
          </table:table-cell>
          <table:table-cell table:style-name="ce1" office:value-type="string">
            <text:p>-1.2246e-16</text:p>
          </table:table-cell>
          <table:table-cell office:value-type="float" office:value="0.045831">
            <text:p>0.045831</text:p>
          </table:table-cell>
          <table:table-cell/>
          <table:table-cell office:value-type="float" office:value="24.719">
            <text:p>24.719</text:p>
          </table:table-cell>
          <table:table-cell office:value-type="float" office:value="-0.064612">
            <text:p>-0.064612</text:p>
          </table:table-cell>
          <table:table-cell office:value-type="float" office:value="-0.20493">
            <text:p>-0.2049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748">
            <text:p>-1.5748</text:p>
          </table:table-cell>
          <table:table-cell office:value-type="float" office:value="0">
            <text:p>0</text:p>
          </table:table-cell>
          <table:table-cell office:value-type="float" office:value="0.045831">
            <text:p>0.045831</text:p>
          </table:table-cell>
        </table:table-row>
        <table:table-row table:style-name="ro1">
          <table:table-cell office:value-type="float" office:value="24.853">
            <text:p>24.853</text:p>
          </table:table-cell>
          <table:table-cell office:value-type="float" office:value="0.072345">
            <text:p>0.072345</text:p>
          </table:table-cell>
          <table:table-cell office:value-type="float" office:value="-0.80839">
            <text:p>-0.80839</text:p>
          </table:table-cell>
          <table:table-cell office:value-type="float" office:value="0">
            <text:p>0</text:p>
          </table:table-cell>
          <table:table-cell office:value-type="float" office:value="-0.11743">
            <text:p>-0.11743</text:p>
          </table:table-cell>
          <table:table-cell office:value-type="float" office:value="0">
            <text:p>0</text:p>
          </table:table-cell>
          <table:table-cell office:value-type="float" office:value="1.5591">
            <text:p>1.5591</text:p>
          </table:table-cell>
          <table:table-cell office:value-type="float" office:value="0.068244">
            <text:p>0.068244</text:p>
          </table:table-cell>
          <table:table-cell office:value-type="float" office:value="0.045551">
            <text:p>0.045551</text:p>
          </table:table-cell>
          <table:table-cell/>
          <table:table-cell office:value-type="float" office:value="24.853">
            <text:p>24.853</text:p>
          </table:table-cell>
          <table:table-cell office:value-type="float" office:value="-0.063694">
            <text:p>-0.063694</text:p>
          </table:table-cell>
          <table:table-cell office:value-type="float" office:value="-0.18755">
            <text:p>-0.18755</text:p>
          </table:table-cell>
          <table:table-cell office:value-type="float" office:value="0">
            <text:p>0</text:p>
          </table:table-cell>
          <table:table-cell office:value-type="float" office:value="-0.11743">
            <text:p>-0.11743</text:p>
          </table:table-cell>
          <table:table-cell office:value-type="float" office:value="0">
            <text:p>0</text:p>
          </table:table-cell>
          <table:table-cell office:value-type="float" office:value="-1.5827">
            <text:p>-1.5827</text:p>
          </table:table-cell>
          <table:table-cell office:value-type="float" office:value="0.068244">
            <text:p>0.068244</text:p>
          </table:table-cell>
          <table:table-cell office:value-type="float" office:value="0.045551">
            <text:p>0.045551</text:p>
          </table:table-cell>
        </table:table-row>
        <table:table-row table:style-name="ro1">
          <table:table-cell office:value-type="float" office:value="24.987">
            <text:p>24.987</text:p>
          </table:table-cell>
          <table:table-cell office:value-type="float" office:value="0.071969">
            <text:p>0.071969</text:p>
          </table:table-cell>
          <table:table-cell office:value-type="float" office:value="-0.82554">
            <text:p>-0.8255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573">
            <text:p>1.5573</text:p>
          </table:table-cell>
          <table:table-cell table:style-name="ce1" office:value-type="string">
            <text:p>-1.2246e-16</text:p>
          </table:table-cell>
          <table:table-cell office:value-type="float" office:value="0.043454">
            <text:p>0.043454</text:p>
          </table:table-cell>
          <table:table-cell/>
          <table:table-cell office:value-type="float" office:value="24.987">
            <text:p>24.987</text:p>
          </table:table-cell>
          <table:table-cell office:value-type="float" office:value="-0.071379">
            <text:p>-0.071379</text:p>
          </table:table-cell>
          <table:table-cell office:value-type="float" office:value="0.020866">
            <text:p>0.0208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7575">
            <text:p>-2.7575</text:p>
          </table:table-cell>
          <table:table-cell office:value-type="float" office:value="0">
            <text:p>0</text:p>
          </table:table-cell>
          <table:table-cell office:value-type="float" office:value="0.043454">
            <text:p>0.043454</text:p>
          </table:table-cell>
        </table:table-row>
        <table:table-row table:style-name="ro1">
          <table:table-cell office:value-type="float" office:value="25.12">
            <text:p>25.12</text:p>
          </table:table-cell>
          <table:table-cell office:value-type="float" office:value="0.071164">
            <text:p>0.071164</text:p>
          </table:table-cell>
          <table:table-cell office:value-type="float" office:value="-0.84288">
            <text:p>-0.84288</text:p>
          </table:table-cell>
          <table:table-cell office:value-type="float" office:value="0">
            <text:p>0</text:p>
          </table:table-cell>
          <table:table-cell office:value-type="float" office:value="0.027273">
            <text:p>0.027273</text:p>
          </table:table-cell>
          <table:table-cell office:value-type="float" office:value="0">
            <text:p>0</text:p>
          </table:table-cell>
          <table:table-cell office:value-type="float" office:value="1.5457">
            <text:p>1.5457</text:p>
          </table:table-cell>
          <table:table-cell office:value-type="float" office:value="0.93219">
            <text:p>0.93219</text:p>
          </table:table-cell>
          <table:table-cell office:value-type="float" office:value="0.046098">
            <text:p>0.046098</text:p>
          </table:table-cell>
          <table:table-cell/>
          <table:table-cell office:value-type="float" office:value="25.12">
            <text:p>25.12</text:p>
          </table:table-cell>
          <table:table-cell office:value-type="float" office:value="-0.063382">
            <text:p>-0.063382</text:p>
          </table:table-cell>
          <table:table-cell office:value-type="float" office:value="-0.16187">
            <text:p>-0.16187</text:p>
          </table:table-cell>
          <table:table-cell office:value-type="float" office:value="0">
            <text:p>0</text:p>
          </table:table-cell>
          <table:table-cell office:value-type="float" office:value="0.027273">
            <text:p>0.027273</text:p>
          </table:table-cell>
          <table:table-cell office:value-type="float" office:value="0">
            <text:p>0</text:p>
          </table:table-cell>
          <table:table-cell office:value-type="float" office:value="-1.6575">
            <text:p>-1.6575</text:p>
          </table:table-cell>
          <table:table-cell office:value-type="float" office:value="0.93219">
            <text:p>0.93219</text:p>
          </table:table-cell>
          <table:table-cell office:value-type="float" office:value="0.046098">
            <text:p>0.046098</text:p>
          </table:table-cell>
        </table:table-row>
        <table:table-row table:style-name="ro1">
          <table:table-cell office:value-type="float" office:value="25.254">
            <text:p>25.254</text:p>
          </table:table-cell>
          <table:table-cell office:value-type="float" office:value="0.070954">
            <text:p>0.070954</text:p>
          </table:table-cell>
          <table:table-cell office:value-type="float" office:value="-0.85274">
            <text:p>-0.8527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4992">
            <text:p>1.4992</text:p>
          </table:table-cell>
          <table:table-cell office:value-type="float" office:value="-0.86603">
            <text:p>-0.86603</text:p>
          </table:table-cell>
          <table:table-cell office:value-type="float" office:value="0.044499">
            <text:p>0.044499</text:p>
          </table:table-cell>
          <table:table-cell/>
          <table:table-cell office:value-type="float" office:value="25.254">
            <text:p>25.254</text:p>
          </table:table-cell>
          <table:table-cell office:value-type="float" office:value="-0.060783">
            <text:p>-0.060783</text:p>
          </table:table-cell>
          <table:table-cell office:value-type="float" office:value="-0.14888">
            <text:p>-0.1488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6518">
            <text:p>-1.6518</text:p>
          </table:table-cell>
          <table:table-cell office:value-type="float" office:value="-0.86603">
            <text:p>-0.86603</text:p>
          </table:table-cell>
          <table:table-cell office:value-type="float" office:value="0.044499">
            <text:p>0.044499</text:p>
          </table:table-cell>
        </table:table-row>
        <table:table-row table:style-name="ro1">
          <table:table-cell office:value-type="float" office:value="25.387">
            <text:p>25.387</text:p>
          </table:table-cell>
          <table:table-cell office:value-type="float" office:value="0.069594">
            <text:p>0.069594</text:p>
          </table:table-cell>
          <table:table-cell office:value-type="float" office:value="-0.87011">
            <text:p>-0.87011</text:p>
          </table:table-cell>
          <table:table-cell office:value-type="float" office:value="0">
            <text:p>0</text:p>
          </table:table-cell>
          <table:table-cell office:value-type="float" office:value="-0.12079">
            <text:p>-0.12079</text:p>
          </table:table-cell>
          <table:table-cell office:value-type="float" office:value="0">
            <text:p>0</text:p>
          </table:table-cell>
          <table:table-cell office:value-type="float" office:value="1.4999">
            <text:p>1.4999</text:p>
          </table:table-cell>
          <table:table-cell office:value-type="float" office:value="0.093985">
            <text:p>0.093985</text:p>
          </table:table-cell>
          <table:table-cell office:value-type="float" office:value="0.04309">
            <text:p>0.04309</text:p>
          </table:table-cell>
          <table:table-cell/>
          <table:table-cell office:value-type="float" office:value="25.387">
            <text:p>25.387</text:p>
          </table:table-cell>
          <table:table-cell office:value-type="float" office:value="-0.059731">
            <text:p>-0.059731</text:p>
          </table:table-cell>
          <table:table-cell office:value-type="float" office:value="-0.13799">
            <text:p>-0.13799</text:p>
          </table:table-cell>
          <table:table-cell office:value-type="float" office:value="0">
            <text:p>0</text:p>
          </table:table-cell>
          <table:table-cell office:value-type="float" office:value="-0.12079">
            <text:p>-0.12079</text:p>
          </table:table-cell>
          <table:table-cell office:value-type="float" office:value="0">
            <text:p>0</text:p>
          </table:table-cell>
          <table:table-cell office:value-type="float" office:value="-1.6395">
            <text:p>-1.6395</text:p>
          </table:table-cell>
          <table:table-cell office:value-type="float" office:value="0.093985">
            <text:p>0.093985</text:p>
          </table:table-cell>
          <table:table-cell office:value-type="float" office:value="0.04309">
            <text:p>0.04309</text:p>
          </table:table-cell>
        </table:table-row>
        <table:table-row table:style-name="ro1">
          <table:table-cell office:value-type="float" office:value="25.521">
            <text:p>25.521</text:p>
          </table:table-cell>
          <table:table-cell office:value-type="float" office:value="0.06909">
            <text:p>0.06909</text:p>
          </table:table-cell>
          <table:table-cell office:value-type="float" office:value="-0.88388">
            <text:p>-0.8838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2906">
            <text:p>1.2906</text:p>
          </table:table-cell>
          <table:table-cell office:value-type="float" office:value="0.86603">
            <text:p>0.86603</text:p>
          </table:table-cell>
          <table:table-cell office:value-type="float" office:value="0.046066">
            <text:p>0.046066</text:p>
          </table:table-cell>
          <table:table-cell/>
          <table:table-cell office:value-type="float" office:value="25.521">
            <text:p>25.521</text:p>
          </table:table-cell>
          <table:table-cell office:value-type="float" office:value="-0.065981">
            <text:p>-0.065981</text:p>
          </table:table-cell>
          <table:table-cell office:value-type="float" office:value="-0.21347">
            <text:p>-0.2134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50351">
            <text:p>-0.50351</text:p>
          </table:table-cell>
          <table:table-cell office:value-type="float" office:value="0.86603">
            <text:p>0.86603</text:p>
          </table:table-cell>
          <table:table-cell office:value-type="float" office:value="0.046066">
            <text:p>0.046066</text:p>
          </table:table-cell>
        </table:table-row>
        <table:table-row table:style-name="ro1">
          <table:table-cell office:value-type="float" office:value="25.655">
            <text:p>25.655</text:p>
          </table:table-cell>
          <table:table-cell office:value-type="float" office:value="0.069941">
            <text:p>0.069941</text:p>
          </table:table-cell>
          <table:table-cell office:value-type="float" office:value="-0.87297">
            <text:p>-0.87297</text:p>
          </table:table-cell>
          <table:table-cell office:value-type="float" office:value="0">
            <text:p>0</text:p>
          </table:table-cell>
          <table:table-cell office:value-type="float" office:value="-0.13774">
            <text:p>-0.13774</text:p>
          </table:table-cell>
          <table:table-cell office:value-type="float" office:value="0">
            <text:p>0</text:p>
          </table:table-cell>
          <table:table-cell office:value-type="float" office:value="1.363">
            <text:p>1.363</text:p>
          </table:table-cell>
          <table:table-cell office:value-type="float" office:value="-0.016241">
            <text:p>-0.016241</text:p>
          </table:table-cell>
          <table:table-cell office:value-type="float" office:value="0.044089">
            <text:p>0.044089</text:p>
          </table:table-cell>
          <table:table-cell/>
          <table:table-cell office:value-type="float" office:value="25.655">
            <text:p>25.655</text:p>
          </table:table-cell>
          <table:table-cell office:value-type="float" office:value="-0.060487">
            <text:p>-0.060487</text:p>
          </table:table-cell>
          <table:table-cell office:value-type="float" office:value="-0.14293">
            <text:p>-0.14293</text:p>
          </table:table-cell>
          <table:table-cell office:value-type="float" office:value="0">
            <text:p>0</text:p>
          </table:table-cell>
          <table:table-cell office:value-type="float" office:value="-0.13774">
            <text:p>-0.13774</text:p>
          </table:table-cell>
          <table:table-cell office:value-type="float" office:value="0">
            <text:p>0</text:p>
          </table:table-cell>
          <table:table-cell office:value-type="float" office:value="-1.8352">
            <text:p>-1.8352</text:p>
          </table:table-cell>
          <table:table-cell office:value-type="float" office:value="-0.016241">
            <text:p>-0.016241</text:p>
          </table:table-cell>
          <table:table-cell office:value-type="float" office:value="0.044089">
            <text:p>0.044089</text:p>
          </table:table-cell>
        </table:table-row>
        <table:table-row table:style-name="ro1">
          <table:table-cell office:value-type="float" office:value="25.788">
            <text:p>25.788</text:p>
          </table:table-cell>
          <table:table-cell office:value-type="float" office:value="0.068212">
            <text:p>0.068212</text:p>
          </table:table-cell>
          <table:table-cell office:value-type="float" office:value="-0.87994">
            <text:p>-0.8799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628">
            <text:p>1.3628</text:p>
          </table:table-cell>
          <table:table-cell table:style-name="ce1" office:value-type="string">
            <text:p>-1.2246e-16</text:p>
          </table:table-cell>
          <table:table-cell office:value-type="float" office:value="0.041428">
            <text:p>0.041428</text:p>
          </table:table-cell>
          <table:table-cell/>
          <table:table-cell office:value-type="float" office:value="25.788">
            <text:p>25.788</text:p>
          </table:table-cell>
          <table:table-cell office:value-type="float" office:value="-0.059267">
            <text:p>-0.059267</text:p>
          </table:table-cell>
          <table:table-cell office:value-type="float" office:value="-0.13954">
            <text:p>-0.1395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7468">
            <text:p>-1.7468</text:p>
          </table:table-cell>
          <table:table-cell office:value-type="float" office:value="0">
            <text:p>0</text:p>
          </table:table-cell>
          <table:table-cell office:value-type="float" office:value="0.041428">
            <text:p>0.041428</text:p>
          </table:table-cell>
        </table:table-row>
        <table:table-row table:style-name="ro1">
          <table:table-cell office:value-type="float" office:value="25.922">
            <text:p>25.922</text:p>
          </table:table-cell>
          <table:table-cell office:value-type="float" office:value="0.06881">
            <text:p>0.06881</text:p>
          </table:table-cell>
          <table:table-cell office:value-type="float" office:value="-0.87685">
            <text:p>-0.87685</text:p>
          </table:table-cell>
          <table:table-cell office:value-type="float" office:value="0">
            <text:p>0</text:p>
          </table:table-cell>
          <table:table-cell office:value-type="float" office:value="-0.13756">
            <text:p>-0.13756</text:p>
          </table:table-cell>
          <table:table-cell office:value-type="float" office:value="0">
            <text:p>0</text:p>
          </table:table-cell>
          <table:table-cell office:value-type="float" office:value="1.3506">
            <text:p>1.3506</text:p>
          </table:table-cell>
          <table:table-cell office:value-type="float" office:value="0.06088">
            <text:p>0.06088</text:p>
          </table:table-cell>
          <table:table-cell office:value-type="float" office:value="0.03937">
            <text:p>0.03937</text:p>
          </table:table-cell>
          <table:table-cell/>
          <table:table-cell office:value-type="float" office:value="25.922">
            <text:p>25.922</text:p>
          </table:table-cell>
          <table:table-cell office:value-type="float" office:value="-0.059273">
            <text:p>-0.059273</text:p>
          </table:table-cell>
          <table:table-cell office:value-type="float" office:value="-0.13607">
            <text:p>-0.13607</text:p>
          </table:table-cell>
          <table:table-cell office:value-type="float" office:value="0">
            <text:p>0</text:p>
          </table:table-cell>
          <table:table-cell office:value-type="float" office:value="-0.13756">
            <text:p>-0.13756</text:p>
          </table:table-cell>
          <table:table-cell office:value-type="float" office:value="0">
            <text:p>0</text:p>
          </table:table-cell>
          <table:table-cell office:value-type="float" office:value="-1.6808">
            <text:p>-1.6808</text:p>
          </table:table-cell>
          <table:table-cell office:value-type="float" office:value="0.06088">
            <text:p>0.06088</text:p>
          </table:table-cell>
          <table:table-cell office:value-type="float" office:value="0.03937">
            <text:p>0.03937</text:p>
          </table:table-cell>
        </table:table-row>
        <table:table-row table:style-name="ro1">
          <table:table-cell office:value-type="float" office:value="26.055">
            <text:p>26.055</text:p>
          </table:table-cell>
          <table:table-cell office:value-type="float" office:value="0.068671">
            <text:p>0.068671</text:p>
          </table:table-cell>
          <table:table-cell office:value-type="float" office:value="-0.87524">
            <text:p>-0.8752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029">
            <text:p>1.3029</text:p>
          </table:table-cell>
          <table:table-cell table:style-name="ce1" office:value-type="string">
            <text:p>-1.2246e-16</text:p>
          </table:table-cell>
          <table:table-cell office:value-type="float" office:value="0.038467">
            <text:p>0.038467</text:p>
          </table:table-cell>
          <table:table-cell/>
          <table:table-cell office:value-type="float" office:value="26.055">
            <text:p>26.055</text:p>
          </table:table-cell>
          <table:table-cell office:value-type="float" office:value="-0.058579">
            <text:p>-0.058579</text:p>
          </table:table-cell>
          <table:table-cell office:value-type="float" office:value="-0.12102">
            <text:p>-0.1210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6349">
            <text:p>-1.6349</text:p>
          </table:table-cell>
          <table:table-cell office:value-type="float" office:value="0">
            <text:p>0</text:p>
          </table:table-cell>
          <table:table-cell office:value-type="float" office:value="0.038467">
            <text:p>0.038467</text:p>
          </table:table-cell>
        </table:table-row>
        <table:table-row table:style-name="ro1">
          <table:table-cell office:value-type="float" office:value="26.189">
            <text:p>26.189</text:p>
          </table:table-cell>
          <table:table-cell office:value-type="float" office:value="0.0651">
            <text:p>0.0651</text:p>
          </table:table-cell>
          <table:table-cell office:value-type="float" office:value="-0.88331">
            <text:p>-0.88331</text:p>
          </table:table-cell>
          <table:table-cell office:value-type="float" office:value="0">
            <text:p>0</text:p>
          </table:table-cell>
          <table:table-cell office:value-type="float" office:value="0.1219">
            <text:p>0.1219</text:p>
          </table:table-cell>
          <table:table-cell office:value-type="float" office:value="0">
            <text:p>0</text:p>
          </table:table-cell>
          <table:table-cell office:value-type="float" office:value="1.2812">
            <text:p>1.2812</text:p>
          </table:table-cell>
          <table:table-cell office:value-type="float" office:value="-0.26952">
            <text:p>-0.26952</text:p>
          </table:table-cell>
          <table:table-cell office:value-type="float" office:value="0.037798">
            <text:p>0.037798</text:p>
          </table:table-cell>
          <table:table-cell/>
          <table:table-cell office:value-type="float" office:value="26.189">
            <text:p>26.189</text:p>
          </table:table-cell>
          <table:table-cell office:value-type="float" office:value="-0.057944">
            <text:p>-0.057944</text:p>
          </table:table-cell>
          <table:table-cell office:value-type="float" office:value="-0.10967">
            <text:p>-0.10967</text:p>
          </table:table-cell>
          <table:table-cell office:value-type="float" office:value="0">
            <text:p>0</text:p>
          </table:table-cell>
          <table:table-cell office:value-type="float" office:value="0.1219">
            <text:p>0.1219</text:p>
          </table:table-cell>
          <table:table-cell office:value-type="float" office:value="0">
            <text:p>0</text:p>
          </table:table-cell>
          <table:table-cell office:value-type="float" office:value="-1.6181">
            <text:p>-1.6181</text:p>
          </table:table-cell>
          <table:table-cell office:value-type="float" office:value="-0.26952">
            <text:p>-0.26952</text:p>
          </table:table-cell>
          <table:table-cell office:value-type="float" office:value="0.037798">
            <text:p>0.037798</text:p>
          </table:table-cell>
        </table:table-row>
        <table:table-row table:style-name="ro1">
          <table:table-cell office:value-type="float" office:value="26.323">
            <text:p>26.323</text:p>
          </table:table-cell>
          <table:table-cell office:value-type="float" office:value="0.060532">
            <text:p>0.060532</text:p>
          </table:table-cell>
          <table:table-cell office:value-type="float" office:value="-0.89528">
            <text:p>-0.8952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3366">
            <text:p>1.3366</text:p>
          </table:table-cell>
          <table:table-cell office:value-type="float" office:value="0.86603">
            <text:p>0.86603</text:p>
          </table:table-cell>
          <table:table-cell office:value-type="float" office:value="0.037625">
            <text:p>0.037625</text:p>
          </table:table-cell>
          <table:table-cell/>
          <table:table-cell office:value-type="float" office:value="26.323">
            <text:p>26.323</text:p>
          </table:table-cell>
          <table:table-cell office:value-type="float" office:value="-0.056887">
            <text:p>-0.056887</text:p>
          </table:table-cell>
          <table:table-cell office:value-type="float" office:value="-0.09056">
            <text:p>-0.0905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6122">
            <text:p>-1.6122</text:p>
          </table:table-cell>
          <table:table-cell office:value-type="float" office:value="0.86603">
            <text:p>0.86603</text:p>
          </table:table-cell>
          <table:table-cell office:value-type="float" office:value="0.037625">
            <text:p>0.037625</text:p>
          </table:table-cell>
        </table:table-row>
        <table:table-row table:style-name="ro1">
          <table:table-cell office:value-type="float" office:value="26.456">
            <text:p>26.456</text:p>
          </table:table-cell>
          <table:table-cell office:value-type="float" office:value="0.059416">
            <text:p>0.059416</text:p>
          </table:table-cell>
          <table:table-cell office:value-type="float" office:value="-0.89829">
            <text:p>-0.89829</text:p>
          </table:table-cell>
          <table:table-cell office:value-type="float" office:value="0">
            <text:p>0</text:p>
          </table:table-cell>
          <table:table-cell office:value-type="float" office:value="0.093098">
            <text:p>0.093098</text:p>
          </table:table-cell>
          <table:table-cell office:value-type="float" office:value="0">
            <text:p>0</text:p>
          </table:table-cell>
          <table:table-cell office:value-type="float" office:value="1.4271">
            <text:p>1.4271</text:p>
          </table:table-cell>
          <table:table-cell office:value-type="float" office:value="0.68465">
            <text:p>0.68465</text:p>
          </table:table-cell>
          <table:table-cell office:value-type="float" office:value="0.035833">
            <text:p>0.035833</text:p>
          </table:table-cell>
          <table:table-cell/>
          <table:table-cell office:value-type="float" office:value="26.456">
            <text:p>26.456</text:p>
          </table:table-cell>
          <table:table-cell office:value-type="float" office:value="-0.054666">
            <text:p>-0.054666</text:p>
          </table:table-cell>
          <table:table-cell office:value-type="float" office:value="-0.082566">
            <text:p>-0.082566</text:p>
          </table:table-cell>
          <table:table-cell office:value-type="float" office:value="0">
            <text:p>0</text:p>
          </table:table-cell>
          <table:table-cell office:value-type="float" office:value="0.093098">
            <text:p>0.093098</text:p>
          </table:table-cell>
          <table:table-cell office:value-type="float" office:value="0">
            <text:p>0</text:p>
          </table:table-cell>
          <table:table-cell office:value-type="float" office:value="-1.7074">
            <text:p>-1.7074</text:p>
          </table:table-cell>
          <table:table-cell office:value-type="float" office:value="0.68465">
            <text:p>0.68465</text:p>
          </table:table-cell>
          <table:table-cell office:value-type="float" office:value="0.035833">
            <text:p>0.035833</text:p>
          </table:table-cell>
        </table:table-row>
        <table:table-row table:style-name="ro1">
          <table:table-cell office:value-type="float" office:value="26.59">
            <text:p>26.59</text:p>
          </table:table-cell>
          <table:table-cell office:value-type="float" office:value="0.061362">
            <text:p>0.061362</text:p>
          </table:table-cell>
          <table:table-cell office:value-type="float" office:value="-0.89218">
            <text:p>-0.892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5324">
            <text:p>1.5324</text:p>
          </table:table-cell>
          <table:table-cell office:value-type="float" office:value="0.86603">
            <text:p>0.86603</text:p>
          </table:table-cell>
          <table:table-cell office:value-type="float" office:value="0.035088">
            <text:p>0.035088</text:p>
          </table:table-cell>
          <table:table-cell/>
          <table:table-cell office:value-type="float" office:value="26.59">
            <text:p>26.59</text:p>
          </table:table-cell>
          <table:table-cell office:value-type="float" office:value="-0.057451">
            <text:p>-0.057451</text:p>
          </table:table-cell>
          <table:table-cell office:value-type="float" office:value="-0.09464">
            <text:p>-0.0946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6012">
            <text:p>-1.6012</text:p>
          </table:table-cell>
          <table:table-cell office:value-type="float" office:value="0.86603">
            <text:p>0.86603</text:p>
          </table:table-cell>
          <table:table-cell office:value-type="float" office:value="0.035088">
            <text:p>0.035088</text:p>
          </table:table-cell>
        </table:table-row>
        <table:table-row table:style-name="ro1">
          <table:table-cell office:value-type="float" office:value="26.723">
            <text:p>26.723</text:p>
          </table:table-cell>
          <table:table-cell office:value-type="float" office:value="0.062113">
            <text:p>0.062113</text:p>
          </table:table-cell>
          <table:table-cell office:value-type="float" office:value="-0.8898">
            <text:p>-0.8898</text:p>
          </table:table-cell>
          <table:table-cell office:value-type="float" office:value="0">
            <text:p>0</text:p>
          </table:table-cell>
          <table:table-cell office:value-type="float" office:value="0.13329">
            <text:p>0.13329</text:p>
          </table:table-cell>
          <table:table-cell office:value-type="float" office:value="0">
            <text:p>0</text:p>
          </table:table-cell>
          <table:table-cell office:value-type="float" office:value="1.5634">
            <text:p>1.5634</text:p>
          </table:table-cell>
          <table:table-cell office:value-type="float" office:value="-0.033538">
            <text:p>-0.033538</text:p>
          </table:table-cell>
          <table:table-cell office:value-type="float" office:value="0.034145">
            <text:p>0.034145</text:p>
          </table:table-cell>
          <table:table-cell/>
          <table:table-cell office:value-type="float" office:value="26.723">
            <text:p>26.723</text:p>
          </table:table-cell>
          <table:table-cell office:value-type="float" office:value="-0.056385">
            <text:p>-0.056385</text:p>
          </table:table-cell>
          <table:table-cell office:value-type="float" office:value="-0.07343">
            <text:p>-0.07343</text:p>
          </table:table-cell>
          <table:table-cell office:value-type="float" office:value="0">
            <text:p>0</text:p>
          </table:table-cell>
          <table:table-cell office:value-type="float" office:value="0.13329">
            <text:p>0.13329</text:p>
          </table:table-cell>
          <table:table-cell office:value-type="float" office:value="0">
            <text:p>0</text:p>
          </table:table-cell>
          <table:table-cell office:value-type="float" office:value="-1.5968">
            <text:p>-1.5968</text:p>
          </table:table-cell>
          <table:table-cell office:value-type="float" office:value="-0.033538">
            <text:p>-0.033538</text:p>
          </table:table-cell>
          <table:table-cell office:value-type="float" office:value="0.034145">
            <text:p>0.034145</text:p>
          </table:table-cell>
        </table:table-row>
        <table:table-row table:style-name="ro1">
          <table:table-cell office:value-type="float" office:value="26.857">
            <text:p>26.857</text:p>
          </table:table-cell>
          <table:table-cell office:value-type="float" office:value="0.062144">
            <text:p>0.062144</text:p>
          </table:table-cell>
          <table:table-cell office:value-type="float" office:value="-0.87635">
            <text:p>-0.8763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5994">
            <text:p>1.5994</text:p>
          </table:table-cell>
          <table:table-cell office:value-type="float" office:value="0.86603">
            <text:p>0.86603</text:p>
          </table:table-cell>
          <table:table-cell office:value-type="float" office:value="0.034233">
            <text:p>0.034233</text:p>
          </table:table-cell>
          <table:table-cell/>
          <table:table-cell office:value-type="float" office:value="26.857">
            <text:p>26.857</text:p>
          </table:table-cell>
          <table:table-cell office:value-type="float" office:value="-0.057335">
            <text:p>-0.057335</text:p>
          </table:table-cell>
          <table:table-cell office:value-type="float" office:value="-0.05627">
            <text:p>-0.0562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9344">
            <text:p>-1.9344</text:p>
          </table:table-cell>
          <table:table-cell office:value-type="float" office:value="0.86603">
            <text:p>0.86603</text:p>
          </table:table-cell>
          <table:table-cell office:value-type="float" office:value="0.034233">
            <text:p>0.034233</text:p>
          </table:table-cell>
        </table:table-row>
        <table:table-row table:style-name="ro1">
          <table:table-cell office:value-type="float" office:value="26.991">
            <text:p>26.991</text:p>
          </table:table-cell>
          <table:table-cell office:value-type="float" office:value="0.062992">
            <text:p>0.062992</text:p>
          </table:table-cell>
          <table:table-cell office:value-type="float" office:value="-0.86787">
            <text:p>-0.86787</text:p>
          </table:table-cell>
          <table:table-cell office:value-type="float" office:value="0">
            <text:p>0</text:p>
          </table:table-cell>
          <table:table-cell office:value-type="float" office:value="0.17557">
            <text:p>0.17557</text:p>
          </table:table-cell>
          <table:table-cell office:value-type="float" office:value="0">
            <text:p>0</text:p>
          </table:table-cell>
          <table:table-cell office:value-type="float" office:value="1.5919">
            <text:p>1.5919</text:p>
          </table:table-cell>
          <table:table-cell office:value-type="float" office:value="0.3488">
            <text:p>0.3488</text:p>
          </table:table-cell>
          <table:table-cell office:value-type="float" office:value="0.03588">
            <text:p>0.03588</text:p>
          </table:table-cell>
          <table:table-cell/>
          <table:table-cell office:value-type="float" office:value="26.991">
            <text:p>26.991</text:p>
          </table:table-cell>
          <table:table-cell office:value-type="float" office:value="-0.058537">
            <text:p>-0.058537</text:p>
          </table:table-cell>
          <table:table-cell office:value-type="float" office:value="-0.094528">
            <text:p>-0.094528</text:p>
          </table:table-cell>
          <table:table-cell office:value-type="float" office:value="0">
            <text:p>0</text:p>
          </table:table-cell>
          <table:table-cell office:value-type="float" office:value="0.17557">
            <text:p>0.17557</text:p>
          </table:table-cell>
          <table:table-cell office:value-type="float" office:value="0">
            <text:p>0</text:p>
          </table:table-cell>
          <table:table-cell office:value-type="float" office:value="-2.1887">
            <text:p>-2.1887</text:p>
          </table:table-cell>
          <table:table-cell office:value-type="float" office:value="0.3488">
            <text:p>0.3488</text:p>
          </table:table-cell>
          <table:table-cell office:value-type="float" office:value="0.03588">
            <text:p>0.03588</text:p>
          </table:table-cell>
        </table:table-row>
        <table:table-row table:style-name="ro1">
          <table:table-cell office:value-type="float" office:value="27.124">
            <text:p>27.124</text:p>
          </table:table-cell>
          <table:table-cell office:value-type="float" office:value="0.063467">
            <text:p>0.063467</text:p>
          </table:table-cell>
          <table:table-cell office:value-type="float" office:value="-0.85727">
            <text:p>-0.8572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6369">
            <text:p>1.6369</text:p>
          </table:table-cell>
          <table:table-cell office:value-type="float" office:value="0.86603">
            <text:p>0.86603</text:p>
          </table:table-cell>
          <table:table-cell office:value-type="float" office:value="0.039083">
            <text:p>0.039083</text:p>
          </table:table-cell>
          <table:table-cell/>
          <table:table-cell office:value-type="float" office:value="27.124">
            <text:p>27.124</text:p>
          </table:table-cell>
          <table:table-cell office:value-type="float" office:value="-0.058114">
            <text:p>-0.058114</text:p>
          </table:table-cell>
          <table:table-cell office:value-type="float" office:value="-0.1306">
            <text:p>-0.130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4023">
            <text:p>-2.4023</text:p>
          </table:table-cell>
          <table:table-cell office:value-type="float" office:value="0.86603">
            <text:p>0.86603</text:p>
          </table:table-cell>
          <table:table-cell office:value-type="float" office:value="0.039083">
            <text:p>0.039083</text:p>
          </table:table-cell>
        </table:table-row>
        <table:table-row table:style-name="ro1">
          <table:table-cell office:value-type="float" office:value="27.258">
            <text:p>27.258</text:p>
          </table:table-cell>
          <table:table-cell office:value-type="float" office:value="0.06184">
            <text:p>0.06184</text:p>
          </table:table-cell>
          <table:table-cell office:value-type="float" office:value="-0.85073">
            <text:p>-0.85073</text:p>
          </table:table-cell>
          <table:table-cell office:value-type="float" office:value="0">
            <text:p>0</text:p>
          </table:table-cell>
          <table:table-cell office:value-type="float" office:value="0.086938">
            <text:p>0.086938</text:p>
          </table:table-cell>
          <table:table-cell office:value-type="float" office:value="0">
            <text:p>0</text:p>
          </table:table-cell>
          <table:table-cell office:value-type="float" office:value="1.7084">
            <text:p>1.7084</text:p>
          </table:table-cell>
          <table:table-cell office:value-type="float" office:value="0.75197">
            <text:p>0.75197</text:p>
          </table:table-cell>
          <table:table-cell office:value-type="float" office:value="0.040312">
            <text:p>0.040312</text:p>
          </table:table-cell>
          <table:table-cell/>
          <table:table-cell office:value-type="float" office:value="27.258">
            <text:p>27.258</text:p>
          </table:table-cell>
          <table:table-cell office:value-type="float" office:value="-0.055899">
            <text:p>-0.055899</text:p>
          </table:table-cell>
          <table:table-cell office:value-type="float" office:value="-0.14945">
            <text:p>-0.14945</text:p>
          </table:table-cell>
          <table:table-cell office:value-type="float" office:value="0">
            <text:p>0</text:p>
          </table:table-cell>
          <table:table-cell office:value-type="float" office:value="0.086938">
            <text:p>0.086938</text:p>
          </table:table-cell>
          <table:table-cell office:value-type="float" office:value="0">
            <text:p>0</text:p>
          </table:table-cell>
          <table:table-cell office:value-type="float" office:value="-2.4882">
            <text:p>-2.4882</text:p>
          </table:table-cell>
          <table:table-cell office:value-type="float" office:value="0.75197">
            <text:p>0.75197</text:p>
          </table:table-cell>
          <table:table-cell office:value-type="float" office:value="0.040312">
            <text:p>0.040312</text:p>
          </table:table-cell>
        </table:table-row>
        <table:table-row table:style-name="ro1">
          <table:table-cell office:value-type="float" office:value="27.392">
            <text:p>27.392</text:p>
          </table:table-cell>
          <table:table-cell office:value-type="float" office:value="0.059306">
            <text:p>0.059306</text:p>
          </table:table-cell>
          <table:table-cell office:value-type="float" office:value="-0.83751">
            <text:p>-0.8375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7359">
            <text:p>1.7359</text:p>
          </table:table-cell>
          <table:table-cell office:value-type="float" office:value="0.86603">
            <text:p>0.86603</text:p>
          </table:table-cell>
          <table:table-cell office:value-type="float" office:value="0.041585">
            <text:p>0.041585</text:p>
          </table:table-cell>
          <table:table-cell/>
          <table:table-cell office:value-type="float" office:value="27.392">
            <text:p>27.392</text:p>
          </table:table-cell>
          <table:table-cell office:value-type="float" office:value="-0.047508">
            <text:p>-0.047508</text:p>
          </table:table-cell>
          <table:table-cell office:value-type="float" office:value="-0.16884">
            <text:p>-0.1688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4724">
            <text:p>-2.4724</text:p>
          </table:table-cell>
          <table:table-cell office:value-type="float" office:value="0.86603">
            <text:p>0.86603</text:p>
          </table:table-cell>
          <table:table-cell office:value-type="float" office:value="0.041585">
            <text:p>0.041585</text:p>
          </table:table-cell>
        </table:table-row>
        <table:table-row table:style-name="ro1">
          <table:table-cell office:value-type="float" office:value="27.525">
            <text:p>27.525</text:p>
          </table:table-cell>
          <table:table-cell office:value-type="float" office:value="0.056391">
            <text:p>0.056391</text:p>
          </table:table-cell>
          <table:table-cell office:value-type="float" office:value="-0.82516">
            <text:p>-0.82516</text:p>
          </table:table-cell>
          <table:table-cell office:value-type="float" office:value="0">
            <text:p>0</text:p>
          </table:table-cell>
          <table:table-cell office:value-type="float" office:value="0.063274">
            <text:p>0.063274</text:p>
          </table:table-cell>
          <table:table-cell office:value-type="float" office:value="0">
            <text:p>0</text:p>
          </table:table-cell>
          <table:table-cell office:value-type="float" office:value="1.7682">
            <text:p>1.7682</text:p>
          </table:table-cell>
          <table:table-cell office:value-type="float" office:value="0.82613">
            <text:p>0.82613</text:p>
          </table:table-cell>
          <table:table-cell office:value-type="float" office:value="0.041249">
            <text:p>0.041249</text:p>
          </table:table-cell>
          <table:table-cell/>
          <table:table-cell office:value-type="float" office:value="27.525">
            <text:p>27.525</text:p>
          </table:table-cell>
          <table:table-cell office:value-type="float" office:value="-0.041427">
            <text:p>-0.041427</text:p>
          </table:table-cell>
          <table:table-cell office:value-type="float" office:value="-0.17413">
            <text:p>-0.17413</text:p>
          </table:table-cell>
          <table:table-cell office:value-type="float" office:value="0">
            <text:p>0</text:p>
          </table:table-cell>
          <table:table-cell office:value-type="float" office:value="0.063274">
            <text:p>0.063274</text:p>
          </table:table-cell>
          <table:table-cell office:value-type="float" office:value="0">
            <text:p>0</text:p>
          </table:table-cell>
          <table:table-cell office:value-type="float" office:value="-2.3593">
            <text:p>-2.3593</text:p>
          </table:table-cell>
          <table:table-cell office:value-type="float" office:value="0.82613">
            <text:p>0.82613</text:p>
          </table:table-cell>
          <table:table-cell office:value-type="float" office:value="0.041249">
            <text:p>0.041249</text:p>
          </table:table-cell>
        </table:table-row>
        <table:table-row table:style-name="ro1">
          <table:table-cell office:value-type="float" office:value="27.659">
            <text:p>27.659</text:p>
          </table:table-cell>
          <table:table-cell office:value-type="float" office:value="0.05248">
            <text:p>0.05248</text:p>
          </table:table-cell>
          <table:table-cell office:value-type="float" office:value="-0.81022">
            <text:p>-0.8102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8011">
            <text:p>1.8011</text:p>
          </table:table-cell>
          <table:table-cell office:value-type="float" office:value="0.86603">
            <text:p>0.86603</text:p>
          </table:table-cell>
          <table:table-cell office:value-type="float" office:value="0.041681">
            <text:p>0.041681</text:p>
          </table:table-cell>
          <table:table-cell/>
          <table:table-cell office:value-type="float" office:value="27.659">
            <text:p>27.659</text:p>
          </table:table-cell>
          <table:table-cell office:value-type="float" office:value="-0.035209">
            <text:p>-0.035209</text:p>
          </table:table-cell>
          <table:table-cell office:value-type="float" office:value="-0.1794">
            <text:p>-0.179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1478">
            <text:p>-2.1478</text:p>
          </table:table-cell>
          <table:table-cell office:value-type="float" office:value="0.86603">
            <text:p>0.86603</text:p>
          </table:table-cell>
          <table:table-cell office:value-type="float" office:value="0.041681">
            <text:p>0.041681</text:p>
          </table:table-cell>
        </table:table-row>
        <table:table-row table:style-name="ro1">
          <table:table-cell office:value-type="float" office:value="27.793">
            <text:p>27.793</text:p>
          </table:table-cell>
          <table:table-cell office:value-type="float" office:value="0.04839">
            <text:p>0.04839</text:p>
          </table:table-cell>
          <table:table-cell office:value-type="float" office:value="-0.79417">
            <text:p>-0.79417</text:p>
          </table:table-cell>
          <table:table-cell office:value-type="float" office:value="0">
            <text:p>0</text:p>
          </table:table-cell>
          <table:table-cell office:value-type="float" office:value="0.10109">
            <text:p>0.10109</text:p>
          </table:table-cell>
          <table:table-cell office:value-type="float" office:value="0">
            <text:p>0</text:p>
          </table:table-cell>
          <table:table-cell office:value-type="float" office:value="1.8099">
            <text:p>1.8099</text:p>
          </table:table-cell>
          <table:table-cell office:value-type="float" office:value="0.61029">
            <text:p>0.61029</text:p>
          </table:table-cell>
          <table:table-cell office:value-type="float" office:value="0.042223">
            <text:p>0.042223</text:p>
          </table:table-cell>
          <table:table-cell/>
          <table:table-cell office:value-type="float" office:value="27.793">
            <text:p>27.793</text:p>
          </table:table-cell>
          <table:table-cell office:value-type="float" office:value="-0.030116">
            <text:p>-0.030116</text:p>
          </table:table-cell>
          <table:table-cell office:value-type="float" office:value="-0.18602">
            <text:p>-0.18602</text:p>
          </table:table-cell>
          <table:table-cell office:value-type="float" office:value="0">
            <text:p>0</text:p>
          </table:table-cell>
          <table:table-cell office:value-type="float" office:value="0.10109">
            <text:p>0.10109</text:p>
          </table:table-cell>
          <table:table-cell office:value-type="float" office:value="0">
            <text:p>0</text:p>
          </table:table-cell>
          <table:table-cell office:value-type="float" office:value="-1.8595">
            <text:p>-1.8595</text:p>
          </table:table-cell>
          <table:table-cell office:value-type="float" office:value="0.61029">
            <text:p>0.61029</text:p>
          </table:table-cell>
          <table:table-cell office:value-type="float" office:value="0.042223">
            <text:p>0.042223</text:p>
          </table:table-cell>
        </table:table-row>
        <table:table-row table:style-name="ro1">
          <table:table-cell office:value-type="float" office:value="27.926">
            <text:p>27.926</text:p>
          </table:table-cell>
          <table:table-cell office:value-type="float" office:value="0.044454">
            <text:p>0.044454</text:p>
          </table:table-cell>
          <table:table-cell office:value-type="float" office:value="-0.77983">
            <text:p>-0.7798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8539">
            <text:p>1.8539</text:p>
          </table:table-cell>
          <table:table-cell office:value-type="float" office:value="0.86603">
            <text:p>0.86603</text:p>
          </table:table-cell>
          <table:table-cell office:value-type="float" office:value="0.042168">
            <text:p>0.042168</text:p>
          </table:table-cell>
          <table:table-cell/>
          <table:table-cell office:value-type="float" office:value="27.926">
            <text:p>27.926</text:p>
          </table:table-cell>
          <table:table-cell office:value-type="float" office:value="-0.023599">
            <text:p>-0.023599</text:p>
          </table:table-cell>
          <table:table-cell office:value-type="float" office:value="-0.19093">
            <text:p>-0.1909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6167">
            <text:p>-1.6167</text:p>
          </table:table-cell>
          <table:table-cell office:value-type="float" office:value="0.86603">
            <text:p>0.86603</text:p>
          </table:table-cell>
          <table:table-cell office:value-type="float" office:value="0.042168">
            <text:p>0.042168</text:p>
          </table:table-cell>
        </table:table-row>
        <table:table-row table:style-name="ro1">
          <table:table-cell office:value-type="float" office:value="27.993">
            <text:p>27.993</text:p>
          </table:table-cell>
          <table:table-cell office:value-type="float" office:value="0.042058">
            <text:p>0.042058</text:p>
          </table:table-cell>
          <table:table-cell office:value-type="float" office:value="-0.77252">
            <text:p>-0.7725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8904">
            <text:p>1.8904</text:p>
          </table:table-cell>
          <table:table-cell office:value-type="float" office:value="0.86603">
            <text:p>0.86603</text:p>
          </table:table-cell>
          <table:table-cell office:value-type="float" office:value="0.043364">
            <text:p>0.043364</text:p>
          </table:table-cell>
          <table:table-cell/>
          <table:table-cell office:value-type="float" office:value="27.993">
            <text:p>27.993</text:p>
          </table:table-cell>
          <table:table-cell office:value-type="float" office:value="-0.040057">
            <text:p>-0.040057</text:p>
          </table:table-cell>
          <table:table-cell office:value-type="float" office:value="-0.17788">
            <text:p>-0.1778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3336">
            <text:p>-2.3336</text:p>
          </table:table-cell>
          <table:table-cell office:value-type="float" office:value="0.86603">
            <text:p>0.86603</text:p>
          </table:table-cell>
          <table:table-cell office:value-type="float" office:value="0.043364">
            <text:p>0.043364</text:p>
          </table:table-cell>
        </table:table-row>
        <table:table-row table:style-name="ro1">
          <table:table-cell office:value-type="float" office:value="28.127">
            <text:p>28.127</text:p>
          </table:table-cell>
          <table:table-cell office:value-type="float" office:value="0.03949">
            <text:p>0.03949</text:p>
          </table:table-cell>
          <table:table-cell office:value-type="float" office:value="-0.76299">
            <text:p>-0.7629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9053">
            <text:p>1.9053</text:p>
          </table:table-cell>
          <table:table-cell office:value-type="float" office:value="-0.86603">
            <text:p>-0.86603</text:p>
          </table:table-cell>
          <table:table-cell office:value-type="float" office:value="0.04391">
            <text:p>0.04391</text:p>
          </table:table-cell>
          <table:table-cell/>
          <table:table-cell office:value-type="float" office:value="28.127">
            <text:p>28.127</text:p>
          </table:table-cell>
          <table:table-cell office:value-type="float" office:value="-0.0036023">
            <text:p>-0.0036023</text:p>
          </table:table-cell>
          <table:table-cell office:value-type="float" office:value="-0.18705">
            <text:p>-0.1870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041297">
            <text:p>-0.041297</text:p>
          </table:table-cell>
          <table:table-cell office:value-type="float" office:value="-0.86603">
            <text:p>-0.86603</text:p>
          </table:table-cell>
          <table:table-cell office:value-type="float" office:value="0.04391">
            <text:p>0.04391</text:p>
          </table:table-cell>
        </table:table-row>
        <table:table-row table:style-name="ro1">
          <table:table-cell office:value-type="float" office:value="28.26">
            <text:p>28.26</text:p>
          </table:table-cell>
          <table:table-cell office:value-type="float" office:value="0.034767">
            <text:p>0.034767</text:p>
          </table:table-cell>
          <table:table-cell office:value-type="float" office:value="-0.74872">
            <text:p>-0.74872</text:p>
          </table:table-cell>
          <table:table-cell office:value-type="float" office:value="0">
            <text:p>0</text:p>
          </table:table-cell>
          <table:table-cell office:value-type="float" office:value="0.010249">
            <text:p>0.010249</text:p>
          </table:table-cell>
          <table:table-cell office:value-type="float" office:value="0">
            <text:p>0</text:p>
          </table:table-cell>
          <table:table-cell office:value-type="float" office:value="1.9322">
            <text:p>1.9322</text:p>
          </table:table-cell>
          <table:table-cell office:value-type="float" office:value="-0.99803">
            <text:p>-0.99803</text:p>
          </table:table-cell>
          <table:table-cell office:value-type="float" office:value="0.044646">
            <text:p>0.044646</text:p>
          </table:table-cell>
          <table:table-cell/>
          <table:table-cell office:value-type="float" office:value="28.26">
            <text:p>28.26</text:p>
          </table:table-cell>
          <table:table-cell office:value-type="float" office:value="0.0033322">
            <text:p>0.0033322</text:p>
          </table:table-cell>
          <table:table-cell office:value-type="float" office:value="-0.20352">
            <text:p>-0.20352</text:p>
          </table:table-cell>
          <table:table-cell office:value-type="float" office:value="0">
            <text:p>0</text:p>
          </table:table-cell>
          <table:table-cell office:value-type="float" office:value="0.010249">
            <text:p>0.010249</text:p>
          </table:table-cell>
          <table:table-cell office:value-type="float" office:value="0">
            <text:p>0</text:p>
          </table:table-cell>
          <table:table-cell office:value-type="float" office:value="-0.28363">
            <text:p>-0.28363</text:p>
          </table:table-cell>
          <table:table-cell office:value-type="float" office:value="-0.99803">
            <text:p>-0.99803</text:p>
          </table:table-cell>
          <table:table-cell office:value-type="float" office:value="0.044646">
            <text:p>0.044646</text:p>
          </table:table-cell>
        </table:table-row>
        <table:table-row table:style-name="ro1">
          <table:table-cell office:value-type="float" office:value="28.394">
            <text:p>28.394</text:p>
          </table:table-cell>
          <table:table-cell office:value-type="float" office:value="0.030933">
            <text:p>0.030933</text:p>
          </table:table-cell>
          <table:table-cell office:value-type="float" office:value="-0.73846">
            <text:p>-0.7384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9767">
            <text:p>1.9767</text:p>
          </table:table-cell>
          <table:table-cell table:style-name="ce1" office:value-type="string">
            <text:p>-3.3307e-16</text:p>
          </table:table-cell>
          <table:table-cell office:value-type="float" office:value="0.044282">
            <text:p>0.044282</text:p>
          </table:table-cell>
          <table:table-cell/>
          <table:table-cell office:value-type="float" office:value="28.394">
            <text:p>28.394</text:p>
          </table:table-cell>
          <table:table-cell office:value-type="float" office:value="0.01699">
            <text:p>0.01699</text:p>
          </table:table-cell>
          <table:table-cell office:value-type="float" office:value="-0.21179">
            <text:p>-0.2117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7539">
            <text:p>-0.37539</text:p>
          </table:table-cell>
          <table:table-cell table:style-name="ce1" office:value-type="string">
            <text:p>-4.1613e-16</text:p>
          </table:table-cell>
          <table:table-cell office:value-type="float" office:value="0.044282">
            <text:p>0.044282</text:p>
          </table:table-cell>
        </table:table-row>
        <table:table-row table:style-name="ro1">
          <table:table-cell office:value-type="float" office:value="28.527">
            <text:p>28.527</text:p>
          </table:table-cell>
          <table:table-cell office:value-type="float" office:value="0.030626">
            <text:p>0.030626</text:p>
          </table:table-cell>
          <table:table-cell office:value-type="float" office:value="-0.73909">
            <text:p>-0.73909</text:p>
          </table:table-cell>
          <table:table-cell office:value-type="float" office:value="0">
            <text:p>0</text:p>
          </table:table-cell>
          <table:table-cell office:value-type="float" office:value="0.058161">
            <text:p>0.058161</text:p>
          </table:table-cell>
          <table:table-cell office:value-type="float" office:value="0">
            <text:p>0</text:p>
          </table:table-cell>
          <table:table-cell office:value-type="float" office:value="2.0148">
            <text:p>2.0148</text:p>
          </table:table-cell>
          <table:table-cell office:value-type="float" office:value="-0.93159">
            <text:p>-0.93159</text:p>
          </table:table-cell>
          <table:table-cell office:value-type="float" office:value="0.042372">
            <text:p>0.042372</text:p>
          </table:table-cell>
          <table:table-cell/>
          <table:table-cell office:value-type="float" office:value="28.527">
            <text:p>28.527</text:p>
          </table:table-cell>
          <table:table-cell office:value-type="float" office:value="0.02267">
            <text:p>0.02267</text:p>
          </table:table-cell>
          <table:table-cell office:value-type="float" office:value="-0.21501">
            <text:p>-0.21501</text:p>
          </table:table-cell>
          <table:table-cell office:value-type="float" office:value="0">
            <text:p>0</text:p>
          </table:table-cell>
          <table:table-cell office:value-type="float" office:value="0.058161">
            <text:p>0.058161</text:p>
          </table:table-cell>
          <table:table-cell office:value-type="float" office:value="0">
            <text:p>0</text:p>
          </table:table-cell>
          <table:table-cell office:value-type="float" office:value="-0.48159">
            <text:p>-0.48159</text:p>
          </table:table-cell>
          <table:table-cell office:value-type="float" office:value="-0.93159">
            <text:p>-0.93159</text:p>
          </table:table-cell>
          <table:table-cell office:value-type="float" office:value="0.042372">
            <text:p>0.042372</text:p>
          </table:table-cell>
        </table:table-row>
        <table:table-row table:style-name="ro1">
          <table:table-cell office:value-type="float" office:value="28.661">
            <text:p>28.661</text:p>
          </table:table-cell>
          <table:table-cell office:value-type="float" office:value="0.027151">
            <text:p>0.027151</text:p>
          </table:table-cell>
          <table:table-cell office:value-type="float" office:value="-0.73129">
            <text:p>-0.731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0662">
            <text:p>2.0662</text:p>
          </table:table-cell>
          <table:table-cell table:style-name="ce1" office:value-type="string">
            <text:p>-2.2204e-16</text:p>
          </table:table-cell>
          <table:table-cell office:value-type="float" office:value="0.041619">
            <text:p>0.041619</text:p>
          </table:table-cell>
          <table:table-cell/>
          <table:table-cell office:value-type="float" office:value="28.661">
            <text:p>28.661</text:p>
          </table:table-cell>
          <table:table-cell office:value-type="float" office:value="0.027395">
            <text:p>0.027395</text:p>
          </table:table-cell>
          <table:table-cell office:value-type="float" office:value="-0.21805">
            <text:p>-0.2180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55843">
            <text:p>-0.55843</text:p>
          </table:table-cell>
          <table:table-cell table:style-name="ce1" office:value-type="string">
            <text:p>-4.1613e-16</text:p>
          </table:table-cell>
          <table:table-cell office:value-type="float" office:value="0.041619">
            <text:p>0.041619</text:p>
          </table:table-cell>
        </table:table-row>
        <table:table-row table:style-name="ro1">
          <table:table-cell office:value-type="float" office:value="28.795">
            <text:p>28.795</text:p>
          </table:table-cell>
          <table:table-cell office:value-type="float" office:value="0.020836">
            <text:p>0.020836</text:p>
          </table:table-cell>
          <table:table-cell office:value-type="float" office:value="-0.72106">
            <text:p>-0.72106</text:p>
          </table:table-cell>
          <table:table-cell office:value-type="float" office:value="0">
            <text:p>0</text:p>
          </table:table-cell>
          <table:table-cell office:value-type="float" office:value="0.084903">
            <text:p>0.084903</text:p>
          </table:table-cell>
          <table:table-cell office:value-type="float" office:value="0">
            <text:p>0</text:p>
          </table:table-cell>
          <table:table-cell office:value-type="float" office:value="2.1213">
            <text:p>2.1213</text:p>
          </table:table-cell>
          <table:table-cell office:value-type="float" office:value="-0.8395">
            <text:p>-0.8395</text:p>
          </table:table-cell>
          <table:table-cell office:value-type="float" office:value="0.041938">
            <text:p>0.041938</text:p>
          </table:table-cell>
          <table:table-cell/>
          <table:table-cell office:value-type="float" office:value="28.795">
            <text:p>28.795</text:p>
          </table:table-cell>
          <table:table-cell office:value-type="float" office:value="0.036027">
            <text:p>0.036027</text:p>
          </table:table-cell>
          <table:table-cell office:value-type="float" office:value="-0.22608">
            <text:p>-0.22608</text:p>
          </table:table-cell>
          <table:table-cell office:value-type="float" office:value="0">
            <text:p>0</text:p>
          </table:table-cell>
          <table:table-cell office:value-type="float" office:value="0.084903">
            <text:p>0.084903</text:p>
          </table:table-cell>
          <table:table-cell office:value-type="float" office:value="0">
            <text:p>0</text:p>
          </table:table-cell>
          <table:table-cell office:value-type="float" office:value="-0.6752">
            <text:p>-0.6752</text:p>
          </table:table-cell>
          <table:table-cell office:value-type="float" office:value="-0.8395">
            <text:p>-0.8395</text:p>
          </table:table-cell>
          <table:table-cell office:value-type="float" office:value="0.041938">
            <text:p>0.041938</text:p>
          </table:table-cell>
        </table:table-row>
        <table:table-row table:style-name="ro1">
          <table:table-cell office:value-type="float" office:value="28.928">
            <text:p>28.928</text:p>
          </table:table-cell>
          <table:table-cell office:value-type="float" office:value="0.013481">
            <text:p>0.013481</text:p>
          </table:table-cell>
          <table:table-cell office:value-type="float" office:value="-0.7095">
            <text:p>-0.709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1719">
            <text:p>2.1719</text:p>
          </table:table-cell>
          <table:table-cell table:style-name="ce1" office:value-type="string">
            <text:p>2.2204e-16</text:p>
          </table:table-cell>
          <table:table-cell office:value-type="float" office:value="0.042705">
            <text:p>0.042705</text:p>
          </table:table-cell>
          <table:table-cell/>
          <table:table-cell office:value-type="float" office:value="28.928">
            <text:p>28.928</text:p>
          </table:table-cell>
          <table:table-cell office:value-type="float" office:value="0.045215">
            <text:p>0.045215</text:p>
          </table:table-cell>
          <table:table-cell office:value-type="float" office:value="-0.23559">
            <text:p>-0.2355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5084">
            <text:p>-0.75084</text:p>
          </table:table-cell>
          <table:table-cell table:style-name="ce1" office:value-type="string">
            <text:p>4.1613e-16</text:p>
          </table:table-cell>
          <table:table-cell office:value-type="float" office:value="0.042705">
            <text:p>0.042705</text:p>
          </table:table-cell>
        </table:table-row>
        <table:table-row table:style-name="ro1">
          <table:table-cell office:value-type="float" office:value="29.062">
            <text:p>29.062</text:p>
          </table:table-cell>
          <table:table-cell office:value-type="float" office:value="0.0059291">
            <text:p>0.0059291</text:p>
          </table:table-cell>
          <table:table-cell office:value-type="float" office:value="-0.69958">
            <text:p>-0.69958</text:p>
          </table:table-cell>
          <table:table-cell office:value-type="float" office:value="0">
            <text:p>0</text:p>
          </table:table-cell>
          <table:table-cell office:value-type="float" office:value="0.11169">
            <text:p>0.11169</text:p>
          </table:table-cell>
          <table:table-cell office:value-type="float" office:value="0">
            <text:p>0</text:p>
          </table:table-cell>
          <table:table-cell office:value-type="float" office:value="2.2191">
            <text:p>2.2191</text:p>
          </table:table-cell>
          <table:table-cell office:value-type="float" office:value="-0.68921">
            <text:p>-0.68921</text:p>
          </table:table-cell>
          <table:table-cell office:value-type="float" office:value="0.043543">
            <text:p>0.043543</text:p>
          </table:table-cell>
          <table:table-cell/>
          <table:table-cell office:value-type="float" office:value="29.062">
            <text:p>29.062</text:p>
          </table:table-cell>
          <table:table-cell office:value-type="float" office:value="0.055078">
            <text:p>0.055078</text:p>
          </table:table-cell>
          <table:table-cell office:value-type="float" office:value="-0.24513">
            <text:p>-0.24513</text:p>
          </table:table-cell>
          <table:table-cell office:value-type="float" office:value="0">
            <text:p>0</text:p>
          </table:table-cell>
          <table:table-cell office:value-type="float" office:value="0.11169">
            <text:p>0.11169</text:p>
          </table:table-cell>
          <table:table-cell office:value-type="float" office:value="0">
            <text:p>0</text:p>
          </table:table-cell>
          <table:table-cell office:value-type="float" office:value="-0.81412">
            <text:p>-0.81412</text:p>
          </table:table-cell>
          <table:table-cell office:value-type="float" office:value="-0.68921">
            <text:p>-0.68921</text:p>
          </table:table-cell>
          <table:table-cell office:value-type="float" office:value="0.043543">
            <text:p>0.043543</text:p>
          </table:table-cell>
        </table:table-row>
        <table:table-row table:style-name="ro1">
          <table:table-cell office:value-type="float" office:value="29.195">
            <text:p>29.195</text:p>
          </table:table-cell>
          <table:table-cell office:value-type="float" office:value="-0.0041788">
            <text:p>-0.0041788</text:p>
          </table:table-cell>
          <table:table-cell office:value-type="float" office:value="-0.68832">
            <text:p>-0.6883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2966">
            <text:p>2.2966</text:p>
          </table:table-cell>
          <table:table-cell table:style-name="ce1" office:value-type="string">
            <text:p>-1.1102e-16</text:p>
          </table:table-cell>
          <table:table-cell office:value-type="float" office:value="0.04384">
            <text:p>0.04384</text:p>
          </table:table-cell>
          <table:table-cell/>
          <table:table-cell office:value-type="float" office:value="29.195">
            <text:p>29.195</text:p>
          </table:table-cell>
          <table:table-cell office:value-type="float" office:value="0.06352">
            <text:p>0.06352</text:p>
          </table:table-cell>
          <table:table-cell office:value-type="float" office:value="-0.25666">
            <text:p>-0.2566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88493">
            <text:p>-0.88493</text:p>
          </table:table-cell>
          <table:table-cell office:value-type="float" office:value="0">
            <text:p>0</text:p>
          </table:table-cell>
          <table:table-cell office:value-type="float" office:value="0.04384">
            <text:p>0.04384</text:p>
          </table:table-cell>
        </table:table-row>
        <table:table-row table:style-name="ro1">
          <table:table-cell office:value-type="float" office:value="29.329">
            <text:p>29.329</text:p>
          </table:table-cell>
          <table:table-cell office:value-type="float" office:value="-0.014884">
            <text:p>-0.014884</text:p>
          </table:table-cell>
          <table:table-cell office:value-type="float" office:value="-0.67802">
            <text:p>-0.67802</text:p>
          </table:table-cell>
          <table:table-cell office:value-type="float" office:value="0">
            <text:p>0</text:p>
          </table:table-cell>
          <table:table-cell office:value-type="float" office:value="0.1249">
            <text:p>0.1249</text:p>
          </table:table-cell>
          <table:table-cell office:value-type="float" office:value="0">
            <text:p>0</text:p>
          </table:table-cell>
          <table:table-cell office:value-type="float" office:value="2.347">
            <text:p>2.347</text:p>
          </table:table-cell>
          <table:table-cell office:value-type="float" office:value="-0.51971">
            <text:p>-0.51971</text:p>
          </table:table-cell>
          <table:table-cell office:value-type="float" office:value="0.044145">
            <text:p>0.044145</text:p>
          </table:table-cell>
          <table:table-cell/>
          <table:table-cell office:value-type="float" office:value="29.329">
            <text:p>29.329</text:p>
          </table:table-cell>
          <table:table-cell office:value-type="float" office:value="0.073199">
            <text:p>0.073199</text:p>
          </table:table-cell>
          <table:table-cell office:value-type="float" office:value="-0.26993">
            <text:p>-0.26993</text:p>
          </table:table-cell>
          <table:table-cell office:value-type="float" office:value="0">
            <text:p>0</text:p>
          </table:table-cell>
          <table:table-cell office:value-type="float" office:value="0.1249">
            <text:p>0.1249</text:p>
          </table:table-cell>
          <table:table-cell office:value-type="float" office:value="0">
            <text:p>0</text:p>
          </table:table-cell>
          <table:table-cell office:value-type="float" office:value="-0.94453">
            <text:p>-0.94453</text:p>
          </table:table-cell>
          <table:table-cell office:value-type="float" office:value="-0.51971">
            <text:p>-0.51971</text:p>
          </table:table-cell>
          <table:table-cell office:value-type="float" office:value="0.044145">
            <text:p>0.044145</text:p>
          </table:table-cell>
        </table:table-row>
        <table:table-row table:style-name="ro1">
          <table:table-cell office:value-type="float" office:value="29.463">
            <text:p>29.463</text:p>
          </table:table-cell>
          <table:table-cell office:value-type="float" office:value="-0.026048">
            <text:p>-0.026048</text:p>
          </table:table-cell>
          <table:table-cell office:value-type="float" office:value="-0.6662">
            <text:p>-0.666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3874">
            <text:p>2.3874</text:p>
          </table:table-cell>
          <table:table-cell table:style-name="ce1" office:value-type="string">
            <text:p>-7.7716e-16</text:p>
          </table:table-cell>
          <table:table-cell office:value-type="float" office:value="0.044643">
            <text:p>0.044643</text:p>
          </table:table-cell>
          <table:table-cell/>
          <table:table-cell office:value-type="float" office:value="29.463">
            <text:p>29.463</text:p>
          </table:table-cell>
          <table:table-cell office:value-type="float" office:value="0.081928">
            <text:p>0.081928</text:p>
          </table:table-cell>
          <table:table-cell office:value-type="float" office:value="-0.283">
            <text:p>-0.28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9851">
            <text:p>-0.9851</text:p>
          </table:table-cell>
          <table:table-cell table:style-name="ce1" office:value-type="string">
            <text:p>-8.3225e-16</text:p>
          </table:table-cell>
          <table:table-cell office:value-type="float" office:value="0.044643">
            <text:p>0.044643</text:p>
          </table:table-cell>
        </table:table-row>
        <table:table-row table:style-name="ro1">
          <table:table-cell office:value-type="float" office:value="29.596">
            <text:p>29.596</text:p>
          </table:table-cell>
          <table:table-cell office:value-type="float" office:value="-0.037488">
            <text:p>-0.037488</text:p>
          </table:table-cell>
          <table:table-cell office:value-type="float" office:value="-0.65607">
            <text:p>-0.65607</text:p>
          </table:table-cell>
          <table:table-cell office:value-type="float" office:value="0">
            <text:p>0</text:p>
          </table:table-cell>
          <table:table-cell office:value-type="float" office:value="0.12826">
            <text:p>0.12826</text:p>
          </table:table-cell>
          <table:table-cell office:value-type="float" office:value="0">
            <text:p>0</text:p>
          </table:table-cell>
          <table:table-cell office:value-type="float" office:value="2.4218">
            <text:p>2.4218</text:p>
          </table:table-cell>
          <table:table-cell office:value-type="float" office:value="-0.34529">
            <text:p>-0.34529</text:p>
          </table:table-cell>
          <table:table-cell office:value-type="float" office:value="0.045444">
            <text:p>0.045444</text:p>
          </table:table-cell>
          <table:table-cell/>
          <table:table-cell office:value-type="float" office:value="29.596">
            <text:p>29.596</text:p>
          </table:table-cell>
          <table:table-cell office:value-type="float" office:value="0.090165">
            <text:p>0.090165</text:p>
          </table:table-cell>
          <table:table-cell office:value-type="float" office:value="-0.2976">
            <text:p>-0.2976</text:p>
          </table:table-cell>
          <table:table-cell office:value-type="float" office:value="0">
            <text:p>0</text:p>
          </table:table-cell>
          <table:table-cell office:value-type="float" office:value="0.12826">
            <text:p>0.12826</text:p>
          </table:table-cell>
          <table:table-cell office:value-type="float" office:value="0">
            <text:p>0</text:p>
          </table:table-cell>
          <table:table-cell office:value-type="float" office:value="-1.0406">
            <text:p>-1.0406</text:p>
          </table:table-cell>
          <table:table-cell office:value-type="float" office:value="-0.34529">
            <text:p>-0.34529</text:p>
          </table:table-cell>
          <table:table-cell office:value-type="float" office:value="0.045444">
            <text:p>0.045444</text:p>
          </table:table-cell>
        </table:table-row>
        <table:table-row table:style-name="ro1">
          <table:table-cell office:value-type="float" office:value="29.73">
            <text:p>29.73</text:p>
          </table:table-cell>
          <table:table-cell office:value-type="float" office:value="-0.050756">
            <text:p>-0.050756</text:p>
          </table:table-cell>
          <table:table-cell office:value-type="float" office:value="-0.64502">
            <text:p>-0.6450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531">
            <text:p>2.4531</text:p>
          </table:table-cell>
          <table:table-cell table:style-name="ce1" office:value-type="string">
            <text:p>2.2204e-16</text:p>
          </table:table-cell>
          <table:table-cell office:value-type="float" office:value="0.046153">
            <text:p>0.046153</text:p>
          </table:table-cell>
          <table:table-cell/>
          <table:table-cell office:value-type="float" office:value="29.73">
            <text:p>29.73</text:p>
          </table:table-cell>
          <table:table-cell office:value-type="float" office:value="0.097989">
            <text:p>0.097989</text:p>
          </table:table-cell>
          <table:table-cell office:value-type="float" office:value="-0.31238">
            <text:p>-0.3123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0801">
            <text:p>-1.0801</text:p>
          </table:table-cell>
          <table:table-cell table:style-name="ce1" office:value-type="string">
            <text:p>4.1613e-16</text:p>
          </table:table-cell>
          <table:table-cell office:value-type="float" office:value="0.046153">
            <text:p>0.046153</text:p>
          </table:table-cell>
        </table:table-row>
        <table:table-row table:style-name="ro1">
          <table:table-cell office:value-type="float" office:value="29.864">
            <text:p>29.864</text:p>
          </table:table-cell>
          <table:table-cell office:value-type="float" office:value="-0.063575">
            <text:p>-0.063575</text:p>
          </table:table-cell>
          <table:table-cell office:value-type="float" office:value="-0.63523">
            <text:p>-0.63523</text:p>
          </table:table-cell>
          <table:table-cell office:value-type="float" office:value="0">
            <text:p>0</text:p>
          </table:table-cell>
          <table:table-cell office:value-type="float" office:value="0.12623">
            <text:p>0.12623</text:p>
          </table:table-cell>
          <table:table-cell office:value-type="float" office:value="0">
            <text:p>0</text:p>
          </table:table-cell>
          <table:table-cell office:value-type="float" office:value="2.4815">
            <text:p>2.4815</text:p>
          </table:table-cell>
          <table:table-cell office:value-type="float" office:value="-0.12521">
            <text:p>-0.12521</text:p>
          </table:table-cell>
          <table:table-cell office:value-type="float" office:value="0.046118">
            <text:p>0.046118</text:p>
          </table:table-cell>
          <table:table-cell/>
          <table:table-cell office:value-type="float" office:value="29.864">
            <text:p>29.864</text:p>
          </table:table-cell>
          <table:table-cell office:value-type="float" office:value="0.10607">
            <text:p>0.10607</text:p>
          </table:table-cell>
          <table:table-cell office:value-type="float" office:value="-0.32741">
            <text:p>-0.32741</text:p>
          </table:table-cell>
          <table:table-cell office:value-type="float" office:value="0">
            <text:p>0</text:p>
          </table:table-cell>
          <table:table-cell office:value-type="float" office:value="0.12623">
            <text:p>0.12623</text:p>
          </table:table-cell>
          <table:table-cell office:value-type="float" office:value="0">
            <text:p>0</text:p>
          </table:table-cell>
          <table:table-cell office:value-type="float" office:value="-1.0972">
            <text:p>-1.0972</text:p>
          </table:table-cell>
          <table:table-cell office:value-type="float" office:value="-0.12521">
            <text:p>-0.12521</text:p>
          </table:table-cell>
          <table:table-cell office:value-type="float" office:value="0.046118">
            <text:p>0.046118</text:p>
          </table:table-cell>
        </table:table-row>
        <table:table-row table:style-name="ro1">
          <table:table-cell office:value-type="float" office:value="29.997">
            <text:p>29.997</text:p>
          </table:table-cell>
          <table:table-cell office:value-type="float" office:value="-0.076205">
            <text:p>-0.076205</text:p>
          </table:table-cell>
          <table:table-cell office:value-type="float" office:value="-0.62542">
            <text:p>-0.6254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4956">
            <text:p>2.4956</text:p>
          </table:table-cell>
          <table:table-cell table:style-name="ce1" office:value-type="string">
            <text:p>-4.1613e-16</text:p>
          </table:table-cell>
          <table:table-cell office:value-type="float" office:value="0.04616">
            <text:p>0.04616</text:p>
          </table:table-cell>
          <table:table-cell/>
          <table:table-cell office:value-type="float" office:value="29.997">
            <text:p>29.997</text:p>
          </table:table-cell>
          <table:table-cell office:value-type="float" office:value="0.11374">
            <text:p>0.11374</text:p>
          </table:table-cell>
          <table:table-cell office:value-type="float" office:value="-0.34225">
            <text:p>-0.3422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1062">
            <text:p>-1.1062</text:p>
          </table:table-cell>
          <table:table-cell table:style-name="ce1" office:value-type="string">
            <text:p>-4.1613e-16</text:p>
          </table:table-cell>
          <table:table-cell office:value-type="float" office:value="0.04616">
            <text:p>0.04616</text:p>
          </table:table-cell>
        </table:table-row>
        <table:table-row table:style-name="ro1">
          <table:table-cell office:value-type="float" office:value="30.131">
            <text:p>30.131</text:p>
          </table:table-cell>
          <table:table-cell office:value-type="float" office:value="-0.089671">
            <text:p>-0.089671</text:p>
          </table:table-cell>
          <table:table-cell office:value-type="float" office:value="-0.6154">
            <text:p>-0.6154</text:p>
          </table:table-cell>
          <table:table-cell office:value-type="float" office:value="0">
            <text:p>0</text:p>
          </table:table-cell>
          <table:table-cell office:value-type="float" office:value="0.1196">
            <text:p>0.1196</text:p>
          </table:table-cell>
          <table:table-cell office:value-type="float" office:value="0">
            <text:p>0</text:p>
          </table:table-cell>
          <table:table-cell office:value-type="float" office:value="2.5074">
            <text:p>2.5074</text:p>
          </table:table-cell>
          <table:table-cell office:value-type="float" office:value="0.043852">
            <text:p>0.043852</text:p>
          </table:table-cell>
          <table:table-cell office:value-type="float" office:value="0.046282">
            <text:p>0.046282</text:p>
          </table:table-cell>
          <table:table-cell/>
          <table:table-cell office:value-type="float" office:value="30.131">
            <text:p>30.131</text:p>
          </table:table-cell>
          <table:table-cell office:value-type="float" office:value="0.12024">
            <text:p>0.12024</text:p>
          </table:table-cell>
          <table:table-cell office:value-type="float" office:value="-0.35696">
            <text:p>-0.35696</text:p>
          </table:table-cell>
          <table:table-cell office:value-type="float" office:value="0">
            <text:p>0</text:p>
          </table:table-cell>
          <table:table-cell office:value-type="float" office:value="0.1196">
            <text:p>0.1196</text:p>
          </table:table-cell>
          <table:table-cell office:value-type="float" office:value="0">
            <text:p>0</text:p>
          </table:table-cell>
          <table:table-cell office:value-type="float" office:value="-1.1288">
            <text:p>-1.1288</text:p>
          </table:table-cell>
          <table:table-cell office:value-type="float" office:value="0.043852">
            <text:p>0.043852</text:p>
          </table:table-cell>
          <table:table-cell office:value-type="float" office:value="0.046282">
            <text:p>0.046282</text:p>
          </table:table-cell>
        </table:table-row>
        <table:table-row table:style-name="ro1" table:number-rows-repeated="104834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2T15:14:19</dc:date>
    <dc:creator>auvlab </dc:creator>
    <meta:document-statistic meta:table-count="1" meta:cell-count="4142" meta:object-count="0"/>
    <meta:generator>LibreOffice/3.5$Linux_X86_64 LibreOffice_project/350m1$Build-2</meta:generator>
  </office:meta>
</office:document-meta>
</file>